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2217in"/>
    </style:style>
    <style:style style:name="co8" style:family="table-column">
      <style:table-column-properties fo:break-before="auto" style:column-width="1.761in"/>
    </style:style>
    <style:style style:name="co9" style:family="table-column">
      <style:table-column-properties fo:break-before="auto" style:column-width="6.1543in"/>
    </style:style>
    <style:style style:name="co10" style:family="table-column">
      <style:table-column-properties fo:break-before="auto" style:column-width="0.9681in"/>
    </style:style>
    <style:style style:name="co11" style:family="table-column">
      <style:table-column-properties fo:break-before="auto" style:column-width="2.2083in"/>
    </style:style>
    <style:style style:name="co12"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table:style-name="ce1" office:value-type="string" calcext:value-type="string">
            <text:p># </text:p>
          </table:table-cell>
          <table:table-cell table:style-name="ce1" office:value-type="string" calcext:value-type="string">
            <text:p>Name </text:p>
          </table:table-cell>
          <table:table-cell table:style-name="ce1" office:value-type="string" calcext:value-type="string">
            <text:p>Brand </text:p>
          </table:table-cell>
          <table:table-cell table:style-name="ce1" office:value-type="string" calcext:value-type="string">
            <text:p>Value </text:p>
          </table:table-cell>
          <table:table-cell table:style-name="ce1" office:value-type="string" calcext:value-type="string">
            <text:p>Cls </text:p>
          </table:table-cell>
          <table:table-cell table:style-name="ce1" office:value-type="string" calcext:value-type="string">
            <text:p>Elm </text:p>
          </table:table-cell>
          <table:table-cell table:style-name="ce1" office:value-type="string" calcext:value-type="string">
            <text:p>Psych </text:p>
          </table:table-cell>
          <table:table-cell table:style-name="ce1" office:value-type="string" calcext:value-type="string">
            <text:p>Cmd </text:p>
          </table:table-cell>
          <table:table-cell table:style-name="ce1" office:value-type="string" calcext:value-type="string">
            <text:p>Spec </text:p>
          </table:table-cell>
          <table:table-cell table:style-name="ce1" office:value-type="string" calcext:value-type="string">
            <text:p>Pwr </text:p>
          </table:table-cell>
          <table:table-cell table:style-name="ce1" office:value-type="string" calcext:value-type="string">
            <text:p>Lmt </text:p>
          </table:table-cell>
          <table:table-cell table:style-name="ce1" office:value-type="string" calcext:value-type="string">
            <text:p>Unit </text:p>
          </table:table-cell>
          <table:table-cell table:style-name="ce1" office:value-type="string" calcext:value-type="string">
            <text:p>Boot </text:p>
          </table:table-cell>
          <table:table-cell table:style-name="ce1" office:value-type="string" calcext:value-type="string">
            <text:p>Reboot </text:p>
          </table:table-cell>
          <table:table-cell table:style-name="ce1" office:value-type="string" calcext:value-type="string">
            <text:p>Obtain from </text:p>
          </table:table-cell>
          <table:table-cell table:style-name="ce1" office:value-type="string" calcext:value-type="string">
            <text:p>BPP </text:p>
          </table:table-cell>
          <table:table-cell table:style-name="ce1" office:value-type="string" calcext:value-type="string">
            <text:p>SDPP </text:p>
          </table:table-cell>
          <table:table-cell table:style-name="ce1" office:value-type="string" calcext:value-type="string">
            <text:p>MPP </text:p>
          </table:table-cell>
          <table:table-cell table:style-name="ce1" office:value-type="string" calcext:value-type="string">
            <text:p>Lv </text:p>
          </table:table-cell>
          <table:table-cell table:style-name="ce1" office:value-type="string" calcext:value-type="string">
            <text:p>Speed </text:p>
          </table:table-cell>
          <table:table-cell table:style-name="ce1" office:value-type="string" calcext:value-type="string">
            <text:p>Pwr? </text:p>
          </table:table-cell>
          <table:table-cell table:style-name="ce1" office:value-type="string" calcext:value-type="string">
            <text:p>Use? </text:p>
          </table:table-cell>
          <table:table-cell table:style-name="ce1" office:value-type="string" calcext:value-type="string">
            <text:p>Boot? </text:p>
          </table:table-cell>
          <table:table-cell table:style-name="ce1" office:value-type="string" calcext:value-type="string">
            <text:p>Wgt </text:p>
          </table:table-cell>
          <table:table-cell table:style-name="ce1" office:value-type="string" calcext:value-type="string">
            <text:p>Spin </text:p>
          </table:table-cell>
          <table:table-cell table:style-name="ce1" office:value-type="string" calcext:value-type="string">
            <text:p>KO </text:p>
          </table:table-cell>
          <table:table-cell table:style-name="ce1" office:value-type="string" calcext:value-type="string">
            <text:p>Stg </text:p>
          </table:table-cell>
          <table:table-cell table:style-name="ce1" office:value-type="string" calcext:value-type="string">
            <text:p>Bmb </text:p>
          </table:table-cell>
          <table:table-cell table:style-name="ce1" office:value-type="string" calcext:value-type="string">
            <text:p>Ham </text:p>
          </table:table-cell>
          <table:table-cell table:style-name="ce1" office:value-type="string" calcext:value-type="string">
            <text:p>Hnd </text:p>
          </table:table-cell>
          <table:table-cell table:style-name="ce1"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Inflicts HP Dra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3"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quot;; ;&quot;, &quot;&quot;Element&quot;&quot;: &quot;&quot;&quot;;[.G2];&quot;&quot;&quot;, &quot;&quot;Brand&quot;&quot;: &quot;&quot;&quot;;[.D2];&quot;&quot;&quot;, &quot;&quot;Ev. fr. pin?&quot;&quot;: &quot;;[.AH2];&quot;, &quot;&quot;Weight&quot;&quot;: &quot;;[.Y2];&quot;, &quot;&quot;Spec&quot;&quot;: &quot;&quot;&quot;;[.J2];&quot;&quot;&quot;, &quot;&quot;Inflicts HP Drain?&quot;&quot;: &quot;;[.AI2];&quot; },&quot;)" office:value-type="string" office:string-value="0x0: { &quot;ID&quot;: 0x0, &quot;Name&quot;: &quot;Ice Blow&quot;, &quot;MaxLevel&quot;: 7, &quot;Mingle?&quot;: 0, &quot;Psych&quot;: &quot;Piercing Pillar&quot;, &quot;Element&quot;: &quot;Neg&quot;, &quot;Brand&quot;: &quot;D+B&quot;, &quot;Ev. fr. pin?&quot;: 0, &quot;Weight&quot;: 9, &quot;Spec&quot;: &quot;Attack&quot;, &quot;Inflicts HP Drain?&quot;: 0 }," calcext:value-type="string">
            <text:p>0x0: { "ID": 0x0, "Name": "Ice Blow", "MaxLevel": 7, "Mingle?": 0, "Psych": "Piercing Pillar", "Element": "Neg", "Brand": "D+B", "Ev. fr. pin?": 0, "Weight": 9, "Spec": "Attack", "Inflicts HP Drain?": 0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quot;: { &quot;&quot;ID&quot;&quot;: &quot;;[.A3];&quot;, &quot;&quot;Name&quot;&quot;: &quot;&quot;&quot;;[.C3];&quot;&quot;&quot;, &quot;&quot;MaxLevel&quot;&quot;: &quot;;[.T3];&quot;, &quot;&quot;Mingle?&quot;&quot;: &quot;;[.AG3];&quot;, &quot;&quot;Psych&quot;&quot;: &quot;&quot;&quot;;[.H3];&quot;&quot;&quot;&quot;; ;&quot;, &quot;&quot;Element&quot;&quot;: &quot;&quot;&quot;;[.G3];&quot;&quot;&quot;, &quot;&quot;Brand&quot;&quot;: &quot;&quot;&quot;;[.D3];&quot;&quot;&quot;, &quot;&quot;Ev. fr. pin?&quot;&quot;: &quot;;[.AH3];&quot;, &quot;&quot;Weight&quot;&quot;: &quot;;[.Y3];&quot;, &quot;&quot;Spec&quot;&quot;: &quot;&quot;&quot;;[.J3];&quot;&quot;&quot;, &quot;&quot;Inflicts HP Drain?&quot;&quot;: &quot;;[.AI3];&quot; },&quot;)" office:value-type="string" office:string-value="0x1: { &quot;ID&quot;: 0x1, &quot;Name&quot;: &quot;Ice Risers&quot;, &quot;MaxLevel&quot;: 10, &quot;Mingle?&quot;: 0, &quot;Psych&quot;: &quot;Piercing Pillar&quot;, &quot;Element&quot;: &quot;Neg&quot;, &quot;Brand&quot;: &quot;D+B&quot;, &quot;Ev. fr. pin?&quot;: 1, &quot;Weight&quot;: 9, &quot;Spec&quot;: &quot;Attack&quot;, &quot;Inflicts HP Drain?&quot;: 0 }," calcext:value-type="string">
            <text:p>0x1: { "ID": 0x1, "Name": "Ice Risers", "MaxLevel": 10, "Mingle?": 0, "Psych": "Piercing Pillar", "Element": "Neg", "Brand": "D+B", "Ev. fr. pin?": 1, "Weight": 9, "Spec": "Attack", "Inflicts HP Drain?": 0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3"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quot;; ;&quot;, &quot;&quot;Element&quot;&quot;: &quot;&quot;&quot;;[.G4];&quot;&quot;&quot;, &quot;&quot;Brand&quot;&quot;: &quot;&quot;&quot;;[.D4];&quot;&quot;&quot;, &quot;&quot;Ev. fr. pin?&quot;&quot;: &quot;;[.AH4];&quot;, &quot;&quot;Weight&quot;&quot;: &quot;;[.Y4];&quot;, &quot;&quot;Spec&quot;&quot;: &quot;&quot;&quot;;[.J4];&quot;&quot;&quot;, &quot;&quot;Inflicts HP Drain?&quot;&quot;: &quot;;[.AI4];&quot; },&quot;)" office:value-type="string" office:string-value="0x2: { &quot;ID&quot;: 0x2, &quot;Name&quot;: &quot;Frozen Cool&quot;, &quot;MaxLevel&quot;: 4, &quot;Mingle?&quot;: 0, &quot;Psych&quot;: &quot;Piercing Pillar&quot;, &quot;Element&quot;: &quot;Neg&quot;, &quot;Brand&quot;: &quot;D+B&quot;, &quot;Ev. fr. pin?&quot;: 0, &quot;Weight&quot;: 9, &quot;Spec&quot;: &quot;Attack&quot;, &quot;Inflicts HP Drain?&quot;: 0 }," calcext:value-type="string">
            <text:p>0x2: { "ID": 0x2, "Name": "Frozen Cool", "MaxLevel": 4, "Mingle?": 0, "Psych": "Piercing Pillar", "Element": "Neg", "Brand": "D+B", "Ev. fr. pin?": 0, "Weight": 9, "Spec": "Attack", "Inflicts HP Drain?": 0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5];&quot;: { &quot;&quot;ID&quot;&quot;: &quot;;[.A5];&quot;, &quot;&quot;Name&quot;&quot;: &quot;&quot;&quot;;[.C5];&quot;&quot;&quot;, &quot;&quot;MaxLevel&quot;&quot;: &quot;;[.T5];&quot;, &quot;&quot;Mingle?&quot;&quot;: &quot;;[.AG5];&quot;, &quot;&quot;Psych&quot;&quot;: &quot;&quot;&quot;;[.H5];&quot;&quot;&quot;&quot;; ;&quot;, &quot;&quot;Element&quot;&quot;: &quot;&quot;&quot;;[.G5];&quot;&quot;&quot;, &quot;&quot;Brand&quot;&quot;: &quot;&quot;&quot;;[.D5];&quot;&quot;&quot;, &quot;&quot;Ev. fr. pin?&quot;&quot;: &quot;;[.AH5];&quot;, &quot;&quot;Weight&quot;&quot;: &quot;;[.Y5];&quot;, &quot;&quot;Spec&quot;&quot;: &quot;&quot;&quot;;[.J5];&quot;&quot;&quot;, &quot;&quot;Inflicts HP Drain?&quot;&quot;: &quot;;[.AI5];&quot; },&quot;)" office:value-type="string" office:string-value="0x3: { &quot;ID&quot;: 0x3, &quot;Name&quot;: &quot;Blizzard Cool&quot;, &quot;MaxLevel&quot;: 4, &quot;Mingle?&quot;: 1, &quot;Psych&quot;: &quot;Piercing Pillar&quot;, &quot;Element&quot;: &quot;Neg&quot;, &quot;Brand&quot;: &quot;D+B&quot;, &quot;Ev. fr. pin?&quot;: 1, &quot;Weight&quot;: 9, &quot;Spec&quot;: &quot;Attack&quot;, &quot;Inflicts HP Drain?&quot;: 0 }," calcext:value-type="string">
            <text:p>0x3: { "ID": 0x3, "Name": "Blizzard Cool", "MaxLevel": 4, "Mingle?": 1, "Psych": "Piercing Pillar", "Element": "Neg", "Brand": "D+B", "Ev. fr. pin?": 1, "Weight": 9, "Spec": "Attack", "Inflicts HP Drain?": 0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3"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quot;; ;&quot;, &quot;&quot;Element&quot;&quot;: &quot;&quot;&quot;;[.G6];&quot;&quot;&quot;, &quot;&quot;Brand&quot;&quot;: &quot;&quot;&quot;;[.D6];&quot;&quot;&quot;, &quot;&quot;Ev. fr. pin?&quot;&quot;: &quot;;[.AH6];&quot;, &quot;&quot;Weight&quot;&quot;: &quot;;[.Y6];&quot;, &quot;&quot;Spec&quot;&quot;: &quot;&quot;&quot;;[.J6];&quot;&quot;&quot;, &quot;&quot;Inflicts HP Drain?&quot;&quot;: &quot;;[.AI6];&quot; },&quot;)" office:value-type="string" office:string-value="0x4: { &quot;ID&quot;: 0x4, &quot;Name&quot;: &quot;Earthshake&quot;, &quot;MaxLevel&quot;: 5, &quot;Mingle?&quot;: 0, &quot;Psych&quot;: &quot;Earthquake&quot;, &quot;Element&quot;: &quot;Pos&quot;, &quot;Brand&quot;: &quot;D+B&quot;, &quot;Ev. fr. pin?&quot;: 0, &quot;Weight&quot;: 9, &quot;Spec&quot;: &quot;Attack&quot;, &quot;Inflicts HP Drain?&quot;: 0 }," calcext:value-type="string">
            <text:p>0x4: { "ID": 0x4, "Name": "Earthshake", "MaxLevel": 5, "Mingle?": 0, "Psych": "Earthquake", "Element": "Pos", "Brand": "D+B", "Ev. fr. pin?": 0, "Weight": 9, "Spec": "Attack", "Inflicts HP Drain?": 0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3"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quot;; ;&quot;, &quot;&quot;Element&quot;&quot;: &quot;&quot;&quot;;[.G7];&quot;&quot;&quot;, &quot;&quot;Brand&quot;&quot;: &quot;&quot;&quot;;[.D7];&quot;&quot;&quot;, &quot;&quot;Ev. fr. pin?&quot;&quot;: &quot;;[.AH7];&quot;, &quot;&quot;Weight&quot;&quot;: &quot;;[.Y7];&quot;, &quot;&quot;Spec&quot;&quot;: &quot;&quot;&quot;;[.J7];&quot;&quot;&quot;, &quot;&quot;Inflicts HP Drain?&quot;&quot;: &quot;;[.AI7];&quot; },&quot;)" office:value-type="string" office:string-value="0x5: { &quot;ID&quot;: 0x5, &quot;Name&quot;: &quot;Sexy D&quot;, &quot;MaxLevel&quot;: 4, &quot;Mingle?&quot;: 0, &quot;Psych&quot;: &quot;Psychokinesis&quot;, &quot;Element&quot;: &quot;Neu&quot;, &quot;Brand&quot;: &quot;D+B&quot;, &quot;Ev. fr. pin?&quot;: 0, &quot;Weight&quot;: 9, &quot;Spec&quot;: &quot;Attack&quot;, &quot;Inflicts HP Drain?&quot;: 0 }," calcext:value-type="string">
            <text:p>0x5: { "ID": 0x5, "Name": "Sexy D", "MaxLevel": 4, "Mingle?": 0, "Psych": "Psychokinesis", "Element": "Neu", "Brand": "D+B", "Ev. fr. pin?": 0, "Weight": 9, "Spec": "Attack", "Inflicts HP Drain?": 0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3"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quot;; ;&quot;, &quot;&quot;Element&quot;&quot;: &quot;&quot;&quot;;[.G8];&quot;&quot;&quot;, &quot;&quot;Brand&quot;&quot;: &quot;&quot;&quot;;[.D8];&quot;&quot;&quot;, &quot;&quot;Ev. fr. pin?&quot;&quot;: &quot;;[.AH8];&quot;, &quot;&quot;Weight&quot;&quot;: &quot;;[.Y8];&quot;, &quot;&quot;Spec&quot;&quot;: &quot;&quot;&quot;;[.J8];&quot;&quot;&quot;, &quot;&quot;Inflicts HP Drain?&quot;&quot;: &quot;;[.AI8];&quot; },&quot;)" office:value-type="string" office:string-value="0x6: { &quot;ID&quot;: 0x6, &quot;Name&quot;: &quot;Sexy +&quot;, &quot;MaxLevel&quot;: 4, &quot;Mingle?&quot;: 0, &quot;Psych&quot;: &quot;Psychokinesis&quot;, &quot;Element&quot;: &quot;Neu&quot;, &quot;Brand&quot;: &quot;D+B&quot;, &quot;Ev. fr. pin?&quot;: 0, &quot;Weight&quot;: 9, &quot;Spec&quot;: &quot;Attack&quot;, &quot;Inflicts HP Drain?&quot;: 0 }," calcext:value-type="string">
            <text:p>0x6: { "ID": 0x6, "Name": "Sexy +", "MaxLevel": 4, "Mingle?": 0, "Psych": "Psychokinesis", "Element": "Neu", "Brand": "D+B", "Ev. fr. pin?": 0, "Weight": 9, "Spec": "Attack", "Inflicts HP Drain?": 0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quot;: { &quot;&quot;ID&quot;&quot;: &quot;;[.A9];&quot;, &quot;&quot;Name&quot;&quot;: &quot;&quot;&quot;;[.C9];&quot;&quot;&quot;, &quot;&quot;MaxLevel&quot;&quot;: &quot;;[.T9];&quot;, &quot;&quot;Mingle?&quot;&quot;: &quot;;[.AG9];&quot;, &quot;&quot;Psych&quot;&quot;: &quot;&quot;&quot;;[.H9];&quot;&quot;&quot;&quot;; ;&quot;, &quot;&quot;Element&quot;&quot;: &quot;&quot;&quot;;[.G9];&quot;&quot;&quot;, &quot;&quot;Brand&quot;&quot;: &quot;&quot;&quot;;[.D9];&quot;&quot;&quot;, &quot;&quot;Ev. fr. pin?&quot;&quot;: &quot;;[.AH9];&quot;, &quot;&quot;Weight&quot;&quot;: &quot;;[.Y9];&quot;, &quot;&quot;Spec&quot;&quot;: &quot;&quot;&quot;;[.J9];&quot;&quot;&quot;, &quot;&quot;Inflicts HP Drain?&quot;&quot;: &quot;;[.AI9];&quot; },&quot;)" office:value-type="string" office:string-value="0x7: { &quot;ID&quot;: 0x7, &quot;Name&quot;: &quot;Sexy B&quot;, &quot;MaxLevel&quot;: 5, &quot;Mingle?&quot;: 0, &quot;Psych&quot;: &quot;Psychokinesis&quot;, &quot;Element&quot;: &quot;Neu&quot;, &quot;Brand&quot;: &quot;D+B&quot;, &quot;Ev. fr. pin?&quot;: 1, &quot;Weight&quot;: 9, &quot;Spec&quot;: &quot;Attack&quot;, &quot;Inflicts HP Drain?&quot;: 0 }," calcext:value-type="string">
            <text:p>0x7: { "ID": 0x7, "Name": "Sexy B", "MaxLevel": 5, "Mingle?": 0, "Psych": "Psychokinesis", "Element": "Neu", "Brand": "D+B", "Ev. fr. pin?": 1, "Weight": 9, "Spec": "Attack", "Inflicts HP Drain?": 0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3"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quot;; ;&quot;, &quot;&quot;Element&quot;&quot;: &quot;&quot;&quot;;[.G10];&quot;&quot;&quot;, &quot;&quot;Brand&quot;&quot;: &quot;&quot;&quot;;[.D10];&quot;&quot;&quot;, &quot;&quot;Ev. fr. pin?&quot;&quot;: &quot;;[.AH10];&quot;, &quot;&quot;Weight&quot;&quot;: &quot;;[.Y10];&quot;, &quot;&quot;Spec&quot;&quot;: &quot;&quot;&quot;;[.J10];&quot;&quot;&quot;, &quot;&quot;Inflicts HP Drain?&quot;&quot;: &quot;;[.AI10];&quot; },&quot;)" office:value-type="string" office:string-value="0x8: { &quot;ID&quot;: 0x8, &quot;Name&quot;: &quot;Straitjacket&quot;, &quot;MaxLevel&quot;: 5, &quot;Mingle?&quot;: 0, &quot;Psych&quot;: &quot;Mobility Blight+&quot;, &quot;Element&quot;: &quot;Abi&quot;, &quot;Brand&quot;: &quot;D+B&quot;, &quot;Ev. fr. pin?&quot;: 0, &quot;Weight&quot;: 9, &quot;Spec&quot;: &quot;---&quot;, &quot;Inflicts HP Drain?&quot;: 0 }," calcext:value-type="string">
            <text:p>0x8: { "ID": 0x8, "Name": "Straitjacket", "MaxLevel": 5, "Mingle?": 0, "Psych": "Mobility Blight+", "Element": "Abi", "Brand": "D+B", "Ev. fr. pin?": 0, "Weight": 9, "Spec": "---", "Inflicts HP Drain?": 0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3"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quot;; ;&quot;, &quot;&quot;Element&quot;&quot;: &quot;&quot;&quot;;[.G11];&quot;&quot;&quot;, &quot;&quot;Brand&quot;&quot;: &quot;&quot;&quot;;[.D11];&quot;&quot;&quot;, &quot;&quot;Ev. fr. pin?&quot;&quot;: &quot;;[.AH11];&quot;, &quot;&quot;Weight&quot;&quot;: &quot;;[.Y11];&quot;, &quot;&quot;Spec&quot;&quot;: &quot;&quot;&quot;;[.J11];&quot;&quot;&quot;, &quot;&quot;Inflicts HP Drain?&quot;&quot;: &quot;;[.AI11];&quot; },&quot;)" office:value-type="string" office:string-value="0x9: { &quot;ID&quot;: 0x9, &quot;Name&quot;: &quot;Blown Kiss&quot;, &quot;MaxLevel&quot;: 2, &quot;Mingle?&quot;: 0, &quot;Psych&quot;: &quot;Subconscious&quot;, &quot;Element&quot;: &quot;---&quot;, &quot;Brand&quot;: &quot;D+B&quot;, &quot;Ev. fr. pin?&quot;: 0, &quot;Weight&quot;: 9, &quot;Spec&quot;: &quot;Recovery&quot;, &quot;Inflicts HP Drain?&quot;: 0 }," calcext:value-type="string">
            <text:p>0x9: { "ID": 0x9, "Name": "Blown Kiss", "MaxLevel": 2, "Mingle?": 0, "Psych": "Subconscious", "Element": "---", "Brand": "D+B", "Ev. fr. pin?": 0, "Weight": 9, "Spec": "Recovery", "Inflicts HP Drain?": 0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3"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quot;; ;&quot;, &quot;&quot;Element&quot;&quot;: &quot;&quot;&quot;;[.G12];&quot;&quot;&quot;, &quot;&quot;Brand&quot;&quot;: &quot;&quot;&quot;;[.D12];&quot;&quot;&quot;, &quot;&quot;Ev. fr. pin?&quot;&quot;: &quot;;[.AH12];&quot;, &quot;&quot;Weight&quot;&quot;: &quot;;[.Y12];&quot;, &quot;&quot;Spec&quot;&quot;: &quot;&quot;&quot;;[.J12];&quot;&quot;&quot;, &quot;&quot;Inflicts HP Drain?&quot;&quot;: &quot;;[.AI12];&quot; },&quot;)" office:value-type="string" office:string-value="0xA: { &quot;ID&quot;: 0xA, &quot;Name&quot;: &quot;D+B&quot;, &quot;MaxLevel&quot;: 3, &quot;Mingle?&quot;: 0, &quot;Psych&quot;: &quot;Resonance: DB&quot;, &quot;Element&quot;: &quot;Abi&quot;, &quot;Brand&quot;: &quot;D+B&quot;, &quot;Ev. fr. pin?&quot;: 0, &quot;Weight&quot;: 9, &quot;Spec&quot;: &quot;---&quot;, &quot;Inflicts HP Drain?&quot;: 0 }," calcext:value-type="string">
            <text:p>0xA: { "ID": 0xA, "Name": "D+B", "MaxLevel": 3, "Mingle?": 0, "Psych": "Resonance: DB", "Element": "Abi", "Brand": "D+B", "Ev. fr. pin?": 0, "Weight": 9, "Spec": "---", "Inflicts HP Drain?": 0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3"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quot;; ;&quot;, &quot;&quot;Element&quot;&quot;: &quot;&quot;&quot;;[.G13];&quot;&quot;&quot;, &quot;&quot;Brand&quot;&quot;: &quot;&quot;&quot;;[.D13];&quot;&quot;&quot;, &quot;&quot;Ev. fr. pin?&quot;&quot;: &quot;;[.AH13];&quot;, &quot;&quot;Weight&quot;&quot;: &quot;;[.Y13];&quot;, &quot;&quot;Spec&quot;&quot;: &quot;&quot;&quot;;[.J13];&quot;&quot;&quot;, &quot;&quot;Inflicts HP Drain?&quot;&quot;: &quot;;[.AI13];&quot; },&quot;)" office:value-type="string" office:string-value="0xB: { &quot;ID&quot;: 0xB, &quot;Name&quot;: &quot;Happy Beam&quot;, &quot;MaxLevel&quot;: 6, &quot;Mingle?&quot;: 0, &quot;Psych&quot;: &quot;Energy Rounds&quot;, &quot;Element&quot;: &quot;Neg&quot;, &quot;Brand&quot;: &quot;Natural Puppy&quot;, &quot;Ev. fr. pin?&quot;: 0, &quot;Weight&quot;: 3, &quot;Spec&quot;: &quot;Attack&quot;, &quot;Inflicts HP Drain?&quot;: 0 }," calcext:value-type="string">
            <text:p>0xB: { "ID": 0xB, "Name": "Happy Beam", "MaxLevel": 6, "Mingle?": 0, "Psych": "Energy Rounds", "Element": "Neg", "Brand": "Natural Puppy", "Ev. fr. pin?": 0, "Weight": 3, "Spec": "Attack", "Inflicts HP Drain?": 0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quot;: { &quot;&quot;ID&quot;&quot;: &quot;;[.A14];&quot;, &quot;&quot;Name&quot;&quot;: &quot;&quot;&quot;;[.C14];&quot;&quot;&quot;, &quot;&quot;MaxLevel&quot;&quot;: &quot;;[.T14];&quot;, &quot;&quot;Mingle?&quot;&quot;: &quot;;[.AG14];&quot;, &quot;&quot;Psych&quot;&quot;: &quot;&quot;&quot;;[.H14];&quot;&quot;&quot;&quot;; ;&quot;, &quot;&quot;Element&quot;&quot;: &quot;&quot;&quot;;[.G14];&quot;&quot;&quot;, &quot;&quot;Brand&quot;&quot;: &quot;&quot;&quot;;[.D14];&quot;&quot;&quot;, &quot;&quot;Ev. fr. pin?&quot;&quot;: &quot;;[.AH14];&quot;, &quot;&quot;Weight&quot;&quot;: &quot;;[.Y14];&quot;, &quot;&quot;Spec&quot;&quot;: &quot;&quot;&quot;;[.J14];&quot;&quot;&quot;, &quot;&quot;Inflicts HP Drain?&quot;&quot;: &quot;;[.AI14];&quot; },&quot;)" office:value-type="string" office:string-value="0xC: { &quot;ID&quot;: 0xC, &quot;Name&quot;: &quot;Natural Magnum&quot;, &quot;MaxLevel&quot;: 5, &quot;Mingle?&quot;: 0, &quot;Psych&quot;: &quot;Energy Rounds&quot;, &quot;Element&quot;: &quot;Neg&quot;, &quot;Brand&quot;: &quot;Natural Puppy&quot;, &quot;Ev. fr. pin?&quot;: 1, &quot;Weight&quot;: 3, &quot;Spec&quot;: &quot;Attack&quot;, &quot;Inflicts HP Drain?&quot;: 0 }," calcext:value-type="string">
            <text:p>0xC: { "ID": 0xC, "Name": "Natural Magnum", "MaxLevel": 5, "Mingle?": 0, "Psych": "Energy Rounds", "Element": "Neg", "Brand": "Natural Puppy", "Ev. fr. pin?": 1, "Weight": 3, "Spec": "Attack", "Inflicts HP Drain?": 0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quot;: { &quot;&quot;ID&quot;&quot;: &quot;;[.A15];&quot;, &quot;&quot;Name&quot;&quot;: &quot;&quot;&quot;;[.C15];&quot;&quot;&quot;, &quot;&quot;MaxLevel&quot;&quot;: &quot;;[.T15];&quot;, &quot;&quot;Mingle?&quot;&quot;: &quot;;[.AG15];&quot;, &quot;&quot;Psych&quot;&quot;: &quot;&quot;&quot;;[.H15];&quot;&quot;&quot;&quot;; ;&quot;, &quot;&quot;Element&quot;&quot;: &quot;&quot;&quot;;[.G15];&quot;&quot;&quot;, &quot;&quot;Brand&quot;&quot;: &quot;&quot;&quot;;[.D15];&quot;&quot;&quot;, &quot;&quot;Ev. fr. pin?&quot;&quot;: &quot;;[.AH15];&quot;, &quot;&quot;Weight&quot;&quot;: &quot;;[.Y15];&quot;, &quot;&quot;Spec&quot;&quot;: &quot;&quot;&quot;;[.J15];&quot;&quot;&quot;, &quot;&quot;Inflicts HP Drain?&quot;&quot;: &quot;;[.AI15];&quot; },&quot;)" office:value-type="string" office:string-value="0xD: { &quot;ID&quot;: 0xD, &quot;Name&quot;: &quot;Wonder Magnum&quot;, &quot;MaxLevel&quot;: 4, &quot;Mingle?&quot;: 0, &quot;Psych&quot;: &quot;Energy Rounds&quot;, &quot;Element&quot;: &quot;Neg&quot;, &quot;Brand&quot;: &quot;Natural Puppy&quot;, &quot;Ev. fr. pin?&quot;: 1, &quot;Weight&quot;: 3, &quot;Spec&quot;: &quot;Attack&quot;, &quot;Inflicts HP Drain?&quot;: 0 }," calcext:value-type="string">
            <text:p>0xD: { "ID": 0xD, "Name": "Wonder Magnum", "MaxLevel": 4, "Mingle?": 0, "Psych": "Energy Rounds", "Element": "Neg", "Brand": "Natural Puppy", "Ev. fr. pin?": 1, "Weight": 3, "Spec": "Attack", "Inflicts HP Drain?": 0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6];&quot;: { &quot;&quot;ID&quot;&quot;: &quot;;[.A16];&quot;, &quot;&quot;Name&quot;&quot;: &quot;&quot;&quot;;[.C16];&quot;&quot;&quot;, &quot;&quot;MaxLevel&quot;&quot;: &quot;;[.T16];&quot;, &quot;&quot;Mingle?&quot;&quot;: &quot;;[.AG16];&quot;, &quot;&quot;Psych&quot;&quot;: &quot;&quot;&quot;;[.H16];&quot;&quot;&quot;&quot;; ;&quot;, &quot;&quot;Element&quot;&quot;: &quot;&quot;&quot;;[.G16];&quot;&quot;&quot;, &quot;&quot;Brand&quot;&quot;: &quot;&quot;&quot;;[.D16];&quot;&quot;&quot;, &quot;&quot;Ev. fr. pin?&quot;&quot;: &quot;;[.AH16];&quot;, &quot;&quot;Weight&quot;&quot;: &quot;;[.Y16];&quot;, &quot;&quot;Spec&quot;&quot;: &quot;&quot;&quot;;[.J16];&quot;&quot;&quot;, &quot;&quot;Inflicts HP Drain?&quot;&quot;: &quot;;[.AI16];&quot; },&quot;)" office:value-type="string" office:string-value="0xE: { &quot;ID&quot;: 0xE, &quot;Name&quot;: &quot;Beauty Launcher&quot;, &quot;MaxLevel&quot;: 5, &quot;Mingle?&quot;: 1, &quot;Psych&quot;: &quot;Energy Rounds&quot;, &quot;Element&quot;: &quot;Neg&quot;, &quot;Brand&quot;: &quot;Natural Puppy&quot;, &quot;Ev. fr. pin?&quot;: 1, &quot;Weight&quot;: 3, &quot;Spec&quot;: &quot;Attack&quot;, &quot;Inflicts HP Drain?&quot;: 0 }," calcext:value-type="string">
            <text:p>0xE: { "ID": 0xE, "Name": "Beauty Launcher", "MaxLevel": 5, "Mingle?": 1, "Psych": "Energy Rounds", "Element": "Neg", "Brand": "Natural Puppy", "Ev. fr. pin?": 1, "Weight": 3, "Spec": "Attack", "Inflicts HP Drain?": 0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3"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quot;; ;&quot;, &quot;&quot;Element&quot;&quot;: &quot;&quot;&quot;;[.G17];&quot;&quot;&quot;, &quot;&quot;Brand&quot;&quot;: &quot;&quot;&quot;;[.D17];&quot;&quot;&quot;, &quot;&quot;Ev. fr. pin?&quot;&quot;: &quot;;[.AH17];&quot;, &quot;&quot;Weight&quot;&quot;: &quot;;[.Y17];&quot;, &quot;&quot;Spec&quot;&quot;: &quot;&quot;&quot;;[.J17];&quot;&quot;&quot;, &quot;&quot;Inflicts HP Drain?&quot;&quot;: &quot;;[.AI17];&quot; },&quot;)" office:value-type="string" office:string-value="0xF: { &quot;ID&quot;: 0xF, &quot;Name&quot;: &quot;One Love Magnum&quot;, &quot;MaxLevel&quot;: 6, &quot;Mingle?&quot;: 0, &quot;Psych&quot;: &quot;Energy Rounds&quot;, &quot;Element&quot;: &quot;Neg&quot;, &quot;Brand&quot;: &quot;Natural Puppy&quot;, &quot;Ev. fr. pin?&quot;: 0, &quot;Weight&quot;: 3, &quot;Spec&quot;: &quot;Attack&quot;, &quot;Inflicts HP Drain?&quot;: 0 }," calcext:value-type="string">
            <text:p>0xF: { "ID": 0xF, "Name": "One Love Magnum", "MaxLevel": 6, "Mingle?": 0, "Psych": "Energy Rounds", "Element": "Neg", "Brand": "Natural Puppy", "Ev. fr. pin?": 0, "Weight": 3, "Spec": "Attack", "Inflicts HP Drain?": 0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quot;: { &quot;&quot;ID&quot;&quot;: &quot;;[.A18];&quot;, &quot;&quot;Name&quot;&quot;: &quot;&quot;&quot;;[.C18];&quot;&quot;&quot;, &quot;&quot;MaxLevel&quot;&quot;: &quot;;[.T18];&quot;, &quot;&quot;Mingle?&quot;&quot;: &quot;;[.AG18];&quot;, &quot;&quot;Psych&quot;&quot;: &quot;&quot;&quot;;[.H18];&quot;&quot;&quot;&quot;; ;&quot;, &quot;&quot;Element&quot;&quot;: &quot;&quot;&quot;;[.G18];&quot;&quot;&quot;, &quot;&quot;Brand&quot;&quot;: &quot;&quot;&quot;;[.D18];&quot;&quot;&quot;, &quot;&quot;Ev. fr. pin?&quot;&quot;: &quot;;[.AH18];&quot;, &quot;&quot;Weight&quot;&quot;: &quot;;[.Y18];&quot;, &quot;&quot;Spec&quot;&quot;: &quot;&quot;&quot;;[.J18];&quot;&quot;&quot;, &quot;&quot;Inflicts HP Drain?&quot;&quot;: &quot;;[.AI18];&quot; },&quot;)" office:value-type="string" office:string-value="0x10: { &quot;ID&quot;: 0x10, &quot;Name&quot;: &quot;Hounder Magnum&quot;, &quot;MaxLevel&quot;: 5, &quot;Mingle?&quot;: 0, &quot;Psych&quot;: &quot;Energy Rounds&quot;, &quot;Element&quot;: &quot;Neg&quot;, &quot;Brand&quot;: &quot;Natural Puppy&quot;, &quot;Ev. fr. pin?&quot;: 1, &quot;Weight&quot;: 3, &quot;Spec&quot;: &quot;Attack&quot;, &quot;Inflicts HP Drain?&quot;: 0 }," calcext:value-type="string">
            <text:p>0x10: { "ID": 0x10, "Name": "Hounder Magnum", "MaxLevel": 5, "Mingle?": 0, "Psych": "Energy Rounds", "Element": "Neg", "Brand": "Natural Puppy", "Ev. fr. pin?": 1, "Weight": 3, "Spec": "Attack", "Inflicts HP Drain?": 0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quot;: { &quot;&quot;ID&quot;&quot;: &quot;;[.A19];&quot;, &quot;&quot;Name&quot;&quot;: &quot;&quot;&quot;;[.C19];&quot;&quot;&quot;, &quot;&quot;MaxLevel&quot;&quot;: &quot;;[.T19];&quot;, &quot;&quot;Mingle?&quot;&quot;: &quot;;[.AG19];&quot;, &quot;&quot;Psych&quot;&quot;: &quot;&quot;&quot;;[.H19];&quot;&quot;&quot;&quot;; ;&quot;, &quot;&quot;Element&quot;&quot;: &quot;&quot;&quot;;[.G19];&quot;&quot;&quot;, &quot;&quot;Brand&quot;&quot;: &quot;&quot;&quot;;[.D19];&quot;&quot;&quot;, &quot;&quot;Ev. fr. pin?&quot;&quot;: &quot;;[.AH19];&quot;, &quot;&quot;Weight&quot;&quot;: &quot;;[.Y19];&quot;, &quot;&quot;Spec&quot;&quot;: &quot;&quot;&quot;;[.J19];&quot;&quot;&quot;, &quot;&quot;Inflicts HP Drain?&quot;&quot;: &quot;;[.AI19];&quot; },&quot;)" office:value-type="string" office:string-value="0x11: { &quot;ID&quot;: 0x11, &quot;Name&quot;: &quot;Bear Hug Magnum&quot;, &quot;MaxLevel&quot;: 5, &quot;Mingle?&quot;: 0, &quot;Psych&quot;: &quot;Energy Rounds&quot;, &quot;Element&quot;: &quot;Neg&quot;, &quot;Brand&quot;: &quot;Natural Puppy&quot;, &quot;Ev. fr. pin?&quot;: 1, &quot;Weight&quot;: 3, &quot;Spec&quot;: &quot;Attack&quot;, &quot;Inflicts HP Drain?&quot;: 0 }," calcext:value-type="string">
            <text:p>0x11: { "ID": 0x11, "Name": "Bear Hug Magnum", "MaxLevel": 5, "Mingle?": 0, "Psych": "Energy Rounds", "Element": "Neg", "Brand": "Natural Puppy", "Ev. fr. pin?": 1, "Weight": 3, "Spec": "Attack", "Inflicts HP Drain?": 0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20];&quot;: { &quot;&quot;ID&quot;&quot;: &quot;;[.A20];&quot;, &quot;&quot;Name&quot;&quot;: &quot;&quot;&quot;;[.C20];&quot;&quot;&quot;, &quot;&quot;MaxLevel&quot;&quot;: &quot;;[.T20];&quot;, &quot;&quot;Mingle?&quot;&quot;: &quot;;[.AG20];&quot;, &quot;&quot;Psych&quot;&quot;: &quot;&quot;&quot;;[.H20];&quot;&quot;&quot;&quot;; ;&quot;, &quot;&quot;Element&quot;&quot;: &quot;&quot;&quot;;[.G20];&quot;&quot;&quot;, &quot;&quot;Brand&quot;&quot;: &quot;&quot;&quot;;[.D20];&quot;&quot;&quot;, &quot;&quot;Ev. fr. pin?&quot;&quot;: &quot;;[.AH20];&quot;, &quot;&quot;Weight&quot;&quot;: &quot;;[.Y20];&quot;, &quot;&quot;Spec&quot;&quot;: &quot;&quot;&quot;;[.J20];&quot;&quot;&quot;, &quot;&quot;Inflicts HP Drain?&quot;&quot;: &quot;;[.AI20];&quot; },&quot;)" office:value-type="string" office:string-value="0x12: { &quot;ID&quot;: 0x12, &quot;Name&quot;: &quot;Sparkle Beam&quot;, &quot;MaxLevel&quot;: 4, &quot;Mingle?&quot;: 1, &quot;Psych&quot;: &quot;Energy Rounds&quot;, &quot;Element&quot;: &quot;Neg&quot;, &quot;Brand&quot;: &quot;Natural Puppy&quot;, &quot;Ev. fr. pin?&quot;: 1, &quot;Weight&quot;: 3, &quot;Spec&quot;: &quot;Attack&quot;, &quot;Inflicts HP Drain?&quot;: 0 }," calcext:value-type="string">
            <text:p>0x12: { "ID": 0x12, "Name": "Sparkle Beam", "MaxLevel": 4, "Mingle?": 1, "Psych": "Energy Rounds", "Element": "Neg", "Brand": "Natural Puppy", "Ev. fr. pin?": 1, "Weight": 3, "Spec": "Attack", "Inflicts HP Drain?": 0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quot;; ;&quot;, &quot;&quot;Element&quot;&quot;: &quot;&quot;&quot;;[.G21];&quot;&quot;&quot;, &quot;&quot;Brand&quot;&quot;: &quot;&quot;&quot;;[.D21];&quot;&quot;&quot;, &quot;&quot;Ev. fr. pin?&quot;&quot;: &quot;;[.AH21];&quot;, &quot;&quot;Weight&quot;&quot;: &quot;;[.Y21];&quot;, &quot;&quot;Spec&quot;&quot;: &quot;&quot;&quot;;[.J21];&quot;&quot;&quot;, &quot;&quot;Inflicts HP Drain?&quot;&quot;: &quot;;[.AI21];&quot; },&quot;)" office:value-type="string" office:string-value="0x13: { &quot;ID&quot;: 0x13, &quot;Name&quot;: &quot;Lil' Terror Bazooka&quot;, &quot;MaxLevel&quot;: 3, &quot;Mingle?&quot;: 0, &quot;Psych&quot;: &quot;Energy Rounds&quot;, &quot;Element&quot;: &quot;Neg&quot;, &quot;Brand&quot;: &quot;Natural Puppy&quot;, &quot;Ev. fr. pin?&quot;: 1, &quot;Weight&quot;: 3, &quot;Spec&quot;: &quot;Attack&quot;, &quot;Inflicts HP Drain?&quot;: 1 }," calcext:value-type="string">
            <text:p>0x13: { "ID": 0x13, "Name": "Lil' Terror Bazooka", "MaxLevel": 3, "Mingle?": 0, "Psych": "Energy Rounds", "Element": "Neg", "Brand": "Natural Puppy", "Ev. fr. pin?": 1, "Weight": 3, "Spec": "Attack", "Inflicts HP Drain?": 1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quot;: { &quot;&quot;ID&quot;&quot;: &quot;;[.A22];&quot;, &quot;&quot;Name&quot;&quot;: &quot;&quot;&quot;;[.C22];&quot;&quot;&quot;, &quot;&quot;MaxLevel&quot;&quot;: &quot;;[.T22];&quot;, &quot;&quot;Mingle?&quot;&quot;: &quot;;[.AG22];&quot;, &quot;&quot;Psych&quot;&quot;: &quot;&quot;&quot;;[.H22];&quot;&quot;&quot;&quot;; ;&quot;, &quot;&quot;Element&quot;&quot;: &quot;&quot;&quot;;[.G22];&quot;&quot;&quot;, &quot;&quot;Brand&quot;&quot;: &quot;&quot;&quot;;[.D22];&quot;&quot;&quot;, &quot;&quot;Ev. fr. pin?&quot;&quot;: &quot;;[.AH22];&quot;, &quot;&quot;Weight&quot;&quot;: &quot;;[.Y22];&quot;, &quot;&quot;Spec&quot;&quot;: &quot;&quot;&quot;;[.J22];&quot;&quot;&quot;, &quot;&quot;Inflicts HP Drain?&quot;&quot;: &quot;;[.AI22];&quot; },&quot;)" office:value-type="string" office:string-value="0x14: { &quot;ID&quot;: 0x14, &quot;Name&quot;: &quot;Angel Magnum&quot;, &quot;MaxLevel&quot;: 4, &quot;Mingle?&quot;: 0, &quot;Psych&quot;: &quot;Energy Rounds&quot;, &quot;Element&quot;: &quot;Neg&quot;, &quot;Brand&quot;: &quot;Natural Puppy&quot;, &quot;Ev. fr. pin?&quot;: 1, &quot;Weight&quot;: 3, &quot;Spec&quot;: &quot;Attack&quot;, &quot;Inflicts HP Drain?&quot;: 0 }," calcext:value-type="string">
            <text:p>0x14: { "ID": 0x14, "Name": "Angel Magnum", "MaxLevel": 4, "Mingle?": 0, "Psych": "Energy Rounds", "Element": "Neg", "Brand": "Natural Puppy", "Ev. fr. pin?": 1, "Weight": 3, "Spec": "Attack", "Inflicts HP Drain?": 0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3"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quot;; ;&quot;, &quot;&quot;Element&quot;&quot;: &quot;&quot;&quot;;[.G23];&quot;&quot;&quot;, &quot;&quot;Brand&quot;&quot;: &quot;&quot;&quot;;[.D23];&quot;&quot;&quot;, &quot;&quot;Ev. fr. pin?&quot;&quot;: &quot;;[.AH23];&quot;, &quot;&quot;Weight&quot;&quot;: &quot;;[.Y23];&quot;, &quot;&quot;Spec&quot;&quot;: &quot;&quot;&quot;;[.J23];&quot;&quot;&quot;, &quot;&quot;Inflicts HP Drain?&quot;&quot;: &quot;;[.AI23];&quot; },&quot;)" office:value-type="string" office:string-value="0x15: { &quot;ID&quot;: 0x15, &quot;Name&quot;: &quot;Cutie Beam&quot;, &quot;MaxLevel&quot;: 5, &quot;Mingle?&quot;: 0, &quot;Psych&quot;: &quot;Force Rounds&quot;, &quot;Element&quot;: &quot;Neg&quot;, &quot;Brand&quot;: &quot;Natural Puppy&quot;, &quot;Ev. fr. pin?&quot;: 0, &quot;Weight&quot;: 3, &quot;Spec&quot;: &quot;Attack&quot;, &quot;Inflicts HP Drain?&quot;: 0 }," calcext:value-type="string">
            <text:p>0x15: { "ID": 0x15, "Name": "Cutie Beam", "MaxLevel": 5, "Mingle?": 0, "Psych": "Force Rounds", "Element": "Neg", "Brand": "Natural Puppy", "Ev. fr. pin?": 0, "Weight": 3, "Spec": "Attack", "Inflicts HP Drain?": 0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quot;: { &quot;&quot;ID&quot;&quot;: &quot;;[.A24];&quot;, &quot;&quot;Name&quot;&quot;: &quot;&quot;&quot;;[.C24];&quot;&quot;&quot;, &quot;&quot;MaxLevel&quot;&quot;: &quot;;[.T24];&quot;, &quot;&quot;Mingle?&quot;&quot;: &quot;;[.AG24];&quot;, &quot;&quot;Psych&quot;&quot;: &quot;&quot;&quot;;[.H24];&quot;&quot;&quot;&quot;; ;&quot;, &quot;&quot;Element&quot;&quot;: &quot;&quot;&quot;;[.G24];&quot;&quot;&quot;, &quot;&quot;Brand&quot;&quot;: &quot;&quot;&quot;;[.D24];&quot;&quot;&quot;, &quot;&quot;Ev. fr. pin?&quot;&quot;: &quot;;[.AH24];&quot;, &quot;&quot;Weight&quot;&quot;: &quot;;[.Y24];&quot;, &quot;&quot;Spec&quot;&quot;: &quot;&quot;&quot;;[.J24];&quot;&quot;&quot;, &quot;&quot;Inflicts HP Drain?&quot;&quot;: &quot;;[.AI24];&quot; },&quot;)" office:value-type="string" office:string-value="0x16: { &quot;ID&quot;: 0x16, &quot;Name&quot;: &quot;Lovely Beam&quot;, &quot;MaxLevel&quot;: 6, &quot;Mingle?&quot;: 0, &quot;Psych&quot;: &quot;Force Rounds&quot;, &quot;Element&quot;: &quot;Neg&quot;, &quot;Brand&quot;: &quot;Natural Puppy&quot;, &quot;Ev. fr. pin?&quot;: 1, &quot;Weight&quot;: 3, &quot;Spec&quot;: &quot;Attack&quot;, &quot;Inflicts HP Drain?&quot;: 0 }," calcext:value-type="string">
            <text:p>0x16: { "ID": 0x16, "Name": "Lovely Beam", "MaxLevel": 6, "Mingle?": 0, "Psych": "Force Rounds", "Element": "Neg", "Brand": "Natural Puppy", "Ev. fr. pin?": 1, "Weight": 3, "Spec": "Attack", "Inflicts HP Drain?": 0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quot;: { &quot;&quot;ID&quot;&quot;: &quot;;[.A25];&quot;, &quot;&quot;Name&quot;&quot;: &quot;&quot;&quot;;[.C25];&quot;&quot;&quot;, &quot;&quot;MaxLevel&quot;&quot;: &quot;;[.T25];&quot;, &quot;&quot;Mingle?&quot;&quot;: &quot;;[.AG25];&quot;, &quot;&quot;Psych&quot;&quot;: &quot;&quot;&quot;;[.H25];&quot;&quot;&quot;&quot;; ;&quot;, &quot;&quot;Element&quot;&quot;: &quot;&quot;&quot;;[.G25];&quot;&quot;&quot;, &quot;&quot;Brand&quot;&quot;: &quot;&quot;&quot;;[.D25];&quot;&quot;&quot;, &quot;&quot;Ev. fr. pin?&quot;&quot;: &quot;;[.AH25];&quot;, &quot;&quot;Weight&quot;&quot;: &quot;;[.Y25];&quot;, &quot;&quot;Spec&quot;&quot;: &quot;&quot;&quot;;[.J25];&quot;&quot;&quot;, &quot;&quot;Inflicts HP Drain?&quot;&quot;: &quot;;[.AI25];&quot; },&quot;)" office:value-type="string" office:string-value="0x17: { &quot;ID&quot;: 0x17, &quot;Name&quot;: &quot;Sexy Beam&quot;, &quot;MaxLevel&quot;: 7, &quot;Mingle?&quot;: 0, &quot;Psych&quot;: &quot;Force Rounds&quot;, &quot;Element&quot;: &quot;Neg&quot;, &quot;Brand&quot;: &quot;Natural Puppy&quot;, &quot;Ev. fr. pin?&quot;: 1, &quot;Weight&quot;: 3, &quot;Spec&quot;: &quot;Attack&quot;, &quot;Inflicts HP Drain?&quot;: 0 }," calcext:value-type="string">
            <text:p>0x17: { "ID": 0x17, "Name": "Sexy Beam", "MaxLevel": 7, "Mingle?": 0, "Psych": "Force Rounds", "Element": "Neg", "Brand": "Natural Puppy", "Ev. fr. pin?": 1, "Weight": 3, "Spec": "Attack", "Inflicts HP Drain?": 0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6];&quot;: { &quot;&quot;ID&quot;&quot;: &quot;;[.A26];&quot;, &quot;&quot;Name&quot;&quot;: &quot;&quot;&quot;;[.C26];&quot;&quot;&quot;, &quot;&quot;MaxLevel&quot;&quot;: &quot;;[.T26];&quot;, &quot;&quot;Mingle?&quot;&quot;: &quot;;[.AG26];&quot;, &quot;&quot;Psych&quot;&quot;: &quot;&quot;&quot;;[.H26];&quot;&quot;&quot;&quot;; ;&quot;, &quot;&quot;Element&quot;&quot;: &quot;&quot;&quot;;[.G26];&quot;&quot;&quot;, &quot;&quot;Brand&quot;&quot;: &quot;&quot;&quot;;[.D26];&quot;&quot;&quot;, &quot;&quot;Ev. fr. pin?&quot;&quot;: &quot;;[.AH26];&quot;, &quot;&quot;Weight&quot;&quot;: &quot;;[.Y26];&quot;, &quot;&quot;Spec&quot;&quot;: &quot;&quot;&quot;;[.J26];&quot;&quot;&quot;, &quot;&quot;Inflicts HP Drain?&quot;&quot;: &quot;;[.AI26];&quot; },&quot;)" office:value-type="string" office:string-value="0x18: { &quot;ID&quot;: 0x18, &quot;Name&quot;: &quot;Superfine Beam&quot;, &quot;MaxLevel&quot;: 8, &quot;Mingle?&quot;: 0, &quot;Psych&quot;: &quot;Force Rounds&quot;, &quot;Element&quot;: &quot;Neg&quot;, &quot;Brand&quot;: &quot;Natural Puppy&quot;, &quot;Ev. fr. pin?&quot;: 1, &quot;Weight&quot;: 3, &quot;Spec&quot;: &quot;Attack&quot;, &quot;Inflicts HP Drain?&quot;: 0 }," calcext:value-type="string">
            <text:p>0x18: { "ID": 0x18, "Name": "Superfine Beam", "MaxLevel": 8, "Mingle?": 0, "Psych": "Force Rounds", "Element": "Neg", "Brand": "Natural Puppy", "Ev. fr. pin?": 1, "Weight": 3, "Spec": "Attack", "Inflicts HP Drain?": 0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3"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quot;; ;&quot;, &quot;&quot;Element&quot;&quot;: &quot;&quot;&quot;;[.G27];&quot;&quot;&quot;, &quot;&quot;Brand&quot;&quot;: &quot;&quot;&quot;;[.D27];&quot;&quot;&quot;, &quot;&quot;Ev. fr. pin?&quot;&quot;: &quot;;[.AH27];&quot;, &quot;&quot;Weight&quot;&quot;: &quot;;[.Y27];&quot;, &quot;&quot;Spec&quot;&quot;: &quot;&quot;&quot;;[.J27];&quot;&quot;&quot;, &quot;&quot;Inflicts HP Drain?&quot;&quot;: &quot;;[.AI27];&quot; },&quot;)" office:value-type="string" office:string-value="0x19: { &quot;ID&quot;: 0x19, &quot;Name&quot;: &quot;Playmate Beam&quot;, &quot;MaxLevel&quot;: 3, &quot;Mingle?&quot;: 0, &quot;Psych&quot;: &quot;Force Rounds&quot;, &quot;Element&quot;: &quot;Neg&quot;, &quot;Brand&quot;: &quot;Natural Puppy&quot;, &quot;Ev. fr. pin?&quot;: 0, &quot;Weight&quot;: 3, &quot;Spec&quot;: &quot;Attack&quot;, &quot;Inflicts HP Drain?&quot;: 0 }," calcext:value-type="string">
            <text:p>0x19: { "ID": 0x19, "Name": "Playmate Beam", "MaxLevel": 3, "Mingle?": 0, "Psych": "Force Rounds", "Element": "Neg", "Brand": "Natural Puppy", "Ev. fr. pin?": 0, "Weight": 3, "Spec": "Attack", "Inflicts HP Drain?": 0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8];&quot;: { &quot;&quot;ID&quot;&quot;: &quot;;[.A28];&quot;, &quot;&quot;Name&quot;&quot;: &quot;&quot;&quot;;[.C28];&quot;&quot;&quot;, &quot;&quot;MaxLevel&quot;&quot;: &quot;;[.T28];&quot;, &quot;&quot;Mingle?&quot;&quot;: &quot;;[.AG28];&quot;, &quot;&quot;Psych&quot;&quot;: &quot;&quot;&quot;;[.H28];&quot;&quot;&quot;&quot;; ;&quot;, &quot;&quot;Element&quot;&quot;: &quot;&quot;&quot;;[.G28];&quot;&quot;&quot;, &quot;&quot;Brand&quot;&quot;: &quot;&quot;&quot;;[.D28];&quot;&quot;&quot;, &quot;&quot;Ev. fr. pin?&quot;&quot;: &quot;;[.AH28];&quot;, &quot;&quot;Weight&quot;&quot;: &quot;;[.Y28];&quot;, &quot;&quot;Spec&quot;&quot;: &quot;&quot;&quot;;[.J28];&quot;&quot;&quot;, &quot;&quot;Inflicts HP Drain?&quot;&quot;: &quot;;[.AI28];&quot; },&quot;)" office:value-type="string" office:string-value="0x1A: { &quot;ID&quot;: 0x1A, &quot;Name&quot;: &quot;Purity Launcher&quot;, &quot;MaxLevel&quot;: 3, &quot;Mingle?&quot;: 0, &quot;Psych&quot;: &quot;Force Rounds&quot;, &quot;Element&quot;: &quot;Neg&quot;, &quot;Brand&quot;: &quot;Natural Puppy&quot;, &quot;Ev. fr. pin?&quot;: 1, &quot;Weight&quot;: 3, &quot;Spec&quot;: &quot;Attack&quot;, &quot;Inflicts HP Drain?&quot;: 0 }," calcext:value-type="string">
            <text:p>0x1A: { "ID": 0x1A, "Name": "Purity Launcher", "MaxLevel": 3, "Mingle?": 0, "Psych": "Force Rounds", "Element": "Neg", "Brand": "Natural Puppy", "Ev. fr. pin?": 1, "Weight": 3, "Spec": "Attack", "Inflicts HP Drain?": 0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9];&quot;: { &quot;&quot;ID&quot;&quot;: &quot;;[.A29];&quot;, &quot;&quot;Name&quot;&quot;: &quot;&quot;&quot;;[.C29];&quot;&quot;&quot;, &quot;&quot;MaxLevel&quot;&quot;: &quot;;[.T29];&quot;, &quot;&quot;Mingle?&quot;&quot;: &quot;;[.AG29];&quot;, &quot;&quot;Psych&quot;&quot;: &quot;&quot;&quot;;[.H29];&quot;&quot;&quot;&quot;; ;&quot;, &quot;&quot;Element&quot;&quot;: &quot;&quot;&quot;;[.G29];&quot;&quot;&quot;, &quot;&quot;Brand&quot;&quot;: &quot;&quot;&quot;;[.D29];&quot;&quot;&quot;, &quot;&quot;Ev. fr. pin?&quot;&quot;: &quot;;[.AH29];&quot;, &quot;&quot;Weight&quot;&quot;: &quot;;[.Y29];&quot;, &quot;&quot;Spec&quot;&quot;: &quot;&quot;&quot;;[.J29];&quot;&quot;&quot;, &quot;&quot;Inflicts HP Drain?&quot;&quot;: &quot;;[.AI29];&quot; },&quot;)" office:value-type="string" office:string-value="0x1B: { &quot;ID&quot;: 0x1B, &quot;Name&quot;: &quot;Innocence Beam&quot;, &quot;MaxLevel&quot;: 5, &quot;Mingle?&quot;: 0, &quot;Psych&quot;: &quot;Force Rounds&quot;, &quot;Element&quot;: &quot;Neg&quot;, &quot;Brand&quot;: &quot;Natural Puppy&quot;, &quot;Ev. fr. pin?&quot;: 1, &quot;Weight&quot;: 3, &quot;Spec&quot;: &quot;Attack&quot;, &quot;Inflicts HP Drain?&quot;: 0 }," calcext:value-type="string">
            <text:p>0x1B: { "ID": 0x1B, "Name": "Innocence Beam", "MaxLevel": 5, "Mingle?": 0, "Psych": "Force Rounds", "Element": "Neg", "Brand": "Natural Puppy", "Ev. fr. pin?": 1, "Weight": 3, "Spec": "Attack", "Inflicts HP Drain?": 0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3"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quot;; ;&quot;, &quot;&quot;Element&quot;&quot;: &quot;&quot;&quot;;[.G30];&quot;&quot;&quot;, &quot;&quot;Brand&quot;&quot;: &quot;&quot;&quot;;[.D30];&quot;&quot;&quot;, &quot;&quot;Ev. fr. pin?&quot;&quot;: &quot;;[.AH30];&quot;, &quot;&quot;Weight&quot;&quot;: &quot;;[.Y30];&quot;, &quot;&quot;Spec&quot;&quot;: &quot;&quot;&quot;;[.J30];&quot;&quot;&quot;, &quot;&quot;Inflicts HP Drain?&quot;&quot;: &quot;;[.AI30];&quot; },&quot;)" office:value-type="string" office:string-value="0x1C: { &quot;ID&quot;: 0x1C, &quot;Name&quot;: &quot;Pop Pendulum&quot;, &quot;MaxLevel&quot;: 5, &quot;Mingle?&quot;: 0, &quot;Psych&quot;: &quot;Patrol Rounds&quot;, &quot;Element&quot;: &quot;Neg&quot;, &quot;Brand&quot;: &quot;Natural Puppy&quot;, &quot;Ev. fr. pin?&quot;: 0, &quot;Weight&quot;: 3, &quot;Spec&quot;: &quot;Attack&quot;, &quot;Inflicts HP Drain?&quot;: 0 }," calcext:value-type="string">
            <text:p>0x1C: { "ID": 0x1C, "Name": "Pop Pendulum", "MaxLevel": 5, "Mingle?": 0, "Psych": "Patrol Rounds", "Element": "Neg", "Brand": "Natural Puppy", "Ev. fr. pin?": 0, "Weight": 3, "Spec": "Attack", "Inflicts HP Drain?": 0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3"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quot;; ;&quot;, &quot;&quot;Element&quot;&quot;: &quot;&quot;&quot;;[.G31];&quot;&quot;&quot;, &quot;&quot;Brand&quot;&quot;: &quot;&quot;&quot;;[.D31];&quot;&quot;&quot;, &quot;&quot;Ev. fr. pin?&quot;&quot;: &quot;;[.AH31];&quot;, &quot;&quot;Weight&quot;&quot;: &quot;;[.Y31];&quot;, &quot;&quot;Spec&quot;&quot;: &quot;&quot;&quot;;[.J31];&quot;&quot;&quot;, &quot;&quot;Inflicts HP Drain?&quot;&quot;: &quot;;[.AI31];&quot; },&quot;)" office:value-type="string" office:string-value="0x1D: { &quot;ID&quot;: 0x1D, &quot;Name&quot;: &quot;Casual Pendulum&quot;, &quot;MaxLevel&quot;: 3, &quot;Mingle?&quot;: 0, &quot;Psych&quot;: &quot;Patrol Rounds&quot;, &quot;Element&quot;: &quot;Neg&quot;, &quot;Brand&quot;: &quot;Natural Puppy&quot;, &quot;Ev. fr. pin?&quot;: 0, &quot;Weight&quot;: 3, &quot;Spec&quot;: &quot;Attack&quot;, &quot;Inflicts HP Drain?&quot;: 0 }," calcext:value-type="string">
            <text:p>0x1D: { "ID": 0x1D, "Name": "Casual Pendulum", "MaxLevel": 3, "Mingle?": 0, "Psych": "Patrol Rounds", "Element": "Neg", "Brand": "Natural Puppy", "Ev. fr. pin?": 0, "Weight": 3, "Spec": "Attack", "Inflicts HP Drain?": 0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3"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quot;; ;&quot;, &quot;&quot;Element&quot;&quot;: &quot;&quot;&quot;;[.G32];&quot;&quot;&quot;, &quot;&quot;Brand&quot;&quot;: &quot;&quot;&quot;;[.D32];&quot;&quot;&quot;, &quot;&quot;Ev. fr. pin?&quot;&quot;: &quot;;[.AH32];&quot;, &quot;&quot;Weight&quot;&quot;: &quot;;[.Y32];&quot;, &quot;&quot;Spec&quot;&quot;: &quot;&quot;&quot;;[.J32];&quot;&quot;&quot;, &quot;&quot;Inflicts HP Drain?&quot;&quot;: &quot;;[.AI32];&quot; },&quot;)" office:value-type="string" office:string-value="0x1E: { &quot;ID&quot;: 0x1E, &quot;Name&quot;: &quot;Love Me Tether&quot;, &quot;MaxLevel&quot;: 5, &quot;Mingle?&quot;: 0, &quot;Psych&quot;: &quot;Entanglement&quot;, &quot;Element&quot;: &quot;Neg&quot;, &quot;Brand&quot;: &quot;Natural Puppy&quot;, &quot;Ev. fr. pin?&quot;: 0, &quot;Weight&quot;: 3, &quot;Spec&quot;: &quot;Attack&quot;, &quot;Inflicts HP Drain?&quot;: 0 }," calcext:value-type="string">
            <text:p>0x1E: { "ID": 0x1E, "Name": "Love Me Tether", "MaxLevel": 5, "Mingle?": 0, "Psych": "Entanglement", "Element": "Neg", "Brand": "Natural Puppy", "Ev. fr. pin?": 0, "Weight": 3, "Spec": "Attack", "Inflicts HP Drain?": 0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3];&quot;: { &quot;&quot;ID&quot;&quot;: &quot;;[.A33];&quot;, &quot;&quot;Name&quot;&quot;: &quot;&quot;&quot;;[.C33];&quot;&quot;&quot;, &quot;&quot;MaxLevel&quot;&quot;: &quot;;[.T33];&quot;, &quot;&quot;Mingle?&quot;&quot;: &quot;;[.AG33];&quot;, &quot;&quot;Psych&quot;&quot;: &quot;&quot;&quot;;[.H33];&quot;&quot;&quot;&quot;; ;&quot;, &quot;&quot;Element&quot;&quot;: &quot;&quot;&quot;;[.G33];&quot;&quot;&quot;, &quot;&quot;Brand&quot;&quot;: &quot;&quot;&quot;;[.D33];&quot;&quot;&quot;, &quot;&quot;Ev. fr. pin?&quot;&quot;: &quot;;[.AH33];&quot;, &quot;&quot;Weight&quot;&quot;: &quot;;[.Y33];&quot;, &quot;&quot;Spec&quot;&quot;: &quot;&quot;&quot;;[.J33];&quot;&quot;&quot;, &quot;&quot;Inflicts HP Drain?&quot;&quot;: &quot;;[.AI33];&quot; },&quot;)" office:value-type="string" office:string-value="0x1F: { &quot;ID&quot;: 0x1F, &quot;Name&quot;: &quot;Pamper Me Tether&quot;, &quot;MaxLevel&quot;: 5, &quot;Mingle?&quot;: 0, &quot;Psych&quot;: &quot;Entanglement&quot;, &quot;Element&quot;: &quot;Neg&quot;, &quot;Brand&quot;: &quot;Natural Puppy&quot;, &quot;Ev. fr. pin?&quot;: 1, &quot;Weight&quot;: 3, &quot;Spec&quot;: &quot;Attack&quot;, &quot;Inflicts HP Drain?&quot;: 0 }," calcext:value-type="string">
            <text:p>0x1F: { "ID": 0x1F, "Name": "Pamper Me Tether", "MaxLevel": 5, "Mingle?": 0, "Psych": "Entanglement", "Element": "Neg", "Brand": "Natural Puppy", "Ev. fr. pin?": 1, "Weight": 3, "Spec": "Attack", "Inflicts HP Drain?": 0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4];&quot;: { &quot;&quot;ID&quot;&quot;: &quot;;[.A34];&quot;, &quot;&quot;Name&quot;&quot;: &quot;&quot;&quot;;[.C34];&quot;&quot;&quot;, &quot;&quot;MaxLevel&quot;&quot;: &quot;;[.T34];&quot;, &quot;&quot;Mingle?&quot;&quot;: &quot;;[.AG34];&quot;, &quot;&quot;Psych&quot;&quot;: &quot;&quot;&quot;;[.H34];&quot;&quot;&quot;&quot;; ;&quot;, &quot;&quot;Element&quot;&quot;: &quot;&quot;&quot;;[.G34];&quot;&quot;&quot;, &quot;&quot;Brand&quot;&quot;: &quot;&quot;&quot;;[.D34];&quot;&quot;&quot;, &quot;&quot;Ev. fr. pin?&quot;&quot;: &quot;;[.AH34];&quot;, &quot;&quot;Weight&quot;&quot;: &quot;;[.Y34];&quot;, &quot;&quot;Spec&quot;&quot;: &quot;&quot;&quot;;[.J34];&quot;&quot;&quot;, &quot;&quot;Inflicts HP Drain?&quot;&quot;: &quot;;[.AI34];&quot; },&quot;)" office:value-type="string" office:string-value="0x20: { &quot;ID&quot;: 0x20, &quot;Name&quot;: &quot;Sweet Talk Tether&quot;, &quot;MaxLevel&quot;: 5, &quot;Mingle?&quot;: 0, &quot;Psych&quot;: &quot;Entanglement&quot;, &quot;Element&quot;: &quot;Neg&quot;, &quot;Brand&quot;: &quot;Natural Puppy&quot;, &quot;Ev. fr. pin?&quot;: 1, &quot;Weight&quot;: 3, &quot;Spec&quot;: &quot;Attack&quot;, &quot;Inflicts HP Drain?&quot;: 0 }," calcext:value-type="string">
            <text:p>0x20: { "ID": 0x20, "Name": "Sweet Talk Tether", "MaxLevel": 5, "Mingle?": 0, "Psych": "Entanglement", "Element": "Neg", "Brand": "Natural Puppy", "Ev. fr. pin?": 1, "Weight": 3, "Spec": "Attack", "Inflicts HP Drain?": 0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3"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quot;; ;&quot;, &quot;&quot;Element&quot;&quot;: &quot;&quot;&quot;;[.G35];&quot;&quot;&quot;, &quot;&quot;Brand&quot;&quot;: &quot;&quot;&quot;;[.D35];&quot;&quot;&quot;, &quot;&quot;Ev. fr. pin?&quot;&quot;: &quot;;[.AH35];&quot;, &quot;&quot;Weight&quot;&quot;: &quot;;[.Y35];&quot;, &quot;&quot;Spec&quot;&quot;: &quot;&quot;&quot;;[.J35];&quot;&quot;&quot;, &quot;&quot;Inflicts HP Drain?&quot;&quot;: &quot;;[.AI35];&quot; },&quot;)" office:value-type="string" office:string-value="0x21: { &quot;ID&quot;: 0x21, &quot;Name&quot;: &quot;Natural Puppy&quot;, &quot;MaxLevel&quot;: 3, &quot;Mingle?&quot;: 0, &quot;Psych&quot;: &quot;Resonance: NP&quot;, &quot;Element&quot;: &quot;Abi&quot;, &quot;Brand&quot;: &quot;Natural Puppy&quot;, &quot;Ev. fr. pin?&quot;: 0, &quot;Weight&quot;: 3, &quot;Spec&quot;: &quot;---&quot;, &quot;Inflicts HP Drain?&quot;: 0 }," calcext:value-type="string">
            <text:p>0x21: { "ID": 0x21, "Name": "Natural Puppy", "MaxLevel": 3, "Mingle?": 0, "Psych": "Resonance: NP", "Element": "Abi", "Brand": "Natural Puppy", "Ev. fr. pin?": 0, "Weight": 3, "Spec": "---", "Inflicts HP Drain?": 0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3"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quot;; ;&quot;, &quot;&quot;Element&quot;&quot;: &quot;&quot;&quot;;[.G36];&quot;&quot;&quot;, &quot;&quot;Brand&quot;&quot;: &quot;&quot;&quot;;[.D36];&quot;&quot;&quot;, &quot;&quot;Ev. fr. pin?&quot;&quot;: &quot;;[.AH36];&quot;, &quot;&quot;Weight&quot;&quot;: &quot;;[.Y36];&quot;, &quot;&quot;Spec&quot;&quot;: &quot;&quot;&quot;;[.J36];&quot;&quot;&quot;, &quot;&quot;Inflicts HP Drain?&quot;&quot;: &quot;;[.AI36];&quot; },&quot;)" office:value-type="string" office:string-value="0x22: { &quot;ID&quot;: 0x22, &quot;Name&quot;: &quot;Frantic&quot;, &quot;MaxLevel&quot;: 3, &quot;Mingle?&quot;: 0, &quot;Psych&quot;: &quot;Twister&quot;, &quot;Element&quot;: &quot;Neg&quot;, &quot;Brand&quot;: &quot;Pavo Real&quot;, &quot;Ev. fr. pin?&quot;: 0, &quot;Weight&quot;: 8, &quot;Spec&quot;: &quot;Attack&quot;, &quot;Inflicts HP Drain?&quot;: 0 }," calcext:value-type="string">
            <text:p>0x22: { "ID": 0x22, "Name": "Frantic", "MaxLevel": 3, "Mingle?": 0, "Psych": "Twister", "Element": "Neg", "Brand": "Pavo Real", "Ev. fr. pin?": 0, "Weight": 8, "Spec": "Attack", "Inflicts HP Drain?": 0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3"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quot;; ;&quot;, &quot;&quot;Element&quot;&quot;: &quot;&quot;&quot;;[.G37];&quot;&quot;&quot;, &quot;&quot;Brand&quot;&quot;: &quot;&quot;&quot;;[.D37];&quot;&quot;&quot;, &quot;&quot;Ev. fr. pin?&quot;&quot;: &quot;;[.AH37];&quot;, &quot;&quot;Weight&quot;&quot;: &quot;;[.Y37];&quot;, &quot;&quot;Spec&quot;&quot;: &quot;&quot;&quot;;[.J37];&quot;&quot;&quot;, &quot;&quot;Inflicts HP Drain?&quot;&quot;: &quot;;[.AI37];&quot; },&quot;)" office:value-type="string" office:string-value="0x23: { &quot;ID&quot;: 0x23, &quot;Name&quot;: &quot;Blink Step&quot;, &quot;MaxLevel&quot;: 3, &quot;Mingle?&quot;: 0, &quot;Psych&quot;: &quot;Invisibility&quot;, &quot;Element&quot;: &quot;---&quot;, &quot;Brand&quot;: &quot;Pavo Real&quot;, &quot;Ev. fr. pin?&quot;: 0, &quot;Weight&quot;: 8, &quot;Spec&quot;: &quot;---&quot;, &quot;Inflicts HP Drain?&quot;: 0 }," calcext:value-type="string">
            <text:p>0x23: { "ID": 0x23, "Name": "Blink Step", "MaxLevel": 3, "Mingle?": 0, "Psych": "Invisibility", "Element": "---", "Brand": "Pavo Real", "Ev. fr. pin?": 0, "Weight": 8, "Spec": "---", "Inflicts HP Drain?": 0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8];&quot;: { &quot;&quot;ID&quot;&quot;: &quot;;[.A38];&quot;, &quot;&quot;Name&quot;&quot;: &quot;&quot;&quot;;[.C38];&quot;&quot;&quot;, &quot;&quot;MaxLevel&quot;&quot;: &quot;;[.T38];&quot;, &quot;&quot;Mingle?&quot;&quot;: &quot;;[.AG38];&quot;, &quot;&quot;Psych&quot;&quot;: &quot;&quot;&quot;;[.H38];&quot;&quot;&quot;&quot;; ;&quot;, &quot;&quot;Element&quot;&quot;: &quot;&quot;&quot;;[.G38];&quot;&quot;&quot;, &quot;&quot;Brand&quot;&quot;: &quot;&quot;&quot;;[.D38];&quot;&quot;&quot;, &quot;&quot;Ev. fr. pin?&quot;&quot;: &quot;;[.AH38];&quot;, &quot;&quot;Weight&quot;&quot;: &quot;;[.Y38];&quot;, &quot;&quot;Spec&quot;&quot;: &quot;&quot;&quot;;[.J38];&quot;&quot;&quot;, &quot;&quot;Inflicts HP Drain?&quot;&quot;: &quot;;[.AI38];&quot; },&quot;)" office:value-type="string" office:string-value="0x24: { &quot;ID&quot;: 0x24, &quot;Name&quot;: &quot;First Gear&quot;, &quot;MaxLevel&quot;: 5, &quot;Mingle?&quot;: 0, &quot;Psych&quot;: &quot;Teleport&quot;, &quot;Element&quot;: &quot;---&quot;, &quot;Brand&quot;: &quot;Pavo Real&quot;, &quot;Ev. fr. pin?&quot;: 1, &quot;Weight&quot;: 8, &quot;Spec&quot;: &quot;---&quot;, &quot;Inflicts HP Drain?&quot;: 0 }," calcext:value-type="string">
            <text:p>0x24: { "ID": 0x24, "Name": "First Gear", "MaxLevel": 5, "Mingle?": 0, "Psych": "Teleport", "Element": "---", "Brand": "Pavo Real", "Ev. fr. pin?": 1, "Weight": 8, "Spec": "---", "Inflicts HP Drain?": 0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9];&quot;: { &quot;&quot;ID&quot;&quot;: &quot;;[.A39];&quot;, &quot;&quot;Name&quot;&quot;: &quot;&quot;&quot;;[.C39];&quot;&quot;&quot;, &quot;&quot;MaxLevel&quot;&quot;: &quot;;[.T39];&quot;, &quot;&quot;Mingle?&quot;&quot;: &quot;;[.AG39];&quot;, &quot;&quot;Psych&quot;&quot;: &quot;&quot;&quot;;[.H39];&quot;&quot;&quot;&quot;; ;&quot;, &quot;&quot;Element&quot;&quot;: &quot;&quot;&quot;;[.G39];&quot;&quot;&quot;, &quot;&quot;Brand&quot;&quot;: &quot;&quot;&quot;;[.D39];&quot;&quot;&quot;, &quot;&quot;Ev. fr. pin?&quot;&quot;: &quot;;[.AH39];&quot;, &quot;&quot;Weight&quot;&quot;: &quot;;[.Y39];&quot;, &quot;&quot;Spec&quot;&quot;: &quot;&quot;&quot;;[.J39];&quot;&quot;&quot;, &quot;&quot;Inflicts HP Drain?&quot;&quot;: &quot;;[.AI39];&quot; },&quot;)" office:value-type="string" office:string-value="0x25: { &quot;ID&quot;: 0x25, &quot;Name&quot;: &quot;Top Gear&quot;, &quot;MaxLevel&quot;: 3, &quot;Mingle?&quot;: 0, &quot;Psych&quot;: &quot;Teleport&quot;, &quot;Element&quot;: &quot;---&quot;, &quot;Brand&quot;: &quot;Pavo Real&quot;, &quot;Ev. fr. pin?&quot;: 1, &quot;Weight&quot;: 8, &quot;Spec&quot;: &quot;---&quot;, &quot;Inflicts HP Drain?&quot;: 0 }," calcext:value-type="string">
            <text:p>0x25: { "ID": 0x25, "Name": "Top Gear", "MaxLevel": 3, "Mingle?": 0, "Psych": "Teleport", "Element": "---", "Brand": "Pavo Real", "Ev. fr. pin?": 1, "Weight": 8, "Spec": "---", "Inflicts HP Drain?": 0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3"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quot;; ;&quot;, &quot;&quot;Element&quot;&quot;: &quot;&quot;&quot;;[.G40];&quot;&quot;&quot;, &quot;&quot;Brand&quot;&quot;: &quot;&quot;&quot;;[.D40];&quot;&quot;&quot;, &quot;&quot;Ev. fr. pin?&quot;&quot;: &quot;;[.AH40];&quot;, &quot;&quot;Weight&quot;&quot;: &quot;;[.Y40];&quot;, &quot;&quot;Spec&quot;&quot;: &quot;&quot;&quot;;[.J40];&quot;&quot;&quot;, &quot;&quot;Inflicts HP Drain?&quot;&quot;: &quot;;[.AI40];&quot; },&quot;)" office:value-type="string" office:string-value="0x26: { &quot;ID&quot;: 0x26, &quot;Name&quot;: &quot;Egg Bomb&quot;, &quot;MaxLevel&quot;: 4, &quot;Mingle?&quot;: 0, &quot;Psych&quot;: &quot;Pressure Mine&quot;, &quot;Element&quot;: &quot;Neu&quot;, &quot;Brand&quot;: &quot;Pavo Real&quot;, &quot;Ev. fr. pin?&quot;: 0, &quot;Weight&quot;: 8, &quot;Spec&quot;: &quot;Attack&quot;, &quot;Inflicts HP Drain?&quot;: 0 }," calcext:value-type="string">
            <text:p>0x26: { "ID": 0x26, "Name": "Egg Bomb", "MaxLevel": 4, "Mingle?": 0, "Psych": "Pressure Mine", "Element": "Neu", "Brand": "Pavo Real", "Ev. fr. pin?": 0, "Weight": 8, "Spec": "Attack", "Inflicts HP Drain?": 0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3"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quot;; ;&quot;, &quot;&quot;Element&quot;&quot;: &quot;&quot;&quot;;[.G41];&quot;&quot;&quot;, &quot;&quot;Brand&quot;&quot;: &quot;&quot;&quot;;[.D41];&quot;&quot;&quot;, &quot;&quot;Ev. fr. pin?&quot;&quot;: &quot;;[.AH41];&quot;, &quot;&quot;Weight&quot;&quot;: &quot;;[.Y41];&quot;, &quot;&quot;Spec&quot;&quot;: &quot;&quot;&quot;;[.J41];&quot;&quot;&quot;, &quot;&quot;Inflicts HP Drain?&quot;&quot;: &quot;;[.AI41];&quot; },&quot;)" office:value-type="string" office:string-value="0x27: { &quot;ID&quot;: 0x27, &quot;Name&quot;: &quot;Meteor Magnet&quot;, &quot;MaxLevel&quot;: 6, &quot;Mingle?&quot;: 0, &quot;Psych&quot;: &quot;Apport&quot;, &quot;Element&quot;: &quot;Neg&quot;, &quot;Brand&quot;: &quot;Pavo Real&quot;, &quot;Ev. fr. pin?&quot;: 0, &quot;Weight&quot;: 8, &quot;Spec&quot;: &quot;Attack&quot;, &quot;Inflicts HP Drain?&quot;: 0 }," calcext:value-type="string">
            <text:p>0x27: { "ID": 0x27, "Name": "Meteor Magnet", "MaxLevel": 6, "Mingle?": 0, "Psych": "Apport", "Element": "Neg", "Brand": "Pavo Real", "Ev. fr. pin?": 0, "Weight": 8, "Spec": "Attack", "Inflicts HP Drain?": 0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42];&quot;: { &quot;&quot;ID&quot;&quot;: &quot;;[.A42];&quot;, &quot;&quot;Name&quot;&quot;: &quot;&quot;&quot;;[.C42];&quot;&quot;&quot;, &quot;&quot;MaxLevel&quot;&quot;: &quot;;[.T42];&quot;, &quot;&quot;Mingle?&quot;&quot;: &quot;;[.AG42];&quot;, &quot;&quot;Psych&quot;&quot;: &quot;&quot;&quot;;[.H42];&quot;&quot;&quot;&quot;; ;&quot;, &quot;&quot;Element&quot;&quot;: &quot;&quot;&quot;;[.G42];&quot;&quot;&quot;, &quot;&quot;Brand&quot;&quot;: &quot;&quot;&quot;;[.D42];&quot;&quot;&quot;, &quot;&quot;Ev. fr. pin?&quot;&quot;: &quot;;[.AH42];&quot;, &quot;&quot;Weight&quot;&quot;: &quot;;[.Y42];&quot;, &quot;&quot;Spec&quot;&quot;: &quot;&quot;&quot;;[.J42];&quot;&quot;&quot;, &quot;&quot;Inflicts HP Drain?&quot;&quot;: &quot;;[.AI42];&quot; },&quot;)" office:value-type="string" office:string-value="0x28: { &quot;ID&quot;: 0x28, &quot;Name&quot;: &quot;Meteor Hook&quot;, &quot;MaxLevel&quot;: 7, &quot;Mingle?&quot;: 1, &quot;Psych&quot;: &quot;Apport&quot;, &quot;Element&quot;: &quot;Neg&quot;, &quot;Brand&quot;: &quot;Pavo Real&quot;, &quot;Ev. fr. pin?&quot;: 1, &quot;Weight&quot;: 8, &quot;Spec&quot;: &quot;Attack&quot;, &quot;Inflicts HP Drain?&quot;: 0 }," calcext:value-type="string">
            <text:p>0x28: { "ID": 0x28, "Name": "Meteor Hook", "MaxLevel": 7, "Mingle?": 1, "Psych": "Apport", "Element": "Neg", "Brand": "Pavo Real", "Ev. fr. pin?": 1, "Weight": 8, "Spec": "Attack", "Inflicts HP Drain?": 0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43];&quot;: { &quot;&quot;ID&quot;&quot;: &quot;;[.A43];&quot;, &quot;&quot;Name&quot;&quot;: &quot;&quot;&quot;;[.C43];&quot;&quot;&quot;, &quot;&quot;MaxLevel&quot;&quot;: &quot;;[.T43];&quot;, &quot;&quot;Mingle?&quot;&quot;: &quot;;[.AG43];&quot;, &quot;&quot;Psych&quot;&quot;: &quot;&quot;&quot;;[.H43];&quot;&quot;&quot;&quot;; ;&quot;, &quot;&quot;Element&quot;&quot;: &quot;&quot;&quot;;[.G43];&quot;&quot;&quot;, &quot;&quot;Brand&quot;&quot;: &quot;&quot;&quot;;[.D43];&quot;&quot;&quot;, &quot;&quot;Ev. fr. pin?&quot;&quot;: &quot;;[.AH43];&quot;, &quot;&quot;Weight&quot;&quot;: &quot;;[.Y43];&quot;, &quot;&quot;Spec&quot;&quot;: &quot;&quot;&quot;;[.J43];&quot;&quot;&quot;, &quot;&quot;Inflicts HP Drain?&quot;&quot;: &quot;;[.AI43];&quot; },&quot;)" office:value-type="string" office:string-value="0x29: { &quot;ID&quot;: 0x29, &quot;Name&quot;: &quot;Meteor Spike&quot;, &quot;MaxLevel&quot;: 8, &quot;Mingle?&quot;: 1, &quot;Psych&quot;: &quot;Apport&quot;, &quot;Element&quot;: &quot;Neg&quot;, &quot;Brand&quot;: &quot;Pavo Real&quot;, &quot;Ev. fr. pin?&quot;: 1, &quot;Weight&quot;: 8, &quot;Spec&quot;: &quot;Attack&quot;, &quot;Inflicts HP Drain?&quot;: 0 }," calcext:value-type="string">
            <text:p>0x29: { "ID": 0x29, "Name": "Meteor Spike", "MaxLevel": 8, "Mingle?": 1, "Psych": "Apport", "Element": "Neg", "Brand": "Pavo Real", "Ev. fr. pin?": 1, "Weight": 8, "Spec": "Attack", "Inflicts HP Drain?": 0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3"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quot;; ;&quot;, &quot;&quot;Element&quot;&quot;: &quot;&quot;&quot;;[.G44];&quot;&quot;&quot;, &quot;&quot;Brand&quot;&quot;: &quot;&quot;&quot;;[.D44];&quot;&quot;&quot;, &quot;&quot;Ev. fr. pin?&quot;&quot;: &quot;;[.AH44];&quot;, &quot;&quot;Weight&quot;&quot;: &quot;;[.Y44];&quot;, &quot;&quot;Spec&quot;&quot;: &quot;&quot;&quot;;[.J44];&quot;&quot;&quot;, &quot;&quot;Inflicts HP Drain?&quot;&quot;: &quot;;[.AI44];&quot; },&quot;)" office:value-type="string" office:string-value="0x2A: { &quot;ID&quot;: 0x2A, &quot;Name&quot;: &quot;Strong Heart&quot;, &quot;MaxLevel&quot;: 5, &quot;Mingle?&quot;: 0, &quot;Psych&quot;: &quot;Life Blight&quot;, &quot;Element&quot;: &quot;Abi&quot;, &quot;Brand&quot;: &quot;Pavo Real&quot;, &quot;Ev. fr. pin?&quot;: 0, &quot;Weight&quot;: 8, &quot;Spec&quot;: &quot;---&quot;, &quot;Inflicts HP Drain?&quot;: 0 }," calcext:value-type="string">
            <text:p>0x2A: { "ID": 0x2A, "Name": "Strong Heart", "MaxLevel": 5, "Mingle?": 0, "Psych": "Life Blight", "Element": "Abi", "Brand": "Pavo Real", "Ev. fr. pin?": 0, "Weight": 8, "Spec": "---", "Inflicts HP Drain?": 0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3"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quot;; ;&quot;, &quot;&quot;Element&quot;&quot;: &quot;&quot;&quot;;[.G45];&quot;&quot;&quot;, &quot;&quot;Brand&quot;&quot;: &quot;&quot;&quot;;[.D45];&quot;&quot;&quot;, &quot;&quot;Ev. fr. pin?&quot;&quot;: &quot;;[.AH45];&quot;, &quot;&quot;Weight&quot;&quot;: &quot;;[.Y45];&quot;, &quot;&quot;Spec&quot;&quot;: &quot;&quot;&quot;;[.J45];&quot;&quot;&quot;, &quot;&quot;Inflicts HP Drain?&quot;&quot;: &quot;;[.AI45];&quot; },&quot;)" office:value-type="string" office:string-value="0x2B: { &quot;ID&quot;: 0x2B, &quot;Name&quot;: &quot;Strong Spirit&quot;, &quot;MaxLevel&quot;: 5, &quot;Mingle?&quot;: 0, &quot;Psych&quot;: &quot;Attack Blight&quot;, &quot;Element&quot;: &quot;Abi&quot;, &quot;Brand&quot;: &quot;Pavo Real&quot;, &quot;Ev. fr. pin?&quot;: 0, &quot;Weight&quot;: 8, &quot;Spec&quot;: &quot;---&quot;, &quot;Inflicts HP Drain?&quot;: 0 }," calcext:value-type="string">
            <text:p>0x2B: { "ID": 0x2B, "Name": "Strong Spirit", "MaxLevel": 5, "Mingle?": 0, "Psych": "Attack Blight", "Element": "Abi", "Brand": "Pavo Real", "Ev. fr. pin?": 0, "Weight": 8, "Spec": "---", "Inflicts HP Drain?": 0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3"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quot;; ;&quot;, &quot;&quot;Element&quot;&quot;: &quot;&quot;&quot;;[.G46];&quot;&quot;&quot;, &quot;&quot;Brand&quot;&quot;: &quot;&quot;&quot;;[.D46];&quot;&quot;&quot;, &quot;&quot;Ev. fr. pin?&quot;&quot;: &quot;;[.AH46];&quot;, &quot;&quot;Weight&quot;&quot;: &quot;;[.Y46];&quot;, &quot;&quot;Spec&quot;&quot;: &quot;&quot;&quot;;[.J46];&quot;&quot;&quot;, &quot;&quot;Inflicts HP Drain?&quot;&quot;: &quot;;[.AI46];&quot; },&quot;)" office:value-type="string" office:string-value="0x2C: { &quot;ID&quot;: 0x2C, &quot;Name&quot;: &quot;Strong Body&quot;, &quot;MaxLevel&quot;: 5, &quot;Mingle?&quot;: 0, &quot;Psych&quot;: &quot;Defense Blight&quot;, &quot;Element&quot;: &quot;Abi&quot;, &quot;Brand&quot;: &quot;Pavo Real&quot;, &quot;Ev. fr. pin?&quot;: 0, &quot;Weight&quot;: 8, &quot;Spec&quot;: &quot;---&quot;, &quot;Inflicts HP Drain?&quot;: 0 }," calcext:value-type="string">
            <text:p>0x2C: { "ID": 0x2C, "Name": "Strong Body", "MaxLevel": 5, "Mingle?": 0, "Psych": "Defense Blight", "Element": "Abi", "Brand": "Pavo Real", "Ev. fr. pin?": 0, "Weight": 8, "Spec": "---", "Inflicts HP Drain?": 0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3"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quot;; ;&quot;, &quot;&quot;Element&quot;&quot;: &quot;&quot;&quot;;[.G47];&quot;&quot;&quot;, &quot;&quot;Brand&quot;&quot;: &quot;&quot;&quot;;[.D47];&quot;&quot;&quot;, &quot;&quot;Ev. fr. pin?&quot;&quot;: &quot;;[.AH47];&quot;, &quot;&quot;Weight&quot;&quot;: &quot;;[.Y47];&quot;, &quot;&quot;Spec&quot;&quot;: &quot;&quot;&quot;;[.J47];&quot;&quot;&quot;, &quot;&quot;Inflicts HP Drain?&quot;&quot;: &quot;;[.AI47];&quot; },&quot;)" office:value-type="string" office:string-value="0x2D: { &quot;ID&quot;: 0x2D, &quot;Name&quot;: &quot;Strong 'n Proud&quot;, &quot;MaxLevel&quot;: 5, &quot;Mingle?&quot;: 0, &quot;Psych&quot;: &quot;Mobility Blight&quot;, &quot;Element&quot;: &quot;Abi&quot;, &quot;Brand&quot;: &quot;Pavo Real&quot;, &quot;Ev. fr. pin?&quot;: 0, &quot;Weight&quot;: 8, &quot;Spec&quot;: &quot;---&quot;, &quot;Inflicts HP Drain?&quot;: 0 }," calcext:value-type="string">
            <text:p>0x2D: { "ID": 0x2D, "Name": "Strong 'n Proud", "MaxLevel": 5, "Mingle?": 0, "Psych": "Mobility Blight", "Element": "Abi", "Brand": "Pavo Real", "Ev. fr. pin?": 0, "Weight": 8, "Spec": "---", "Inflicts HP Drain?": 0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48];&quot;: { &quot;&quot;ID&quot;&quot;: &quot;;[.A48];&quot;, &quot;&quot;Name&quot;&quot;: &quot;&quot;&quot;;[.C48];&quot;&quot;&quot;, &quot;&quot;MaxLevel&quot;&quot;: &quot;;[.T48];&quot;, &quot;&quot;Mingle?&quot;&quot;: &quot;;[.AG48];&quot;, &quot;&quot;Psych&quot;&quot;: &quot;&quot;&quot;;[.H48];&quot;&quot;&quot;&quot;; ;&quot;, &quot;&quot;Element&quot;&quot;: &quot;&quot;&quot;;[.G48];&quot;&quot;&quot;, &quot;&quot;Brand&quot;&quot;: &quot;&quot;&quot;;[.D48];&quot;&quot;&quot;, &quot;&quot;Ev. fr. pin?&quot;&quot;: &quot;;[.AH48];&quot;, &quot;&quot;Weight&quot;&quot;: &quot;;[.Y48];&quot;, &quot;&quot;Spec&quot;&quot;: &quot;&quot;&quot;;[.J48];&quot;&quot;&quot;, &quot;&quot;Inflicts HP Drain?&quot;&quot;: &quot;;[.AI48];&quot; },&quot;)" office:value-type="string" office:string-value="0x2E: { &quot;ID&quot;: 0x2E, &quot;Name&quot;: &quot;Poison Scorpion&quot;, &quot;MaxLevel&quot;: 2, &quot;Mingle?&quot;: 0, &quot;Psych&quot;: &quot;Doomed Life&quot;, &quot;Element&quot;: &quot;Abi&quot;, &quot;Brand&quot;: &quot;Pavo Real&quot;, &quot;Ev. fr. pin?&quot;: 0, &quot;Weight&quot;: 8, &quot;Spec&quot;: &quot;---&quot;, &quot;Inflicts HP Drain?&quot;: 1 }," calcext:value-type="string">
            <text:p>0x2E: { "ID": 0x2E, "Name": "Poison Scorpion", "MaxLevel": 2, "Mingle?": 0, "Psych": "Doomed Life", "Element": "Abi", "Brand": "Pavo Real", "Ev. fr. pin?": 0, "Weight": 8, "Spec": "---", "Inflicts HP Drain?": 1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3"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quot;; ;&quot;, &quot;&quot;Element&quot;&quot;: &quot;&quot;&quot;;[.G49];&quot;&quot;&quot;, &quot;&quot;Brand&quot;&quot;: &quot;&quot;&quot;;[.D49];&quot;&quot;&quot;, &quot;&quot;Ev. fr. pin?&quot;&quot;: &quot;;[.AH49];&quot;, &quot;&quot;Weight&quot;&quot;: &quot;;[.Y49];&quot;, &quot;&quot;Spec&quot;&quot;: &quot;&quot;&quot;;[.J49];&quot;&quot;&quot;, &quot;&quot;Inflicts HP Drain?&quot;&quot;: &quot;;[.AI49];&quot; },&quot;)" office:value-type="string" office:string-value="0x2F: { &quot;ID&quot;: 0x2F, &quot;Name&quot;: &quot;Poison Skull&quot;, &quot;MaxLevel&quot;: 2, &quot;Mingle?&quot;: 0, &quot;Psych&quot;: &quot;Doomed Attack&quot;, &quot;Element&quot;: &quot;Abi&quot;, &quot;Brand&quot;: &quot;Pavo Real&quot;, &quot;Ev. fr. pin?&quot;: 0, &quot;Weight&quot;: 8, &quot;Spec&quot;: &quot;---&quot;, &quot;Inflicts HP Drain?&quot;: 0 }," calcext:value-type="string">
            <text:p>0x2F: { "ID": 0x2F, "Name": "Poison Skull", "MaxLevel": 2, "Mingle?": 0, "Psych": "Doomed Attack", "Element": "Abi", "Brand": "Pavo Real", "Ev. fr. pin?": 0, "Weight": 8, "Spec": "---", "Inflicts HP Drain?": 0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3"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quot;; ;&quot;, &quot;&quot;Element&quot;&quot;: &quot;&quot;&quot;;[.G50];&quot;&quot;&quot;, &quot;&quot;Brand&quot;&quot;: &quot;&quot;&quot;;[.D50];&quot;&quot;&quot;, &quot;&quot;Ev. fr. pin?&quot;&quot;: &quot;;[.AH50];&quot;, &quot;&quot;Weight&quot;&quot;: &quot;;[.Y50];&quot;, &quot;&quot;Spec&quot;&quot;: &quot;&quot;&quot;;[.J50];&quot;&quot;&quot;, &quot;&quot;Inflicts HP Drain?&quot;&quot;: &quot;;[.AI50];&quot; },&quot;)" office:value-type="string" office:string-value="0x30: { &quot;ID&quot;: 0x30, &quot;Name&quot;: &quot;Poison Bones&quot;, &quot;MaxLevel&quot;: 3, &quot;Mingle?&quot;: 0, &quot;Psych&quot;: &quot;Doomed Defense&quot;, &quot;Element&quot;: &quot;Abi&quot;, &quot;Brand&quot;: &quot;Pavo Real&quot;, &quot;Ev. fr. pin?&quot;: 0, &quot;Weight&quot;: 8, &quot;Spec&quot;: &quot;---&quot;, &quot;Inflicts HP Drain?&quot;: 0 }," calcext:value-type="string">
            <text:p>0x30: { "ID": 0x30, "Name": "Poison Bones", "MaxLevel": 3, "Mingle?": 0, "Psych": "Doomed Defense", "Element": "Abi", "Brand": "Pavo Real", "Ev. fr. pin?": 0, "Weight": 8, "Spec": "---", "Inflicts HP Drain?": 0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3"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quot;; ;&quot;, &quot;&quot;Element&quot;&quot;: &quot;&quot;&quot;;[.G51];&quot;&quot;&quot;, &quot;&quot;Brand&quot;&quot;: &quot;&quot;&quot;;[.D51];&quot;&quot;&quot;, &quot;&quot;Ev. fr. pin?&quot;&quot;: &quot;;[.AH51];&quot;, &quot;&quot;Weight&quot;&quot;: &quot;;[.Y51];&quot;, &quot;&quot;Spec&quot;&quot;: &quot;&quot;&quot;;[.J51];&quot;&quot;&quot;, &quot;&quot;Inflicts HP Drain?&quot;&quot;: &quot;;[.AI51];&quot; },&quot;)" office:value-type="string" office:string-value="0x31: { &quot;ID&quot;: 0x31, &quot;Name&quot;: &quot;Poison Chains&quot;, &quot;MaxLevel&quot;: 3, &quot;Mingle?&quot;: 0, &quot;Psych&quot;: &quot;Doomed Mobility&quot;, &quot;Element&quot;: &quot;Abi&quot;, &quot;Brand&quot;: &quot;Pavo Real&quot;, &quot;Ev. fr. pin?&quot;: 0, &quot;Weight&quot;: 8, &quot;Spec&quot;: &quot;---&quot;, &quot;Inflicts HP Drain?&quot;: 0 }," calcext:value-type="string">
            <text:p>0x31: { "ID": 0x31, "Name": "Poison Chains", "MaxLevel": 3, "Mingle?": 0, "Psych": "Doomed Mobility", "Element": "Abi", "Brand": "Pavo Real", "Ev. fr. pin?": 0, "Weight": 8, "Spec": "---", "Inflicts HP Drain?": 0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52];&quot;: { &quot;&quot;ID&quot;&quot;: &quot;;[.A52];&quot;, &quot;&quot;Name&quot;&quot;: &quot;&quot;&quot;;[.C52];&quot;&quot;&quot;, &quot;&quot;MaxLevel&quot;&quot;: &quot;;[.T52];&quot;, &quot;&quot;Mingle?&quot;&quot;: &quot;;[.AG52];&quot;, &quot;&quot;Psych&quot;&quot;: &quot;&quot;&quot;;[.H52];&quot;&quot;&quot;&quot;; ;&quot;, &quot;&quot;Element&quot;&quot;: &quot;&quot;&quot;;[.G52];&quot;&quot;&quot;, &quot;&quot;Brand&quot;&quot;: &quot;&quot;&quot;;[.D52];&quot;&quot;&quot;, &quot;&quot;Ev. fr. pin?&quot;&quot;: &quot;;[.AH52];&quot;, &quot;&quot;Weight&quot;&quot;: &quot;;[.Y52];&quot;, &quot;&quot;Spec&quot;&quot;: &quot;&quot;&quot;;[.J52];&quot;&quot;&quot;, &quot;&quot;Inflicts HP Drain?&quot;&quot;: &quot;;[.AI52];&quot; },&quot;)" office:value-type="string" office:string-value="0x32: { &quot;ID&quot;: 0x32, &quot;Name&quot;: &quot;Rapier Glance&quot;, &quot;MaxLevel&quot;: 3, &quot;Mingle?&quot;: 1, &quot;Psych&quot;: &quot;Doomed Attack+&quot;, &quot;Element&quot;: &quot;Abi&quot;, &quot;Brand&quot;: &quot;Pavo Real&quot;, &quot;Ev. fr. pin?&quot;: 1, &quot;Weight&quot;: 8, &quot;Spec&quot;: &quot;---&quot;, &quot;Inflicts HP Drain?&quot;: 0 }," calcext:value-type="string">
            <text:p>0x32: { "ID": 0x32, "Name": "Rapier Glance", "MaxLevel": 3, "Mingle?": 1, "Psych": "Doomed Attack+", "Element": "Abi", "Brand": "Pavo Real", "Ev. fr. pin?": 1, "Weight": 8, "Spec": "---", "Inflicts HP Drain?": 0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3"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quot;; ;&quot;, &quot;&quot;Element&quot;&quot;: &quot;&quot;&quot;;[.G53];&quot;&quot;&quot;, &quot;&quot;Brand&quot;&quot;: &quot;&quot;&quot;;[.D53];&quot;&quot;&quot;, &quot;&quot;Ev. fr. pin?&quot;&quot;: &quot;;[.AH53];&quot;, &quot;&quot;Weight&quot;&quot;: &quot;;[.Y53];&quot;, &quot;&quot;Spec&quot;&quot;: &quot;&quot;&quot;;[.J53];&quot;&quot;&quot;, &quot;&quot;Inflicts HP Drain?&quot;&quot;: &quot;;[.AI53];&quot; },&quot;)" office:value-type="string" office:string-value="0x33: { &quot;ID&quot;: 0x33, &quot;Name&quot;: &quot;Love Charge&quot;, &quot;MaxLevel&quot;: 1, &quot;Mingle?&quot;: 0, &quot;Psych&quot;: &quot;Cure Boost&quot;, &quot;Element&quot;: &quot;Abi&quot;, &quot;Brand&quot;: &quot;Pavo Real&quot;, &quot;Ev. fr. pin?&quot;: 0, &quot;Weight&quot;: 8, &quot;Spec&quot;: &quot;---&quot;, &quot;Inflicts HP Drain?&quot;: 0 }," calcext:value-type="string">
            <text:p>0x33: { "ID": 0x33, "Name": "Love Charge", "MaxLevel": 1, "Mingle?": 0, "Psych": "Cure Boost", "Element": "Abi", "Brand": "Pavo Real", "Ev. fr. pin?": 0, "Weight": 8, "Spec": "---", "Inflicts HP Drain?": 0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3"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quot;; ;&quot;, &quot;&quot;Element&quot;&quot;: &quot;&quot;&quot;;[.G54];&quot;&quot;&quot;, &quot;&quot;Brand&quot;&quot;: &quot;&quot;&quot;;[.D54];&quot;&quot;&quot;, &quot;&quot;Ev. fr. pin?&quot;&quot;: &quot;;[.AH54];&quot;, &quot;&quot;Weight&quot;&quot;: &quot;;[.Y54];&quot;, &quot;&quot;Spec&quot;&quot;: &quot;&quot;&quot;;[.J54];&quot;&quot;&quot;, &quot;&quot;Inflicts HP Drain?&quot;&quot;: &quot;;[.AI54];&quot; },&quot;)" office:value-type="string" office:string-value="0x34: { &quot;ID&quot;: 0x34, &quot;Name&quot;: &quot;Guardian Angel&quot;, &quot;MaxLevel&quot;: 5, &quot;Mingle?&quot;: 0, &quot;Psych&quot;: &quot;Subconscious&quot;, &quot;Element&quot;: &quot;---&quot;, &quot;Brand&quot;: &quot;Pavo Real&quot;, &quot;Ev. fr. pin?&quot;: 0, &quot;Weight&quot;: 8, &quot;Spec&quot;: &quot;---&quot;, &quot;Inflicts HP Drain?&quot;: 0 }," calcext:value-type="string">
            <text:p>0x34: { "ID": 0x34, "Name": "Guardian Angel", "MaxLevel": 5, "Mingle?": 0, "Psych": "Subconscious", "Element": "---", "Brand": "Pavo Real", "Ev. fr. pin?": 0, "Weight": 8, "Spec": "---", "Inflicts HP Drain?": 0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55];&quot;: { &quot;&quot;ID&quot;&quot;: &quot;;[.A55];&quot;, &quot;&quot;Name&quot;&quot;: &quot;&quot;&quot;;[.C55];&quot;&quot;&quot;, &quot;&quot;MaxLevel&quot;&quot;: &quot;;[.T55];&quot;, &quot;&quot;Mingle?&quot;&quot;: &quot;;[.AG55];&quot;, &quot;&quot;Psych&quot;&quot;: &quot;&quot;&quot;;[.H55];&quot;&quot;&quot;&quot;; ;&quot;, &quot;&quot;Element&quot;&quot;: &quot;&quot;&quot;;[.G55];&quot;&quot;&quot;, &quot;&quot;Brand&quot;&quot;: &quot;&quot;&quot;;[.D55];&quot;&quot;&quot;, &quot;&quot;Ev. fr. pin?&quot;&quot;: &quot;;[.AH55];&quot;, &quot;&quot;Weight&quot;&quot;: &quot;;[.Y55];&quot;, &quot;&quot;Spec&quot;&quot;: &quot;&quot;&quot;;[.J55];&quot;&quot;&quot;, &quot;&quot;Inflicts HP Drain?&quot;&quot;: &quot;;[.AI55];&quot; },&quot;)" office:value-type="string" office:string-value="0x35: { &quot;ID&quot;: 0x35, &quot;Name&quot;: &quot;Archangel&quot;, &quot;MaxLevel&quot;: 3, &quot;Mingle?&quot;: 0, &quot;Psych&quot;: &quot;Subconscious&quot;, &quot;Element&quot;: &quot;---&quot;, &quot;Brand&quot;: &quot;Pavo Real&quot;, &quot;Ev. fr. pin?&quot;: 1, &quot;Weight&quot;: 8, &quot;Spec&quot;: &quot;Recovery&quot;, &quot;Inflicts HP Drain?&quot;: 0 }," calcext:value-type="string">
            <text:p>0x35: { "ID": 0x35, "Name": "Archangel", "MaxLevel": 3, "Mingle?": 0, "Psych": "Subconscious", "Element": "---", "Brand": "Pavo Real", "Ev. fr. pin?": 1, "Weight": 8, "Spec": "Recovery", "Inflicts HP Drain?": 0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3"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quot;; ;&quot;, &quot;&quot;Element&quot;&quot;: &quot;&quot;&quot;;[.G56];&quot;&quot;&quot;, &quot;&quot;Brand&quot;&quot;: &quot;&quot;&quot;;[.D56];&quot;&quot;&quot;, &quot;&quot;Ev. fr. pin?&quot;&quot;: &quot;;[.AH56];&quot;, &quot;&quot;Weight&quot;&quot;: &quot;;[.Y56];&quot;, &quot;&quot;Spec&quot;&quot;: &quot;&quot;&quot;;[.J56];&quot;&quot;&quot;, &quot;&quot;Inflicts HP Drain?&quot;&quot;: &quot;;[.AI56];&quot; },&quot;)" office:value-type="string" office:string-value="0x36: { &quot;ID&quot;: 0x36, &quot;Name&quot;: &quot;Energy Factor&quot;, &quot;MaxLevel&quot;: 5, &quot;Mingle?&quot;: 0, &quot;Psych&quot;: &quot;Turbo Gauge&quot;, &quot;Element&quot;: &quot;Abi&quot;, &quot;Brand&quot;: &quot;Pavo Real&quot;, &quot;Ev. fr. pin?&quot;: 0, &quot;Weight&quot;: 8, &quot;Spec&quot;: &quot;---&quot;, &quot;Inflicts HP Drain?&quot;: 0 }," calcext:value-type="string">
            <text:p>0x36: { "ID": 0x36, "Name": "Energy Factor", "MaxLevel": 5, "Mingle?": 0, "Psych": "Turbo Gauge", "Element": "Abi", "Brand": "Pavo Real", "Ev. fr. pin?": 0, "Weight": 8, "Spec": "---", "Inflicts HP Drain?": 0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3"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quot;; ;&quot;, &quot;&quot;Element&quot;&quot;: &quot;&quot;&quot;;[.G57];&quot;&quot;&quot;, &quot;&quot;Brand&quot;&quot;: &quot;&quot;&quot;;[.D57];&quot;&quot;&quot;, &quot;&quot;Ev. fr. pin?&quot;&quot;: &quot;;[.AH57];&quot;, &quot;&quot;Weight&quot;&quot;: &quot;;[.Y57];&quot;, &quot;&quot;Spec&quot;&quot;: &quot;&quot;&quot;;[.J57];&quot;&quot;&quot;, &quot;&quot;Inflicts HP Drain?&quot;&quot;: &quot;;[.AI57];&quot; },&quot;)" office:value-type="string" office:string-value="0x37: { &quot;ID&quot;: 0x37, &quot;Name&quot;: &quot;Speed Factor&quot;, &quot;MaxLevel&quot;: 1, &quot;Mingle?&quot;: 0, &quot;Psych&quot;: &quot;Turbo Reboot&quot;, &quot;Element&quot;: &quot;Abi&quot;, &quot;Brand&quot;: &quot;Pavo Real&quot;, &quot;Ev. fr. pin?&quot;: 0, &quot;Weight&quot;: 8, &quot;Spec&quot;: &quot;---&quot;, &quot;Inflicts HP Drain?&quot;: 0 }," calcext:value-type="string">
            <text:p>0x37: { "ID": 0x37, "Name": "Speed Factor", "MaxLevel": 1, "Mingle?": 0, "Psych": "Turbo Reboot", "Element": "Abi", "Brand": "Pavo Real", "Ev. fr. pin?": 0, "Weight": 8, "Spec": "---", "Inflicts HP Drain?": 0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3"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quot;; ;&quot;, &quot;&quot;Element&quot;&quot;: &quot;&quot;&quot;;[.G58];&quot;&quot;&quot;, &quot;&quot;Brand&quot;&quot;: &quot;&quot;&quot;;[.D58];&quot;&quot;&quot;, &quot;&quot;Ev. fr. pin?&quot;&quot;: &quot;;[.AH58];&quot;, &quot;&quot;Weight&quot;&quot;: &quot;;[.Y58];&quot;, &quot;&quot;Spec&quot;&quot;: &quot;&quot;&quot;;[.J58];&quot;&quot;&quot;, &quot;&quot;Inflicts HP Drain?&quot;&quot;: &quot;;[.AI58];&quot; },&quot;)" office:value-type="string" office:string-value="0x38: { &quot;ID&quot;: 0x38, &quot;Name&quot;: &quot;Supply Factor&quot;, &quot;MaxLevel&quot;: 3, &quot;Mingle?&quot;: 0, &quot;Psych&quot;: &quot;Supply Boost&quot;, &quot;Element&quot;: &quot;Abi&quot;, &quot;Brand&quot;: &quot;Pavo Real&quot;, &quot;Ev. fr. pin?&quot;: 0, &quot;Weight&quot;: 8, &quot;Spec&quot;: &quot;---&quot;, &quot;Inflicts HP Drain?&quot;: 0 }," calcext:value-type="string">
            <text:p>0x38: { "ID": 0x38, "Name": "Supply Factor", "MaxLevel": 3, "Mingle?": 0, "Psych": "Supply Boost", "Element": "Abi", "Brand": "Pavo Real", "Ev. fr. pin?": 0, "Weight": 8, "Spec": "---", "Inflicts HP Drain?": 0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quot;; ;&quot;, &quot;&quot;Element&quot;&quot;: &quot;&quot;&quot;;[.G59];&quot;&quot;&quot;, &quot;&quot;Brand&quot;&quot;: &quot;&quot;&quot;;[.D59];&quot;&quot;&quot;, &quot;&quot;Ev. fr. pin?&quot;&quot;: &quot;;[.AH59];&quot;, &quot;&quot;Weight&quot;&quot;: &quot;;[.Y59];&quot;, &quot;&quot;Spec&quot;&quot;: &quot;&quot;&quot;;[.J59];&quot;&quot;&quot;, &quot;&quot;Inflicts HP Drain?&quot;&quot;: &quot;;[.AI59];&quot; },&quot;)" office:value-type="string" office:string-value="0x39: { &quot;ID&quot;: 0x39, &quot;Name&quot;: &quot;Chaos&quot;, &quot;MaxLevel&quot;: 3, &quot;Mingle?&quot;: 0, &quot;Psych&quot;: &quot;Doomed Life+&quot;, &quot;Element&quot;: &quot;Abi&quot;, &quot;Brand&quot;: &quot;Pavo Real&quot;, &quot;Ev. fr. pin?&quot;: 1, &quot;Weight&quot;: 8, &quot;Spec&quot;: &quot;---&quot;, &quot;Inflicts HP Drain?&quot;: 1 }," calcext:value-type="string">
            <text:p>0x39: { "ID": 0x39, "Name": "Chaos", "MaxLevel": 3, "Mingle?": 0, "Psych": "Doomed Life+", "Element": "Abi", "Brand": "Pavo Real", "Ev. fr. pin?": 1, "Weight": 8, "Spec": "---", "Inflicts HP Drain?": 1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3"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quot;; ;&quot;, &quot;&quot;Element&quot;&quot;: &quot;&quot;&quot;;[.G60];&quot;&quot;&quot;, &quot;&quot;Brand&quot;&quot;: &quot;&quot;&quot;;[.D60];&quot;&quot;&quot;, &quot;&quot;Ev. fr. pin?&quot;&quot;: &quot;;[.AH60];&quot;, &quot;&quot;Weight&quot;&quot;: &quot;;[.Y60];&quot;, &quot;&quot;Spec&quot;&quot;: &quot;&quot;&quot;;[.J60];&quot;&quot;&quot;, &quot;&quot;Inflicts HP Drain?&quot;&quot;: &quot;;[.AI60];&quot; },&quot;)" office:value-type="string" office:string-value="0x3A: { &quot;ID&quot;: 0x3A, &quot;Name&quot;: &quot;Pavo Real&quot;, &quot;MaxLevel&quot;: 3, &quot;Mingle?&quot;: 0, &quot;Psych&quot;: &quot;Resonance: PR&quot;, &quot;Element&quot;: &quot;Abi&quot;, &quot;Brand&quot;: &quot;Pavo Real&quot;, &quot;Ev. fr. pin?&quot;: 0, &quot;Weight&quot;: 8, &quot;Spec&quot;: &quot;---&quot;, &quot;Inflicts HP Drain?&quot;: 0 }," calcext:value-type="string">
            <text:p>0x3A: { "ID": 0x3A, "Name": "Pavo Real", "MaxLevel": 3, "Mingle?": 0, "Psych": "Resonance: PR", "Element": "Abi", "Brand": "Pavo Real", "Ev. fr. pin?": 0, "Weight": 8, "Spec": "---", "Inflicts HP Drain?": 0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3"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quot;; ;&quot;, &quot;&quot;Element&quot;&quot;: &quot;&quot;&quot;;[.G61];&quot;&quot;&quot;, &quot;&quot;Brand&quot;&quot;: &quot;&quot;&quot;;[.D61];&quot;&quot;&quot;, &quot;&quot;Ev. fr. pin?&quot;&quot;: &quot;;[.AH61];&quot;, &quot;&quot;Weight&quot;&quot;: &quot;;[.Y61];&quot;, &quot;&quot;Spec&quot;&quot;: &quot;&quot;&quot;;[.J61];&quot;&quot;&quot;, &quot;&quot;Inflicts HP Drain?&quot;&quot;: &quot;;[.AI61];&quot; },&quot;)" office:value-type="string" office:string-value="0x3B: { &quot;ID&quot;: 0x3B, &quot;Name&quot;: &quot;Lightning Moon&quot;, &quot;MaxLevel&quot;: 5, &quot;Mingle?&quot;: 0, &quot;Psych&quot;: &quot;Spark Core&quot;, &quot;Element&quot;: &quot;Neg&quot;, &quot;Brand&quot;: &quot;Mus Rattus&quot;, &quot;Ev. fr. pin?&quot;: 0, &quot;Weight&quot;: 5, &quot;Spec&quot;: &quot;Attack&quot;, &quot;Inflicts HP Drain?&quot;: 0 }," calcext:value-type="string">
            <text:p>0x3B: { "ID": 0x3B, "Name": "Lightning Moon", "MaxLevel": 5, "Mingle?": 0, "Psych": "Spark Core", "Element": "Neg", "Brand": "Mus Rattus", "Ev. fr. pin?": 0, "Weight": 5, "Spec": "Attack", "Inflicts HP Drain?": 0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3"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quot;; ;&quot;, &quot;&quot;Element&quot;&quot;: &quot;&quot;&quot;;[.G62];&quot;&quot;&quot;, &quot;&quot;Brand&quot;&quot;: &quot;&quot;&quot;;[.D62];&quot;&quot;&quot;, &quot;&quot;Ev. fr. pin?&quot;&quot;: &quot;;[.AH62];&quot;, &quot;&quot;Weight&quot;&quot;: &quot;;[.Y62];&quot;, &quot;&quot;Spec&quot;&quot;: &quot;&quot;&quot;;[.J62];&quot;&quot;&quot;, &quot;&quot;Inflicts HP Drain?&quot;&quot;: &quot;;[.AI62];&quot; },&quot;)" office:value-type="string" office:string-value="0x3C: { &quot;ID&quot;: 0x3C, &quot;Name&quot;: &quot;Lightning Storm&quot;, &quot;MaxLevel&quot;: 5, &quot;Mingle?&quot;: 0, &quot;Psych&quot;: &quot;Spark Core&quot;, &quot;Element&quot;: &quot;Neg&quot;, &quot;Brand&quot;: &quot;Mus Rattus&quot;, &quot;Ev. fr. pin?&quot;: 0, &quot;Weight&quot;: 5, &quot;Spec&quot;: &quot;Attack&quot;, &quot;Inflicts HP Drain?&quot;: 0 }," calcext:value-type="string">
            <text:p>0x3C: { "ID": 0x3C, "Name": "Lightning Storm", "MaxLevel": 5, "Mingle?": 0, "Psych": "Spark Core", "Element": "Neg", "Brand": "Mus Rattus", "Ev. fr. pin?": 0, "Weight": 5, "Spec": "Attack", "Inflicts HP Drain?": 0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3"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quot;; ;&quot;, &quot;&quot;Element&quot;&quot;: &quot;&quot;&quot;;[.G63];&quot;&quot;&quot;, &quot;&quot;Brand&quot;&quot;: &quot;&quot;&quot;;[.D63];&quot;&quot;&quot;, &quot;&quot;Ev. fr. pin?&quot;&quot;: &quot;;[.AH63];&quot;, &quot;&quot;Weight&quot;&quot;: &quot;;[.Y63];&quot;, &quot;&quot;Spec&quot;&quot;: &quot;&quot;&quot;;[.J63];&quot;&quot;&quot;, &quot;&quot;Inflicts HP Drain?&quot;&quot;: &quot;;[.AI63];&quot; },&quot;)" office:value-type="string" office:string-value="0x3D: { &quot;ID&quot;: 0x3D, &quot;Name&quot;: &quot;Burning Cherry&quot;, &quot;MaxLevel&quot;: 5, &quot;Mingle?&quot;: 0, &quot;Psych&quot;: &quot;Flame Core&quot;, &quot;Element&quot;: &quot;Neg&quot;, &quot;Brand&quot;: &quot;Mus Rattus&quot;, &quot;Ev. fr. pin?&quot;: 0, &quot;Weight&quot;: 5, &quot;Spec&quot;: &quot;Attack&quot;, &quot;Inflicts HP Drain?&quot;: 0 }," calcext:value-type="string">
            <text:p>0x3D: { "ID": 0x3D, "Name": "Burning Cherry", "MaxLevel": 5, "Mingle?": 0, "Psych": "Flame Core", "Element": "Neg", "Brand": "Mus Rattus", "Ev. fr. pin?": 0, "Weight": 5, "Spec": "Attack", "Inflicts HP Drain?": 0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4];&quot;: { &quot;&quot;ID&quot;&quot;: &quot;;[.A64];&quot;, &quot;&quot;Name&quot;&quot;: &quot;&quot;&quot;;[.C64];&quot;&quot;&quot;, &quot;&quot;MaxLevel&quot;&quot;: &quot;;[.T64];&quot;, &quot;&quot;Mingle?&quot;&quot;: &quot;;[.AG64];&quot;, &quot;&quot;Psych&quot;&quot;: &quot;&quot;&quot;;[.H64];&quot;&quot;&quot;&quot;; ;&quot;, &quot;&quot;Element&quot;&quot;: &quot;&quot;&quot;;[.G64];&quot;&quot;&quot;, &quot;&quot;Brand&quot;&quot;: &quot;&quot;&quot;;[.D64];&quot;&quot;&quot;, &quot;&quot;Ev. fr. pin?&quot;&quot;: &quot;;[.AH64];&quot;, &quot;&quot;Weight&quot;&quot;: &quot;;[.Y64];&quot;, &quot;&quot;Spec&quot;&quot;: &quot;&quot;&quot;;[.J64];&quot;&quot;&quot;, &quot;&quot;Inflicts HP Drain?&quot;&quot;: &quot;;[.AI64];&quot; },&quot;)" office:value-type="string" office:string-value="0x3E: { &quot;ID&quot;: 0x3E, &quot;Name&quot;: &quot;Burning Melon&quot;, &quot;MaxLevel&quot;: 5, &quot;Mingle?&quot;: 0, &quot;Psych&quot;: &quot;Flame Core&quot;, &quot;Element&quot;: &quot;Neg&quot;, &quot;Brand&quot;: &quot;Mus Rattus&quot;, &quot;Ev. fr. pin?&quot;: 1, &quot;Weight&quot;: 5, &quot;Spec&quot;: &quot;Attack&quot;, &quot;Inflicts HP Drain?&quot;: 0 }," calcext:value-type="string">
            <text:p>0x3E: { "ID": 0x3E, "Name": "Burning Melon", "MaxLevel": 5, "Mingle?": 0, "Psych": "Flame Core", "Element": "Neg", "Brand": "Mus Rattus", "Ev. fr. pin?": 1, "Weight": 5, "Spec": "Attack", "Inflicts HP Drain?": 0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5];&quot;: { &quot;&quot;ID&quot;&quot;: &quot;;[.A65];&quot;, &quot;&quot;Name&quot;&quot;: &quot;&quot;&quot;;[.C65];&quot;&quot;&quot;, &quot;&quot;MaxLevel&quot;&quot;: &quot;;[.T65];&quot;, &quot;&quot;Mingle?&quot;&quot;: &quot;;[.AG65];&quot;, &quot;&quot;Psych&quot;&quot;: &quot;&quot;&quot;;[.H65];&quot;&quot;&quot;&quot;; ;&quot;, &quot;&quot;Element&quot;&quot;: &quot;&quot;&quot;;[.G65];&quot;&quot;&quot;, &quot;&quot;Brand&quot;&quot;: &quot;&quot;&quot;;[.D65];&quot;&quot;&quot;, &quot;&quot;Ev. fr. pin?&quot;&quot;: &quot;;[.AH65];&quot;, &quot;&quot;Weight&quot;&quot;: &quot;;[.Y65];&quot;, &quot;&quot;Spec&quot;&quot;: &quot;&quot;&quot;;[.J65];&quot;&quot;&quot;, &quot;&quot;Inflicts HP Drain?&quot;&quot;: &quot;;[.AI65];&quot; },&quot;)" office:value-type="string" office:string-value="0x3F: { &quot;ID&quot;: 0x3F, &quot;Name&quot;: &quot;Burning Berry&quot;, &quot;MaxLevel&quot;: 5, &quot;Mingle?&quot;: 0, &quot;Psych&quot;: &quot;Flame Core&quot;, &quot;Element&quot;: &quot;Neg&quot;, &quot;Brand&quot;: &quot;Mus Rattus&quot;, &quot;Ev. fr. pin?&quot;: 1, &quot;Weight&quot;: 5, &quot;Spec&quot;: &quot;Attack&quot;, &quot;Inflicts HP Drain?&quot;: 0 }," calcext:value-type="string">
            <text:p>0x3F: { "ID": 0x3F, "Name": "Burning Berry", "MaxLevel": 5, "Mingle?": 0, "Psych": "Flame Core", "Element": "Neg", "Brand": "Mus Rattus", "Ev. fr. pin?": 1, "Weight": 5, "Spec": "Attack", "Inflicts HP Drain?": 0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3"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quot;; ;&quot;, &quot;&quot;Element&quot;&quot;: &quot;&quot;&quot;;[.G66];&quot;&quot;&quot;, &quot;&quot;Brand&quot;&quot;: &quot;&quot;&quot;;[.D66];&quot;&quot;&quot;, &quot;&quot;Ev. fr. pin?&quot;&quot;: &quot;;[.AH66];&quot;, &quot;&quot;Weight&quot;&quot;: &quot;;[.Y66];&quot;, &quot;&quot;Spec&quot;&quot;: &quot;&quot;&quot;;[.J66];&quot;&quot;&quot;, &quot;&quot;Inflicts HP Drain?&quot;&quot;: &quot;;[.AI66];&quot; },&quot;)" office:value-type="string" office:string-value="0x40: { &quot;ID&quot;: 0x40, &quot;Name&quot;: &quot;Aqua Monster&quot;, &quot;MaxLevel&quot;: 4, &quot;Mingle?&quot;: 0, &quot;Psych&quot;: &quot;Splash Core&quot;, &quot;Element&quot;: &quot;Neg&quot;, &quot;Brand&quot;: &quot;Mus Rattus&quot;, &quot;Ev. fr. pin?&quot;: 0, &quot;Weight&quot;: 5, &quot;Spec&quot;: &quot;Attack&quot;, &quot;Inflicts HP Drain?&quot;: 0 }," calcext:value-type="string">
            <text:p>0x40: { "ID": 0x40, "Name": "Aqua Monster", "MaxLevel": 4, "Mingle?": 0, "Psych": "Splash Core", "Element": "Neg", "Brand": "Mus Rattus", "Ev. fr. pin?": 0, "Weight": 5, "Spec": "Attack", "Inflicts HP Drain?": 0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3"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quot;; ;&quot;, &quot;&quot;Element&quot;&quot;: &quot;&quot;&quot;;[.G67];&quot;&quot;&quot;, &quot;&quot;Brand&quot;&quot;: &quot;&quot;&quot;;[.D67];&quot;&quot;&quot;, &quot;&quot;Ev. fr. pin?&quot;&quot;: &quot;;[.AH67];&quot;, &quot;&quot;Weight&quot;&quot;: &quot;;[.Y67];&quot;, &quot;&quot;Spec&quot;&quot;: &quot;&quot;&quot;;[.J67];&quot;&quot;&quot;, &quot;&quot;Inflicts HP Drain?&quot;&quot;: &quot;;[.AI67];&quot; },&quot;)" office:value-type="string" office:string-value="0x41: { &quot;ID&quot;: 0x41, &quot;Name&quot;: &quot;Aqua Ghost&quot;, &quot;MaxLevel&quot;: 5, &quot;Mingle?&quot;: 0, &quot;Psych&quot;: &quot;Splash Core&quot;, &quot;Element&quot;: &quot;Neg&quot;, &quot;Brand&quot;: &quot;Mus Rattus&quot;, &quot;Ev. fr. pin?&quot;: 0, &quot;Weight&quot;: 5, &quot;Spec&quot;: &quot;Attack&quot;, &quot;Inflicts HP Drain?&quot;: 0 }," calcext:value-type="string">
            <text:p>0x41: { "ID": 0x41, "Name": "Aqua Ghost", "MaxLevel": 5, "Mingle?": 0, "Psych": "Splash Core", "Element": "Neg", "Brand": "Mus Rattus", "Ev. fr. pin?": 0, "Weight": 5, "Spec": "Attack", "Inflicts HP Drain?": 0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68];&quot;: { &quot;&quot;ID&quot;&quot;: &quot;;[.A68];&quot;, &quot;&quot;Name&quot;&quot;: &quot;&quot;&quot;;[.C68];&quot;&quot;&quot;, &quot;&quot;MaxLevel&quot;&quot;: &quot;;[.T68];&quot;, &quot;&quot;Mingle?&quot;&quot;: &quot;;[.AG68];&quot;, &quot;&quot;Psych&quot;&quot;: &quot;&quot;&quot;;[.H68];&quot;&quot;&quot;&quot;; ;&quot;, &quot;&quot;Element&quot;&quot;: &quot;&quot;&quot;;[.G68];&quot;&quot;&quot;, &quot;&quot;Brand&quot;&quot;: &quot;&quot;&quot;;[.D68];&quot;&quot;&quot;, &quot;&quot;Ev. fr. pin?&quot;&quot;: &quot;;[.AH68];&quot;, &quot;&quot;Weight&quot;&quot;: &quot;;[.Y68];&quot;, &quot;&quot;Spec&quot;&quot;: &quot;&quot;&quot;;[.J68];&quot;&quot;&quot;, &quot;&quot;Inflicts HP Drain?&quot;&quot;: &quot;;[.AI68];&quot; },&quot;)" office:value-type="string" office:string-value="0x42: { &quot;ID&quot;: 0x42, &quot;Name&quot;: &quot;Aqua Demon&quot;, &quot;MaxLevel&quot;: 5, &quot;Mingle?&quot;: 0, &quot;Psych&quot;: &quot;Splash Core&quot;, &quot;Element&quot;: &quot;Neg&quot;, &quot;Brand&quot;: &quot;Mus Rattus&quot;, &quot;Ev. fr. pin?&quot;: 1, &quot;Weight&quot;: 5, &quot;Spec&quot;: &quot;Attack&quot;, &quot;Inflicts HP Drain?&quot;: 0 }," calcext:value-type="string">
            <text:p>0x42: { "ID": 0x42, "Name": "Aqua Demon", "MaxLevel": 5, "Mingle?": 0, "Psych": "Splash Core", "Element": "Neg", "Brand": "Mus Rattus", "Ev. fr. pin?": 1, "Weight": 5, "Spec": "Attack", "Inflicts HP Drain?": 0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3"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quot;; ;&quot;, &quot;&quot;Element&quot;&quot;: &quot;&quot;&quot;;[.G69];&quot;&quot;&quot;, &quot;&quot;Brand&quot;&quot;: &quot;&quot;&quot;;[.D69];&quot;&quot;&quot;, &quot;&quot;Ev. fr. pin?&quot;&quot;: &quot;;[.AH69];&quot;, &quot;&quot;Weight&quot;&quot;: &quot;;[.Y69];&quot;, &quot;&quot;Spec&quot;&quot;: &quot;&quot;&quot;;[.J69];&quot;&quot;&quot;, &quot;&quot;Inflicts HP Drain?&quot;&quot;: &quot;;[.AI69];&quot; },&quot;)" office:value-type="string" office:string-value="0x43: { &quot;ID&quot;: 0x43, &quot;Name&quot;: &quot;Cornered Rat&quot;, &quot;MaxLevel&quot;: 5, &quot;Mingle?&quot;: 0, &quot;Psych&quot;: &quot;Holy Light&quot;, &quot;Element&quot;: &quot;Neg&quot;, &quot;Brand&quot;: &quot;Mus Rattus&quot;, &quot;Ev. fr. pin?&quot;: 0, &quot;Weight&quot;: 5, &quot;Spec&quot;: &quot;Attack&quot;, &quot;Inflicts HP Drain?&quot;: 0 }," calcext:value-type="string">
            <text:p>0x43: { "ID": 0x43, "Name": "Cornered Rat", "MaxLevel": 5, "Mingle?": 0, "Psych": "Holy Light", "Element": "Neg", "Brand": "Mus Rattus", "Ev. fr. pin?": 0, "Weight": 5, "Spec": "Attack", "Inflicts HP Drain?": 0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3"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quot;; ;&quot;, &quot;&quot;Element&quot;&quot;: &quot;&quot;&quot;;[.G70];&quot;&quot;&quot;, &quot;&quot;Brand&quot;&quot;: &quot;&quot;&quot;;[.D70];&quot;&quot;&quot;, &quot;&quot;Ev. fr. pin?&quot;&quot;: &quot;;[.AH70];&quot;, &quot;&quot;Weight&quot;&quot;: &quot;;[.Y70];&quot;, &quot;&quot;Spec&quot;&quot;: &quot;&quot;&quot;;[.J70];&quot;&quot;&quot;, &quot;&quot;Inflicts HP Drain?&quot;&quot;: &quot;;[.AI70];&quot; },&quot;)" office:value-type="string" office:string-value="0x44: { &quot;ID&quot;: 0x44, &quot;Name&quot;: &quot;Blast Warning&quot;, &quot;MaxLevel&quot;: 5, &quot;Mingle?&quot;: 0, &quot;Psych&quot;: &quot;Pyrokinesis&quot;, &quot;Element&quot;: &quot;Neg&quot;, &quot;Brand&quot;: &quot;Mus Rattus&quot;, &quot;Ev. fr. pin?&quot;: 0, &quot;Weight&quot;: 5, &quot;Spec&quot;: &quot;Attack&quot;, &quot;Inflicts HP Drain?&quot;: 0 }," calcext:value-type="string">
            <text:p>0x44: { "ID": 0x44, "Name": "Blast Warning", "MaxLevel": 5, "Mingle?": 0, "Psych": "Pyrokinesis", "Element": "Neg", "Brand": "Mus Rattus", "Ev. fr. pin?": 0, "Weight": 5, "Spec": "Attack", "Inflicts HP Drain?": 0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quot;; ;&quot;, &quot;&quot;Element&quot;&quot;: &quot;&quot;&quot;;[.G71];&quot;&quot;&quot;, &quot;&quot;Brand&quot;&quot;: &quot;&quot;&quot;;[.D71];&quot;&quot;&quot;, &quot;&quot;Ev. fr. pin?&quot;&quot;: &quot;;[.AH71];&quot;, &quot;&quot;Weight&quot;&quot;: &quot;;[.Y71];&quot;, &quot;&quot;Spec&quot;&quot;: &quot;&quot;&quot;;[.J71];&quot;&quot;&quot;, &quot;&quot;Inflicts HP Drain?&quot;&quot;: &quot;;[.AI71];&quot; },&quot;)" office:value-type="string" office:string-value="0x45: { &quot;ID&quot;: 0x45, &quot;Name&quot;: &quot;Candle Service&quot;, &quot;MaxLevel&quot;: 3, &quot;Mingle?&quot;: 0, &quot;Psych&quot;: &quot;Explosion&quot;, &quot;Element&quot;: &quot;Neg&quot;, &quot;Brand&quot;: &quot;Mus Rattus&quot;, &quot;Ev. fr. pin?&quot;: 0, &quot;Weight&quot;: 5, &quot;Spec&quot;: &quot;Attack&quot;, &quot;Inflicts HP Drain?&quot;: 0 }," calcext:value-type="string">
            <text:p>0x45: { "ID": 0x45, "Name": "Candle Service", "MaxLevel": 3, "Mingle?": 0, "Psych": "Explosion", "Element": "Neg", "Brand": "Mus Rattus", "Ev. fr. pin?": 0, "Weight": 5, "Spec": "Attack", "Inflicts HP Drain?": 0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3"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quot;; ;&quot;, &quot;&quot;Element&quot;&quot;: &quot;&quot;&quot;;[.G72];&quot;&quot;&quot;, &quot;&quot;Brand&quot;&quot;: &quot;&quot;&quot;;[.D72];&quot;&quot;&quot;, &quot;&quot;Ev. fr. pin?&quot;&quot;: &quot;;[.AH72];&quot;, &quot;&quot;Weight&quot;&quot;: &quot;;[.Y72];&quot;, &quot;&quot;Spec&quot;&quot;: &quot;&quot;&quot;;[.J72];&quot;&quot;&quot;, &quot;&quot;Inflicts HP Drain?&quot;&quot;: &quot;;[.AI72];&quot; },&quot;)" office:value-type="string" office:string-value="0x46: { &quot;ID&quot;: 0x46, &quot;Name&quot;: &quot;Shock Warning&quot;, &quot;MaxLevel&quot;: 5, &quot;Mingle?&quot;: 0, &quot;Psych&quot;: &quot;Shockwave&quot;, &quot;Element&quot;: &quot;Pos&quot;, &quot;Brand&quot;: &quot;Mus Rattus&quot;, &quot;Ev. fr. pin?&quot;: 0, &quot;Weight&quot;: 5, &quot;Spec&quot;: &quot;Attack&quot;, &quot;Inflicts HP Drain?&quot;: 0 }," calcext:value-type="string">
            <text:p>0x46: { "ID": 0x46, "Name": "Shock Warning", "MaxLevel": 5, "Mingle?": 0, "Psych": "Shockwave", "Element": "Pos", "Brand": "Mus Rattus", "Ev. fr. pin?": 0, "Weight": 5, "Spec": "Attack", "Inflicts HP Drain?": 0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3"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quot;; ;&quot;, &quot;&quot;Element&quot;&quot;: &quot;&quot;&quot;;[.G73];&quot;&quot;&quot;, &quot;&quot;Brand&quot;&quot;: &quot;&quot;&quot;;[.D73];&quot;&quot;&quot;, &quot;&quot;Ev. fr. pin?&quot;&quot;: &quot;;[.AH73];&quot;, &quot;&quot;Weight&quot;&quot;: &quot;;[.Y73];&quot;, &quot;&quot;Spec&quot;&quot;: &quot;&quot;&quot;;[.J73];&quot;&quot;&quot;, &quot;&quot;Inflicts HP Drain?&quot;&quot;: &quot;;[.AI73];&quot; },&quot;)" office:value-type="string" office:string-value="0x47: { &quot;ID&quot;: 0x47, &quot;Name&quot;: &quot;Kinetic Warning&quot;, &quot;MaxLevel&quot;: 5, &quot;Mingle?&quot;: 0, &quot;Psych&quot;: &quot;Psychokinesis&quot;, &quot;Element&quot;: &quot;Neu&quot;, &quot;Brand&quot;: &quot;Mus Rattus&quot;, &quot;Ev. fr. pin?&quot;: 0, &quot;Weight&quot;: 5, &quot;Spec&quot;: &quot;Attack&quot;, &quot;Inflicts HP Drain?&quot;: 0 }," calcext:value-type="string">
            <text:p>0x47: { "ID": 0x47, "Name": "Kinetic Warning", "MaxLevel": 5, "Mingle?": 0, "Psych": "Psychokinesis", "Element": "Neu", "Brand": "Mus Rattus", "Ev. fr. pin?": 0, "Weight": 5, "Spec": "Attack", "Inflicts HP Drain?": 0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3"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quot;; ;&quot;, &quot;&quot;Element&quot;&quot;: &quot;&quot;&quot;;[.G74];&quot;&quot;&quot;, &quot;&quot;Brand&quot;&quot;: &quot;&quot;&quot;;[.D74];&quot;&quot;&quot;, &quot;&quot;Ev. fr. pin?&quot;&quot;: &quot;;[.AH74];&quot;, &quot;&quot;Weight&quot;&quot;: &quot;;[.Y74];&quot;, &quot;&quot;Spec&quot;&quot;: &quot;&quot;&quot;;[.J74];&quot;&quot;&quot;, &quot;&quot;Inflicts HP Drain?&quot;&quot;: &quot;;[.AI74];&quot; },&quot;)" office:value-type="string" office:string-value="0x48: { &quot;ID&quot;: 0x48, &quot;Name&quot;: &quot;Impact Warning&quot;, &quot;MaxLevel&quot;: 5, &quot;Mingle?&quot;: 0, &quot;Psych&quot;: &quot;Apport&quot;, &quot;Element&quot;: &quot;Neg&quot;, &quot;Brand&quot;: &quot;Mus Rattus&quot;, &quot;Ev. fr. pin?&quot;: 0, &quot;Weight&quot;: 5, &quot;Spec&quot;: &quot;Attack&quot;, &quot;Inflicts HP Drain?&quot;: 0 }," calcext:value-type="string">
            <text:p>0x48: { "ID": 0x48, "Name": "Impact Warning", "MaxLevel": 5, "Mingle?": 0, "Psych": "Apport", "Element": "Neg", "Brand": "Mus Rattus", "Ev. fr. pin?": 0, "Weight": 5, "Spec": "Attack", "Inflicts HP Drain?": 0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3"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quot;; ;&quot;, &quot;&quot;Element&quot;&quot;: &quot;&quot;&quot;;[.G75];&quot;&quot;&quot;, &quot;&quot;Brand&quot;&quot;: &quot;&quot;&quot;;[.D75];&quot;&quot;&quot;, &quot;&quot;Ev. fr. pin?&quot;&quot;: &quot;;[.AH75];&quot;, &quot;&quot;Weight&quot;&quot;: &quot;;[.Y75];&quot;, &quot;&quot;Spec&quot;&quot;: &quot;&quot;&quot;;[.J75];&quot;&quot;&quot;, &quot;&quot;Inflicts HP Drain?&quot;&quot;: &quot;;[.AI75];&quot; },&quot;)" office:value-type="string" office:string-value="0x49: { &quot;ID&quot;: 0x49, &quot;Name&quot;: &quot;Storm Warning&quot;, &quot;MaxLevel&quot;: 5, &quot;Mingle?&quot;: 0, &quot;Psych&quot;: &quot;Thunderbolt&quot;, &quot;Element&quot;: &quot;Neg&quot;, &quot;Brand&quot;: &quot;Mus Rattus&quot;, &quot;Ev. fr. pin?&quot;: 0, &quot;Weight&quot;: 5, &quot;Spec&quot;: &quot;Attack&quot;, &quot;Inflicts HP Drain?&quot;: 0 }," calcext:value-type="string">
            <text:p>0x49: { "ID": 0x49, "Name": "Storm Warning", "MaxLevel": 5, "Mingle?": 0, "Psych": "Thunderbolt", "Element": "Neg", "Brand": "Mus Rattus", "Ev. fr. pin?": 0, "Weight": 5, "Spec": "Attack", "Inflicts HP Drain?": 0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3"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quot;; ;&quot;, &quot;&quot;Element&quot;&quot;: &quot;&quot;&quot;;[.G76];&quot;&quot;&quot;, &quot;&quot;Brand&quot;&quot;: &quot;&quot;&quot;;[.D76];&quot;&quot;&quot;, &quot;&quot;Ev. fr. pin?&quot;&quot;: &quot;;[.AH76];&quot;, &quot;&quot;Weight&quot;&quot;: &quot;;[.Y76];&quot;, &quot;&quot;Spec&quot;&quot;: &quot;&quot;&quot;;[.J76];&quot;&quot;&quot;, &quot;&quot;Inflicts HP Drain?&quot;&quot;: &quot;;[.AI76];&quot; },&quot;)" office:value-type="string" office:string-value="0x4A: { &quot;ID&quot;: 0x4A, &quot;Name&quot;: &quot;Electric Warning&quot;, &quot;MaxLevel&quot;: 1, &quot;Mingle?&quot;: 0, &quot;Psych&quot;: &quot;Lightning Arrester&quot;, &quot;Element&quot;: &quot;Neg&quot;, &quot;Brand&quot;: &quot;Mus Rattus&quot;, &quot;Ev. fr. pin?&quot;: 0, &quot;Weight&quot;: 5, &quot;Spec&quot;: &quot;Attack&quot;, &quot;Inflicts HP Drain?&quot;: 0 }," calcext:value-type="string">
            <text:p>0x4A: { "ID": 0x4A, "Name": "Electric Warning", "MaxLevel": 1, "Mingle?": 0, "Psych": "Lightning Arrester", "Element": "Neg", "Brand": "Mus Rattus", "Ev. fr. pin?": 0, "Weight": 5, "Spec": "Attack", "Inflicts HP Drain?": 0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3"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quot;; ;&quot;, &quot;&quot;Element&quot;&quot;: &quot;&quot;&quot;;[.G77];&quot;&quot;&quot;, &quot;&quot;Brand&quot;&quot;: &quot;&quot;&quot;;[.D77];&quot;&quot;&quot;, &quot;&quot;Ev. fr. pin?&quot;&quot;: &quot;;[.AH77];&quot;, &quot;&quot;Weight&quot;&quot;: &quot;;[.Y77];&quot;, &quot;&quot;Spec&quot;&quot;: &quot;&quot;&quot;;[.J77];&quot;&quot;&quot;, &quot;&quot;Inflicts HP Drain?&quot;&quot;: &quot;;[.AI77];&quot; },&quot;)" office:value-type="string" office:string-value="0x4B: { &quot;ID&quot;: 0x4B, &quot;Name&quot;: &quot;Teleport Warning&quot;, &quot;MaxLevel&quot;: 3, &quot;Mingle?&quot;: 0, &quot;Psych&quot;: &quot;Invisibility&quot;, &quot;Element&quot;: &quot;---&quot;, &quot;Brand&quot;: &quot;Mus Rattus&quot;, &quot;Ev. fr. pin?&quot;: 0, &quot;Weight&quot;: 5, &quot;Spec&quot;: &quot;---&quot;, &quot;Inflicts HP Drain?&quot;: 0 }," calcext:value-type="string">
            <text:p>0x4B: { "ID": 0x4B, "Name": "Teleport Warning", "MaxLevel": 3, "Mingle?": 0, "Psych": "Invisibility", "Element": "---", "Brand": "Mus Rattus", "Ev. fr. pin?": 0, "Weight": 5, "Spec": "---", "Inflicts HP Drain?": 0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3"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quot;; ;&quot;, &quot;&quot;Element&quot;&quot;: &quot;&quot;&quot;;[.G78];&quot;&quot;&quot;, &quot;&quot;Brand&quot;&quot;: &quot;&quot;&quot;;[.D78];&quot;&quot;&quot;, &quot;&quot;Ev. fr. pin?&quot;&quot;: &quot;;[.AH78];&quot;, &quot;&quot;Weight&quot;&quot;: &quot;;[.Y78];&quot;, &quot;&quot;Spec&quot;&quot;: &quot;&quot;&quot;;[.J78];&quot;&quot;&quot;, &quot;&quot;Inflicts HP Drain?&quot;&quot;: &quot;;[.AI78];&quot; },&quot;)" office:value-type="string" office:string-value="0x4C: { &quot;ID&quot;: 0x4C, &quot;Name&quot;: &quot;Shout&quot;, &quot;MaxLevel&quot;: 5, &quot;Mingle?&quot;: 0, &quot;Psych&quot;: &quot;Street Jam&quot;, &quot;Element&quot;: &quot;Neg&quot;, &quot;Brand&quot;: &quot;Mus Rattus&quot;, &quot;Ev. fr. pin?&quot;: 0, &quot;Weight&quot;: 5, &quot;Spec&quot;: &quot;Attack&quot;, &quot;Inflicts HP Drain?&quot;: 0 }," calcext:value-type="string">
            <text:p>0x4C: { "ID": 0x4C, "Name": "Shout", "MaxLevel": 5, "Mingle?": 0, "Psych": "Street Jam", "Element": "Neg", "Brand": "Mus Rattus", "Ev. fr. pin?": 0, "Weight": 5, "Spec": "Attack", "Inflicts HP Drain?": 0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3"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quot;; ;&quot;, &quot;&quot;Element&quot;&quot;: &quot;&quot;&quot;;[.G79];&quot;&quot;&quot;, &quot;&quot;Brand&quot;&quot;: &quot;&quot;&quot;;[.D79];&quot;&quot;&quot;, &quot;&quot;Ev. fr. pin?&quot;&quot;: &quot;;[.AH79];&quot;, &quot;&quot;Weight&quot;&quot;: &quot;;[.Y79];&quot;, &quot;&quot;Spec&quot;&quot;: &quot;&quot;&quot;;[.J79];&quot;&quot;&quot;, &quot;&quot;Inflicts HP Drain?&quot;&quot;: &quot;;[.AI79];&quot; },&quot;)" office:value-type="string" office:string-value="0x4D: { &quot;ID&quot;: 0x4D, &quot;Name&quot;: &quot;Psych Support&quot;, &quot;MaxLevel&quot;: 3, &quot;Mingle?&quot;: 0, &quot;Psych&quot;: &quot;Supply Boost+&quot;, &quot;Element&quot;: &quot;Abi&quot;, &quot;Brand&quot;: &quot;Mus Rattus&quot;, &quot;Ev. fr. pin?&quot;: 0, &quot;Weight&quot;: 5, &quot;Spec&quot;: &quot;---&quot;, &quot;Inflicts HP Drain?&quot;: 0 }," calcext:value-type="string">
            <text:p>0x4D: { "ID": 0x4D, "Name": "Psych Support", "MaxLevel": 3, "Mingle?": 0, "Psych": "Supply Boost+", "Element": "Abi", "Brand": "Mus Rattus", "Ev. fr. pin?": 0, "Weight": 5, "Spec": "---", "Inflicts HP Drain?": 0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3"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quot;; ;&quot;, &quot;&quot;Element&quot;&quot;: &quot;&quot;&quot;;[.G80];&quot;&quot;&quot;, &quot;&quot;Brand&quot;&quot;: &quot;&quot;&quot;;[.D80];&quot;&quot;&quot;, &quot;&quot;Ev. fr. pin?&quot;&quot;: &quot;;[.AH80];&quot;, &quot;&quot;Weight&quot;&quot;: &quot;;[.Y80];&quot;, &quot;&quot;Spec&quot;&quot;: &quot;&quot;&quot;;[.J80];&quot;&quot;&quot;, &quot;&quot;Inflicts HP Drain?&quot;&quot;: &quot;;[.AI80];&quot; },&quot;)" office:value-type="string" office:string-value="0x4E: { &quot;ID&quot;: 0x4E, &quot;Name&quot;: &quot;Stopper Spark&quot;, &quot;MaxLevel&quot;: 1, &quot;Mingle?&quot;: 0, &quot;Psych&quot;: &quot;Doomed Mobility+&quot;, &quot;Element&quot;: &quot;Abi&quot;, &quot;Brand&quot;: &quot;Mus Rattus&quot;, &quot;Ev. fr. pin?&quot;: 0, &quot;Weight&quot;: 5, &quot;Spec&quot;: &quot;---&quot;, &quot;Inflicts HP Drain?&quot;: 0 }," calcext:value-type="string">
            <text:p>0x4E: { "ID": 0x4E, "Name": "Stopper Spark", "MaxLevel": 1, "Mingle?": 0, "Psych": "Doomed Mobility+", "Element": "Abi", "Brand": "Mus Rattus", "Ev. fr. pin?": 0, "Weight": 5, "Spec": "---", "Inflicts HP Drain?": 0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3"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quot;; ;&quot;, &quot;&quot;Element&quot;&quot;: &quot;&quot;&quot;;[.G81];&quot;&quot;&quot;, &quot;&quot;Brand&quot;&quot;: &quot;&quot;&quot;;[.D81];&quot;&quot;&quot;, &quot;&quot;Ev. fr. pin?&quot;&quot;: &quot;;[.AH81];&quot;, &quot;&quot;Weight&quot;&quot;: &quot;;[.Y81];&quot;, &quot;&quot;Spec&quot;&quot;: &quot;&quot;&quot;;[.J81];&quot;&quot;&quot;, &quot;&quot;Inflicts HP Drain?&quot;&quot;: &quot;;[.AI81];&quot; },&quot;)" office:value-type="string" office:string-value="0x4F: { &quot;ID&quot;: 0x4F, &quot;Name&quot;: &quot;Mus Rattus&quot;, &quot;MaxLevel&quot;: 3, &quot;Mingle?&quot;: 0, &quot;Psych&quot;: &quot;Resonance: MR&quot;, &quot;Element&quot;: &quot;Abi&quot;, &quot;Brand&quot;: &quot;Mus Rattus&quot;, &quot;Ev. fr. pin?&quot;: 0, &quot;Weight&quot;: 5, &quot;Spec&quot;: &quot;---&quot;, &quot;Inflicts HP Drain?&quot;: 0 }," calcext:value-type="string">
            <text:p>0x4F: { "ID": 0x4F, "Name": "Mus Rattus", "MaxLevel": 3, "Mingle?": 0, "Psych": "Resonance: MR", "Element": "Abi", "Brand": "Mus Rattus", "Ev. fr. pin?": 0, "Weight": 5, "Spec": "---", "Inflicts HP Drain?": 0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3"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quot;; ;&quot;, &quot;&quot;Element&quot;&quot;: &quot;&quot;&quot;;[.G82];&quot;&quot;&quot;, &quot;&quot;Brand&quot;&quot;: &quot;&quot;&quot;;[.D82];&quot;&quot;&quot;, &quot;&quot;Ev. fr. pin?&quot;&quot;: &quot;;[.AH82];&quot;, &quot;&quot;Weight&quot;&quot;: &quot;;[.Y82];&quot;, &quot;&quot;Spec&quot;&quot;: &quot;&quot;&quot;;[.J82];&quot;&quot;&quot;, &quot;&quot;Inflicts HP Drain?&quot;&quot;: &quot;;[.AI82];&quot; },&quot;)" office:value-type="string" office:string-value="0x50: { &quot;ID&quot;: 0x50, &quot;Name&quot;: &quot;Masamune&quot;, &quot;MaxLevel&quot;: 7, &quot;Mingle?&quot;: 0, &quot;Psych&quot;: &quot;Shockwave&quot;, &quot;Element&quot;: &quot;Pos&quot;, &quot;Brand&quot;: &quot;Jupiter of the Monkey&quot;, &quot;Ev. fr. pin?&quot;: 0, &quot;Weight&quot;: 7, &quot;Spec&quot;: &quot;Attack&quot;, &quot;Inflicts HP Drain?&quot;: 0 }," calcext:value-type="string">
            <text:p>0x50: { "ID": 0x50, "Name": "Masamune", "MaxLevel": 7, "Mingle?": 0, "Psych": "Shockwave", "Element": "Pos", "Brand": "Jupiter of the Monkey", "Ev. fr. pin?": 0, "Weight": 7, "Spec": "Attack", "Inflicts HP Drain?": 0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3];&quot;: { &quot;&quot;ID&quot;&quot;: &quot;;[.A83];&quot;, &quot;&quot;Name&quot;&quot;: &quot;&quot;&quot;;[.C83];&quot;&quot;&quot;, &quot;&quot;MaxLevel&quot;&quot;: &quot;;[.T83];&quot;, &quot;&quot;Mingle?&quot;&quot;: &quot;;[.AG83];&quot;, &quot;&quot;Psych&quot;&quot;: &quot;&quot;&quot;;[.H83];&quot;&quot;&quot;&quot;; ;&quot;, &quot;&quot;Element&quot;&quot;: &quot;&quot;&quot;;[.G83];&quot;&quot;&quot;, &quot;&quot;Brand&quot;&quot;: &quot;&quot;&quot;;[.D83];&quot;&quot;&quot;, &quot;&quot;Ev. fr. pin?&quot;&quot;: &quot;;[.AH83];&quot;, &quot;&quot;Weight&quot;&quot;: &quot;;[.Y83];&quot;, &quot;&quot;Spec&quot;&quot;: &quot;&quot;&quot;;[.J83];&quot;&quot;&quot;, &quot;&quot;Inflicts HP Drain?&quot;&quot;: &quot;;[.AI83];&quot; },&quot;)" office:value-type="string" office:string-value="0x51: { &quot;ID&quot;: 0x51, &quot;Name&quot;: &quot;Onikiri&quot;, &quot;MaxLevel&quot;: 7, &quot;Mingle?&quot;: 0, &quot;Psych&quot;: &quot;Shockwave&quot;, &quot;Element&quot;: &quot;Pos&quot;, &quot;Brand&quot;: &quot;Jupiter of the Monkey&quot;, &quot;Ev. fr. pin?&quot;: 1, &quot;Weight&quot;: 7, &quot;Spec&quot;: &quot;Attack&quot;, &quot;Inflicts HP Drain?&quot;: 0 }," calcext:value-type="string">
            <text:p>0x51: { "ID": 0x51, "Name": "Onikiri", "MaxLevel": 7, "Mingle?": 0, "Psych": "Shockwave", "Element": "Pos", "Brand": "Jupiter of the Monkey", "Ev. fr. pin?": 1, "Weight": 7, "Spec": "Attack", "Inflicts HP Drain?": 0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4];&quot;: { &quot;&quot;ID&quot;&quot;: &quot;;[.A84];&quot;, &quot;&quot;Name&quot;&quot;: &quot;&quot;&quot;;[.C84];&quot;&quot;&quot;, &quot;&quot;MaxLevel&quot;&quot;: &quot;;[.T84];&quot;, &quot;&quot;Mingle?&quot;&quot;: &quot;;[.AG84];&quot;, &quot;&quot;Psych&quot;&quot;: &quot;&quot;&quot;;[.H84];&quot;&quot;&quot;&quot;; ;&quot;, &quot;&quot;Element&quot;&quot;: &quot;&quot;&quot;;[.G84];&quot;&quot;&quot;, &quot;&quot;Brand&quot;&quot;: &quot;&quot;&quot;;[.D84];&quot;&quot;&quot;, &quot;&quot;Ev. fr. pin?&quot;&quot;: &quot;;[.AH84];&quot;, &quot;&quot;Weight&quot;&quot;: &quot;;[.Y84];&quot;, &quot;&quot;Spec&quot;&quot;: &quot;&quot;&quot;;[.J84];&quot;&quot;&quot;, &quot;&quot;Inflicts HP Drain?&quot;&quot;: &quot;;[.AI84];&quot; },&quot;)" office:value-type="string" office:string-value="0x52: { &quot;ID&quot;: 0x52, &quot;Name&quot;: &quot;Nenekiri&quot;, &quot;MaxLevel&quot;: 7, &quot;Mingle?&quot;: 0, &quot;Psych&quot;: &quot;Shockwave&quot;, &quot;Element&quot;: &quot;Pos&quot;, &quot;Brand&quot;: &quot;Jupiter of the Monkey&quot;, &quot;Ev. fr. pin?&quot;: 1, &quot;Weight&quot;: 7, &quot;Spec&quot;: &quot;Attack&quot;, &quot;Inflicts HP Drain?&quot;: 0 }," calcext:value-type="string">
            <text:p>0x52: { "ID": 0x52, "Name": "Nenekiri", "MaxLevel": 7, "Mingle?": 0, "Psych": "Shockwave", "Element": "Pos", "Brand": "Jupiter of the Monkey", "Ev. fr. pin?": 1, "Weight": 7, "Spec": "Attack", "Inflicts HP Drain?": 0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5];&quot;: { &quot;&quot;ID&quot;&quot;: &quot;;[.A85];&quot;, &quot;&quot;Name&quot;&quot;: &quot;&quot;&quot;;[.C85];&quot;&quot;&quot;, &quot;&quot;MaxLevel&quot;&quot;: &quot;;[.T85];&quot;, &quot;&quot;Mingle?&quot;&quot;: &quot;;[.AG85];&quot;, &quot;&quot;Psych&quot;&quot;: &quot;&quot;&quot;;[.H85];&quot;&quot;&quot;&quot;; ;&quot;, &quot;&quot;Element&quot;&quot;: &quot;&quot;&quot;;[.G85];&quot;&quot;&quot;, &quot;&quot;Brand&quot;&quot;: &quot;&quot;&quot;;[.D85];&quot;&quot;&quot;, &quot;&quot;Ev. fr. pin?&quot;&quot;: &quot;;[.AH85];&quot;, &quot;&quot;Weight&quot;&quot;: &quot;;[.Y85];&quot;, &quot;&quot;Spec&quot;&quot;: &quot;&quot;&quot;;[.J85];&quot;&quot;&quot;, &quot;&quot;Inflicts HP Drain?&quot;&quot;: &quot;;[.AI85];&quot; },&quot;)" office:value-type="string" office:string-value="0x53: { &quot;ID&quot;: 0x53, &quot;Name&quot;: &quot;Kanesada&quot;, &quot;MaxLevel&quot;: 7, &quot;Mingle?&quot;: 0, &quot;Psych&quot;: &quot;Shockwave&quot;, &quot;Element&quot;: &quot;Pos&quot;, &quot;Brand&quot;: &quot;Jupiter of the Monkey&quot;, &quot;Ev. fr. pin?&quot;: 1, &quot;Weight&quot;: 7, &quot;Spec&quot;: &quot;Attack&quot;, &quot;Inflicts HP Drain?&quot;: 0 }," calcext:value-type="string">
            <text:p>0x53: { "ID": 0x53, "Name": "Kanesada", "MaxLevel": 7, "Mingle?": 0, "Psych": "Shockwave", "Element": "Pos", "Brand": "Jupiter of the Monkey", "Ev. fr. pin?": 1, "Weight": 7, "Spec": "Attack", "Inflicts HP Drain?": 0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6];&quot;: { &quot;&quot;ID&quot;&quot;: &quot;;[.A86];&quot;, &quot;&quot;Name&quot;&quot;: &quot;&quot;&quot;;[.C86];&quot;&quot;&quot;, &quot;&quot;MaxLevel&quot;&quot;: &quot;;[.T86];&quot;, &quot;&quot;Mingle?&quot;&quot;: &quot;;[.AG86];&quot;, &quot;&quot;Psych&quot;&quot;: &quot;&quot;&quot;;[.H86];&quot;&quot;&quot;&quot;; ;&quot;, &quot;&quot;Element&quot;&quot;: &quot;&quot;&quot;;[.G86];&quot;&quot;&quot;, &quot;&quot;Brand&quot;&quot;: &quot;&quot;&quot;;[.D86];&quot;&quot;&quot;, &quot;&quot;Ev. fr. pin?&quot;&quot;: &quot;;[.AH86];&quot;, &quot;&quot;Weight&quot;&quot;: &quot;;[.Y86];&quot;, &quot;&quot;Spec&quot;&quot;: &quot;&quot;&quot;;[.J86];&quot;&quot;&quot;, &quot;&quot;Inflicts HP Drain?&quot;&quot;: &quot;;[.AI86];&quot; },&quot;)" office:value-type="string" office:string-value="0x54: { &quot;ID&quot;: 0x54, &quot;Name&quot;: &quot;Enju&quot;, &quot;MaxLevel&quot;: 7, &quot;Mingle?&quot;: 0, &quot;Psych&quot;: &quot;Shockwave&quot;, &quot;Element&quot;: &quot;Pos&quot;, &quot;Brand&quot;: &quot;Jupiter of the Monkey&quot;, &quot;Ev. fr. pin?&quot;: 1, &quot;Weight&quot;: 7, &quot;Spec&quot;: &quot;Attack&quot;, &quot;Inflicts HP Drain?&quot;: 0 }," calcext:value-type="string">
            <text:p>0x54: { "ID": 0x54, "Name": "Enju", "MaxLevel": 7, "Mingle?": 0, "Psych": "Shockwave", "Element": "Pos", "Brand": "Jupiter of the Monkey", "Ev. fr. pin?": 1, "Weight": 7, "Spec": "Attack", "Inflicts HP Drain?": 0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7];&quot;: { &quot;&quot;ID&quot;&quot;: &quot;;[.A87];&quot;, &quot;&quot;Name&quot;&quot;: &quot;&quot;&quot;;[.C87];&quot;&quot;&quot;, &quot;&quot;MaxLevel&quot;&quot;: &quot;;[.T87];&quot;, &quot;&quot;Mingle?&quot;&quot;: &quot;;[.AG87];&quot;, &quot;&quot;Psych&quot;&quot;: &quot;&quot;&quot;;[.H87];&quot;&quot;&quot;&quot;; ;&quot;, &quot;&quot;Element&quot;&quot;: &quot;&quot;&quot;;[.G87];&quot;&quot;&quot;, &quot;&quot;Brand&quot;&quot;: &quot;&quot;&quot;;[.D87];&quot;&quot;&quot;, &quot;&quot;Ev. fr. pin?&quot;&quot;: &quot;;[.AH87];&quot;, &quot;&quot;Weight&quot;&quot;: &quot;;[.Y87];&quot;, &quot;&quot;Spec&quot;&quot;: &quot;&quot;&quot;;[.J87];&quot;&quot;&quot;, &quot;&quot;Inflicts HP Drain?&quot;&quot;: &quot;;[.AI87];&quot; },&quot;)" office:value-type="string" office:string-value="0x55: { &quot;ID&quot;: 0x55, &quot;Name&quot;: &quot;Yoshimitsu&quot;, &quot;MaxLevel&quot;: 7, &quot;Mingle?&quot;: 0, &quot;Psych&quot;: &quot;Shockwave&quot;, &quot;Element&quot;: &quot;Pos&quot;, &quot;Brand&quot;: &quot;Jupiter of the Monkey&quot;, &quot;Ev. fr. pin?&quot;: 1, &quot;Weight&quot;: 7, &quot;Spec&quot;: &quot;Attack&quot;, &quot;Inflicts HP Drain?&quot;: 0 }," calcext:value-type="string">
            <text:p>0x55: { "ID": 0x55, "Name": "Yoshimitsu", "MaxLevel": 7, "Mingle?": 0, "Psych": "Shockwave", "Element": "Pos", "Brand": "Jupiter of the Monkey", "Ev. fr. pin?": 1, "Weight": 7, "Spec": "Attack", "Inflicts HP Drain?": 0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3"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quot;; ;&quot;, &quot;&quot;Element&quot;&quot;: &quot;&quot;&quot;;[.G88];&quot;&quot;&quot;, &quot;&quot;Brand&quot;&quot;: &quot;&quot;&quot;;[.D88];&quot;&quot;&quot;, &quot;&quot;Ev. fr. pin?&quot;&quot;: &quot;;[.AH88];&quot;, &quot;&quot;Weight&quot;&quot;: &quot;;[.Y88];&quot;, &quot;&quot;Spec&quot;&quot;: &quot;&quot;&quot;;[.J88];&quot;&quot;&quot;, &quot;&quot;Inflicts HP Drain?&quot;&quot;: &quot;;[.AI88];&quot; },&quot;)" office:value-type="string" office:string-value="0x56: { &quot;ID&quot;: 0x56, &quot;Name&quot;: &quot;Ichimonji&quot;, &quot;MaxLevel&quot;: 5, &quot;Mingle?&quot;: 0, &quot;Psych&quot;: &quot;Lance Lunge&quot;, &quot;Element&quot;: &quot;Pos&quot;, &quot;Brand&quot;: &quot;Jupiter of the Monkey&quot;, &quot;Ev. fr. pin?&quot;: 0, &quot;Weight&quot;: 7, &quot;Spec&quot;: &quot;Attack&quot;, &quot;Inflicts HP Drain?&quot;: 0 }," calcext:value-type="string">
            <text:p>0x56: { "ID": 0x56, "Name": "Ichimonji", "MaxLevel": 5, "Mingle?": 0, "Psych": "Lance Lunge", "Element": "Pos", "Brand": "Jupiter of the Monkey", "Ev. fr. pin?": 0, "Weight": 7, "Spec": "Attack", "Inflicts HP Drain?": 0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89];&quot;: { &quot;&quot;ID&quot;&quot;: &quot;;[.A89];&quot;, &quot;&quot;Name&quot;&quot;: &quot;&quot;&quot;;[.C89];&quot;&quot;&quot;, &quot;&quot;MaxLevel&quot;&quot;: &quot;;[.T89];&quot;, &quot;&quot;Mingle?&quot;&quot;: &quot;;[.AG89];&quot;, &quot;&quot;Psych&quot;&quot;: &quot;&quot;&quot;;[.H89];&quot;&quot;&quot;&quot;; ;&quot;, &quot;&quot;Element&quot;&quot;: &quot;&quot;&quot;;[.G89];&quot;&quot;&quot;, &quot;&quot;Brand&quot;&quot;: &quot;&quot;&quot;;[.D89];&quot;&quot;&quot;, &quot;&quot;Ev. fr. pin?&quot;&quot;: &quot;;[.AH89];&quot;, &quot;&quot;Weight&quot;&quot;: &quot;;[.Y89];&quot;, &quot;&quot;Spec&quot;&quot;: &quot;&quot;&quot;;[.J89];&quot;&quot;&quot;, &quot;&quot;Inflicts HP Drain?&quot;&quot;: &quot;;[.AI89];&quot; },&quot;)" office:value-type="string" office:string-value="0x57: { &quot;ID&quot;: 0x57, &quot;Name&quot;: &quot;Nikkari&quot;, &quot;MaxLevel&quot;: 5, &quot;Mingle?&quot;: 0, &quot;Psych&quot;: &quot;Lance Lunge&quot;, &quot;Element&quot;: &quot;Pos&quot;, &quot;Brand&quot;: &quot;Jupiter of the Monkey&quot;, &quot;Ev. fr. pin?&quot;: 1, &quot;Weight&quot;: 7, &quot;Spec&quot;: &quot;Attack&quot;, &quot;Inflicts HP Drain?&quot;: 0 }," calcext:value-type="string">
            <text:p>0x57: { "ID": 0x57, "Name": "Nikkari", "MaxLevel": 5, "Mingle?": 0, "Psych": "Lance Lunge", "Element": "Pos", "Brand": "Jupiter of the Monkey", "Ev. fr. pin?": 1, "Weight": 7, "Spec": "Attack", "Inflicts HP Drain?": 0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90];&quot;: { &quot;&quot;ID&quot;&quot;: &quot;;[.A90];&quot;, &quot;&quot;Name&quot;&quot;: &quot;&quot;&quot;;[.C90];&quot;&quot;&quot;, &quot;&quot;MaxLevel&quot;&quot;: &quot;;[.T90];&quot;, &quot;&quot;Mingle?&quot;&quot;: &quot;;[.AG90];&quot;, &quot;&quot;Psych&quot;&quot;: &quot;&quot;&quot;;[.H90];&quot;&quot;&quot;&quot;; ;&quot;, &quot;&quot;Element&quot;&quot;: &quot;&quot;&quot;;[.G90];&quot;&quot;&quot;, &quot;&quot;Brand&quot;&quot;: &quot;&quot;&quot;;[.D90];&quot;&quot;&quot;, &quot;&quot;Ev. fr. pin?&quot;&quot;: &quot;;[.AH90];&quot;, &quot;&quot;Weight&quot;&quot;: &quot;;[.Y90];&quot;, &quot;&quot;Spec&quot;&quot;: &quot;&quot;&quot;;[.J90];&quot;&quot;&quot;, &quot;&quot;Inflicts HP Drain?&quot;&quot;: &quot;;[.AI90];&quot; },&quot;)" office:value-type="string" office:string-value="0x58: { &quot;ID&quot;: 0x58, &quot;Name&quot;: &quot;Mikazuki&quot;, &quot;MaxLevel&quot;: 3, &quot;Mingle?&quot;: 1, &quot;Psych&quot;: &quot;Lance Lunge&quot;, &quot;Element&quot;: &quot;Pos&quot;, &quot;Brand&quot;: &quot;Jupiter of the Monkey&quot;, &quot;Ev. fr. pin?&quot;: 1, &quot;Weight&quot;: 7, &quot;Spec&quot;: &quot;Attack&quot;, &quot;Inflicts HP Drain?&quot;: 0 }," calcext:value-type="string">
            <text:p>0x58: { "ID": 0x58, "Name": "Mikazuki", "MaxLevel": 3, "Mingle?": 1, "Psych": "Lance Lunge", "Element": "Pos", "Brand": "Jupiter of the Monkey", "Ev. fr. pin?": 1, "Weight": 7, "Spec": "Attack", "Inflicts HP Drain?": 0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3"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quot;; ;&quot;, &quot;&quot;Element&quot;&quot;: &quot;&quot;&quot;;[.G91];&quot;&quot;&quot;, &quot;&quot;Brand&quot;&quot;: &quot;&quot;&quot;;[.D91];&quot;&quot;&quot;, &quot;&quot;Ev. fr. pin?&quot;&quot;: &quot;;[.AH91];&quot;, &quot;&quot;Weight&quot;&quot;: &quot;;[.Y91];&quot;, &quot;&quot;Spec&quot;&quot;: &quot;&quot;&quot;;[.J91];&quot;&quot;&quot;, &quot;&quot;Inflicts HP Drain?&quot;&quot;: &quot;;[.AI91];&quot; },&quot;)" office:value-type="string" office:string-value="0x59: { &quot;ID&quot;: 0x59, &quot;Name&quot;: &quot;Shiro&quot;, &quot;MaxLevel&quot;: 20, &quot;Mingle?&quot;: 0, &quot;Psych&quot;: &quot;Lance Lunge&quot;, &quot;Element&quot;: &quot;Pos&quot;, &quot;Brand&quot;: &quot;Jupiter of the Monkey&quot;, &quot;Ev. fr. pin?&quot;: 0, &quot;Weight&quot;: 7, &quot;Spec&quot;: &quot;Attack&quot;, &quot;Inflicts HP Drain?&quot;: 0 }," calcext:value-type="string">
            <text:p>0x59: { "ID": 0x59, "Name": "Shiro", "MaxLevel": 20, "Mingle?": 0, "Psych": "Lance Lunge", "Element": "Pos", "Brand": "Jupiter of the Monkey", "Ev. fr. pin?": 0, "Weight": 7, "Spec": "Attack", "Inflicts HP Drain?": 0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3"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quot;; ;&quot;, &quot;&quot;Element&quot;&quot;: &quot;&quot;&quot;;[.G92];&quot;&quot;&quot;, &quot;&quot;Brand&quot;&quot;: &quot;&quot;&quot;;[.D92];&quot;&quot;&quot;, &quot;&quot;Ev. fr. pin?&quot;&quot;: &quot;;[.AH92];&quot;, &quot;&quot;Weight&quot;&quot;: &quot;;[.Y92];&quot;, &quot;&quot;Spec&quot;&quot;: &quot;&quot;&quot;;[.J92];&quot;&quot;&quot;, &quot;&quot;Inflicts HP Drain?&quot;&quot;: &quot;;[.AI92];&quot; },&quot;)" office:value-type="string" office:string-value="0x5A: { &quot;ID&quot;: 0x5A, &quot;Name&quot;: &quot;Unjo&quot;, &quot;MaxLevel&quot;: 5, &quot;Mingle?&quot;: 0, &quot;Psych&quot;: &quot;Stellar Flurry&quot;, &quot;Element&quot;: &quot;Pos&quot;, &quot;Brand&quot;: &quot;Jupiter of the Monkey&quot;, &quot;Ev. fr. pin?&quot;: 0, &quot;Weight&quot;: 7, &quot;Spec&quot;: &quot;Attack&quot;, &quot;Inflicts HP Drain?&quot;: 0 }," calcext:value-type="string">
            <text:p>0x5A: { "ID": 0x5A, "Name": "Unjo", "MaxLevel": 5, "Mingle?": 0, "Psych": "Stellar Flurry", "Element": "Pos", "Brand": "Jupiter of the Monkey", "Ev. fr. pin?": 0, "Weight": 7, "Spec": "Attack", "Inflicts HP Drain?": 0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3];&quot;: { &quot;&quot;ID&quot;&quot;: &quot;;[.A93];&quot;, &quot;&quot;Name&quot;&quot;: &quot;&quot;&quot;;[.C93];&quot;&quot;&quot;, &quot;&quot;MaxLevel&quot;&quot;: &quot;;[.T93];&quot;, &quot;&quot;Mingle?&quot;&quot;: &quot;;[.AG93];&quot;, &quot;&quot;Psych&quot;&quot;: &quot;&quot;&quot;;[.H93];&quot;&quot;&quot;&quot;; ;&quot;, &quot;&quot;Element&quot;&quot;: &quot;&quot;&quot;;[.G93];&quot;&quot;&quot;, &quot;&quot;Brand&quot;&quot;: &quot;&quot;&quot;;[.D93];&quot;&quot;&quot;, &quot;&quot;Ev. fr. pin?&quot;&quot;: &quot;;[.AH93];&quot;, &quot;&quot;Weight&quot;&quot;: &quot;;[.Y93];&quot;, &quot;&quot;Spec&quot;&quot;: &quot;&quot;&quot;;[.J93];&quot;&quot;&quot;, &quot;&quot;Inflicts HP Drain?&quot;&quot;: &quot;;[.AI93];&quot; },&quot;)" office:value-type="string" office:string-value="0x5B: { &quot;ID&quot;: 0x5B, &quot;Name&quot;: &quot;Izanagi&quot;, &quot;MaxLevel&quot;: 5, &quot;Mingle?&quot;: 0, &quot;Psych&quot;: &quot;Stellar Flurry&quot;, &quot;Element&quot;: &quot;Pos&quot;, &quot;Brand&quot;: &quot;Jupiter of the Monkey&quot;, &quot;Ev. fr. pin?&quot;: 1, &quot;Weight&quot;: 7, &quot;Spec&quot;: &quot;Attack&quot;, &quot;Inflicts HP Drain?&quot;: 0 }," calcext:value-type="string">
            <text:p>0x5B: { "ID": 0x5B, "Name": "Izanagi", "MaxLevel": 5, "Mingle?": 0, "Psych": "Stellar Flurry", "Element": "Pos", "Brand": "Jupiter of the Monkey", "Ev. fr. pin?": 1, "Weight": 7, "Spec": "Attack", "Inflicts HP Drain?": 0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3"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quot;; ;&quot;, &quot;&quot;Element&quot;&quot;: &quot;&quot;&quot;;[.G94];&quot;&quot;&quot;, &quot;&quot;Brand&quot;&quot;: &quot;&quot;&quot;;[.D94];&quot;&quot;&quot;, &quot;&quot;Ev. fr. pin?&quot;&quot;: &quot;;[.AH94];&quot;, &quot;&quot;Weight&quot;&quot;: &quot;;[.Y94];&quot;, &quot;&quot;Spec&quot;&quot;: &quot;&quot;&quot;;[.J94];&quot;&quot;&quot;, &quot;&quot;Inflicts HP Drain?&quot;&quot;: &quot;;[.AI94];&quot; },&quot;)" office:value-type="string" office:string-value="0x5C: { &quot;ID&quot;: 0x5C, &quot;Name&quot;: &quot;Murasame&quot;, &quot;MaxLevel&quot;: 4, &quot;Mingle?&quot;: 0, &quot;Psych&quot;: &quot;Vulcan Uppercut&quot;, &quot;Element&quot;: &quot;Pos&quot;, &quot;Brand&quot;: &quot;Jupiter of the Monkey&quot;, &quot;Ev. fr. pin?&quot;: 0, &quot;Weight&quot;: 7, &quot;Spec&quot;: &quot;Attack&quot;, &quot;Inflicts HP Drain?&quot;: 0 }," calcext:value-type="string">
            <text:p>0x5C: { "ID": 0x5C, "Name": "Murasame", "MaxLevel": 4, "Mingle?": 0, "Psych": "Vulcan Uppercut", "Element": "Pos", "Brand": "Jupiter of the Monkey", "Ev. fr. pin?": 0, "Weight": 7, "Spec": "Attack", "Inflicts HP Drain?": 0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5];&quot;: { &quot;&quot;ID&quot;&quot;: &quot;;[.A95];&quot;, &quot;&quot;Name&quot;&quot;: &quot;&quot;&quot;;[.C95];&quot;&quot;&quot;, &quot;&quot;MaxLevel&quot;&quot;: &quot;;[.T95];&quot;, &quot;&quot;Mingle?&quot;&quot;: &quot;;[.AG95];&quot;, &quot;&quot;Psych&quot;&quot;: &quot;&quot;&quot;;[.H95];&quot;&quot;&quot;&quot;; ;&quot;, &quot;&quot;Element&quot;&quot;: &quot;&quot;&quot;;[.G95];&quot;&quot;&quot;, &quot;&quot;Brand&quot;&quot;: &quot;&quot;&quot;;[.D95];&quot;&quot;&quot;, &quot;&quot;Ev. fr. pin?&quot;&quot;: &quot;;[.AH95];&quot;, &quot;&quot;Weight&quot;&quot;: &quot;;[.Y95];&quot;, &quot;&quot;Spec&quot;&quot;: &quot;&quot;&quot;;[.J95];&quot;&quot;&quot;, &quot;&quot;Inflicts HP Drain?&quot;&quot;: &quot;;[.AI95];&quot; },&quot;)" office:value-type="string" office:string-value="0x5D: { &quot;ID&quot;: 0x5D, &quot;Name&quot;: &quot;Rakuyo&quot;, &quot;MaxLevel&quot;: 4, &quot;Mingle?&quot;: 0, &quot;Psych&quot;: &quot;Vulcan Uppercut&quot;, &quot;Element&quot;: &quot;Pos&quot;, &quot;Brand&quot;: &quot;Jupiter of the Monkey&quot;, &quot;Ev. fr. pin?&quot;: 1, &quot;Weight&quot;: 7, &quot;Spec&quot;: &quot;Attack&quot;, &quot;Inflicts HP Drain?&quot;: 0 }," calcext:value-type="string">
            <text:p>0x5D: { "ID": 0x5D, "Name": "Rakuyo", "MaxLevel": 4, "Mingle?": 0, "Psych": "Vulcan Uppercut", "Element": "Pos", "Brand": "Jupiter of the Monkey", "Ev. fr. pin?": 1, "Weight": 7, "Spec": "Attack", "Inflicts HP Drain?": 0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96];&quot;: { &quot;&quot;ID&quot;&quot;: &quot;;[.A96];&quot;, &quot;&quot;Name&quot;&quot;: &quot;&quot;&quot;;[.C96];&quot;&quot;&quot;, &quot;&quot;MaxLevel&quot;&quot;: &quot;;[.T96];&quot;, &quot;&quot;Mingle?&quot;&quot;: &quot;;[.AG96];&quot;, &quot;&quot;Psych&quot;&quot;: &quot;&quot;&quot;;[.H96];&quot;&quot;&quot;&quot;; ;&quot;, &quot;&quot;Element&quot;&quot;: &quot;&quot;&quot;;[.G96];&quot;&quot;&quot;, &quot;&quot;Brand&quot;&quot;: &quot;&quot;&quot;;[.D96];&quot;&quot;&quot;, &quot;&quot;Ev. fr. pin?&quot;&quot;: &quot;;[.AH96];&quot;, &quot;&quot;Weight&quot;&quot;: &quot;;[.Y96];&quot;, &quot;&quot;Spec&quot;&quot;: &quot;&quot;&quot;;[.J96];&quot;&quot;&quot;, &quot;&quot;Inflicts HP Drain?&quot;&quot;: &quot;;[.AI96];&quot; },&quot;)" office:value-type="string" office:string-value="0x5E: { &quot;ID&quot;: 0x5E, &quot;Name&quot;: &quot;Kusanagi&quot;, &quot;MaxLevel&quot;: 4, &quot;Mingle?&quot;: 1, &quot;Psych&quot;: &quot;Vulcan Uppercut&quot;, &quot;Element&quot;: &quot;Pos&quot;, &quot;Brand&quot;: &quot;Jupiter of the Monkey&quot;, &quot;Ev. fr. pin?&quot;: 1, &quot;Weight&quot;: 7, &quot;Spec&quot;: &quot;Attack&quot;, &quot;Inflicts HP Drain?&quot;: 0 }," calcext:value-type="string">
            <text:p>0x5E: { "ID": 0x5E, "Name": "Kusanagi", "MaxLevel": 4, "Mingle?": 1, "Psych": "Vulcan Uppercut", "Element": "Pos", "Brand": "Jupiter of the Monkey", "Ev. fr. pin?": 1, "Weight": 7, "Spec": "Attack", "Inflicts HP Drain?": 0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3"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quot;; ;&quot;, &quot;&quot;Element&quot;&quot;: &quot;&quot;&quot;;[.G97];&quot;&quot;&quot;, &quot;&quot;Brand&quot;&quot;: &quot;&quot;&quot;;[.D97];&quot;&quot;&quot;, &quot;&quot;Ev. fr. pin?&quot;&quot;: &quot;;[.AH97];&quot;, &quot;&quot;Weight&quot;&quot;: &quot;;[.Y97];&quot;, &quot;&quot;Spec&quot;&quot;: &quot;&quot;&quot;;[.J97];&quot;&quot;&quot;, &quot;&quot;Inflicts HP Drain?&quot;&quot;: &quot;;[.AI97];&quot; },&quot;)" office:value-type="string" office:string-value="0x5F: { &quot;ID&quot;: 0x5F, &quot;Name&quot;: &quot;Ohabari&quot;, &quot;MaxLevel&quot;: 7, &quot;Mingle?&quot;: 0, &quot;Psych&quot;: &quot;Grave Marker&quot;, &quot;Element&quot;: &quot;Pos&quot;, &quot;Brand&quot;: &quot;Jupiter of the Monkey&quot;, &quot;Ev. fr. pin?&quot;: 0, &quot;Weight&quot;: 7, &quot;Spec&quot;: &quot;Attack&quot;, &quot;Inflicts HP Drain?&quot;: 0 }," calcext:value-type="string">
            <text:p>0x5F: { "ID": 0x5F, "Name": "Ohabari", "MaxLevel": 7, "Mingle?": 0, "Psych": "Grave Marker", "Element": "Pos", "Brand": "Jupiter of the Monkey", "Ev. fr. pin?": 0, "Weight": 7, "Spec": "Attack", "Inflicts HP Drain?": 0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98];&quot;: { &quot;&quot;ID&quot;&quot;: &quot;;[.A98];&quot;, &quot;&quot;Name&quot;&quot;: &quot;&quot;&quot;;[.C98];&quot;&quot;&quot;, &quot;&quot;MaxLevel&quot;&quot;: &quot;;[.T98];&quot;, &quot;&quot;Mingle?&quot;&quot;: &quot;;[.AG98];&quot;, &quot;&quot;Psych&quot;&quot;: &quot;&quot;&quot;;[.H98];&quot;&quot;&quot;&quot;; ;&quot;, &quot;&quot;Element&quot;&quot;: &quot;&quot;&quot;;[.G98];&quot;&quot;&quot;, &quot;&quot;Brand&quot;&quot;: &quot;&quot;&quot;;[.D98];&quot;&quot;&quot;, &quot;&quot;Ev. fr. pin?&quot;&quot;: &quot;;[.AH98];&quot;, &quot;&quot;Weight&quot;&quot;: &quot;;[.Y98];&quot;, &quot;&quot;Spec&quot;&quot;: &quot;&quot;&quot;;[.J98];&quot;&quot;&quot;, &quot;&quot;Inflicts HP Drain?&quot;&quot;: &quot;;[.AI98];&quot; },&quot;)" office:value-type="string" office:string-value="0x60: { &quot;ID&quot;: 0x60, &quot;Name&quot;: &quot;Zantetsu&quot;, &quot;MaxLevel&quot;: 10, &quot;Mingle?&quot;: 0, &quot;Psych&quot;: &quot;Spear Strike&quot;, &quot;Element&quot;: &quot;Pos&quot;, &quot;Brand&quot;: &quot;Jupiter of the Monkey&quot;, &quot;Ev. fr. pin?&quot;: 1, &quot;Weight&quot;: 7, &quot;Spec&quot;: &quot;Attack&quot;, &quot;Inflicts HP Drain?&quot;: 0 }," calcext:value-type="string">
            <text:p>0x60: { "ID": 0x60, "Name": "Zantetsu", "MaxLevel": 10, "Mingle?": 0, "Psych": "Spear Strike", "Element": "Pos", "Brand": "Jupiter of the Monkey", "Ev. fr. pin?": 1, "Weight": 7, "Spec": "Attack", "Inflicts HP Drain?": 0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3"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quot;; ;&quot;, &quot;&quot;Element&quot;&quot;: &quot;&quot;&quot;;[.G99];&quot;&quot;&quot;, &quot;&quot;Brand&quot;&quot;: &quot;&quot;&quot;;[.D99];&quot;&quot;&quot;, &quot;&quot;Ev. fr. pin?&quot;&quot;: &quot;;[.AH99];&quot;, &quot;&quot;Weight&quot;&quot;: &quot;;[.Y99];&quot;, &quot;&quot;Spec&quot;&quot;: &quot;&quot;&quot;;[.J99];&quot;&quot;&quot;, &quot;&quot;Inflicts HP Drain?&quot;&quot;: &quot;;[.AI99];&quot; },&quot;)" office:value-type="string" office:string-value="0x61: { &quot;ID&quot;: 0x61, &quot;Name&quot;: &quot;Mitama&quot;, &quot;MaxLevel&quot;: 6, &quot;Mingle?&quot;: 0, &quot;Psych&quot;: &quot;Vortex Saber&quot;, &quot;Element&quot;: &quot;Pos&quot;, &quot;Brand&quot;: &quot;Jupiter of the Monkey&quot;, &quot;Ev. fr. pin?&quot;: 0, &quot;Weight&quot;: 7, &quot;Spec&quot;: &quot;Attack&quot;, &quot;Inflicts HP Drain?&quot;: 0 }," calcext:value-type="string">
            <text:p>0x61: { "ID": 0x61, "Name": "Mitama", "MaxLevel": 6, "Mingle?": 0, "Psych": "Vortex Saber", "Element": "Pos", "Brand": "Jupiter of the Monkey", "Ev. fr. pin?": 0, "Weight": 7, "Spec": "Attack", "Inflicts HP Drain?": 0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3"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quot;; ;&quot;, &quot;&quot;Element&quot;&quot;: &quot;&quot;&quot;;[.G100];&quot;&quot;&quot;, &quot;&quot;Brand&quot;&quot;: &quot;&quot;&quot;;[.D100];&quot;&quot;&quot;, &quot;&quot;Ev. fr. pin?&quot;&quot;: &quot;;[.AH100];&quot;, &quot;&quot;Weight&quot;&quot;: &quot;;[.Y100];&quot;, &quot;&quot;Spec&quot;&quot;: &quot;&quot;&quot;;[.J100];&quot;&quot;&quot;, &quot;&quot;Inflicts HP Drain?&quot;&quot;: &quot;;[.AI100];&quot; },&quot;)" office:value-type="string" office:string-value="0x62: { &quot;ID&quot;: 0x62, &quot;Name&quot;: &quot;Izanami&quot;, &quot;MaxLevel&quot;: 1, &quot;Mingle?&quot;: 0, &quot;Psych&quot;: &quot;Pyrokinesis&quot;, &quot;Element&quot;: &quot;Neg&quot;, &quot;Brand&quot;: &quot;Jupiter of the Monkey&quot;, &quot;Ev. fr. pin?&quot;: 0, &quot;Weight&quot;: 7, &quot;Spec&quot;: &quot;Attack&quot;, &quot;Inflicts HP Drain?&quot;: 0 }," calcext:value-type="string">
            <text:p>0x62: { "ID": 0x62, "Name": "Izanami", "MaxLevel": 1, "Mingle?": 0, "Psych": "Pyrokinesis", "Element": "Neg", "Brand": "Jupiter of the Monkey", "Ev. fr. pin?": 0, "Weight": 7, "Spec": "Attack", "Inflicts HP Drain?": 0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quot;; ;&quot;, &quot;&quot;Element&quot;&quot;: &quot;&quot;&quot;;[.G101];&quot;&quot;&quot;, &quot;&quot;Brand&quot;&quot;: &quot;&quot;&quot;;[.D101];&quot;&quot;&quot;, &quot;&quot;Ev. fr. pin?&quot;&quot;: &quot;;[.AH101];&quot;, &quot;&quot;Weight&quot;&quot;: &quot;;[.Y101];&quot;, &quot;&quot;Spec&quot;&quot;: &quot;&quot;&quot;;[.J101];&quot;&quot;&quot;, &quot;&quot;Inflicts HP Drain?&quot;&quot;: &quot;;[.AI101];&quot; },&quot;)" office:value-type="string" office:string-value="0x63: { &quot;ID&quot;: 0x63, &quot;Name&quot;: &quot;Onmyo&quot;, &quot;MaxLevel&quot;: 5, &quot;Mingle?&quot;: 0, &quot;Psych&quot;: &quot;Street Jam&quot;, &quot;Element&quot;: &quot;Neg&quot;, &quot;Brand&quot;: &quot;Jupiter of the Monkey&quot;, &quot;Ev. fr. pin?&quot;: 0, &quot;Weight&quot;: 7, &quot;Spec&quot;: &quot;Attack&quot;, &quot;Inflicts HP Drain?&quot;: 1 }," calcext:value-type="string">
            <text:p>0x63: { "ID": 0x63, "Name": "Onmyo", "MaxLevel": 5, "Mingle?": 0, "Psych": "Street Jam", "Element": "Neg", "Brand": "Jupiter of the Monkey", "Ev. fr. pin?": 0, "Weight": 7, "Spec": "Attack", "Inflicts HP Drain?": 1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quot;; ;&quot;, &quot;&quot;Element&quot;&quot;: &quot;&quot;&quot;;[.G102];&quot;&quot;&quot;, &quot;&quot;Brand&quot;&quot;: &quot;&quot;&quot;;[.D102];&quot;&quot;&quot;, &quot;&quot;Ev. fr. pin?&quot;&quot;: &quot;;[.AH102];&quot;, &quot;&quot;Weight&quot;&quot;: &quot;;[.Y102];&quot;, &quot;&quot;Spec&quot;&quot;: &quot;&quot;&quot;;[.J102];&quot;&quot;&quot;, &quot;&quot;Inflicts HP Drain?&quot;&quot;: &quot;;[.AI102];&quot; },&quot;)" office:value-type="string" office:string-value="0x64: { &quot;ID&quot;: 0x64, &quot;Name&quot;: &quot;Konohana&quot;, &quot;MaxLevel&quot;: 3, &quot;Mingle?&quot;: 0, &quot;Psych&quot;: &quot;Cure Drink&quot;, &quot;Element&quot;: &quot;---&quot;, &quot;Brand&quot;: &quot;Jupiter of the Monkey&quot;, &quot;Ev. fr. pin?&quot;: 0, &quot;Weight&quot;: 7, &quot;Spec&quot;: &quot;Recovery&quot;, &quot;Inflicts HP Drain?&quot;: 0 }," calcext:value-type="string">
            <text:p>0x64: { "ID": 0x64, "Name": "Konohana", "MaxLevel": 3, "Mingle?": 0, "Psych": "Cure Drink", "Element": "---", "Brand": "Jupiter of the Monkey", "Ev. fr. pin?": 0, "Weight": 7, "Spec": "Recovery", "Inflicts HP Drain?": 0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3"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quot;; ;&quot;, &quot;&quot;Element&quot;&quot;: &quot;&quot;&quot;;[.G103];&quot;&quot;&quot;, &quot;&quot;Brand&quot;&quot;: &quot;&quot;&quot;;[.D103];&quot;&quot;&quot;, &quot;&quot;Ev. fr. pin?&quot;&quot;: &quot;;[.AH103];&quot;, &quot;&quot;Weight&quot;&quot;: &quot;;[.Y103];&quot;, &quot;&quot;Spec&quot;&quot;: &quot;&quot;&quot;;[.J103];&quot;&quot;&quot;, &quot;&quot;Inflicts HP Drain?&quot;&quot;: &quot;;[.AI103];&quot; },&quot;)" office:value-type="string" office:string-value="0x65: { &quot;ID&quot;: 0x65, &quot;Name&quot;: &quot;Konohana Sakuya&quot;, &quot;MaxLevel&quot;: 4, &quot;Mingle?&quot;: 0, &quot;Psych&quot;: &quot;Healing&quot;, &quot;Element&quot;: &quot;---&quot;, &quot;Brand&quot;: &quot;Jupiter of the Monkey&quot;, &quot;Ev. fr. pin?&quot;: 0, &quot;Weight&quot;: 7, &quot;Spec&quot;: &quot;Recovery&quot;, &quot;Inflicts HP Drain?&quot;: 0 }," calcext:value-type="string">
            <text:p>0x65: { "ID": 0x65, "Name": "Konohana Sakuya", "MaxLevel": 4, "Mingle?": 0, "Psych": "Healing", "Element": "---", "Brand": "Jupiter of the Monkey", "Ev. fr. pin?": 0, "Weight": 7, "Spec": "Recovery", "Inflicts HP Drain?": 0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3"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quot;; ;&quot;, &quot;&quot;Element&quot;&quot;: &quot;&quot;&quot;;[.G104];&quot;&quot;&quot;, &quot;&quot;Brand&quot;&quot;: &quot;&quot;&quot;;[.D104];&quot;&quot;&quot;, &quot;&quot;Ev. fr. pin?&quot;&quot;: &quot;;[.AH104];&quot;, &quot;&quot;Weight&quot;&quot;: &quot;;[.Y104];&quot;, &quot;&quot;Spec&quot;&quot;: &quot;&quot;&quot;;[.J104];&quot;&quot;&quot;, &quot;&quot;Inflicts HP Drain?&quot;&quot;: &quot;;[.AI104];&quot; },&quot;)" office:value-type="string" office:string-value="0x66: { &quot;ID&quot;: 0x66, &quot;Name&quot;: &quot;Jupiter of the Monkey&quot;, &quot;MaxLevel&quot;: 3, &quot;Mingle?&quot;: 0, &quot;Psych&quot;: &quot;Resonance: JM&quot;, &quot;Element&quot;: &quot;Abi&quot;, &quot;Brand&quot;: &quot;Jupiter of the Monkey&quot;, &quot;Ev. fr. pin?&quot;: 0, &quot;Weight&quot;: 7, &quot;Spec&quot;: &quot;---&quot;, &quot;Inflicts HP Drain?&quot;: 0 }," calcext:value-type="string">
            <text:p>0x66: { "ID": 0x66, "Name": "Jupiter of the Monkey", "MaxLevel": 3, "Mingle?": 0, "Psych": "Resonance: JM", "Element": "Abi", "Brand": "Jupiter of the Monkey", "Ev. fr. pin?": 0, "Weight": 7, "Spec": "---", "Inflicts HP Drain?": 0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3"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quot;; ;&quot;, &quot;&quot;Element&quot;&quot;: &quot;&quot;&quot;;[.G105];&quot;&quot;&quot;, &quot;&quot;Brand&quot;&quot;: &quot;&quot;&quot;;[.D105];&quot;&quot;&quot;, &quot;&quot;Ev. fr. pin?&quot;&quot;: &quot;;[.AH105];&quot;, &quot;&quot;Weight&quot;&quot;: &quot;;[.Y105];&quot;, &quot;&quot;Spec&quot;&quot;: &quot;&quot;&quot;;[.J105];&quot;&quot;&quot;, &quot;&quot;Inflicts HP Drain?&quot;&quot;: &quot;;[.AI105];&quot; },&quot;)" office:value-type="string" office:string-value="0x67: { &quot;ID&quot;: 0x67, &quot;Name&quot;: &quot;Long Live the Rock&quot;, &quot;MaxLevel&quot;: 4, &quot;Mingle?&quot;: 0, &quot;Psych&quot;: &quot;Rock Bind&quot;, &quot;Element&quot;: &quot;Neg&quot;, &quot;Brand&quot;: &quot;Hip Snake&quot;, &quot;Ev. fr. pin?&quot;: 0, &quot;Weight&quot;: 10, &quot;Spec&quot;: &quot;---&quot;, &quot;Inflicts HP Drain?&quot;: 0 }," calcext:value-type="string">
            <text:p>0x67: { "ID": 0x67, "Name": "Long Live the Rock", "MaxLevel": 4, "Mingle?": 0, "Psych": "Rock Bind", "Element": "Neg", "Brand": "Hip Snake", "Ev. fr. pin?": 0, "Weight": 10, "Spec": "---", "Inflicts HP Drain?": 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3"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quot;; ;&quot;, &quot;&quot;Element&quot;&quot;: &quot;&quot;&quot;;[.G106];&quot;&quot;&quot;, &quot;&quot;Brand&quot;&quot;: &quot;&quot;&quot;;[.D106];&quot;&quot;&quot;, &quot;&quot;Ev. fr. pin?&quot;&quot;: &quot;;[.AH106];&quot;, &quot;&quot;Weight&quot;&quot;: &quot;;[.Y106];&quot;, &quot;&quot;Spec&quot;&quot;: &quot;&quot;&quot;;[.J106];&quot;&quot;&quot;, &quot;&quot;Inflicts HP Drain?&quot;&quot;: &quot;;[.AI106];&quot; },&quot;)" office:value-type="string" office:string-value="0x68: { &quot;ID&quot;: 0x68, &quot;Name&quot;: &quot;Long Live the Ice&quot;, &quot;MaxLevel&quot;: 5, &quot;Mingle?&quot;: 0, &quot;Psych&quot;: &quot;Freeze&quot;, &quot;Element&quot;: &quot;Neg&quot;, &quot;Brand&quot;: &quot;Hip Snake&quot;, &quot;Ev. fr. pin?&quot;: 0, &quot;Weight&quot;: 10, &quot;Spec&quot;: &quot;---&quot;, &quot;Inflicts HP Drain?&quot;: 0 }," calcext:value-type="string">
            <text:p>0x68: { "ID": 0x68, "Name": "Long Live the Ice", "MaxLevel": 5, "Mingle?": 0, "Psych": "Freeze", "Element": "Neg", "Brand": "Hip Snake", "Ev. fr. pin?": 0, "Weight": 10, "Spec": "---", "Inflicts HP Drain?": 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quot;; ;&quot;, &quot;&quot;Element&quot;&quot;: &quot;&quot;&quot;;[.G107];&quot;&quot;&quot;, &quot;&quot;Brand&quot;&quot;: &quot;&quot;&quot;;[.D107];&quot;&quot;&quot;, &quot;&quot;Ev. fr. pin?&quot;&quot;: &quot;;[.AH107];&quot;, &quot;&quot;Weight&quot;&quot;: &quot;;[.Y107];&quot;, &quot;&quot;Spec&quot;&quot;: &quot;&quot;&quot;;[.J107];&quot;&quot;&quot;, &quot;&quot;Inflicts HP Drain?&quot;&quot;: &quot;;[.AI107];&quot; },&quot;)" office:value-type="string" office:string-value="0x69: { &quot;ID&quot;: 0x69, &quot;Name&quot;: &quot;Long Live the Floe&quot;, &quot;MaxLevel&quot;: 5, &quot;Mingle?&quot;: 0, &quot;Psych&quot;: &quot;Freeze&quot;, &quot;Element&quot;: &quot;Neg&quot;, &quot;Brand&quot;: &quot;Hip Snake&quot;, &quot;Ev. fr. pin?&quot;: 1, &quot;Weight&quot;: 10, &quot;Spec&quot;: &quot;---&quot;, &quot;Inflicts HP Drain?&quot;: 0 }," calcext:value-type="string">
            <text:p>0x69: { "ID": 0x69, "Name": "Long Live the Floe", "MaxLevel": 5, "Mingle?": 0, "Psych": "Freeze", "Element": "Neg", "Brand": "Hip Snake", "Ev. fr. pin?": 1, "Weight": 10, "Spec": "---", "Inflicts HP Drain?": 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3"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quot;; ;&quot;, &quot;&quot;Element&quot;&quot;: &quot;&quot;&quot;;[.G108];&quot;&quot;&quot;, &quot;&quot;Brand&quot;&quot;: &quot;&quot;&quot;;[.D108];&quot;&quot;&quot;, &quot;&quot;Ev. fr. pin?&quot;&quot;: &quot;;[.AH108];&quot;, &quot;&quot;Weight&quot;&quot;: &quot;;[.Y108];&quot;, &quot;&quot;Spec&quot;&quot;: &quot;&quot;&quot;;[.J108];&quot;&quot;&quot;, &quot;&quot;Inflicts HP Drain?&quot;&quot;: &quot;;[.AI108];&quot; },&quot;)" office:value-type="string" office:string-value="0x6A: { &quot;ID&quot;: 0x6A, &quot;Name&quot;: &quot;Eyes Full of Hope&quot;, &quot;MaxLevel&quot;: 5, &quot;Mingle?&quot;: 0, &quot;Psych&quot;: &quot;Holy Light&quot;, &quot;Element&quot;: &quot;Neg&quot;, &quot;Brand&quot;: &quot;Hip Snake&quot;, &quot;Ev. fr. pin?&quot;: 0, &quot;Weight&quot;: 10, &quot;Spec&quot;: &quot;Attack&quot;, &quot;Inflicts HP Drain?&quot;: 0 }," calcext:value-type="string">
            <text:p>0x6A: { "ID": 0x6A, "Name": "Eyes Full of Hope", "MaxLevel": 5, "Mingle?": 0, "Psych": "Holy Light", "Element": "Neg", "Brand": "Hip Snake", "Ev. fr. pin?": 0, "Weight": 10, "Spec": "Attack", "Inflicts HP Drain?": 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quot;; ;&quot;, &quot;&quot;Element&quot;&quot;: &quot;&quot;&quot;;[.G109];&quot;&quot;&quot;, &quot;&quot;Brand&quot;&quot;: &quot;&quot;&quot;;[.D109];&quot;&quot;&quot;, &quot;&quot;Ev. fr. pin?&quot;&quot;: &quot;;[.AH109];&quot;, &quot;&quot;Weight&quot;&quot;: &quot;;[.Y109];&quot;, &quot;&quot;Spec&quot;&quot;: &quot;&quot;&quot;;[.J109];&quot;&quot;&quot;, &quot;&quot;Inflicts HP Drain?&quot;&quot;: &quot;;[.AI109];&quot; },&quot;)" office:value-type="string" office:string-value="0x6B: { &quot;ID&quot;: 0x6B, &quot;Name&quot;: &quot;Eyes Full of Light&quot;, &quot;MaxLevel&quot;: 5, &quot;Mingle?&quot;: 0, &quot;Psych&quot;: &quot;Holy Light&quot;, &quot;Element&quot;: &quot;Neg&quot;, &quot;Brand&quot;: &quot;Hip Snake&quot;, &quot;Ev. fr. pin?&quot;: 1, &quot;Weight&quot;: 10, &quot;Spec&quot;: &quot;Attack&quot;, &quot;Inflicts HP Drain?&quot;: 0 }," calcext:value-type="string">
            <text:p>0x6B: { "ID": 0x6B, "Name": "Eyes Full of Light", "MaxLevel": 5, "Mingle?": 0, "Psych": "Holy Light", "Element": "Neg", "Brand": "Hip Snake", "Ev. fr. pin?": 1, "Weight": 10, "Spec": "Attack", "Inflicts HP Drain?": 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quot;; ;&quot;, &quot;&quot;Element&quot;&quot;: &quot;&quot;&quot;;[.G110];&quot;&quot;&quot;, &quot;&quot;Brand&quot;&quot;: &quot;&quot;&quot;;[.D110];&quot;&quot;&quot;, &quot;&quot;Ev. fr. pin?&quot;&quot;: &quot;;[.AH110];&quot;, &quot;&quot;Weight&quot;&quot;: &quot;;[.Y110];&quot;, &quot;&quot;Spec&quot;&quot;: &quot;&quot;&quot;;[.J110];&quot;&quot;&quot;, &quot;&quot;Inflicts HP Drain?&quot;&quot;: &quot;;[.AI110];&quot; },&quot;)" office:value-type="string" office:string-value="0x6C: { &quot;ID&quot;: 0x6C, &quot;Name&quot;: &quot;Hot Gaze&quot;, &quot;MaxLevel&quot;: 4, &quot;Mingle?&quot;: 0, &quot;Psych&quot;: &quot;Ignition&quot;, &quot;Element&quot;: &quot;Neg&quot;, &quot;Brand&quot;: &quot;Hip Snake&quot;, &quot;Ev. fr. pin?&quot;: 0, &quot;Weight&quot;: 10, &quot;Spec&quot;: &quot;Attack&quot;, &quot;Inflicts HP Drain?&quot;: 1 }," calcext:value-type="string">
            <text:p>0x6C: { "ID": 0x6C, "Name": "Hot Gaze", "MaxLevel": 4, "Mingle?": 0, "Psych": "Ignition", "Element": "Neg", "Brand": "Hip Snake", "Ev. fr. pin?": 0, "Weight": 10, "Spec": "Attack", "Inflicts HP Drain?": 1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quot;; ;&quot;, &quot;&quot;Element&quot;&quot;: &quot;&quot;&quot;;[.G111];&quot;&quot;&quot;, &quot;&quot;Brand&quot;&quot;: &quot;&quot;&quot;;[.D111];&quot;&quot;&quot;, &quot;&quot;Ev. fr. pin?&quot;&quot;: &quot;;[.AH111];&quot;, &quot;&quot;Weight&quot;&quot;: &quot;;[.Y111];&quot;, &quot;&quot;Spec&quot;&quot;: &quot;&quot;&quot;;[.J111];&quot;&quot;&quot;, &quot;&quot;Inflicts HP Drain?&quot;&quot;: &quot;;[.AI111];&quot; },&quot;)" office:value-type="string" office:string-value="0x6D: { &quot;ID&quot;: 0x6D, &quot;Name&quot;: &quot;Sizzling Gaze&quot;, &quot;MaxLevel&quot;: 4, &quot;Mingle?&quot;: 0, &quot;Psych&quot;: &quot;Ignition&quot;, &quot;Element&quot;: &quot;Neg&quot;, &quot;Brand&quot;: &quot;Hip Snake&quot;, &quot;Ev. fr. pin?&quot;: 1, &quot;Weight&quot;: 10, &quot;Spec&quot;: &quot;Attack&quot;, &quot;Inflicts HP Drain?&quot;: 1 }," calcext:value-type="string">
            <text:p>0x6D: { "ID": 0x6D, "Name": "Sizzling Gaze", "MaxLevel": 4, "Mingle?": 0, "Psych": "Ignition", "Element": "Neg", "Brand": "Hip Snake", "Ev. fr. pin?": 1, "Weight": 10, "Spec": "Attack", "Inflicts HP Drain?": 1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quot;; ;&quot;, &quot;&quot;Element&quot;&quot;: &quot;&quot;&quot;;[.G112];&quot;&quot;&quot;, &quot;&quot;Brand&quot;&quot;: &quot;&quot;&quot;;[.D112];&quot;&quot;&quot;, &quot;&quot;Ev. fr. pin?&quot;&quot;: &quot;;[.AH112];&quot;, &quot;&quot;Weight&quot;&quot;: &quot;;[.Y112];&quot;, &quot;&quot;Spec&quot;&quot;: &quot;&quot;&quot;;[.J112];&quot;&quot;&quot;, &quot;&quot;Inflicts HP Drain?&quot;&quot;: &quot;;[.AI112];&quot; },&quot;)" office:value-type="string" office:string-value="0x6E: { &quot;ID&quot;: 0x6E, &quot;Name&quot;: &quot;Cold Stare&quot;, &quot;MaxLevel&quot;: 10, &quot;Mingle?&quot;: 0, &quot;Psych&quot;: &quot;Frostbite&quot;, &quot;Element&quot;: &quot;Neg&quot;, &quot;Brand&quot;: &quot;Hip Snake&quot;, &quot;Ev. fr. pin?&quot;: 1, &quot;Weight&quot;: 10, &quot;Spec&quot;: &quot;Attack&quot;, &quot;Inflicts HP Drain?&quot;: 0 }," calcext:value-type="string">
            <text:p>0x6E: { "ID": 0x6E, "Name": "Cold Stare", "MaxLevel": 10, "Mingle?": 0, "Psych": "Frostbite", "Element": "Neg", "Brand": "Hip Snake", "Ev. fr. pin?": 1, "Weight": 10, "Spec": "Attack", "Inflicts HP Drain?": 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quot;; ;&quot;, &quot;&quot;Element&quot;&quot;: &quot;&quot;&quot;;[.G113];&quot;&quot;&quot;, &quot;&quot;Brand&quot;&quot;: &quot;&quot;&quot;;[.D113];&quot;&quot;&quot;, &quot;&quot;Ev. fr. pin?&quot;&quot;: &quot;;[.AH113];&quot;, &quot;&quot;Weight&quot;&quot;: &quot;;[.Y113];&quot;, &quot;&quot;Spec&quot;&quot;: &quot;&quot;&quot;;[.J113];&quot;&quot;&quot;, &quot;&quot;Inflicts HP Drain?&quot;&quot;: &quot;;[.AI113];&quot; },&quot;)" office:value-type="string" office:string-value="0x6F: { &quot;ID&quot;: 0x6F, &quot;Name&quot;: &quot;Icy Stare&quot;, &quot;MaxLevel&quot;: 10, &quot;Mingle?&quot;: 0, &quot;Psych&quot;: &quot;Frostbite&quot;, &quot;Element&quot;: &quot;Neg&quot;, &quot;Brand&quot;: &quot;Hip Snake&quot;, &quot;Ev. fr. pin?&quot;: 1, &quot;Weight&quot;: 10, &quot;Spec&quot;: &quot;Attack&quot;, &quot;Inflicts HP Drain?&quot;: 0 }," calcext:value-type="string">
            <text:p>0x6F: { "ID": 0x6F, "Name": "Icy Stare", "MaxLevel": 10, "Mingle?": 0, "Psych": "Frostbite", "Element": "Neg", "Brand": "Hip Snake", "Ev. fr. pin?": 1, "Weight": 10, "Spec": "Attack", "Inflicts HP Drain?": 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3"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quot;; ;&quot;, &quot;&quot;Element&quot;&quot;: &quot;&quot;&quot;;[.G114];&quot;&quot;&quot;, &quot;&quot;Brand&quot;&quot;: &quot;&quot;&quot;;[.D114];&quot;&quot;&quot;, &quot;&quot;Ev. fr. pin?&quot;&quot;: &quot;;[.AH114];&quot;, &quot;&quot;Weight&quot;&quot;: &quot;;[.Y114];&quot;, &quot;&quot;Spec&quot;&quot;: &quot;&quot;&quot;;[.J114];&quot;&quot;&quot;, &quot;&quot;Inflicts HP Drain?&quot;&quot;: &quot;;[.AI114];&quot; },&quot;)" office:value-type="string" office:string-value="0x70: { &quot;ID&quot;: 0x70, &quot;Name&quot;: &quot;Wassup Thunder!&quot;, &quot;MaxLevel&quot;: 5, &quot;Mingle?&quot;: 0, &quot;Psych&quot;: &quot;Thunderstorm&quot;, &quot;Element&quot;: &quot;Neg&quot;, &quot;Brand&quot;: &quot;Hip Snake&quot;, &quot;Ev. fr. pin?&quot;: 0, &quot;Weight&quot;: 10, &quot;Spec&quot;: &quot;Attack&quot;, &quot;Inflicts HP Drain?&quot;: 0 }," calcext:value-type="string">
            <text:p>0x70: { "ID": 0x70, "Name": "Wassup Thunder!", "MaxLevel": 5, "Mingle?": 0, "Psych": "Thunderstorm", "Element": "Neg", "Brand": "Hip Snake", "Ev. fr. pin?": 0, "Weight": 10, "Spec": "Attack", "Inflicts HP Drain?": 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quot;; ;&quot;, &quot;&quot;Element&quot;&quot;: &quot;&quot;&quot;;[.G115];&quot;&quot;&quot;, &quot;&quot;Brand&quot;&quot;: &quot;&quot;&quot;;[.D115];&quot;&quot;&quot;, &quot;&quot;Ev. fr. pin?&quot;&quot;: &quot;;[.AH115];&quot;, &quot;&quot;Weight&quot;&quot;: &quot;;[.Y115];&quot;, &quot;&quot;Spec&quot;&quot;: &quot;&quot;&quot;;[.J115];&quot;&quot;&quot;, &quot;&quot;Inflicts HP Drain?&quot;&quot;: &quot;;[.AI115];&quot; },&quot;)" office:value-type="string" office:string-value="0x71: { &quot;ID&quot;: 0x71, &quot;Name&quot;: &quot;Wassup Lightning!&quot;, &quot;MaxLevel&quot;: 5, &quot;Mingle?&quot;: 0, &quot;Psych&quot;: &quot;Thunderstorm&quot;, &quot;Element&quot;: &quot;Neg&quot;, &quot;Brand&quot;: &quot;Hip Snake&quot;, &quot;Ev. fr. pin?&quot;: 1, &quot;Weight&quot;: 10, &quot;Spec&quot;: &quot;Attack&quot;, &quot;Inflicts HP Drain?&quot;: 0 }," calcext:value-type="string">
            <text:p>0x71: { "ID": 0x71, "Name": "Wassup Lightning!", "MaxLevel": 5, "Mingle?": 0, "Psych": "Thunderstorm", "Element": "Neg", "Brand": "Hip Snake", "Ev. fr. pin?": 1, "Weight": 10, "Spec": "Attack", "Inflicts HP Drain?": 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quot;; ;&quot;, &quot;&quot;Element&quot;&quot;: &quot;&quot;&quot;;[.G116];&quot;&quot;&quot;, &quot;&quot;Brand&quot;&quot;: &quot;&quot;&quot;;[.D116];&quot;&quot;&quot;, &quot;&quot;Ev. fr. pin?&quot;&quot;: &quot;;[.AH116];&quot;, &quot;&quot;Weight&quot;&quot;: &quot;;[.Y116];&quot;, &quot;&quot;Spec&quot;&quot;: &quot;&quot;&quot;;[.J116];&quot;&quot;&quot;, &quot;&quot;Inflicts HP Drain?&quot;&quot;: &quot;;[.AI116];&quot; },&quot;)" office:value-type="string" office:string-value="0x72: { &quot;ID&quot;: 0x72, &quot;Name&quot;: &quot;Wassup Voltage!&quot;, &quot;MaxLevel&quot;: 6, &quot;Mingle?&quot;: 1, &quot;Psych&quot;: &quot;Thunderstorm&quot;, &quot;Element&quot;: &quot;Neg&quot;, &quot;Brand&quot;: &quot;Hip Snake&quot;, &quot;Ev. fr. pin?&quot;: 1, &quot;Weight&quot;: 10, &quot;Spec&quot;: &quot;Attack&quot;, &quot;Inflicts HP Drain?&quot;: 0 }," calcext:value-type="string">
            <text:p>0x72: { "ID": 0x72, "Name": "Wassup Voltage!", "MaxLevel": 6, "Mingle?": 1, "Psych": "Thunderstorm", "Element": "Neg", "Brand": "Hip Snake", "Ev. fr. pin?": 1, "Weight": 10, "Spec": "Attack", "Inflicts HP Drain?": 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3"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quot;; ;&quot;, &quot;&quot;Element&quot;&quot;: &quot;&quot;&quot;;[.G117];&quot;&quot;&quot;, &quot;&quot;Brand&quot;&quot;: &quot;&quot;&quot;;[.D117];&quot;&quot;&quot;, &quot;&quot;Ev. fr. pin?&quot;&quot;: &quot;;[.AH117];&quot;, &quot;&quot;Weight&quot;&quot;: &quot;;[.Y117];&quot;, &quot;&quot;Spec&quot;&quot;: &quot;&quot;&quot;;[.J117];&quot;&quot;&quot;, &quot;&quot;Inflicts HP Drain?&quot;&quot;: &quot;;[.AI117];&quot; },&quot;)" office:value-type="string" office:string-value="0x73: { &quot;ID&quot;: 0x73, &quot;Name&quot;: &quot;Indestructo Man&quot;, &quot;MaxLevel&quot;: 1, &quot;Mingle?&quot;: 0, &quot;Psych&quot;: &quot;Life Blight+&quot;, &quot;Element&quot;: &quot;Abi&quot;, &quot;Brand&quot;: &quot;Hip Snake&quot;, &quot;Ev. fr. pin?&quot;: 0, &quot;Weight&quot;: 10, &quot;Spec&quot;: &quot;---&quot;, &quot;Inflicts HP Drain?&quot;: 0 }," calcext:value-type="string">
            <text:p>0x73: { "ID": 0x73, "Name": "Indestructo Man", "MaxLevel": 1, "Mingle?": 0, "Psych": "Life Blight+", "Element": "Abi", "Brand": "Hip Snake", "Ev. fr. pin?": 0, "Weight": 10, "Spec": "---", "Inflicts HP Drain?": 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3"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quot;; ;&quot;, &quot;&quot;Element&quot;&quot;: &quot;&quot;&quot;;[.G118];&quot;&quot;&quot;, &quot;&quot;Brand&quot;&quot;: &quot;&quot;&quot;;[.D118];&quot;&quot;&quot;, &quot;&quot;Ev. fr. pin?&quot;&quot;: &quot;;[.AH118];&quot;, &quot;&quot;Weight&quot;&quot;: &quot;;[.Y118];&quot;, &quot;&quot;Spec&quot;&quot;: &quot;&quot;&quot;;[.J118];&quot;&quot;&quot;, &quot;&quot;Inflicts HP Drain?&quot;&quot;: &quot;;[.AI118];&quot; },&quot;)" office:value-type="string" office:string-value="0x74: { &quot;ID&quot;: 0x74, &quot;Name&quot;: &quot;Hip Snake&quot;, &quot;MaxLevel&quot;: 3, &quot;Mingle?&quot;: 0, &quot;Psych&quot;: &quot;Resonance: HS&quot;, &quot;Element&quot;: &quot;Abi&quot;, &quot;Brand&quot;: &quot;Hip Snake&quot;, &quot;Ev. fr. pin?&quot;: 0, &quot;Weight&quot;: 10, &quot;Spec&quot;: &quot;---&quot;, &quot;Inflicts HP Drain?&quot;: 0 }," calcext:value-type="string">
            <text:p>0x74: { "ID": 0x74, "Name": "Hip Snake", "MaxLevel": 3, "Mingle?": 0, "Psych": "Resonance: HS", "Element": "Abi", "Brand": "Hip Snake", "Ev. fr. pin?": 0, "Weight": 10, "Spec": "---", "Inflicts HP Drain?": 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3"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quot;; ;&quot;, &quot;&quot;Element&quot;&quot;: &quot;&quot;&quot;;[.G119];&quot;&quot;&quot;, &quot;&quot;Brand&quot;&quot;: &quot;&quot;&quot;;[.D119];&quot;&quot;&quot;, &quot;&quot;Ev. fr. pin?&quot;&quot;: &quot;;[.AH119];&quot;, &quot;&quot;Weight&quot;&quot;: &quot;;[.Y119];&quot;, &quot;&quot;Spec&quot;&quot;: &quot;&quot;&quot;;[.J119];&quot;&quot;&quot;, &quot;&quot;Inflicts HP Drain?&quot;&quot;: &quot;;[.AI119];&quot; },&quot;)" office:value-type="string" office:string-value="0x75: { &quot;ID&quot;: 0x75, &quot;Name&quot;: &quot;Octo Squeeze&quot;, &quot;MaxLevel&quot;: 6, &quot;Mingle?&quot;: 0, &quot;Psych&quot;: &quot;Sweeper&quot;, &quot;Element&quot;: &quot;---&quot;, &quot;Brand&quot;: &quot;Sheep Heavenly&quot;, &quot;Ev. fr. pin?&quot;: 0, &quot;Weight&quot;: 7, &quot;Spec&quot;: &quot;---&quot;, &quot;Inflicts HP Drain?&quot;: 0 }," calcext:value-type="string">
            <text:p>0x75: { "ID": 0x75, "Name": "Octo Squeeze", "MaxLevel": 6, "Mingle?": 0, "Psych": "Sweeper", "Element": "---", "Brand": "Sheep Heavenly", "Ev. fr. pin?": 0, "Weight": 7, "Spec": "---", "Inflicts HP Drain?": 0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quot;; ;&quot;, &quot;&quot;Element&quot;&quot;: &quot;&quot;&quot;;[.G120];&quot;&quot;&quot;, &quot;&quot;Brand&quot;&quot;: &quot;&quot;&quot;;[.D120];&quot;&quot;&quot;, &quot;&quot;Ev. fr. pin?&quot;&quot;: &quot;;[.AH120];&quot;, &quot;&quot;Weight&quot;&quot;: &quot;;[.Y120];&quot;, &quot;&quot;Spec&quot;&quot;: &quot;&quot;&quot;;[.J120];&quot;&quot;&quot;, &quot;&quot;Inflicts HP Drain?&quot;&quot;: &quot;;[.AI120];&quot; },&quot;)" office:value-type="string" office:string-value="0x76: { &quot;ID&quot;: 0x76, &quot;Name&quot;: &quot;Snail Squeeze&quot;, &quot;MaxLevel&quot;: 5, &quot;Mingle?&quot;: 0, &quot;Psych&quot;: &quot;Sweeper&quot;, &quot;Element&quot;: &quot;---&quot;, &quot;Brand&quot;: &quot;Sheep Heavenly&quot;, &quot;Ev. fr. pin?&quot;: 1, &quot;Weight&quot;: 7, &quot;Spec&quot;: &quot;---&quot;, &quot;Inflicts HP Drain?&quot;: 0 }," calcext:value-type="string">
            <text:p>0x76: { "ID": 0x76, "Name": "Snail Squeeze", "MaxLevel": 5, "Mingle?": 0, "Psych": "Sweeper", "Element": "---", "Brand": "Sheep Heavenly", "Ev. fr. pin?": 1, "Weight": 7, "Spec": "---", "Inflicts HP Drain?": 0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quot;; ;&quot;, &quot;&quot;Element&quot;&quot;: &quot;&quot;&quot;;[.G121];&quot;&quot;&quot;, &quot;&quot;Brand&quot;&quot;: &quot;&quot;&quot;;[.D121];&quot;&quot;&quot;, &quot;&quot;Ev. fr. pin?&quot;&quot;: &quot;;[.AH121];&quot;, &quot;&quot;Weight&quot;&quot;: &quot;;[.Y121];&quot;, &quot;&quot;Spec&quot;&quot;: &quot;&quot;&quot;;[.J121];&quot;&quot;&quot;, &quot;&quot;Inflicts HP Drain?&quot;&quot;: &quot;;[.AI121];&quot; },&quot;)" office:value-type="string" office:string-value="0x77: { &quot;ID&quot;: 0x77, &quot;Name&quot;: &quot;Vacu Squeeze&quot;, &quot;MaxLevel&quot;: 5, &quot;Mingle?&quot;: 1, &quot;Psych&quot;: &quot;Sweeper&quot;, &quot;Element&quot;: &quot;---&quot;, &quot;Brand&quot;: &quot;Sheep Heavenly&quot;, &quot;Ev. fr. pin?&quot;: 1, &quot;Weight&quot;: 7, &quot;Spec&quot;: &quot;---&quot;, &quot;Inflicts HP Drain?&quot;: 0 }," calcext:value-type="string">
            <text:p>0x77: { "ID": 0x77, "Name": "Vacu Squeeze", "MaxLevel": 5, "Mingle?": 1, "Psych": "Sweeper", "Element": "---", "Brand": "Sheep Heavenly", "Ev. fr. pin?": 1, "Weight": 7, "Spec": "---", "Inflicts HP Drain?": 0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quot;; ;&quot;, &quot;&quot;Element&quot;&quot;: &quot;&quot;&quot;;[.G122];&quot;&quot;&quot;, &quot;&quot;Brand&quot;&quot;: &quot;&quot;&quot;;[.D122];&quot;&quot;&quot;, &quot;&quot;Ev. fr. pin?&quot;&quot;: &quot;;[.AH122];&quot;, &quot;&quot;Weight&quot;&quot;: &quot;;[.Y122];&quot;, &quot;&quot;Spec&quot;&quot;: &quot;&quot;&quot;;[.J122];&quot;&quot;&quot;, &quot;&quot;Inflicts HP Drain?&quot;&quot;: &quot;;[.AI122];&quot; },&quot;)" office:value-type="string" office:string-value="0x78: { &quot;ID&quot;: 0x78, &quot;Name&quot;: &quot;Gimme Dat Sheep&quot;, &quot;MaxLevel&quot;: 2, &quot;Mingle?&quot;: 0, &quot;Psych&quot;: &quot;Black Hole&quot;, &quot;Element&quot;: &quot;---&quot;, &quot;Brand&quot;: &quot;Sheep Heavenly&quot;, &quot;Ev. fr. pin?&quot;: 1, &quot;Weight&quot;: 7, &quot;Spec&quot;: &quot;---&quot;, &quot;Inflicts HP Drain?&quot;: 0 }," calcext:value-type="string">
            <text:p>0x78: { "ID": 0x78, "Name": "Gimme Dat Sheep", "MaxLevel": 2, "Mingle?": 0, "Psych": "Black Hole", "Element": "---", "Brand": "Sheep Heavenly", "Ev. fr. pin?": 1, "Weight": 7, "Spec": "---", "Inflicts HP Drain?": 0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quot;; ;&quot;, &quot;&quot;Element&quot;&quot;: &quot;&quot;&quot;;[.G123];&quot;&quot;&quot;, &quot;&quot;Brand&quot;&quot;: &quot;&quot;&quot;;[.D123];&quot;&quot;&quot;, &quot;&quot;Ev. fr. pin?&quot;&quot;: &quot;;[.AH123];&quot;, &quot;&quot;Weight&quot;&quot;: &quot;;[.Y123];&quot;, &quot;&quot;Spec&quot;&quot;: &quot;&quot;&quot;;[.J123];&quot;&quot;&quot;, &quot;&quot;Inflicts HP Drain?&quot;&quot;: &quot;;[.AI123];&quot; },&quot;)" office:value-type="string" office:string-value="0x79: { &quot;ID&quot;: 0x79, &quot;Name&quot;: &quot;Gimme Dat Elephant&quot;, &quot;MaxLevel&quot;: 2, &quot;Mingle?&quot;: 0, &quot;Psych&quot;: &quot;Black Hole&quot;, &quot;Element&quot;: &quot;---&quot;, &quot;Brand&quot;: &quot;Sheep Heavenly&quot;, &quot;Ev. fr. pin?&quot;: 1, &quot;Weight&quot;: 7, &quot;Spec&quot;: &quot;---&quot;, &quot;Inflicts HP Drain?&quot;: 0 }," calcext:value-type="string">
            <text:p>0x79: { "ID": 0x79, "Name": "Gimme Dat Elephant", "MaxLevel": 2, "Mingle?": 0, "Psych": "Black Hole", "Element": "---", "Brand": "Sheep Heavenly", "Ev. fr. pin?": 1, "Weight": 7, "Spec": "---", "Inflicts HP Drain?": 0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quot;; ;&quot;, &quot;&quot;Element&quot;&quot;: &quot;&quot;&quot;;[.G124];&quot;&quot;&quot;, &quot;&quot;Brand&quot;&quot;: &quot;&quot;&quot;;[.D124];&quot;&quot;&quot;, &quot;&quot;Ev. fr. pin?&quot;&quot;: &quot;;[.AH124];&quot;, &quot;&quot;Weight&quot;&quot;: &quot;;[.Y124];&quot;, &quot;&quot;Spec&quot;&quot;: &quot;&quot;&quot;;[.J124];&quot;&quot;&quot;, &quot;&quot;Inflicts HP Drain?&quot;&quot;: &quot;;[.AI124];&quot; },&quot;)" office:value-type="string" office:string-value="0x7A: { &quot;ID&quot;: 0x7A, &quot;Name&quot;: &quot;Gimme Dat Hippo&quot;, &quot;MaxLevel&quot;: 2, &quot;Mingle?&quot;: 1, &quot;Psych&quot;: &quot;Black Hole&quot;, &quot;Element&quot;: &quot;---&quot;, &quot;Brand&quot;: &quot;Sheep Heavenly&quot;, &quot;Ev. fr. pin?&quot;: 1, &quot;Weight&quot;: 7, &quot;Spec&quot;: &quot;---&quot;, &quot;Inflicts HP Drain?&quot;: 0 }," calcext:value-type="string">
            <text:p>0x7A: { "ID": 0x7A, "Name": "Gimme Dat Hippo", "MaxLevel": 2, "Mingle?": 1, "Psych": "Black Hole", "Element": "---", "Brand": "Sheep Heavenly", "Ev. fr. pin?": 1, "Weight": 7, "Spec": "---", "Inflicts HP Drain?": 0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3"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quot;; ;&quot;, &quot;&quot;Element&quot;&quot;: &quot;&quot;&quot;;[.G125];&quot;&quot;&quot;, &quot;&quot;Brand&quot;&quot;: &quot;&quot;&quot;;[.D125];&quot;&quot;&quot;, &quot;&quot;Ev. fr. pin?&quot;&quot;: &quot;;[.AH125];&quot;, &quot;&quot;Weight&quot;&quot;: &quot;;[.Y125];&quot;, &quot;&quot;Spec&quot;&quot;: &quot;&quot;&quot;;[.J125];&quot;&quot;&quot;, &quot;&quot;Inflicts HP Drain?&quot;&quot;: &quot;;[.AI125];&quot; },&quot;)" office:value-type="string" office:string-value="0x7B: { &quot;ID&quot;: 0x7B, &quot;Name&quot;: &quot;Crackle Pop Barrier&quot;, &quot;MaxLevel&quot;: 5, &quot;Mingle?&quot;: 0, &quot;Psych&quot;: &quot;Fire Barrier&quot;, &quot;Element&quot;: &quot;Pos&quot;, &quot;Brand&quot;: &quot;Sheep Heavenly&quot;, &quot;Ev. fr. pin?&quot;: 0, &quot;Weight&quot;: 7, &quot;Spec&quot;: &quot;Attack&quot;, &quot;Inflicts HP Drain?&quot;: 0 }," calcext:value-type="string">
            <text:p>0x7B: { "ID": 0x7B, "Name": "Crackle Pop Barrier", "MaxLevel": 5, "Mingle?": 0, "Psych": "Fire Barrier", "Element": "Pos", "Brand": "Sheep Heavenly", "Ev. fr. pin?": 0, "Weight": 7, "Spec": "Attack", "Inflicts HP Drain?": 0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quot;; ;&quot;, &quot;&quot;Element&quot;&quot;: &quot;&quot;&quot;;[.G126];&quot;&quot;&quot;, &quot;&quot;Brand&quot;&quot;: &quot;&quot;&quot;;[.D126];&quot;&quot;&quot;, &quot;&quot;Ev. fr. pin?&quot;&quot;: &quot;;[.AH126];&quot;, &quot;&quot;Weight&quot;&quot;: &quot;;[.Y126];&quot;, &quot;&quot;Spec&quot;&quot;: &quot;&quot;&quot;;[.J126];&quot;&quot;&quot;, &quot;&quot;Inflicts HP Drain?&quot;&quot;: &quot;;[.AI126];&quot; },&quot;)" office:value-type="string" office:string-value="0x7C: { &quot;ID&quot;: 0x7C, &quot;Name&quot;: &quot;Splish Splash Barrier&quot;, &quot;MaxLevel&quot;: 5, &quot;Mingle?&quot;: 0, &quot;Psych&quot;: &quot;Aqua Barrier&quot;, &quot;Element&quot;: &quot;---&quot;, &quot;Brand&quot;: &quot;Sheep Heavenly&quot;, &quot;Ev. fr. pin?&quot;: 1, &quot;Weight&quot;: 7, &quot;Spec&quot;: &quot;---&quot;, &quot;Inflicts HP Drain?&quot;: 0 }," calcext:value-type="string">
            <text:p>0x7C: { "ID": 0x7C, "Name": "Splish Splash Barrier", "MaxLevel": 5, "Mingle?": 0, "Psych": "Aqua Barrier", "Element": "---", "Brand": "Sheep Heavenly", "Ev. fr. pin?": 1, "Weight": 7, "Spec": "---", "Inflicts HP Drain?": 0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3"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quot;; ;&quot;, &quot;&quot;Element&quot;&quot;: &quot;&quot;&quot;;[.G127];&quot;&quot;&quot;, &quot;&quot;Brand&quot;&quot;: &quot;&quot;&quot;;[.D127];&quot;&quot;&quot;, &quot;&quot;Ev. fr. pin?&quot;&quot;: &quot;;[.AH127];&quot;, &quot;&quot;Weight&quot;&quot;: &quot;;[.Y127];&quot;, &quot;&quot;Spec&quot;&quot;: &quot;&quot;&quot;;[.J127];&quot;&quot;&quot;, &quot;&quot;Inflicts HP Drain?&quot;&quot;: &quot;;[.AI127];&quot; },&quot;)" office:value-type="string" office:string-value="0x7D: { &quot;ID&quot;: 0x7D, &quot;Name&quot;: &quot;Creepy Weepy Barrier&quot;, &quot;MaxLevel&quot;: 3, &quot;Mingle?&quot;: 0, &quot;Psych&quot;: &quot;Dark Barrier&quot;, &quot;Element&quot;: &quot;Pos&quot;, &quot;Brand&quot;: &quot;Sheep Heavenly&quot;, &quot;Ev. fr. pin?&quot;: 0, &quot;Weight&quot;: 7, &quot;Spec&quot;: &quot;Attack&quot;, &quot;Inflicts HP Drain?&quot;: 0 }," calcext:value-type="string">
            <text:p>0x7D: { "ID": 0x7D, "Name": "Creepy Weepy Barrier", "MaxLevel": 3, "Mingle?": 0, "Psych": "Dark Barrier", "Element": "Pos", "Brand": "Sheep Heavenly", "Ev. fr. pin?": 0, "Weight": 7, "Spec": "Attack", "Inflicts HP Drain?": 0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3"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quot;; ;&quot;, &quot;&quot;Element&quot;&quot;: &quot;&quot;&quot;;[.G128];&quot;&quot;&quot;, &quot;&quot;Brand&quot;&quot;: &quot;&quot;&quot;;[.D128];&quot;&quot;&quot;, &quot;&quot;Ev. fr. pin?&quot;&quot;: &quot;;[.AH128];&quot;, &quot;&quot;Weight&quot;&quot;: &quot;;[.Y128];&quot;, &quot;&quot;Spec&quot;&quot;: &quot;&quot;&quot;;[.J128];&quot;&quot;&quot;, &quot;&quot;Inflicts HP Drain?&quot;&quot;: &quot;;[.AI128];&quot; },&quot;)" office:value-type="string" office:string-value="0x7E: { &quot;ID&quot;: 0x7E, &quot;Name&quot;: &quot;Whirlygig Juggle&quot;, &quot;MaxLevel&quot;: 3, &quot;Mingle?&quot;: 0, &quot;Psych&quot;: &quot;Teleport&quot;, &quot;Element&quot;: &quot;---&quot;, &quot;Brand&quot;: &quot;Sheep Heavenly&quot;, &quot;Ev. fr. pin?&quot;: 0, &quot;Weight&quot;: 7, &quot;Spec&quot;: &quot;---&quot;, &quot;Inflicts HP Drain?&quot;: 0 }," calcext:value-type="string">
            <text:p>0x7E: { "ID": 0x7E, "Name": "Whirlygig Juggle", "MaxLevel": 3, "Mingle?": 0, "Psych": "Teleport", "Element": "---", "Brand": "Sheep Heavenly", "Ev. fr. pin?": 0, "Weight": 7, "Spec": "---", "Inflicts HP Drain?": 0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quot;; ;&quot;, &quot;&quot;Element&quot;&quot;: &quot;&quot;&quot;;[.G129];&quot;&quot;&quot;, &quot;&quot;Brand&quot;&quot;: &quot;&quot;&quot;;[.D129];&quot;&quot;&quot;, &quot;&quot;Ev. fr. pin?&quot;&quot;: &quot;;[.AH129];&quot;, &quot;&quot;Weight&quot;&quot;: &quot;;[.Y129];&quot;, &quot;&quot;Spec&quot;&quot;: &quot;&quot;&quot;;[.J129];&quot;&quot;&quot;, &quot;&quot;Inflicts HP Drain?&quot;&quot;: &quot;;[.AI129];&quot; },&quot;)" office:value-type="string" office:string-value="0x7F: { &quot;ID&quot;: 0x7F, &quot;Name&quot;: &quot;Healing Bunny&quot;, &quot;MaxLevel&quot;: 2, &quot;Mingle?&quot;: 0, &quot;Psych&quot;: &quot;Cure Drink&quot;, &quot;Element&quot;: &quot;---&quot;, &quot;Brand&quot;: &quot;Sheep Heavenly&quot;, &quot;Ev. fr. pin?&quot;: 0, &quot;Weight&quot;: 7, &quot;Spec&quot;: &quot;Recovery&quot;, &quot;Inflicts HP Drain?&quot;: 0 }," calcext:value-type="string">
            <text:p>0x7F: { "ID": 0x7F, "Name": "Healing Bunny", "MaxLevel": 2, "Mingle?": 0, "Psych": "Cure Drink", "Element": "---", "Brand": "Sheep Heavenly", "Ev. fr. pin?": 0, "Weight": 7, "Spec": "Recovery", "Inflicts HP Drain?": 0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3"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quot;; ;&quot;, &quot;&quot;Element&quot;&quot;: &quot;&quot;&quot;;[.G130];&quot;&quot;&quot;, &quot;&quot;Brand&quot;&quot;: &quot;&quot;&quot;;[.D130];&quot;&quot;&quot;, &quot;&quot;Ev. fr. pin?&quot;&quot;: &quot;;[.AH130];&quot;, &quot;&quot;Weight&quot;&quot;: &quot;;[.Y130];&quot;, &quot;&quot;Spec&quot;&quot;: &quot;&quot;&quot;;[.J130];&quot;&quot;&quot;, &quot;&quot;Inflicts HP Drain?&quot;&quot;: &quot;;[.AI130];&quot; },&quot;)" office:value-type="string" office:string-value="0x80: { &quot;ID&quot;: 0x80, &quot;Name&quot;: &quot;Healing Flamingo&quot;, &quot;MaxLevel&quot;: 4, &quot;Mingle?&quot;: 0, &quot;Psych&quot;: &quot;Cure Drink&quot;, &quot;Element&quot;: &quot;---&quot;, &quot;Brand&quot;: &quot;Sheep Heavenly&quot;, &quot;Ev. fr. pin?&quot;: 0, &quot;Weight&quot;: 7, &quot;Spec&quot;: &quot;Recovery&quot;, &quot;Inflicts HP Drain?&quot;: 0 }," calcext:value-type="string">
            <text:p>0x80: { "ID": 0x80, "Name": "Healing Flamingo", "MaxLevel": 4, "Mingle?": 0, "Psych": "Cure Drink", "Element": "---", "Brand": "Sheep Heavenly", "Ev. fr. pin?": 0, "Weight": 7, "Spec": "Recovery", "Inflicts HP Drain?": 0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quot;; ;&quot;, &quot;&quot;Element&quot;&quot;: &quot;&quot;&quot;;[.G131];&quot;&quot;&quot;, &quot;&quot;Brand&quot;&quot;: &quot;&quot;&quot;;[.D131];&quot;&quot;&quot;, &quot;&quot;Ev. fr. pin?&quot;&quot;: &quot;;[.AH131];&quot;, &quot;&quot;Weight&quot;&quot;: &quot;;[.Y131];&quot;, &quot;&quot;Spec&quot;&quot;: &quot;&quot;&quot;;[.J131];&quot;&quot;&quot;, &quot;&quot;Inflicts HP Drain?&quot;&quot;: &quot;;[.AI131];&quot; },&quot;)" office:value-type="string" office:string-value="0x81: { &quot;ID&quot;: 0x81, &quot;Name&quot;: &quot;Healing Whale&quot;, &quot;MaxLevel&quot;: 3, &quot;Mingle?&quot;: 0, &quot;Psych&quot;: &quot;Cure Drink&quot;, &quot;Element&quot;: &quot;---&quot;, &quot;Brand&quot;: &quot;Sheep Heavenly&quot;, &quot;Ev. fr. pin?&quot;: 1, &quot;Weight&quot;: 7, &quot;Spec&quot;: &quot;Recovery&quot;, &quot;Inflicts HP Drain?&quot;: 0 }," calcext:value-type="string">
            <text:p>0x81: { "ID": 0x81, "Name": "Healing Whale", "MaxLevel": 3, "Mingle?": 0, "Psych": "Cure Drink", "Element": "---", "Brand": "Sheep Heavenly", "Ev. fr. pin?": 1, "Weight": 7, "Spec": "Recovery", "Inflicts HP Drain?": 0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3"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quot;; ;&quot;, &quot;&quot;Element&quot;&quot;: &quot;&quot;&quot;;[.G132];&quot;&quot;&quot;, &quot;&quot;Brand&quot;&quot;: &quot;&quot;&quot;;[.D132];&quot;&quot;&quot;, &quot;&quot;Ev. fr. pin?&quot;&quot;: &quot;;[.AH132];&quot;, &quot;&quot;Weight&quot;&quot;: &quot;;[.Y132];&quot;, &quot;&quot;Spec&quot;&quot;: &quot;&quot;&quot;;[.J132];&quot;&quot;&quot;, &quot;&quot;Inflicts HP Drain?&quot;&quot;: &quot;;[.AI132];&quot; },&quot;)" office:value-type="string" office:string-value="0x82: { &quot;ID&quot;: 0x82, &quot;Name&quot;: &quot;Croc Leisure&quot;, &quot;MaxLevel&quot;: 5, &quot;Mingle?&quot;: 0, &quot;Psych&quot;: &quot;Healing&quot;, &quot;Element&quot;: &quot;---&quot;, &quot;Brand&quot;: &quot;Sheep Heavenly&quot;, &quot;Ev. fr. pin?&quot;: 0, &quot;Weight&quot;: 7, &quot;Spec&quot;: &quot;Recovery&quot;, &quot;Inflicts HP Drain?&quot;: 0 }," calcext:value-type="string">
            <text:p>0x82: { "ID": 0x82, "Name": "Croc Leisure", "MaxLevel": 5, "Mingle?": 0, "Psych": "Healing", "Element": "---", "Brand": "Sheep Heavenly", "Ev. fr. pin?": 0, "Weight": 7, "Spec": "Recovery", "Inflicts HP Drain?": 0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quot;; ;&quot;, &quot;&quot;Element&quot;&quot;: &quot;&quot;&quot;;[.G133];&quot;&quot;&quot;, &quot;&quot;Brand&quot;&quot;: &quot;&quot;&quot;;[.D133];&quot;&quot;&quot;, &quot;&quot;Ev. fr. pin?&quot;&quot;: &quot;;[.AH133];&quot;, &quot;&quot;Weight&quot;&quot;: &quot;;[.Y133];&quot;, &quot;&quot;Spec&quot;&quot;: &quot;&quot;&quot;;[.J133];&quot;&quot;&quot;, &quot;&quot;Inflicts HP Drain?&quot;&quot;: &quot;;[.AI133];&quot; },&quot;)" office:value-type="string" office:string-value="0x83: { &quot;ID&quot;: 0x83, &quot;Name&quot;: &quot;Monkey Leisure&quot;, &quot;MaxLevel&quot;: 6, &quot;Mingle?&quot;: 0, &quot;Psych&quot;: &quot;Healing&quot;, &quot;Element&quot;: &quot;---&quot;, &quot;Brand&quot;: &quot;Sheep Heavenly&quot;, &quot;Ev. fr. pin?&quot;: 1, &quot;Weight&quot;: 7, &quot;Spec&quot;: &quot;Recovery&quot;, &quot;Inflicts HP Drain?&quot;: 0 }," calcext:value-type="string">
            <text:p>0x83: { "ID": 0x83, "Name": "Monkey Leisure", "MaxLevel": 6, "Mingle?": 0, "Psych": "Healing", "Element": "---", "Brand": "Sheep Heavenly", "Ev. fr. pin?": 1, "Weight": 7, "Spec": "Recovery", "Inflicts HP Drain?": 0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quot;; ;&quot;, &quot;&quot;Element&quot;&quot;: &quot;&quot;&quot;;[.G134];&quot;&quot;&quot;, &quot;&quot;Brand&quot;&quot;: &quot;&quot;&quot;;[.D134];&quot;&quot;&quot;, &quot;&quot;Ev. fr. pin?&quot;&quot;: &quot;;[.AH134];&quot;, &quot;&quot;Weight&quot;&quot;: &quot;;[.Y134];&quot;, &quot;&quot;Spec&quot;&quot;: &quot;&quot;&quot;;[.J134];&quot;&quot;&quot;, &quot;&quot;Inflicts HP Drain?&quot;&quot;: &quot;;[.AI134];&quot; },&quot;)" office:value-type="string" office:string-value="0x84: { &quot;ID&quot;: 0x84, &quot;Name&quot;: &quot;Bear Leisure&quot;, &quot;MaxLevel&quot;: 4, &quot;Mingle?&quot;: 0, &quot;Psych&quot;: &quot;Healing&quot;, &quot;Element&quot;: &quot;---&quot;, &quot;Brand&quot;: &quot;Sheep Heavenly&quot;, &quot;Ev. fr. pin?&quot;: 1, &quot;Weight&quot;: 7, &quot;Spec&quot;: &quot;Recovery&quot;, &quot;Inflicts HP Drain?&quot;: 0 }," calcext:value-type="string">
            <text:p>0x84: { "ID": 0x84, "Name": "Bear Leisure", "MaxLevel": 4, "Mingle?": 0, "Psych": "Healing", "Element": "---", "Brand": "Sheep Heavenly", "Ev. fr. pin?": 1, "Weight": 7, "Spec": "Recovery", "Inflicts HP Drain?": 0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quot;; ;&quot;, &quot;&quot;Element&quot;&quot;: &quot;&quot;&quot;;[.G135];&quot;&quot;&quot;, &quot;&quot;Brand&quot;&quot;: &quot;&quot;&quot;;[.D135];&quot;&quot;&quot;, &quot;&quot;Ev. fr. pin?&quot;&quot;: &quot;;[.AH135];&quot;, &quot;&quot;Weight&quot;&quot;: &quot;;[.Y135];&quot;, &quot;&quot;Spec&quot;&quot;: &quot;&quot;&quot;;[.J135];&quot;&quot;&quot;, &quot;&quot;Inflicts HP Drain?&quot;&quot;: &quot;;[.AI135];&quot; },&quot;)" office:value-type="string" office:string-value="0x85: { &quot;ID&quot;: 0x85, &quot;Name&quot;: &quot;Squirrel Leisure&quot;, &quot;MaxLevel&quot;: 5, &quot;Mingle?&quot;: 0, &quot;Psych&quot;: &quot;Healing&quot;, &quot;Element&quot;: &quot;---&quot;, &quot;Brand&quot;: &quot;Sheep Heavenly&quot;, &quot;Ev. fr. pin?&quot;: 1, &quot;Weight&quot;: 7, &quot;Spec&quot;: &quot;Recovery&quot;, &quot;Inflicts HP Drain?&quot;: 0 }," calcext:value-type="string">
            <text:p>0x85: { "ID": 0x85, "Name": "Squirrel Leisure", "MaxLevel": 5, "Mingle?": 0, "Psych": "Healing", "Element": "---", "Brand": "Sheep Heavenly", "Ev. fr. pin?": 1, "Weight": 7, "Spec": "Recovery", "Inflicts HP Drain?": 0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3"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quot;; ;&quot;, &quot;&quot;Element&quot;&quot;: &quot;&quot;&quot;;[.G136];&quot;&quot;&quot;, &quot;&quot;Brand&quot;&quot;: &quot;&quot;&quot;;[.D136];&quot;&quot;&quot;, &quot;&quot;Ev. fr. pin?&quot;&quot;: &quot;;[.AH136];&quot;, &quot;&quot;Weight&quot;&quot;: &quot;;[.Y136];&quot;, &quot;&quot;Spec&quot;&quot;: &quot;&quot;&quot;;[.J136];&quot;&quot;&quot;, &quot;&quot;Inflicts HP Drain?&quot;&quot;: &quot;;[.AI136];&quot; },&quot;)" office:value-type="string" office:string-value="0x86: { &quot;ID&quot;: 0x86, &quot;Name&quot;: &quot;Sparkle Charge&quot;, &quot;MaxLevel&quot;: 3, &quot;Mingle?&quot;: 0, &quot;Psych&quot;: &quot;Cure Boost+&quot;, &quot;Element&quot;: &quot;Abi&quot;, &quot;Brand&quot;: &quot;Sheep Heavenly&quot;, &quot;Ev. fr. pin?&quot;: 0, &quot;Weight&quot;: 7, &quot;Spec&quot;: &quot;---&quot;, &quot;Inflicts HP Drain?&quot;: 0 }," calcext:value-type="string">
            <text:p>0x86: { "ID": 0x86, "Name": "Sparkle Charge", "MaxLevel": 3, "Mingle?": 0, "Psych": "Cure Boost+", "Element": "Abi", "Brand": "Sheep Heavenly", "Ev. fr. pin?": 0, "Weight": 7, "Spec": "---", "Inflicts HP Drain?": 0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3"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quot;; ;&quot;, &quot;&quot;Element&quot;&quot;: &quot;&quot;&quot;;[.G137];&quot;&quot;&quot;, &quot;&quot;Brand&quot;&quot;: &quot;&quot;&quot;;[.D137];&quot;&quot;&quot;, &quot;&quot;Ev. fr. pin?&quot;&quot;: &quot;;[.AH137];&quot;, &quot;&quot;Weight&quot;&quot;: &quot;;[.Y137];&quot;, &quot;&quot;Spec&quot;&quot;: &quot;&quot;&quot;;[.J137];&quot;&quot;&quot;, &quot;&quot;Inflicts HP Drain?&quot;&quot;: &quot;;[.AI137];&quot; },&quot;)" office:value-type="string" office:string-value="0x87: { &quot;ID&quot;: 0x87, &quot;Name&quot;: &quot;Handsfree Healing&quot;, &quot;MaxLevel&quot;: 1, &quot;Mingle?&quot;: 0, &quot;Psych&quot;: &quot;Subconscious&quot;, &quot;Element&quot;: &quot;---&quot;, &quot;Brand&quot;: &quot;Sheep Heavenly&quot;, &quot;Ev. fr. pin?&quot;: 0, &quot;Weight&quot;: 7, &quot;Spec&quot;: &quot;---&quot;, &quot;Inflicts HP Drain?&quot;: 0 }," calcext:value-type="string">
            <text:p>0x87: { "ID": 0x87, "Name": "Handsfree Healing", "MaxLevel": 1, "Mingle?": 0, "Psych": "Subconscious", "Element": "---", "Brand": "Sheep Heavenly", "Ev. fr. pin?": 0, "Weight": 7, "Spec": "---", "Inflicts HP Drain?": 0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3"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quot;; ;&quot;, &quot;&quot;Element&quot;&quot;: &quot;&quot;&quot;;[.G138];&quot;&quot;&quot;, &quot;&quot;Brand&quot;&quot;: &quot;&quot;&quot;;[.D138];&quot;&quot;&quot;, &quot;&quot;Ev. fr. pin?&quot;&quot;: &quot;;[.AH138];&quot;, &quot;&quot;Weight&quot;&quot;: &quot;;[.Y138];&quot;, &quot;&quot;Spec&quot;&quot;: &quot;&quot;&quot;;[.J138];&quot;&quot;&quot;, &quot;&quot;Inflicts HP Drain?&quot;&quot;: &quot;;[.AI138];&quot; },&quot;)" office:value-type="string" office:string-value="0x88: { &quot;ID&quot;: 0x88, &quot;Name&quot;: &quot;Sheep Heavenly&quot;, &quot;MaxLevel&quot;: 1, &quot;Mingle?&quot;: 0, &quot;Psych&quot;: &quot;Resonance: SH&quot;, &quot;Element&quot;: &quot;Abi&quot;, &quot;Brand&quot;: &quot;Sheep Heavenly&quot;, &quot;Ev. fr. pin?&quot;: 0, &quot;Weight&quot;: 7, &quot;Spec&quot;: &quot;---&quot;, &quot;Inflicts HP Drain?&quot;: 0 }," calcext:value-type="string">
            <text:p>0x88: { "ID": 0x88, "Name": "Sheep Heavenly", "MaxLevel": 1, "Mingle?": 0, "Psych": "Resonance: SH", "Element": "Abi", "Brand": "Sheep Heavenly", "Ev. fr. pin?": 0, "Weight": 7, "Spec": "---", "Inflicts HP Drain?": 0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3"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quot;; ;&quot;, &quot;&quot;Element&quot;&quot;: &quot;&quot;&quot;;[.G139];&quot;&quot;&quot;, &quot;&quot;Brand&quot;&quot;: &quot;&quot;&quot;;[.D139];&quot;&quot;&quot;, &quot;&quot;Ev. fr. pin?&quot;&quot;: &quot;;[.AH139];&quot;, &quot;&quot;Weight&quot;&quot;: &quot;;[.Y139];&quot;, &quot;&quot;Spec&quot;&quot;: &quot;&quot;&quot;;[.J139];&quot;&quot;&quot;, &quot;&quot;Inflicts HP Drain?&quot;&quot;: &quot;;[.AI139];&quot; },&quot;)" office:value-type="string" office:string-value="0x89: { &quot;ID&quot;: 0x89, &quot;Name&quot;: &quot;Distortion&quot;, &quot;MaxLevel&quot;: 4, &quot;Mingle?&quot;: 0, &quot;Psych&quot;: &quot;Discharge&quot;, &quot;Element&quot;: &quot;Neg&quot;, &quot;Brand&quot;: &quot;Tigre Punks&quot;, &quot;Ev. fr. pin?&quot;: 0, &quot;Weight&quot;: 6, &quot;Spec&quot;: &quot;Attack&quot;, &quot;Inflicts HP Drain?&quot;: 0 }," calcext:value-type="string">
            <text:p>0x89: { "ID": 0x89, "Name": "Distortion", "MaxLevel": 4, "Mingle?": 0, "Psych": "Discharge", "Element": "Neg", "Brand": "Tigre Punks", "Ev. fr. pin?": 0, "Weight": 6, "Spec": "Attack", "Inflicts HP Drain?": 0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3"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quot;; ;&quot;, &quot;&quot;Element&quot;&quot;: &quot;&quot;&quot;;[.G140];&quot;&quot;&quot;, &quot;&quot;Brand&quot;&quot;: &quot;&quot;&quot;;[.D140];&quot;&quot;&quot;, &quot;&quot;Ev. fr. pin?&quot;&quot;: &quot;;[.AH140];&quot;, &quot;&quot;Weight&quot;&quot;: &quot;;[.Y140];&quot;, &quot;&quot;Spec&quot;&quot;: &quot;&quot;&quot;;[.J140];&quot;&quot;&quot;, &quot;&quot;Inflicts HP Drain?&quot;&quot;: &quot;;[.AI140];&quot; },&quot;)" office:value-type="string" office:string-value="0x8A: { &quot;ID&quot;: 0x8A, &quot;Name&quot;: &quot;Velocity Attack&quot;, &quot;MaxLevel&quot;: 5, &quot;Mingle?&quot;: 0, &quot;Psych&quot;: &quot;Velocity Attack&quot;, &quot;Element&quot;: &quot;Pos&quot;, &quot;Brand&quot;: &quot;Tigre Punks&quot;, &quot;Ev. fr. pin?&quot;: 0, &quot;Weight&quot;: 6, &quot;Spec&quot;: &quot;Attack&quot;, &quot;Inflicts HP Drain?&quot;: 0 }," calcext:value-type="string">
            <text:p>0x8A: { "ID": 0x8A, "Name": "Velocity Attack", "MaxLevel": 5, "Mingle?": 0, "Psych": "Velocity Attack", "Element": "Pos", "Brand": "Tigre Punks", "Ev. fr. pin?": 0, "Weight": 6, "Spec": "Attack", "Inflicts HP Drain?": 0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quot;; ;&quot;, &quot;&quot;Element&quot;&quot;: &quot;&quot;&quot;;[.G141];&quot;&quot;&quot;, &quot;&quot;Brand&quot;&quot;: &quot;&quot;&quot;;[.D141];&quot;&quot;&quot;, &quot;&quot;Ev. fr. pin?&quot;&quot;: &quot;;[.AH141];&quot;, &quot;&quot;Weight&quot;&quot;: &quot;;[.Y141];&quot;, &quot;&quot;Spec&quot;&quot;: &quot;&quot;&quot;;[.J141];&quot;&quot;&quot;, &quot;&quot;Inflicts HP Drain?&quot;&quot;: &quot;;[.AI141];&quot; },&quot;)" office:value-type="string" office:string-value="0x8B: { &quot;ID&quot;: 0x8B, &quot;Name&quot;: &quot;Velocity Tackle&quot;, &quot;MaxLevel&quot;: 10, &quot;Mingle?&quot;: 1, &quot;Psych&quot;: &quot;Velocity Crash&quot;, &quot;Element&quot;: &quot;Pos&quot;, &quot;Brand&quot;: &quot;Tigre Punks&quot;, &quot;Ev. fr. pin?&quot;: 1, &quot;Weight&quot;: 6, &quot;Spec&quot;: &quot;Attack&quot;, &quot;Inflicts HP Drain?&quot;: 0 }," calcext:value-type="string">
            <text:p>0x8B: { "ID": 0x8B, "Name": "Velocity Tackle", "MaxLevel": 10, "Mingle?": 1, "Psych": "Velocity Crash", "Element": "Pos", "Brand": "Tigre Punks", "Ev. fr. pin?": 1, "Weight": 6, "Spec": "Attack", "Inflicts HP Drain?": 0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quot;; ;&quot;, &quot;&quot;Element&quot;&quot;: &quot;&quot;&quot;;[.G142];&quot;&quot;&quot;, &quot;&quot;Brand&quot;&quot;: &quot;&quot;&quot;;[.D142];&quot;&quot;&quot;, &quot;&quot;Ev. fr. pin?&quot;&quot;: &quot;;[.AH142];&quot;, &quot;&quot;Weight&quot;&quot;: &quot;;[.Y142];&quot;, &quot;&quot;Spec&quot;&quot;: &quot;&quot;&quot;;[.J142];&quot;&quot;&quot;, &quot;&quot;Inflicts HP Drain?&quot;&quot;: &quot;;[.AI142];&quot; },&quot;)" office:value-type="string" office:string-value="0x8C: { &quot;ID&quot;: 0x8C, &quot;Name&quot;: &quot;Demon's Hatred&quot;, &quot;MaxLevel&quot;: 1, &quot;Mingle?&quot;: 0, &quot;Psych&quot;: &quot;Explosion&quot;, &quot;Element&quot;: &quot;Neg&quot;, &quot;Brand&quot;: &quot;Tigre Punks&quot;, &quot;Ev. fr. pin?&quot;: 0, &quot;Weight&quot;: 6, &quot;Spec&quot;: &quot;Attack&quot;, &quot;Inflicts HP Drain?&quot;: 0 }," calcext:value-type="string">
            <text:p>0x8C: { "ID": 0x8C, "Name": "Demon's Hatred", "MaxLevel": 1, "Mingle?": 0, "Psych": "Explosion", "Element": "Neg", "Brand": "Tigre Punks", "Ev. fr. pin?": 0, "Weight": 6, "Spec": "Attack", "Inflicts HP Drain?": 0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3"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quot;; ;&quot;, &quot;&quot;Element&quot;&quot;: &quot;&quot;&quot;;[.G143];&quot;&quot;&quot;, &quot;&quot;Brand&quot;&quot;: &quot;&quot;&quot;;[.D143];&quot;&quot;&quot;, &quot;&quot;Ev. fr. pin?&quot;&quot;: &quot;;[.AH143];&quot;, &quot;&quot;Weight&quot;&quot;: &quot;;[.Y143];&quot;, &quot;&quot;Spec&quot;&quot;: &quot;&quot;&quot;;[.J143];&quot;&quot;&quot;, &quot;&quot;Inflicts HP Drain?&quot;&quot;: &quot;;[.AI143];&quot; },&quot;)" office:value-type="string" office:string-value="0x8D: { &quot;ID&quot;: 0x8D, &quot;Name&quot;: &quot;Go 2 Hell&quot;, &quot;MaxLevel&quot;: 5, &quot;Mingle?&quot;: 0, &quot;Psych&quot;: &quot;Spear Strike&quot;, &quot;Element&quot;: &quot;Pos&quot;, &quot;Brand&quot;: &quot;Tigre Punks&quot;, &quot;Ev. fr. pin?&quot;: 0, &quot;Weight&quot;: 6, &quot;Spec&quot;: &quot;Attack&quot;, &quot;Inflicts HP Drain?&quot;: 0 }," calcext:value-type="string">
            <text:p>0x8D: { "ID": 0x8D, "Name": "Go 2 Hell", "MaxLevel": 5, "Mingle?": 0, "Psych": "Spear Strike", "Element": "Pos", "Brand": "Tigre Punks", "Ev. fr. pin?": 0, "Weight": 6, "Spec": "Attack", "Inflicts HP Drain?": 0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quot;; ;&quot;, &quot;&quot;Element&quot;&quot;: &quot;&quot;&quot;;[.G144];&quot;&quot;&quot;, &quot;&quot;Brand&quot;&quot;: &quot;&quot;&quot;;[.D144];&quot;&quot;&quot;, &quot;&quot;Ev. fr. pin?&quot;&quot;: &quot;;[.AH144];&quot;, &quot;&quot;Weight&quot;&quot;: &quot;;[.Y144];&quot;, &quot;&quot;Spec&quot;&quot;: &quot;&quot;&quot;;[.J144];&quot;&quot;&quot;, &quot;&quot;Inflicts HP Drain?&quot;&quot;: &quot;;[.AI144];&quot; },&quot;)" office:value-type="string" office:string-value="0x8E: { &quot;ID&quot;: 0x8E, &quot;Name&quot;: &quot;Go 2 Heaven&quot;, &quot;MaxLevel&quot;: 4, &quot;Mingle?&quot;: 1, &quot;Psych&quot;: &quot;Spear Strike&quot;, &quot;Element&quot;: &quot;Pos&quot;, &quot;Brand&quot;: &quot;Tigre Punks&quot;, &quot;Ev. fr. pin?&quot;: 1, &quot;Weight&quot;: 6, &quot;Spec&quot;: &quot;Attack&quot;, &quot;Inflicts HP Drain?&quot;: 0 }," calcext:value-type="string">
            <text:p>0x8E: { "ID": 0x8E, "Name": "Go 2 Heaven", "MaxLevel": 4, "Mingle?": 1, "Psych": "Spear Strike", "Element": "Pos", "Brand": "Tigre Punks", "Ev. fr. pin?": 1, "Weight": 6, "Spec": "Attack", "Inflicts HP Drain?": 0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3"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quot;; ;&quot;, &quot;&quot;Element&quot;&quot;: &quot;&quot;&quot;;[.G145];&quot;&quot;&quot;, &quot;&quot;Brand&quot;&quot;: &quot;&quot;&quot;;[.D145];&quot;&quot;&quot;, &quot;&quot;Ev. fr. pin?&quot;&quot;: &quot;;[.AH145];&quot;, &quot;&quot;Weight&quot;&quot;: &quot;;[.Y145];&quot;, &quot;&quot;Spec&quot;&quot;: &quot;&quot;&quot;;[.J145];&quot;&quot;&quot;, &quot;&quot;Inflicts HP Drain?&quot;&quot;: &quot;;[.AI145];&quot; },&quot;)" office:value-type="string" office:string-value="0x8F: { &quot;ID&quot;: 0x8F, &quot;Name&quot;: &quot;Lightning Anger&quot;, &quot;MaxLevel&quot;: 10, &quot;Mingle?&quot;: 0, &quot;Psych&quot;: &quot;Vortex Saber&quot;, &quot;Element&quot;: &quot;Pos&quot;, &quot;Brand&quot;: &quot;Tigre Punks&quot;, &quot;Ev. fr. pin?&quot;: 0, &quot;Weight&quot;: 6, &quot;Spec&quot;: &quot;Attack&quot;, &quot;Inflicts HP Drain?&quot;: 0 }," calcext:value-type="string">
            <text:p>0x8F: { "ID": 0x8F, "Name": "Lightning Anger", "MaxLevel": 10, "Mingle?": 0, "Psych": "Vortex Saber", "Element": "Pos", "Brand": "Tigre Punks", "Ev. fr. pin?": 0, "Weight": 6, "Spec": "Attack", "Inflicts HP Drain?": 0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quot;; ;&quot;, &quot;&quot;Element&quot;&quot;: &quot;&quot;&quot;;[.G146];&quot;&quot;&quot;, &quot;&quot;Brand&quot;&quot;: &quot;&quot;&quot;;[.D146];&quot;&quot;&quot;, &quot;&quot;Ev. fr. pin?&quot;&quot;: &quot;;[.AH146];&quot;, &quot;&quot;Weight&quot;&quot;: &quot;;[.Y146];&quot;, &quot;&quot;Spec&quot;&quot;: &quot;&quot;&quot;;[.J146];&quot;&quot;&quot;, &quot;&quot;Inflicts HP Drain?&quot;&quot;: &quot;;[.AI146];&quot; },&quot;)" office:value-type="string" office:string-value="0x90: { &quot;ID&quot;: 0x90, &quot;Name&quot;: &quot;Lightning Rage&quot;, &quot;MaxLevel&quot;: 5, &quot;Mingle?&quot;: 0, &quot;Psych&quot;: &quot;Vortex Saber&quot;, &quot;Element&quot;: &quot;Pos&quot;, &quot;Brand&quot;: &quot;Tigre Punks&quot;, &quot;Ev. fr. pin?&quot;: 1, &quot;Weight&quot;: 6, &quot;Spec&quot;: &quot;Attack&quot;, &quot;Inflicts HP Drain?&quot;: 0 }," calcext:value-type="string">
            <text:p>0x90: { "ID": 0x90, "Name": "Lightning Rage", "MaxLevel": 5, "Mingle?": 0, "Psych": "Vortex Saber", "Element": "Pos", "Brand": "Tigre Punks", "Ev. fr. pin?": 1, "Weight": 6, "Spec": "Attack", "Inflicts HP Drain?": 0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3"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quot;; ;&quot;, &quot;&quot;Element&quot;&quot;: &quot;&quot;&quot;;[.G147];&quot;&quot;&quot;, &quot;&quot;Brand&quot;&quot;: &quot;&quot;&quot;;[.D147];&quot;&quot;&quot;, &quot;&quot;Ev. fr. pin?&quot;&quot;: &quot;;[.AH147];&quot;, &quot;&quot;Weight&quot;&quot;: &quot;;[.Y147];&quot;, &quot;&quot;Spec&quot;&quot;: &quot;&quot;&quot;;[.J147];&quot;&quot;&quot;, &quot;&quot;Inflicts HP Drain?&quot;&quot;: &quot;;[.AI147];&quot; },&quot;)" office:value-type="string" office:string-value="0x91: { &quot;ID&quot;: 0x91, &quot;Name&quot;: &quot;LIVE!&quot;, &quot;MaxLevel&quot;: 5, &quot;Mingle?&quot;: 0, &quot;Psych&quot;: &quot;Street Jam&quot;, &quot;Element&quot;: &quot;Neg&quot;, &quot;Brand&quot;: &quot;Tigre Punks&quot;, &quot;Ev. fr. pin?&quot;: 0, &quot;Weight&quot;: 6, &quot;Spec&quot;: &quot;Attack&quot;, &quot;Inflicts HP Drain?&quot;: 0 }," calcext:value-type="string">
            <text:p>0x91: { "ID": 0x91, "Name": "LIVE!", "MaxLevel": 5, "Mingle?": 0, "Psych": "Street Jam", "Element": "Neg", "Brand": "Tigre Punks", "Ev. fr. pin?": 0, "Weight": 6, "Spec": "Attack", "Inflicts HP Drain?": 0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quot;; ;&quot;, &quot;&quot;Element&quot;&quot;: &quot;&quot;&quot;;[.G148];&quot;&quot;&quot;, &quot;&quot;Brand&quot;&quot;: &quot;&quot;&quot;;[.D148];&quot;&quot;&quot;, &quot;&quot;Ev. fr. pin?&quot;&quot;: &quot;;[.AH148];&quot;, &quot;&quot;Weight&quot;&quot;: &quot;;[.Y148];&quot;, &quot;&quot;Spec&quot;&quot;: &quot;&quot;&quot;;[.J148];&quot;&quot;&quot;, &quot;&quot;Inflicts HP Drain?&quot;&quot;: &quot;;[.AI148];&quot; },&quot;)" office:value-type="string" office:string-value="0x92: { &quot;ID&quot;: 0x92, &quot;Name&quot;: &quot;Peace Full&quot;, &quot;MaxLevel&quot;: 5, &quot;Mingle?&quot;: 0, &quot;Psych&quot;: &quot;Cure Drink&quot;, &quot;Element&quot;: &quot;---&quot;, &quot;Brand&quot;: &quot;Tigre Punks&quot;, &quot;Ev. fr. pin?&quot;: 0, &quot;Weight&quot;: 6, &quot;Spec&quot;: &quot;Recovery&quot;, &quot;Inflicts HP Drain?&quot;: 0 }," calcext:value-type="string">
            <text:p>0x92: { "ID": 0x92, "Name": "Peace Full", "MaxLevel": 5, "Mingle?": 0, "Psych": "Cure Drink", "Element": "---", "Brand": "Tigre Punks", "Ev. fr. pin?": 0, "Weight": 6, "Spec": "Recovery", "Inflicts HP Drain?": 0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quot;; ;&quot;, &quot;&quot;Element&quot;&quot;: &quot;&quot;&quot;;[.G149];&quot;&quot;&quot;, &quot;&quot;Brand&quot;&quot;: &quot;&quot;&quot;;[.D149];&quot;&quot;&quot;, &quot;&quot;Ev. fr. pin?&quot;&quot;: &quot;;[.AH149];&quot;, &quot;&quot;Weight&quot;&quot;: &quot;;[.Y149];&quot;, &quot;&quot;Spec&quot;&quot;: &quot;&quot;&quot;;[.J149];&quot;&quot;&quot;, &quot;&quot;Inflicts HP Drain?&quot;&quot;: &quot;;[.AI149];&quot; },&quot;)" office:value-type="string" office:string-value="0x93: { &quot;ID&quot;: 0x93, &quot;Name&quot;: &quot;Thanx&quot;, &quot;MaxLevel&quot;: 3, &quot;Mingle?&quot;: 0, &quot;Psych&quot;: &quot;Healing&quot;, &quot;Element&quot;: &quot;---&quot;, &quot;Brand&quot;: &quot;Tigre Punks&quot;, &quot;Ev. fr. pin?&quot;: 1, &quot;Weight&quot;: 6, &quot;Spec&quot;: &quot;Recovery&quot;, &quot;Inflicts HP Drain?&quot;: 0 }," calcext:value-type="string">
            <text:p>0x93: { "ID": 0x93, "Name": "Thanx", "MaxLevel": 3, "Mingle?": 0, "Psych": "Healing", "Element": "---", "Brand": "Tigre Punks", "Ev. fr. pin?": 1, "Weight": 6, "Spec": "Recovery", "Inflicts HP Drain?": 0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3"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quot;; ;&quot;, &quot;&quot;Element&quot;&quot;: &quot;&quot;&quot;;[.G150];&quot;&quot;&quot;, &quot;&quot;Brand&quot;&quot;: &quot;&quot;&quot;;[.D150];&quot;&quot;&quot;, &quot;&quot;Ev. fr. pin?&quot;&quot;: &quot;;[.AH150];&quot;, &quot;&quot;Weight&quot;&quot;: &quot;;[.Y150];&quot;, &quot;&quot;Spec&quot;&quot;: &quot;&quot;&quot;;[.J150];&quot;&quot;&quot;, &quot;&quot;Inflicts HP Drain?&quot;&quot;: &quot;;[.AI150];&quot; },&quot;)" office:value-type="string" office:string-value="0x94: { &quot;ID&quot;: 0x94, &quot;Name&quot;: &quot;D.I.Y.&quot;, &quot;MaxLevel&quot;: 1, &quot;Mingle?&quot;: 0, &quot;Psych&quot;: &quot;Attack Blight+&quot;, &quot;Element&quot;: &quot;Abi&quot;, &quot;Brand&quot;: &quot;Tigre Punks&quot;, &quot;Ev. fr. pin?&quot;: 0, &quot;Weight&quot;: 6, &quot;Spec&quot;: &quot;---&quot;, &quot;Inflicts HP Drain?&quot;: 0 }," calcext:value-type="string">
            <text:p>0x94: { "ID": 0x94, "Name": "D.I.Y.", "MaxLevel": 1, "Mingle?": 0, "Psych": "Attack Blight+", "Element": "Abi", "Brand": "Tigre Punks", "Ev. fr. pin?": 0, "Weight": 6, "Spec": "---", "Inflicts HP Drain?": 0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3"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quot;; ;&quot;, &quot;&quot;Element&quot;&quot;: &quot;&quot;&quot;;[.G151];&quot;&quot;&quot;, &quot;&quot;Brand&quot;&quot;: &quot;&quot;&quot;;[.D151];&quot;&quot;&quot;, &quot;&quot;Ev. fr. pin?&quot;&quot;: &quot;;[.AH151];&quot;, &quot;&quot;Weight&quot;&quot;: &quot;;[.Y151];&quot;, &quot;&quot;Spec&quot;&quot;: &quot;&quot;&quot;;[.J151];&quot;&quot;&quot;, &quot;&quot;Inflicts HP Drain?&quot;&quot;: &quot;;[.AI151];&quot; },&quot;)" office:value-type="string" office:string-value="0x95: { &quot;ID&quot;: 0x95, &quot;Name&quot;: &quot;Tigre Punks&quot;, &quot;MaxLevel&quot;: 3, &quot;Mingle?&quot;: 0, &quot;Psych&quot;: &quot;Resonance: TP&quot;, &quot;Element&quot;: &quot;Abi&quot;, &quot;Brand&quot;: &quot;Tigre Punks&quot;, &quot;Ev. fr. pin?&quot;: 0, &quot;Weight&quot;: 6, &quot;Spec&quot;: &quot;---&quot;, &quot;Inflicts HP Drain?&quot;: 0 }," calcext:value-type="string">
            <text:p>0x95: { "ID": 0x95, "Name": "Tigre Punks", "MaxLevel": 3, "Mingle?": 0, "Psych": "Resonance: TP", "Element": "Abi", "Brand": "Tigre Punks", "Ev. fr. pin?": 0, "Weight": 6, "Spec": "---", "Inflicts HP Drain?": 0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3"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quot;; ;&quot;, &quot;&quot;Element&quot;&quot;: &quot;&quot;&quot;;[.G152];&quot;&quot;&quot;, &quot;&quot;Brand&quot;&quot;: &quot;&quot;&quot;;[.D152];&quot;&quot;&quot;, &quot;&quot;Ev. fr. pin?&quot;&quot;: &quot;;[.AH152];&quot;, &quot;&quot;Weight&quot;&quot;: &quot;;[.Y152];&quot;, &quot;&quot;Spec&quot;&quot;: &quot;&quot;&quot;;[.J152];&quot;&quot;&quot;, &quot;&quot;Inflicts HP Drain?&quot;&quot;: &quot;;[.AI152];&quot; },&quot;)" office:value-type="string" office:string-value="0x96: { &quot;ID&quot;: 0x96, &quot;Name&quot;: &quot;One Stone, Many Birds&quot;, &quot;MaxLevel&quot;: 6, &quot;Mingle?&quot;: 0, &quot;Psych&quot;: &quot;Burst Rounds&quot;, &quot;Element&quot;: &quot;Neg&quot;, &quot;Brand&quot;: &quot;Dragon Couture&quot;, &quot;Ev. fr. pin?&quot;: 0, &quot;Weight&quot;: 4, &quot;Spec&quot;: &quot;Attack&quot;, &quot;Inflicts HP Drain?&quot;: 0 }," calcext:value-type="string">
            <text:p>0x96: { "ID": 0x96, "Name": "One Stone, Many Birds", "MaxLevel": 6, "Mingle?": 0, "Psych": "Burst Rounds", "Element": "Neg", "Brand": "Dragon Couture", "Ev. fr. pin?": 0, "Weight": 4, "Spec": "Attack", "Inflicts HP Drain?": 0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quot;; ;&quot;, &quot;&quot;Element&quot;&quot;: &quot;&quot;&quot;;[.G153];&quot;&quot;&quot;, &quot;&quot;Brand&quot;&quot;: &quot;&quot;&quot;;[.D153];&quot;&quot;&quot;, &quot;&quot;Ev. fr. pin?&quot;&quot;: &quot;;[.AH153];&quot;, &quot;&quot;Weight&quot;&quot;: &quot;;[.Y153];&quot;, &quot;&quot;Spec&quot;&quot;: &quot;&quot;&quot;;[.J153];&quot;&quot;&quot;, &quot;&quot;Inflicts HP Drain?&quot;&quot;: &quot;;[.AI153];&quot; },&quot;)" office:value-type="string" office:string-value="0x97: { &quot;ID&quot;: 0x97, &quot;Name&quot;: &quot;One Stroke, Vast Wealth&quot;, &quot;MaxLevel&quot;: 10, &quot;Mingle?&quot;: 0, &quot;Psych&quot;: &quot;Burst Rounds&quot;, &quot;Element&quot;: &quot;Neg&quot;, &quot;Brand&quot;: &quot;Dragon Couture&quot;, &quot;Ev. fr. pin?&quot;: 1, &quot;Weight&quot;: 4, &quot;Spec&quot;: &quot;Attack&quot;, &quot;Inflicts HP Drain?&quot;: 0 }," calcext:value-type="string">
            <text:p>0x97: { "ID": 0x97, "Name": "One Stroke, Vast Wealth", "MaxLevel": 10, "Mingle?": 0, "Psych": "Burst Rounds", "Element": "Neg", "Brand": "Dragon Couture", "Ev. fr. pin?": 1, "Weight": 4, "Spec": "Attack", "Inflicts HP Drain?": 0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quot;; ;&quot;, &quot;&quot;Element&quot;&quot;: &quot;&quot;&quot;;[.G154];&quot;&quot;&quot;, &quot;&quot;Brand&quot;&quot;: &quot;&quot;&quot;;[.D154];&quot;&quot;&quot;, &quot;&quot;Ev. fr. pin?&quot;&quot;: &quot;;[.AH154];&quot;, &quot;&quot;Weight&quot;&quot;: &quot;;[.Y154];&quot;, &quot;&quot;Spec&quot;&quot;: &quot;&quot;&quot;;[.J154];&quot;&quot;&quot;, &quot;&quot;Inflicts HP Drain?&quot;&quot;: &quot;;[.AI154];&quot; },&quot;)" office:value-type="string" office:string-value="0x98: { &quot;ID&quot;: 0x98, &quot;Name&quot;: &quot;One Grain, Infinite Promise&quot;, &quot;MaxLevel&quot;: 7, &quot;Mingle?&quot;: 1, &quot;Psych&quot;: &quot;Burst Rounds&quot;, &quot;Element&quot;: &quot;Neg&quot;, &quot;Brand&quot;: &quot;Dragon Couture&quot;, &quot;Ev. fr. pin?&quot;: 1, &quot;Weight&quot;: 4, &quot;Spec&quot;: &quot;Attack&quot;, &quot;Inflicts HP Drain?&quot;: 0 }," calcext:value-type="string">
            <text:p>0x98: { "ID": 0x98, "Name": "One Grain, Infinite Promise", "MaxLevel": 7, "Mingle?": 1, "Psych": "Burst Rounds", "Element": "Neg", "Brand": "Dragon Couture", "Ev. fr. pin?": 1, "Weight": 4, "Spec": "Attack", "Inflicts HP Drain?": 0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3"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quot;; ;&quot;, &quot;&quot;Element&quot;&quot;: &quot;&quot;&quot;;[.G155];&quot;&quot;&quot;, &quot;&quot;Brand&quot;&quot;: &quot;&quot;&quot;;[.D155];&quot;&quot;&quot;, &quot;&quot;Ev. fr. pin?&quot;&quot;: &quot;;[.AH155];&quot;, &quot;&quot;Weight&quot;&quot;: &quot;;[.Y155];&quot;, &quot;&quot;Spec&quot;&quot;: &quot;&quot;&quot;;[.J155];&quot;&quot;&quot;, &quot;&quot;Inflicts HP Drain?&quot;&quot;: &quot;;[.AI155];&quot; },&quot;)" office:value-type="string" office:string-value="0x99: { &quot;ID&quot;: 0x99, &quot;Name&quot;: &quot;Self Found, Others Lost&quot;, &quot;MaxLevel&quot;: 4, &quot;Mingle?&quot;: 0, &quot;Psych&quot;: &quot;Discharge&quot;, &quot;Element&quot;: &quot;Neg&quot;, &quot;Brand&quot;: &quot;Dragon Couture&quot;, &quot;Ev. fr. pin?&quot;: 0, &quot;Weight&quot;: 4, &quot;Spec&quot;: &quot;Attack&quot;, &quot;Inflicts HP Drain?&quot;: 0 }," calcext:value-type="string">
            <text:p>0x99: { "ID": 0x99, "Name": "Self Found, Others Lost", "MaxLevel": 4, "Mingle?": 0, "Psych": "Discharge", "Element": "Neg", "Brand": "Dragon Couture", "Ev. fr. pin?": 0, "Weight": 4, "Spec": "Attack", "Inflicts HP Drain?": 0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3"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quot;; ;&quot;, &quot;&quot;Element&quot;&quot;: &quot;&quot;&quot;;[.G156];&quot;&quot;&quot;, &quot;&quot;Brand&quot;&quot;: &quot;&quot;&quot;;[.D156];&quot;&quot;&quot;, &quot;&quot;Ev. fr. pin?&quot;&quot;: &quot;;[.AH156];&quot;, &quot;&quot;Weight&quot;&quot;: &quot;;[.Y156];&quot;, &quot;&quot;Spec&quot;&quot;: &quot;&quot;&quot;;[.J156];&quot;&quot;&quot;, &quot;&quot;Inflicts HP Drain?&quot;&quot;: &quot;;[.AI156];&quot; },&quot;)" office:value-type="string" office:string-value="0x9A: { &quot;ID&quot;: 0x9A, &quot;Name&quot;: &quot;Fiery Spirit, Spirited Fire&quot;, &quot;MaxLevel&quot;: 5, &quot;Mingle?&quot;: 0, &quot;Psych&quot;: &quot;Pyrokinesis&quot;, &quot;Element&quot;: &quot;Neg&quot;, &quot;Brand&quot;: &quot;Dragon Couture&quot;, &quot;Ev. fr. pin?&quot;: 0, &quot;Weight&quot;: 4, &quot;Spec&quot;: &quot;Attack&quot;, &quot;Inflicts HP Drain?&quot;: 0 }," calcext:value-type="string">
            <text:p>0x9A: { "ID": 0x9A, "Name": "Fiery Spirit, Spirited Fire", "MaxLevel": 5, "Mingle?": 0, "Psych": "Pyrokinesis", "Element": "Neg", "Brand": "Dragon Couture", "Ev. fr. pin?": 0, "Weight": 4, "Spec": "Attack", "Inflicts HP Drain?": 0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quot;; ;&quot;, &quot;&quot;Element&quot;&quot;: &quot;&quot;&quot;;[.G157];&quot;&quot;&quot;, &quot;&quot;Brand&quot;&quot;: &quot;&quot;&quot;;[.D157];&quot;&quot;&quot;, &quot;&quot;Ev. fr. pin?&quot;&quot;: &quot;;[.AH157];&quot;, &quot;&quot;Weight&quot;&quot;: &quot;;[.Y157];&quot;, &quot;&quot;Spec&quot;&quot;: &quot;&quot;&quot;;[.J157];&quot;&quot;&quot;, &quot;&quot;Inflicts HP Drain?&quot;&quot;: &quot;;[.AI157];&quot; },&quot;)" office:value-type="string" office:string-value="0x9B: { &quot;ID&quot;: 0x9B, &quot;Name&quot;: &quot;Flames Afar, Foes Aflame&quot;, &quot;MaxLevel&quot;: 5, &quot;Mingle?&quot;: 0, &quot;Psych&quot;: &quot;Pyrokinesis&quot;, &quot;Element&quot;: &quot;Neg&quot;, &quot;Brand&quot;: &quot;Dragon Couture&quot;, &quot;Ev. fr. pin?&quot;: 1, &quot;Weight&quot;: 4, &quot;Spec&quot;: &quot;Attack&quot;, &quot;Inflicts HP Drain?&quot;: 0 }," calcext:value-type="string">
            <text:p>0x9B: { "ID": 0x9B, "Name": "Flames Afar, Foes Aflame", "MaxLevel": 5, "Mingle?": 0, "Psych": "Pyrokinesis", "Element": "Neg", "Brand": "Dragon Couture", "Ev. fr. pin?": 1, "Weight": 4, "Spec": "Attack", "Inflicts HP Drain?": 0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quot;; ;&quot;, &quot;&quot;Element&quot;&quot;: &quot;&quot;&quot;;[.G158];&quot;&quot;&quot;, &quot;&quot;Brand&quot;&quot;: &quot;&quot;&quot;;[.D158];&quot;&quot;&quot;, &quot;&quot;Ev. fr. pin?&quot;&quot;: &quot;;[.AH158];&quot;, &quot;&quot;Weight&quot;&quot;: &quot;;[.Y158];&quot;, &quot;&quot;Spec&quot;&quot;: &quot;&quot;&quot;;[.J158];&quot;&quot;&quot;, &quot;&quot;Inflicts HP Drain?&quot;&quot;: &quot;;[.AI158];&quot; },&quot;)" office:value-type="string" office:string-value="0x9C: { &quot;ID&quot;: 0x9C, &quot;Name&quot;: &quot;Final Pyre, All Expired&quot;, &quot;MaxLevel&quot;: 5, &quot;Mingle?&quot;: 0, &quot;Psych&quot;: &quot;Pyrokinesis&quot;, &quot;Element&quot;: &quot;Neg&quot;, &quot;Brand&quot;: &quot;Dragon Couture&quot;, &quot;Ev. fr. pin?&quot;: 1, &quot;Weight&quot;: 4, &quot;Spec&quot;: &quot;Attack&quot;, &quot;Inflicts HP Drain?&quot;: 0 }," calcext:value-type="string">
            <text:p>0x9C: { "ID": 0x9C, "Name": "Final Pyre, All Expired", "MaxLevel": 5, "Mingle?": 0, "Psych": "Pyrokinesis", "Element": "Neg", "Brand": "Dragon Couture", "Ev. fr. pin?": 1, "Weight": 4, "Spec": "Attack", "Inflicts HP Drain?": 0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quot;; ;&quot;, &quot;&quot;Element&quot;&quot;: &quot;&quot;&quot;;[.G159];&quot;&quot;&quot;, &quot;&quot;Brand&quot;&quot;: &quot;&quot;&quot;;[.D159];&quot;&quot;&quot;, &quot;&quot;Ev. fr. pin?&quot;&quot;: &quot;;[.AH159];&quot;, &quot;&quot;Weight&quot;&quot;: &quot;;[.Y159];&quot;, &quot;&quot;Spec&quot;&quot;: &quot;&quot;&quot;;[.J159];&quot;&quot;&quot;, &quot;&quot;Inflicts HP Drain?&quot;&quot;: &quot;;[.AI159];&quot; },&quot;)" office:value-type="string" office:string-value="0x9D: { &quot;ID&quot;: 0x9D, &quot;Name&quot;: &quot;Blue Blood Burns Blue&quot;, &quot;MaxLevel&quot;: 3, &quot;Mingle?&quot;: 0, &quot;Psych&quot;: &quot;Flame Blast&quot;, &quot;Element&quot;: &quot;Neg&quot;, &quot;Brand&quot;: &quot;Dragon Couture&quot;, &quot;Ev. fr. pin?&quot;: 1, &quot;Weight&quot;: 4, &quot;Spec&quot;: &quot;Attack&quot;, &quot;Inflicts HP Drain?&quot;: 1 }," calcext:value-type="string">
            <text:p>0x9D: { "ID": 0x9D, "Name": "Blue Blood Burns Blue", "MaxLevel": 3, "Mingle?": 0, "Psych": "Flame Blast", "Element": "Neg", "Brand": "Dragon Couture", "Ev. fr. pin?": 1, "Weight": 4, "Spec": "Attack", "Inflicts HP Drain?": 1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3"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quot;; ;&quot;, &quot;&quot;Element&quot;&quot;: &quot;&quot;&quot;;[.G160];&quot;&quot;&quot;, &quot;&quot;Brand&quot;&quot;: &quot;&quot;&quot;;[.D160];&quot;&quot;&quot;, &quot;&quot;Ev. fr. pin?&quot;&quot;: &quot;;[.AH160];&quot;, &quot;&quot;Weight&quot;&quot;: &quot;;[.Y160];&quot;, &quot;&quot;Spec&quot;&quot;: &quot;&quot;&quot;;[.J160];&quot;&quot;&quot;, &quot;&quot;Inflicts HP Drain?&quot;&quot;: &quot;;[.AI160];&quot; },&quot;)" office:value-type="string" office:string-value="0x9E: { &quot;ID&quot;: 0x9E, &quot;Name&quot;: &quot;Live Slow, Die Fast&quot;, &quot;MaxLevel&quot;: 6, &quot;Mingle?&quot;: 0, &quot;Psych&quot;: &quot;Psychokinesis&quot;, &quot;Element&quot;: &quot;Neu&quot;, &quot;Brand&quot;: &quot;Dragon Couture&quot;, &quot;Ev. fr. pin?&quot;: 0, &quot;Weight&quot;: 4, &quot;Spec&quot;: &quot;Attack&quot;, &quot;Inflicts HP Drain?&quot;: 0 }," calcext:value-type="string">
            <text:p>0x9E: { "ID": 0x9E, "Name": "Live Slow, Die Fast", "MaxLevel": 6, "Mingle?": 0, "Psych": "Psychokinesis", "Element": "Neu", "Brand": "Dragon Couture", "Ev. fr. pin?": 0, "Weight": 4, "Spec": "Attack", "Inflicts HP Drain?": 0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quot;; ;&quot;, &quot;&quot;Element&quot;&quot;: &quot;&quot;&quot;;[.G161];&quot;&quot;&quot;, &quot;&quot;Brand&quot;&quot;: &quot;&quot;&quot;;[.D161];&quot;&quot;&quot;, &quot;&quot;Ev. fr. pin?&quot;&quot;: &quot;;[.AH161];&quot;, &quot;&quot;Weight&quot;&quot;: &quot;;[.Y161];&quot;, &quot;&quot;Spec&quot;&quot;: &quot;&quot;&quot;;[.J161];&quot;&quot;&quot;, &quot;&quot;Inflicts HP Drain?&quot;&quot;: &quot;;[.AI161];&quot; },&quot;)" office:value-type="string" office:string-value="0x9F: { &quot;ID&quot;: 0x9F, &quot;Name&quot;: &quot;Local Fire, Distant Sea&quot;, &quot;MaxLevel&quot;: 5, &quot;Mingle?&quot;: 0, &quot;Psych&quot;: &quot;Psychokinesis&quot;, &quot;Element&quot;: &quot;Neu&quot;, &quot;Brand&quot;: &quot;Dragon Couture&quot;, &quot;Ev. fr. pin?&quot;: 1, &quot;Weight&quot;: 4, &quot;Spec&quot;: &quot;Attack&quot;, &quot;Inflicts HP Drain?&quot;: 0 }," calcext:value-type="string">
            <text:p>0x9F: { "ID": 0x9F, "Name": "Local Fire, Distant Sea", "MaxLevel": 5, "Mingle?": 0, "Psych": "Psychokinesis", "Element": "Neu", "Brand": "Dragon Couture", "Ev. fr. pin?": 1, "Weight": 4, "Spec": "Attack", "Inflicts HP Drain?": 0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quot;; ;&quot;, &quot;&quot;Element&quot;&quot;: &quot;&quot;&quot;;[.G162];&quot;&quot;&quot;, &quot;&quot;Brand&quot;&quot;: &quot;&quot;&quot;;[.D162];&quot;&quot;&quot;, &quot;&quot;Ev. fr. pin?&quot;&quot;: &quot;;[.AH162];&quot;, &quot;&quot;Weight&quot;&quot;: &quot;;[.Y162];&quot;, &quot;&quot;Spec&quot;&quot;: &quot;&quot;&quot;;[.J162];&quot;&quot;&quot;, &quot;&quot;Inflicts HP Drain?&quot;&quot;: &quot;;[.AI162];&quot; },&quot;)" office:value-type="string" office:string-value="0xA0: { &quot;ID&quot;: 0xA0, &quot;Name&quot;: &quot;June Hearth, January Fan&quot;, &quot;MaxLevel&quot;: 4, &quot;Mingle?&quot;: 1, &quot;Psych&quot;: &quot;Psychokinesis&quot;, &quot;Element&quot;: &quot;Neu&quot;, &quot;Brand&quot;: &quot;Dragon Couture&quot;, &quot;Ev. fr. pin?&quot;: 1, &quot;Weight&quot;: 4, &quot;Spec&quot;: &quot;Attack&quot;, &quot;Inflicts HP Drain?&quot;: 0 }," calcext:value-type="string">
            <text:p>0xA0: { "ID": 0xA0, "Name": "June Hearth, January Fan", "MaxLevel": 4, "Mingle?": 1, "Psych": "Psychokinesis", "Element": "Neu", "Brand": "Dragon Couture", "Ev. fr. pin?": 1, "Weight": 4, "Spec": "Attack", "Inflicts HP Drain?": 0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3"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quot;; ;&quot;, &quot;&quot;Element&quot;&quot;: &quot;&quot;&quot;;[.G163];&quot;&quot;&quot;, &quot;&quot;Brand&quot;&quot;: &quot;&quot;&quot;;[.D163];&quot;&quot;&quot;, &quot;&quot;Ev. fr. pin?&quot;&quot;: &quot;;[.AH163];&quot;, &quot;&quot;Weight&quot;&quot;: &quot;;[.Y163];&quot;, &quot;&quot;Spec&quot;&quot;: &quot;&quot;&quot;;[.J163];&quot;&quot;&quot;, &quot;&quot;Inflicts HP Drain?&quot;&quot;: &quot;;[.AI163];&quot; },&quot;)" office:value-type="string" office:string-value="0xA1: { &quot;ID&quot;: 0xA1, &quot;Name&quot;: &quot;Swift Storm, Swift End&quot;, &quot;MaxLevel&quot;: 5, &quot;Mingle?&quot;: 0, &quot;Psych&quot;: &quot;Thundercloud&quot;, &quot;Element&quot;: &quot;Neg&quot;, &quot;Brand&quot;: &quot;Dragon Couture&quot;, &quot;Ev. fr. pin?&quot;: 0, &quot;Weight&quot;: 4, &quot;Spec&quot;: &quot;Attack&quot;, &quot;Inflicts HP Drain?&quot;: 0 }," calcext:value-type="string">
            <text:p>0xA1: { "ID": 0xA1, "Name": "Swift Storm, Swift End", "MaxLevel": 5, "Mingle?": 0, "Psych": "Thundercloud", "Element": "Neg", "Brand": "Dragon Couture", "Ev. fr. pin?": 0, "Weight": 4, "Spec": "Attack", "Inflicts HP Drain?": 0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quot;; ;&quot;, &quot;&quot;Element&quot;&quot;: &quot;&quot;&quot;;[.G164];&quot;&quot;&quot;, &quot;&quot;Brand&quot;&quot;: &quot;&quot;&quot;;[.D164];&quot;&quot;&quot;, &quot;&quot;Ev. fr. pin?&quot;&quot;: &quot;;[.AH164];&quot;, &quot;&quot;Weight&quot;&quot;: &quot;;[.Y164];&quot;, &quot;&quot;Spec&quot;&quot;: &quot;&quot;&quot;;[.J164];&quot;&quot;&quot;, &quot;&quot;Inflicts HP Drain?&quot;&quot;: &quot;;[.AI164];&quot; },&quot;)" office:value-type="string" office:string-value="0xA2: { &quot;ID&quot;: 0xA2, &quot;Name&quot;: &quot;Black Sky, White Bolt&quot;, &quot;MaxLevel&quot;: 5, &quot;Mingle?&quot;: 0, &quot;Psych&quot;: &quot;Thundercloud&quot;, &quot;Element&quot;: &quot;Neg&quot;, &quot;Brand&quot;: &quot;Dragon Couture&quot;, &quot;Ev. fr. pin?&quot;: 1, &quot;Weight&quot;: 4, &quot;Spec&quot;: &quot;Attack&quot;, &quot;Inflicts HP Drain?&quot;: 0 }," calcext:value-type="string">
            <text:p>0xA2: { "ID": 0xA2, "Name": "Black Sky, White Bolt", "MaxLevel": 5, "Mingle?": 0, "Psych": "Thundercloud", "Element": "Neg", "Brand": "Dragon Couture", "Ev. fr. pin?": 1, "Weight": 4, "Spec": "Attack", "Inflicts HP Drain?": 0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quot;; ;&quot;, &quot;&quot;Element&quot;&quot;: &quot;&quot;&quot;;[.G165];&quot;&quot;&quot;, &quot;&quot;Brand&quot;&quot;: &quot;&quot;&quot;;[.D165];&quot;&quot;&quot;, &quot;&quot;Ev. fr. pin?&quot;&quot;: &quot;;[.AH165];&quot;, &quot;&quot;Weight&quot;&quot;: &quot;;[.Y165];&quot;, &quot;&quot;Spec&quot;&quot;: &quot;&quot;&quot;;[.J165];&quot;&quot;&quot;, &quot;&quot;Inflicts HP Drain?&quot;&quot;: &quot;;[.AI165];&quot; },&quot;)" office:value-type="string" office:string-value="0xA3: { &quot;ID&quot;: 0xA3, &quot;Name&quot;: &quot;Follow Suit, Fall in Turn&quot;, &quot;MaxLevel&quot;: 5, &quot;Mingle?&quot;: 0, &quot;Psych&quot;: &quot;Thundercloud&quot;, &quot;Element&quot;: &quot;Neg&quot;, &quot;Brand&quot;: &quot;Dragon Couture&quot;, &quot;Ev. fr. pin?&quot;: 1, &quot;Weight&quot;: 4, &quot;Spec&quot;: &quot;Attack&quot;, &quot;Inflicts HP Drain?&quot;: 0 }," calcext:value-type="string">
            <text:p>0xA3: { "ID": 0xA3, "Name": "Follow Suit, Fall in Turn", "MaxLevel": 5, "Mingle?": 0, "Psych": "Thundercloud", "Element": "Neg", "Brand": "Dragon Couture", "Ev. fr. pin?": 1, "Weight": 4, "Spec": "Attack", "Inflicts HP Drain?": 0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3"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quot;; ;&quot;, &quot;&quot;Element&quot;&quot;: &quot;&quot;&quot;;[.G166];&quot;&quot;&quot;, &quot;&quot;Brand&quot;&quot;: &quot;&quot;&quot;;[.D166];&quot;&quot;&quot;, &quot;&quot;Ev. fr. pin?&quot;&quot;: &quot;;[.AH166];&quot;, &quot;&quot;Weight&quot;&quot;: &quot;;[.Y166];&quot;, &quot;&quot;Spec&quot;&quot;: &quot;&quot;&quot;;[.J166];&quot;&quot;&quot;, &quot;&quot;Inflicts HP Drain?&quot;&quot;: &quot;;[.AI166];&quot; },&quot;)" office:value-type="string" office:string-value="0xA4: { &quot;ID&quot;: 0xA4, &quot;Name&quot;: &quot;Dragon Couture&quot;, &quot;MaxLevel&quot;: 3, &quot;Mingle?&quot;: 0, &quot;Psych&quot;: &quot;Resonance: DC&quot;, &quot;Element&quot;: &quot;Abi&quot;, &quot;Brand&quot;: &quot;Dragon Couture&quot;, &quot;Ev. fr. pin?&quot;: 0, &quot;Weight&quot;: 4, &quot;Spec&quot;: &quot;---&quot;, &quot;Inflicts HP Drain?&quot;: 0 }," calcext:value-type="string">
            <text:p>0xA4: { "ID": 0xA4, "Name": "Dragon Couture", "MaxLevel": 3, "Mingle?": 0, "Psych": "Resonance: DC", "Element": "Abi", "Brand": "Dragon Couture", "Ev. fr. pin?": 0, "Weight": 4, "Spec": "---", "Inflicts HP Drain?": 0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3"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quot;; ;&quot;, &quot;&quot;Element&quot;&quot;: &quot;&quot;&quot;;[.G167];&quot;&quot;&quot;, &quot;&quot;Brand&quot;&quot;: &quot;&quot;&quot;;[.D167];&quot;&quot;&quot;, &quot;&quot;Ev. fr. pin?&quot;&quot;: &quot;;[.AH167];&quot;, &quot;&quot;Weight&quot;&quot;: &quot;;[.Y167];&quot;, &quot;&quot;Spec&quot;&quot;: &quot;&quot;&quot;;[.J167];&quot;&quot;&quot;, &quot;&quot;Inflicts HP Drain?&quot;&quot;: &quot;;[.AI167];&quot; },&quot;)" office:value-type="string" office:string-value="0xA5: { &quot;ID&quot;: 0xA5, &quot;Name&quot;: &quot;Lolita Bat&quot;, &quot;MaxLevel&quot;: 5, &quot;Mingle?&quot;: 0, &quot;Psych&quot;: &quot;Force Rounds&quot;, &quot;Element&quot;: &quot;Neg&quot;, &quot;Brand&quot;: &quot;Lapin Angelique&quot;, &quot;Ev. fr. pin?&quot;: 0, &quot;Weight&quot;: 5, &quot;Spec&quot;: &quot;Attack&quot;, &quot;Inflicts HP Drain?&quot;: 0 }," calcext:value-type="string">
            <text:p>0xA5: { "ID": 0xA5, "Name": "Lolita Bat", "MaxLevel": 5, "Mingle?": 0, "Psych": "Force Rounds", "Element": "Neg", "Brand": "Lapin Angelique", "Ev. fr. pin?": 0, "Weight": 5, "Spec": "Attack", "Inflicts HP Drain?": 0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quot;; ;&quot;, &quot;&quot;Element&quot;&quot;: &quot;&quot;&quot;;[.G168];&quot;&quot;&quot;, &quot;&quot;Brand&quot;&quot;: &quot;&quot;&quot;;[.D168];&quot;&quot;&quot;, &quot;&quot;Ev. fr. pin?&quot;&quot;: &quot;;[.AH168];&quot;, &quot;&quot;Weight&quot;&quot;: &quot;;[.Y168];&quot;, &quot;&quot;Spec&quot;&quot;: &quot;&quot;&quot;;[.J168];&quot;&quot;&quot;, &quot;&quot;Inflicts HP Drain?&quot;&quot;: &quot;;[.AI168];&quot; },&quot;)" office:value-type="string" office:string-value="0xA6: { &quot;ID&quot;: 0xA6, &quot;Name&quot;: &quot;Skull Rabbit&quot;, &quot;MaxLevel&quot;: 5, &quot;Mingle?&quot;: 0, &quot;Psych&quot;: &quot;Force Rounds&quot;, &quot;Element&quot;: &quot;Neg&quot;, &quot;Brand&quot;: &quot;Lapin Angelique&quot;, &quot;Ev. fr. pin?&quot;: 1, &quot;Weight&quot;: 5, &quot;Spec&quot;: &quot;Attack&quot;, &quot;Inflicts HP Drain?&quot;: 0 }," calcext:value-type="string">
            <text:p>0xA6: { "ID": 0xA6, "Name": "Skull Rabbit", "MaxLevel": 5, "Mingle?": 0, "Psych": "Force Rounds", "Element": "Neg", "Brand": "Lapin Angelique", "Ev. fr. pin?": 1, "Weight": 5, "Spec": "Attack", "Inflicts HP Drain?": 0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3"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quot;; ;&quot;, &quot;&quot;Element&quot;&quot;: &quot;&quot;&quot;;[.G169];&quot;&quot;&quot;, &quot;&quot;Brand&quot;&quot;: &quot;&quot;&quot;;[.D169];&quot;&quot;&quot;, &quot;&quot;Ev. fr. pin?&quot;&quot;: &quot;;[.AH169];&quot;, &quot;&quot;Weight&quot;&quot;: &quot;;[.Y169];&quot;, &quot;&quot;Spec&quot;&quot;: &quot;&quot;&quot;;[.J169];&quot;&quot;&quot;, &quot;&quot;Inflicts HP Drain?&quot;&quot;: &quot;;[.AI169];&quot; },&quot;)" office:value-type="string" office:string-value="0xA7: { &quot;ID&quot;: 0xA7, &quot;Name&quot;: &quot;Kaleidoscope&quot;, &quot;MaxLevel&quot;: 10, &quot;Mingle?&quot;: 0, &quot;Psych&quot;: &quot;Burst Rounds&quot;, &quot;Element&quot;: &quot;Neg&quot;, &quot;Brand&quot;: &quot;Lapin Angelique&quot;, &quot;Ev. fr. pin?&quot;: 0, &quot;Weight&quot;: 5, &quot;Spec&quot;: &quot;Attack&quot;, &quot;Inflicts HP Drain?&quot;: 0 }," calcext:value-type="string">
            <text:p>0xA7: { "ID": 0xA7, "Name": "Kaleidoscope", "MaxLevel": 10, "Mingle?": 0, "Psych": "Burst Rounds", "Element": "Neg", "Brand": "Lapin Angelique", "Ev. fr. pin?": 0, "Weight": 5, "Spec": "Attack", "Inflicts HP Drain?": 0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3"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quot;; ;&quot;, &quot;&quot;Element&quot;&quot;: &quot;&quot;&quot;;[.G170];&quot;&quot;&quot;, &quot;&quot;Brand&quot;&quot;: &quot;&quot;&quot;;[.D170];&quot;&quot;&quot;, &quot;&quot;Ev. fr. pin?&quot;&quot;: &quot;;[.AH170];&quot;, &quot;&quot;Weight&quot;&quot;: &quot;;[.Y170];&quot;, &quot;&quot;Spec&quot;&quot;: &quot;&quot;&quot;;[.J170];&quot;&quot;&quot;, &quot;&quot;Inflicts HP Drain?&quot;&quot;: &quot;;[.AI170];&quot; },&quot;)" office:value-type="string" office:string-value="0xA8: { &quot;ID&quot;: 0xA8, &quot;Name&quot;: &quot;Lolita Emblem&quot;, &quot;MaxLevel&quot;: 3, &quot;Mingle?&quot;: 0, &quot;Psych&quot;: &quot;Stellar Flurry&quot;, &quot;Element&quot;: &quot;Pos&quot;, &quot;Brand&quot;: &quot;Lapin Angelique&quot;, &quot;Ev. fr. pin?&quot;: 0, &quot;Weight&quot;: 5, &quot;Spec&quot;: &quot;Attack&quot;, &quot;Inflicts HP Drain?&quot;: 0 }," calcext:value-type="string">
            <text:p>0xA8: { "ID": 0xA8, "Name": "Lolita Emblem", "MaxLevel": 3, "Mingle?": 0, "Psych": "Stellar Flurry", "Element": "Pos", "Brand": "Lapin Angelique", "Ev. fr. pin?": 0, "Weight": 5, "Spec": "Attack", "Inflicts HP Drain?": 0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quot;; ;&quot;, &quot;&quot;Element&quot;&quot;: &quot;&quot;&quot;;[.G171];&quot;&quot;&quot;, &quot;&quot;Brand&quot;&quot;: &quot;&quot;&quot;;[.D171];&quot;&quot;&quot;, &quot;&quot;Ev. fr. pin?&quot;&quot;: &quot;;[.AH171];&quot;, &quot;&quot;Weight&quot;&quot;: &quot;;[.Y171];&quot;, &quot;&quot;Spec&quot;&quot;: &quot;&quot;&quot;;[.J171];&quot;&quot;&quot;, &quot;&quot;Inflicts HP Drain?&quot;&quot;: &quot;;[.AI171];&quot; },&quot;)" office:value-type="string" office:string-value="0xA9: { &quot;ID&quot;: 0xA9, &quot;Name&quot;: &quot;Lolita Chopper&quot;, &quot;MaxLevel&quot;: 4, &quot;Mingle?&quot;: 0, &quot;Psych&quot;: &quot;Stellar Flurry&quot;, &quot;Element&quot;: &quot;Pos&quot;, &quot;Brand&quot;: &quot;Lapin Angelique&quot;, &quot;Ev. fr. pin?&quot;: 1, &quot;Weight&quot;: 5, &quot;Spec&quot;: &quot;Attack&quot;, &quot;Inflicts HP Drain?&quot;: 0 }," calcext:value-type="string">
            <text:p>0xA9: { "ID": 0xA9, "Name": "Lolita Chopper", "MaxLevel": 4, "Mingle?": 0, "Psych": "Stellar Flurry", "Element": "Pos", "Brand": "Lapin Angelique", "Ev. fr. pin?": 1, "Weight": 5, "Spec": "Attack", "Inflicts HP Drain?": 0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3"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quot;; ;&quot;, &quot;&quot;Element&quot;&quot;: &quot;&quot;&quot;;[.G172];&quot;&quot;&quot;, &quot;&quot;Brand&quot;&quot;: &quot;&quot;&quot;;[.D172];&quot;&quot;&quot;, &quot;&quot;Ev. fr. pin?&quot;&quot;: &quot;;[.AH172];&quot;, &quot;&quot;Weight&quot;&quot;: &quot;;[.Y172];&quot;, &quot;&quot;Spec&quot;&quot;: &quot;&quot;&quot;;[.J172];&quot;&quot;&quot;, &quot;&quot;Inflicts HP Drain?&quot;&quot;: &quot;;[.AI172];&quot; },&quot;)" office:value-type="string" office:string-value="0xAA: { &quot;ID&quot;: 0xAA, &quot;Name&quot;: &quot;Link Spider&quot;, &quot;MaxLevel&quot;: 5, &quot;Mingle?&quot;: 0, &quot;Psych&quot;: &quot;Thunderbolt&quot;, &quot;Element&quot;: &quot;Neg&quot;, &quot;Brand&quot;: &quot;Lapin Angelique&quot;, &quot;Ev. fr. pin?&quot;: 0, &quot;Weight&quot;: 5, &quot;Spec&quot;: &quot;Attack&quot;, &quot;Inflicts HP Drain?&quot;: 0 }," calcext:value-type="string">
            <text:p>0xAA: { "ID": 0xAA, "Name": "Link Spider", "MaxLevel": 5, "Mingle?": 0, "Psych": "Thunderbolt", "Element": "Neg", "Brand": "Lapin Angelique", "Ev. fr. pin?": 0, "Weight": 5, "Spec": "Attack", "Inflicts HP Drain?": 0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quot;; ;&quot;, &quot;&quot;Element&quot;&quot;: &quot;&quot;&quot;;[.G173];&quot;&quot;&quot;, &quot;&quot;Brand&quot;&quot;: &quot;&quot;&quot;;[.D173];&quot;&quot;&quot;, &quot;&quot;Ev. fr. pin?&quot;&quot;: &quot;;[.AH173];&quot;, &quot;&quot;Weight&quot;&quot;: &quot;;[.Y173];&quot;, &quot;&quot;Spec&quot;&quot;: &quot;&quot;&quot;;[.J173];&quot;&quot;&quot;, &quot;&quot;Inflicts HP Drain?&quot;&quot;: &quot;;[.AI173];&quot; },&quot;)" office:value-type="string" office:string-value="0xAB: { &quot;ID&quot;: 0xAB, &quot;Name&quot;: &quot;Web Spider&quot;, &quot;MaxLevel&quot;: 5, &quot;Mingle?&quot;: 0, &quot;Psych&quot;: &quot;Thunderbolt&quot;, &quot;Element&quot;: &quot;Neg&quot;, &quot;Brand&quot;: &quot;Lapin Angelique&quot;, &quot;Ev. fr. pin?&quot;: 1, &quot;Weight&quot;: 5, &quot;Spec&quot;: &quot;Attack&quot;, &quot;Inflicts HP Drain?&quot;: 0 }," calcext:value-type="string">
            <text:p>0xAB: { "ID": 0xAB, "Name": "Web Spider", "MaxLevel": 5, "Mingle?": 0, "Psych": "Thunderbolt", "Element": "Neg", "Brand": "Lapin Angelique", "Ev. fr. pin?": 1, "Weight": 5, "Spec": "Attack", "Inflicts HP Drain?": 0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quot;; ;&quot;, &quot;&quot;Element&quot;&quot;: &quot;&quot;&quot;;[.G174];&quot;&quot;&quot;, &quot;&quot;Brand&quot;&quot;: &quot;&quot;&quot;;[.D174];&quot;&quot;&quot;, &quot;&quot;Ev. fr. pin?&quot;&quot;: &quot;;[.AH174];&quot;, &quot;&quot;Weight&quot;&quot;: &quot;;[.Y174];&quot;, &quot;&quot;Spec&quot;&quot;: &quot;&quot;&quot;;[.J174];&quot;&quot;&quot;, &quot;&quot;Inflicts HP Drain?&quot;&quot;: &quot;;[.AI174];&quot; },&quot;)" office:value-type="string" office:string-value="0xAC: { &quot;ID&quot;: 0xAC, &quot;Name&quot;: &quot;Network Spider&quot;, &quot;MaxLevel&quot;: 5, &quot;Mingle?&quot;: 0, &quot;Psych&quot;: &quot;Thunderbolt&quot;, &quot;Element&quot;: &quot;Neg&quot;, &quot;Brand&quot;: &quot;Lapin Angelique&quot;, &quot;Ev. fr. pin?&quot;: 1, &quot;Weight&quot;: 5, &quot;Spec&quot;: &quot;Attack&quot;, &quot;Inflicts HP Drain?&quot;: 0 }," calcext:value-type="string">
            <text:p>0xAC: { "ID": 0xAC, "Name": "Network Spider", "MaxLevel": 5, "Mingle?": 0, "Psych": "Thunderbolt", "Element": "Neg", "Brand": "Lapin Angelique", "Ev. fr. pin?": 1, "Weight": 5, "Spec": "Attack", "Inflicts HP Drain?": 0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3"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quot;; ;&quot;, &quot;&quot;Element&quot;&quot;: &quot;&quot;&quot;;[.G175];&quot;&quot;&quot;, &quot;&quot;Brand&quot;&quot;: &quot;&quot;&quot;;[.D175];&quot;&quot;&quot;, &quot;&quot;Ev. fr. pin?&quot;&quot;: &quot;;[.AH175];&quot;, &quot;&quot;Weight&quot;&quot;: &quot;;[.Y175];&quot;, &quot;&quot;Spec&quot;&quot;: &quot;&quot;&quot;;[.J175];&quot;&quot;&quot;, &quot;&quot;Inflicts HP Drain?&quot;&quot;: &quot;;[.AI175];&quot; },&quot;)" office:value-type="string" office:string-value="0xAD: { &quot;ID&quot;: 0xAD, &quot;Name&quot;: &quot;Lolita Mic&quot;, &quot;MaxLevel&quot;: 1, &quot;Mingle?&quot;: 0, &quot;Psych&quot;: &quot;Street Jam&quot;, &quot;Element&quot;: &quot;Neg&quot;, &quot;Brand&quot;: &quot;Lapin Angelique&quot;, &quot;Ev. fr. pin?&quot;: 0, &quot;Weight&quot;: 5, &quot;Spec&quot;: &quot;Attack&quot;, &quot;Inflicts HP Drain?&quot;: 0 }," calcext:value-type="string">
            <text:p>0xAD: { "ID": 0xAD, "Name": "Lolita Mic", "MaxLevel": 1, "Mingle?": 0, "Psych": "Street Jam", "Element": "Neg", "Brand": "Lapin Angelique", "Ev. fr. pin?": 0, "Weight": 5, "Spec": "Attack", "Inflicts HP Drain?": 0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3"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quot;; ;&quot;, &quot;&quot;Element&quot;&quot;: &quot;&quot;&quot;;[.G176];&quot;&quot;&quot;, &quot;&quot;Brand&quot;&quot;: &quot;&quot;&quot;;[.D176];&quot;&quot;&quot;, &quot;&quot;Ev. fr. pin?&quot;&quot;: &quot;;[.AH176];&quot;, &quot;&quot;Weight&quot;&quot;: &quot;;[.Y176];&quot;, &quot;&quot;Spec&quot;&quot;: &quot;&quot;&quot;;[.J176];&quot;&quot;&quot;, &quot;&quot;Inflicts HP Drain?&quot;&quot;: &quot;;[.AI176];&quot; },&quot;)" office:value-type="string" office:string-value="0xAE: { &quot;ID&quot;: 0xAE, &quot;Name&quot;: &quot;Spider's Silk&quot;, &quot;MaxLevel&quot;: 15, &quot;Mingle?&quot;: 0, &quot;Psych&quot;: &quot;Apport&quot;, &quot;Element&quot;: &quot;Neg&quot;, &quot;Brand&quot;: &quot;Lapin Angelique&quot;, &quot;Ev. fr. pin?&quot;: 0, &quot;Weight&quot;: 5, &quot;Spec&quot;: &quot;Attack&quot;, &quot;Inflicts HP Drain?&quot;: 0 }," calcext:value-type="string">
            <text:p>0xAE: { "ID": 0xAE, "Name": "Spider's Silk", "MaxLevel": 15, "Mingle?": 0, "Psych": "Apport", "Element": "Neg", "Brand": "Lapin Angelique", "Ev. fr. pin?": 0, "Weight": 5, "Spec": "Attack", "Inflicts HP Drain?": 0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3"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quot;; ;&quot;, &quot;&quot;Element&quot;&quot;: &quot;&quot;&quot;;[.G177];&quot;&quot;&quot;, &quot;&quot;Brand&quot;&quot;: &quot;&quot;&quot;;[.D177];&quot;&quot;&quot;, &quot;&quot;Ev. fr. pin?&quot;&quot;: &quot;;[.AH177];&quot;, &quot;&quot;Weight&quot;&quot;: &quot;;[.Y177];&quot;, &quot;&quot;Spec&quot;&quot;: &quot;&quot;&quot;;[.J177];&quot;&quot;&quot;, &quot;&quot;Inflicts HP Drain?&quot;&quot;: &quot;;[.AI177];&quot; },&quot;)" office:value-type="string" office:string-value="0xAF: { &quot;ID&quot;: 0xAF, &quot;Name&quot;: &quot;Leopard&quot;, &quot;MaxLevel&quot;: 4, &quot;Mingle?&quot;: 0, &quot;Psych&quot;: &quot;Cure Drink&quot;, &quot;Element&quot;: &quot;---&quot;, &quot;Brand&quot;: &quot;Lapin Angelique&quot;, &quot;Ev. fr. pin?&quot;: 0, &quot;Weight&quot;: 5, &quot;Spec&quot;: &quot;Recovery&quot;, &quot;Inflicts HP Drain?&quot;: 0 }," calcext:value-type="string">
            <text:p>0xAF: { "ID": 0xAF, "Name": "Leopard", "MaxLevel": 4, "Mingle?": 0, "Psych": "Cure Drink", "Element": "---", "Brand": "Lapin Angelique", "Ev. fr. pin?": 0, "Weight": 5, "Spec": "Recovery", "Inflicts HP Drain?": 0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quot;; ;&quot;, &quot;&quot;Element&quot;&quot;: &quot;&quot;&quot;;[.G178];&quot;&quot;&quot;, &quot;&quot;Brand&quot;&quot;: &quot;&quot;&quot;;[.D178];&quot;&quot;&quot;, &quot;&quot;Ev. fr. pin?&quot;&quot;: &quot;;[.AH178];&quot;, &quot;&quot;Weight&quot;&quot;: &quot;;[.Y178];&quot;, &quot;&quot;Spec&quot;&quot;: &quot;&quot;&quot;;[.J178];&quot;&quot;&quot;, &quot;&quot;Inflicts HP Drain?&quot;&quot;: &quot;;[.AI178];&quot; },&quot;)" office:value-type="string" office:string-value="0xB0: { &quot;ID&quot;: 0xB0, &quot;Name&quot;: &quot;Lolita Skull&quot;, &quot;MaxLevel&quot;: 4, &quot;Mingle?&quot;: 0, &quot;Psych&quot;: &quot;Healing&quot;, &quot;Element&quot;: &quot;---&quot;, &quot;Brand&quot;: &quot;Lapin Angelique&quot;, &quot;Ev. fr. pin?&quot;: 1, &quot;Weight&quot;: 5, &quot;Spec&quot;: &quot;Recovery&quot;, &quot;Inflicts HP Drain?&quot;: 0 }," calcext:value-type="string">
            <text:p>0xB0: { "ID": 0xB0, "Name": "Lolita Skull", "MaxLevel": 4, "Mingle?": 0, "Psych": "Healing", "Element": "---", "Brand": "Lapin Angelique", "Ev. fr. pin?": 1, "Weight": 5, "Spec": "Recovery", "Inflicts HP Drain?": 0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3"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quot;; ;&quot;, &quot;&quot;Element&quot;&quot;: &quot;&quot;&quot;;[.G179];&quot;&quot;&quot;, &quot;&quot;Brand&quot;&quot;: &quot;&quot;&quot;;[.D179];&quot;&quot;&quot;, &quot;&quot;Ev. fr. pin?&quot;&quot;: &quot;;[.AH179];&quot;, &quot;&quot;Weight&quot;&quot;: &quot;;[.Y179];&quot;, &quot;&quot;Spec&quot;&quot;: &quot;&quot;&quot;;[.J179];&quot;&quot;&quot;, &quot;&quot;Inflicts HP Drain?&quot;&quot;: &quot;;[.AI179];&quot; },&quot;)" office:value-type="string" office:string-value="0xB1: { &quot;ID&quot;: 0xB1, &quot;Name&quot;: &quot;Black Rose&quot;, &quot;MaxLevel&quot;: 3, &quot;Mingle?&quot;: 0, &quot;Psych&quot;: &quot;Doomed Defense+&quot;, &quot;Element&quot;: &quot;Abi&quot;, &quot;Brand&quot;: &quot;Lapin Angelique&quot;, &quot;Ev. fr. pin?&quot;: 0, &quot;Weight&quot;: 5, &quot;Spec&quot;: &quot;---&quot;, &quot;Inflicts HP Drain?&quot;: 0 }," calcext:value-type="string">
            <text:p>0xB1: { "ID": 0xB1, "Name": "Black Rose", "MaxLevel": 3, "Mingle?": 0, "Psych": "Doomed Defense+", "Element": "Abi", "Brand": "Lapin Angelique", "Ev. fr. pin?": 0, "Weight": 5, "Spec": "---", "Inflicts HP Drain?": 0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3"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quot;; ;&quot;, &quot;&quot;Element&quot;&quot;: &quot;&quot;&quot;;[.G180];&quot;&quot;&quot;, &quot;&quot;Brand&quot;&quot;: &quot;&quot;&quot;;[.D180];&quot;&quot;&quot;, &quot;&quot;Ev. fr. pin?&quot;&quot;: &quot;;[.AH180];&quot;, &quot;&quot;Weight&quot;&quot;: &quot;;[.Y180];&quot;, &quot;&quot;Spec&quot;&quot;: &quot;&quot;&quot;;[.J180];&quot;&quot;&quot;, &quot;&quot;Inflicts HP Drain?&quot;&quot;: &quot;;[.AI180];&quot; },&quot;)" office:value-type="string" office:string-value="0xB2: { &quot;ID&quot;: 0xB2, &quot;Name&quot;: &quot;Lapin Angelique&quot;, &quot;MaxLevel&quot;: 3, &quot;Mingle?&quot;: 0, &quot;Psych&quot;: &quot;Resonance: LA&quot;, &quot;Element&quot;: &quot;Abi&quot;, &quot;Brand&quot;: &quot;Lapin Angelique&quot;, &quot;Ev. fr. pin?&quot;: 0, &quot;Weight&quot;: 5, &quot;Spec&quot;: &quot;---&quot;, &quot;Inflicts HP Drain?&quot;: 0 }," calcext:value-type="string">
            <text:p>0xB2: { "ID": 0xB2, "Name": "Lapin Angelique", "MaxLevel": 3, "Mingle?": 0, "Psych": "Resonance: LA", "Element": "Abi", "Brand": "Lapin Angelique", "Ev. fr. pin?": 0, "Weight": 5, "Spec": "---", "Inflicts HP Drain?": 0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3"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quot;; ;&quot;, &quot;&quot;Element&quot;&quot;: &quot;&quot;&quot;;[.G181];&quot;&quot;&quot;, &quot;&quot;Brand&quot;&quot;: &quot;&quot;&quot;;[.D181];&quot;&quot;&quot;, &quot;&quot;Ev. fr. pin?&quot;&quot;: &quot;;[.AH181];&quot;, &quot;&quot;Weight&quot;&quot;: &quot;;[.Y181];&quot;, &quot;&quot;Spec&quot;&quot;: &quot;&quot;&quot;;[.J181];&quot;&quot;&quot;, &quot;&quot;Inflicts HP Drain?&quot;&quot;: &quot;;[.AI181];&quot; },&quot;)" office:value-type="string" office:string-value="0xB3: { &quot;ID&quot;: 0xB3, &quot;Name&quot;: &quot;Thunder Pawn&quot;, &quot;MaxLevel&quot;: 5, &quot;Mingle?&quot;: 0, &quot;Psych&quot;: &quot;Spark Core&quot;, &quot;Element&quot;: &quot;Neg&quot;, &quot;Brand&quot;: &quot;Pegaso&quot;, &quot;Ev. fr. pin?&quot;: 0, &quot;Weight&quot;: 1, &quot;Spec&quot;: &quot;Attack&quot;, &quot;Inflicts HP Drain?&quot;: 0 }," calcext:value-type="string">
            <text:p>0xB3: { "ID": 0xB3, "Name": "Thunder Pawn", "MaxLevel": 5, "Mingle?": 0, "Psych": "Spark Core", "Element": "Neg", "Brand": "Pegaso", "Ev. fr. pin?": 0, "Weight": 1, "Spec": "Attack", "Inflicts HP Drain?": 0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quot;; ;&quot;, &quot;&quot;Element&quot;&quot;: &quot;&quot;&quot;;[.G182];&quot;&quot;&quot;, &quot;&quot;Brand&quot;&quot;: &quot;&quot;&quot;;[.D182];&quot;&quot;&quot;, &quot;&quot;Ev. fr. pin?&quot;&quot;: &quot;;[.AH182];&quot;, &quot;&quot;Weight&quot;&quot;: &quot;;[.Y182];&quot;, &quot;&quot;Spec&quot;&quot;: &quot;&quot;&quot;;[.J182];&quot;&quot;&quot;, &quot;&quot;Inflicts HP Drain?&quot;&quot;: &quot;;[.AI182];&quot; },&quot;)" office:value-type="string" office:string-value="0xB4: { &quot;ID&quot;: 0xB4, &quot;Name&quot;: &quot;Lightning Pawn&quot;, &quot;MaxLevel&quot;: 4, &quot;Mingle?&quot;: 0, &quot;Psych&quot;: &quot;Spark Core&quot;, &quot;Element&quot;: &quot;Neg&quot;, &quot;Brand&quot;: &quot;Pegaso&quot;, &quot;Ev. fr. pin?&quot;: 1, &quot;Weight&quot;: 1, &quot;Spec&quot;: &quot;Attack&quot;, &quot;Inflicts HP Drain?&quot;: 0 }," calcext:value-type="string">
            <text:p>0xB4: { "ID": 0xB4, "Name": "Lightning Pawn", "MaxLevel": 4, "Mingle?": 0, "Psych": "Spark Core", "Element": "Neg", "Brand": "Pegaso", "Ev. fr. pin?": 1, "Weight": 1, "Spec": "Attack", "Inflicts HP Drain?": 0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3"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quot;; ;&quot;, &quot;&quot;Element&quot;&quot;: &quot;&quot;&quot;;[.G183];&quot;&quot;&quot;, &quot;&quot;Brand&quot;&quot;: &quot;&quot;&quot;;[.D183];&quot;&quot;&quot;, &quot;&quot;Ev. fr. pin?&quot;&quot;: &quot;;[.AH183];&quot;, &quot;&quot;Weight&quot;&quot;: &quot;;[.Y183];&quot;, &quot;&quot;Spec&quot;&quot;: &quot;&quot;&quot;;[.J183];&quot;&quot;&quot;, &quot;&quot;Inflicts HP Drain?&quot;&quot;: &quot;;[.AI183];&quot; },&quot;)" office:value-type="string" office:string-value="0xB5: { &quot;ID&quot;: 0xB5, &quot;Name&quot;: &quot;Aqua Pawn&quot;, &quot;MaxLevel&quot;: 3, &quot;Mingle?&quot;: 0, &quot;Psych&quot;: &quot;Splash Core&quot;, &quot;Element&quot;: &quot;Neg&quot;, &quot;Brand&quot;: &quot;Pegaso&quot;, &quot;Ev. fr. pin?&quot;: 0, &quot;Weight&quot;: 1, &quot;Spec&quot;: &quot;Attack&quot;, &quot;Inflicts HP Drain?&quot;: 0 }," calcext:value-type="string">
            <text:p>0xB5: { "ID": 0xB5, "Name": "Aqua Pawn", "MaxLevel": 3, "Mingle?": 0, "Psych": "Splash Core", "Element": "Neg", "Brand": "Pegaso", "Ev. fr. pin?": 0, "Weight": 1, "Spec": "Attack", "Inflicts HP Drain?": 0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3"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quot;; ;&quot;, &quot;&quot;Element&quot;&quot;: &quot;&quot;&quot;;[.G184];&quot;&quot;&quot;, &quot;&quot;Brand&quot;&quot;: &quot;&quot;&quot;;[.D184];&quot;&quot;&quot;, &quot;&quot;Ev. fr. pin?&quot;&quot;: &quot;;[.AH184];&quot;, &quot;&quot;Weight&quot;&quot;: &quot;;[.Y184];&quot;, &quot;&quot;Spec&quot;&quot;: &quot;&quot;&quot;;[.J184];&quot;&quot;&quot;, &quot;&quot;Inflicts HP Drain?&quot;&quot;: &quot;;[.AI184];&quot; },&quot;)" office:value-type="string" office:string-value="0xB6: { &quot;ID&quot;: 0xB6, &quot;Name&quot;: &quot;Swing Bishop&quot;, &quot;MaxLevel&quot;: 7, &quot;Mingle?&quot;: 0, &quot;Psych&quot;: &quot;Patrol Rounds&quot;, &quot;Element&quot;: &quot;Neg&quot;, &quot;Brand&quot;: &quot;Pegaso&quot;, &quot;Ev. fr. pin?&quot;: 0, &quot;Weight&quot;: 1, &quot;Spec&quot;: &quot;Attack&quot;, &quot;Inflicts HP Drain?&quot;: 0 }," calcext:value-type="string">
            <text:p>0xB6: { "ID": 0xB6, "Name": "Swing Bishop", "MaxLevel": 7, "Mingle?": 0, "Psych": "Patrol Rounds", "Element": "Neg", "Brand": "Pegaso", "Ev. fr. pin?": 0, "Weight": 1, "Spec": "Attack", "Inflicts HP Drain?": 0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quot;; ;&quot;, &quot;&quot;Element&quot;&quot;: &quot;&quot;&quot;;[.G185];&quot;&quot;&quot;, &quot;&quot;Brand&quot;&quot;: &quot;&quot;&quot;;[.D185];&quot;&quot;&quot;, &quot;&quot;Ev. fr. pin?&quot;&quot;: &quot;;[.AH185];&quot;, &quot;&quot;Weight&quot;&quot;: &quot;;[.Y185];&quot;, &quot;&quot;Spec&quot;&quot;: &quot;&quot;&quot;;[.J185];&quot;&quot;&quot;, &quot;&quot;Inflicts HP Drain?&quot;&quot;: &quot;;[.AI185];&quot; },&quot;)" office:value-type="string" office:string-value="0xB7: { &quot;ID&quot;: 0xB7, &quot;Name&quot;: &quot;Pegaso Bishop&quot;, &quot;MaxLevel&quot;: 5, &quot;Mingle?&quot;: 0, &quot;Psych&quot;: &quot;Patrol Rounds&quot;, &quot;Element&quot;: &quot;Neg&quot;, &quot;Brand&quot;: &quot;Pegaso&quot;, &quot;Ev. fr. pin?&quot;: 1, &quot;Weight&quot;: 1, &quot;Spec&quot;: &quot;Attack&quot;, &quot;Inflicts HP Drain?&quot;: 0 }," calcext:value-type="string">
            <text:p>0xB7: { "ID": 0xB7, "Name": "Pegaso Bishop", "MaxLevel": 5, "Mingle?": 0, "Psych": "Patrol Rounds", "Element": "Neg", "Brand": "Pegaso", "Ev. fr. pin?": 1, "Weight": 1, "Spec": "Attack", "Inflicts HP Drain?": 0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3"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quot;; ;&quot;, &quot;&quot;Element&quot;&quot;: &quot;&quot;&quot;;[.G186];&quot;&quot;&quot;, &quot;&quot;Brand&quot;&quot;: &quot;&quot;&quot;;[.D186];&quot;&quot;&quot;, &quot;&quot;Ev. fr. pin?&quot;&quot;: &quot;;[.AH186];&quot;, &quot;&quot;Weight&quot;&quot;: &quot;;[.Y186];&quot;, &quot;&quot;Spec&quot;&quot;: &quot;&quot;&quot;;[.J186];&quot;&quot;&quot;, &quot;&quot;Inflicts HP Drain?&quot;&quot;: &quot;;[.AI186];&quot; },&quot;)" office:value-type="string" office:string-value="0xB8: { &quot;ID&quot;: 0xB8, &quot;Name&quot;: &quot;King Arthur&quot;, &quot;MaxLevel&quot;: 3, &quot;Mingle?&quot;: 0, &quot;Psych&quot;: &quot;Lightning Bolt&quot;, &quot;Element&quot;: &quot;Neg&quot;, &quot;Brand&quot;: &quot;Pegaso&quot;, &quot;Ev. fr. pin?&quot;: 0, &quot;Weight&quot;: 1, &quot;Spec&quot;: &quot;Attack&quot;, &quot;Inflicts HP Drain?&quot;: 0 }," calcext:value-type="string">
            <text:p>0xB8: { "ID": 0xB8, "Name": "King Arthur", "MaxLevel": 3, "Mingle?": 0, "Psych": "Lightning Bolt", "Element": "Neg", "Brand": "Pegaso", "Ev. fr. pin?": 0, "Weight": 1, "Spec": "Attack", "Inflicts HP Drain?": 0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quot;; ;&quot;, &quot;&quot;Element&quot;&quot;: &quot;&quot;&quot;;[.G187];&quot;&quot;&quot;, &quot;&quot;Brand&quot;&quot;: &quot;&quot;&quot;;[.D187];&quot;&quot;&quot;, &quot;&quot;Ev. fr. pin?&quot;&quot;: &quot;;[.AH187];&quot;, &quot;&quot;Weight&quot;&quot;: &quot;;[.Y187];&quot;, &quot;&quot;Spec&quot;&quot;: &quot;&quot;&quot;;[.J187];&quot;&quot;&quot;, &quot;&quot;Inflicts HP Drain?&quot;&quot;: &quot;;[.AI187];&quot; },&quot;)" office:value-type="string" office:string-value="0xB9: { &quot;ID&quot;: 0xB9, &quot;Name&quot;: &quot;Excalibur&quot;, &quot;MaxLevel&quot;: 5, &quot;Mingle?&quot;: 0, &quot;Psych&quot;: &quot;Lightning Bolt&quot;, &quot;Element&quot;: &quot;Neg&quot;, &quot;Brand&quot;: &quot;Pegaso&quot;, &quot;Ev. fr. pin?&quot;: 1, &quot;Weight&quot;: 1, &quot;Spec&quot;: &quot;Attack&quot;, &quot;Inflicts HP Drain?&quot;: 0 }," calcext:value-type="string">
            <text:p>0xB9: { "ID": 0xB9, "Name": "Excalibur", "MaxLevel": 5, "Mingle?": 0, "Psych": "Lightning Bolt", "Element": "Neg", "Brand": "Pegaso", "Ev. fr. pin?": 1, "Weight": 1, "Spec": "Attack", "Inflicts HP Drain?": 0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3"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quot;; ;&quot;, &quot;&quot;Element&quot;&quot;: &quot;&quot;&quot;;[.G188];&quot;&quot;&quot;, &quot;&quot;Brand&quot;&quot;: &quot;&quot;&quot;;[.D188];&quot;&quot;&quot;, &quot;&quot;Ev. fr. pin?&quot;&quot;: &quot;;[.AH188];&quot;, &quot;&quot;Weight&quot;&quot;: &quot;;[.Y188];&quot;, &quot;&quot;Spec&quot;&quot;: &quot;&quot;&quot;;[.J188];&quot;&quot;&quot;, &quot;&quot;Inflicts HP Drain?&quot;&quot;: &quot;;[.AI188];&quot; },&quot;)" office:value-type="string" office:string-value="0xBA: { &quot;ID&quot;: 0xBA, &quot;Name&quot;: &quot;Thunder Rook&quot;, &quot;MaxLevel&quot;: 3, &quot;Mingle?&quot;: 0, &quot;Psych&quot;: &quot;Lightning Arrester&quot;, &quot;Element&quot;: &quot;Neg&quot;, &quot;Brand&quot;: &quot;Pegaso&quot;, &quot;Ev. fr. pin?&quot;: 0, &quot;Weight&quot;: 1, &quot;Spec&quot;: &quot;Attack&quot;, &quot;Inflicts HP Drain?&quot;: 0 }," calcext:value-type="string">
            <text:p>0xBA: { "ID": 0xBA, "Name": "Thunder Rook", "MaxLevel": 3, "Mingle?": 0, "Psych": "Lightning Arrester", "Element": "Neg", "Brand": "Pegaso", "Ev. fr. pin?": 0, "Weight": 1, "Spec": "Attack", "Inflicts HP Drain?": 0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quot;; ;&quot;, &quot;&quot;Element&quot;&quot;: &quot;&quot;&quot;;[.G189];&quot;&quot;&quot;, &quot;&quot;Brand&quot;&quot;: &quot;&quot;&quot;;[.D189];&quot;&quot;&quot;, &quot;&quot;Ev. fr. pin?&quot;&quot;: &quot;;[.AH189];&quot;, &quot;&quot;Weight&quot;&quot;: &quot;;[.Y189];&quot;, &quot;&quot;Spec&quot;&quot;: &quot;&quot;&quot;;[.J189];&quot;&quot;&quot;, &quot;&quot;Inflicts HP Drain?&quot;&quot;: &quot;;[.AI189];&quot; },&quot;)" office:value-type="string" office:string-value="0xBB: { &quot;ID&quot;: 0xBB, &quot;Name&quot;: &quot;Lightning Rook&quot;, &quot;MaxLevel&quot;: 4, &quot;Mingle?&quot;: 0, &quot;Psych&quot;: &quot;Lightning Arrester&quot;, &quot;Element&quot;: &quot;Neg&quot;, &quot;Brand&quot;: &quot;Pegaso&quot;, &quot;Ev. fr. pin?&quot;: 1, &quot;Weight&quot;: 1, &quot;Spec&quot;: &quot;Attack&quot;, &quot;Inflicts HP Drain?&quot;: 0 }," calcext:value-type="string">
            <text:p>0xBB: { "ID": 0xBB, "Name": "Lightning Rook", "MaxLevel": 4, "Mingle?": 0, "Psych": "Lightning Arrester", "Element": "Neg", "Brand": "Pegaso", "Ev. fr. pin?": 1, "Weight": 1, "Spec": "Attack", "Inflicts HP Drain?": 0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3"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quot;; ;&quot;, &quot;&quot;Element&quot;&quot;: &quot;&quot;&quot;;[.G190];&quot;&quot;&quot;, &quot;&quot;Brand&quot;&quot;: &quot;&quot;&quot;;[.D190];&quot;&quot;&quot;, &quot;&quot;Ev. fr. pin?&quot;&quot;: &quot;;[.AH190];&quot;, &quot;&quot;Weight&quot;&quot;: &quot;;[.Y190];&quot;, &quot;&quot;Spec&quot;&quot;: &quot;&quot;&quot;;[.J190];&quot;&quot;&quot;, &quot;&quot;Inflicts HP Drain?&quot;&quot;: &quot;;[.AI190];&quot; },&quot;)" office:value-type="string" office:string-value="0xBC: { &quot;ID&quot;: 0xBC, &quot;Name&quot;: &quot;Jack's Knight&quot;, &quot;MaxLevel&quot;: 4, &quot;Mingle?&quot;: 0, &quot;Psych&quot;: &quot;Psychokinesis&quot;, &quot;Element&quot;: &quot;Neu&quot;, &quot;Brand&quot;: &quot;Pegaso&quot;, &quot;Ev. fr. pin?&quot;: 0, &quot;Weight&quot;: 1, &quot;Spec&quot;: &quot;Attack&quot;, &quot;Inflicts HP Drain?&quot;: 0 }," calcext:value-type="string">
            <text:p>0xBC: { "ID": 0xBC, "Name": "Jack's Knight", "MaxLevel": 4, "Mingle?": 0, "Psych": "Psychokinesis", "Element": "Neu", "Brand": "Pegaso", "Ev. fr. pin?": 0, "Weight": 1, "Spec": "Attack", "Inflicts HP Drain?": 0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quot;; ;&quot;, &quot;&quot;Element&quot;&quot;: &quot;&quot;&quot;;[.G191];&quot;&quot;&quot;, &quot;&quot;Brand&quot;&quot;: &quot;&quot;&quot;;[.D191];&quot;&quot;&quot;, &quot;&quot;Ev. fr. pin?&quot;&quot;: &quot;;[.AH191];&quot;, &quot;&quot;Weight&quot;&quot;: &quot;;[.Y191];&quot;, &quot;&quot;Spec&quot;&quot;: &quot;&quot;&quot;;[.J191];&quot;&quot;&quot;, &quot;&quot;Inflicts HP Drain?&quot;&quot;: &quot;;[.AI191];&quot; },&quot;)" office:value-type="string" office:string-value="0xBD: { &quot;ID&quot;: 0xBD, &quot;Name&quot;: &quot;King's Knight&quot;, &quot;MaxLevel&quot;: 4, &quot;Mingle?&quot;: 0, &quot;Psych&quot;: &quot;Psychokinesis&quot;, &quot;Element&quot;: &quot;Neu&quot;, &quot;Brand&quot;: &quot;Pegaso&quot;, &quot;Ev. fr. pin?&quot;: 1, &quot;Weight&quot;: 1, &quot;Spec&quot;: &quot;Attack&quot;, &quot;Inflicts HP Drain?&quot;: 0 }," calcext:value-type="string">
            <text:p>0xBD: { "ID": 0xBD, "Name": "King's Knight", "MaxLevel": 4, "Mingle?": 0, "Psych": "Psychokinesis", "Element": "Neu", "Brand": "Pegaso", "Ev. fr. pin?": 1, "Weight": 1, "Spec": "Attack", "Inflicts HP Drain?": 0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quot;; ;&quot;, &quot;&quot;Element&quot;&quot;: &quot;&quot;&quot;;[.G192];&quot;&quot;&quot;, &quot;&quot;Brand&quot;&quot;: &quot;&quot;&quot;;[.D192];&quot;&quot;&quot;, &quot;&quot;Ev. fr. pin?&quot;&quot;: &quot;;[.AH192];&quot;, &quot;&quot;Weight&quot;&quot;: &quot;;[.Y192];&quot;, &quot;&quot;Spec&quot;&quot;: &quot;&quot;&quot;;[.J192];&quot;&quot;&quot;, &quot;&quot;Inflicts HP Drain?&quot;&quot;: &quot;;[.AI192];&quot; },&quot;)" office:value-type="string" office:string-value="0xBE: { &quot;ID&quot;: 0xBE, &quot;Name&quot;: &quot;Queen's Knight&quot;, &quot;MaxLevel&quot;: 4, &quot;Mingle?&quot;: 0, &quot;Psych&quot;: &quot;Psychokinesis&quot;, &quot;Element&quot;: &quot;Neu&quot;, &quot;Brand&quot;: &quot;Pegaso&quot;, &quot;Ev. fr. pin?&quot;: 1, &quot;Weight&quot;: 1, &quot;Spec&quot;: &quot;Attack&quot;, &quot;Inflicts HP Drain?&quot;: 0 }," calcext:value-type="string">
            <text:p>0xBE: { "ID": 0xBE, "Name": "Queen's Knight", "MaxLevel": 4, "Mingle?": 0, "Psych": "Psychokinesis", "Element": "Neu", "Brand": "Pegaso", "Ev. fr. pin?": 1, "Weight": 1, "Spec": "Attack", "Inflicts HP Drain?": 0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3"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quot;; ;&quot;, &quot;&quot;Element&quot;&quot;: &quot;&quot;&quot;;[.G193];&quot;&quot;&quot;, &quot;&quot;Brand&quot;&quot;: &quot;&quot;&quot;;[.D193];&quot;&quot;&quot;, &quot;&quot;Ev. fr. pin?&quot;&quot;: &quot;;[.AH193];&quot;, &quot;&quot;Weight&quot;&quot;: &quot;;[.Y193];&quot;, &quot;&quot;Spec&quot;&quot;: &quot;&quot;&quot;;[.J193];&quot;&quot;&quot;, &quot;&quot;Inflicts HP Drain?&quot;&quot;: &quot;;[.AI193];&quot; },&quot;)" office:value-type="string" office:string-value="0xBF: { &quot;ID&quot;: 0xBF, &quot;Name&quot;: &quot;Her Royal Highness&quot;, &quot;MaxLevel&quot;: 3, &quot;Mingle?&quot;: 0, &quot;Psych&quot;: &quot;Turbo Gauge+&quot;, &quot;Element&quot;: &quot;Abi&quot;, &quot;Brand&quot;: &quot;Pegaso&quot;, &quot;Ev. fr. pin?&quot;: 0, &quot;Weight&quot;: 1, &quot;Spec&quot;: &quot;---&quot;, &quot;Inflicts HP Drain?&quot;: 0 }," calcext:value-type="string">
            <text:p>0xBF: { "ID": 0xBF, "Name": "Her Royal Highness", "MaxLevel": 3, "Mingle?": 0, "Psych": "Turbo Gauge+", "Element": "Abi", "Brand": "Pegaso", "Ev. fr. pin?": 0, "Weight": 1, "Spec": "---", "Inflicts HP Drain?": 0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3"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quot;; ;&quot;, &quot;&quot;Element&quot;&quot;: &quot;&quot;&quot;;[.G194];&quot;&quot;&quot;, &quot;&quot;Brand&quot;&quot;: &quot;&quot;&quot;;[.D194];&quot;&quot;&quot;, &quot;&quot;Ev. fr. pin?&quot;&quot;: &quot;;[.AH194];&quot;, &quot;&quot;Weight&quot;&quot;: &quot;;[.Y194];&quot;, &quot;&quot;Spec&quot;&quot;: &quot;&quot;&quot;;[.J194];&quot;&quot;&quot;, &quot;&quot;Inflicts HP Drain?&quot;&quot;: &quot;;[.AI194];&quot; },&quot;)" office:value-type="string" office:string-value="0xC0: { &quot;ID&quot;: 0xC0, &quot;Name&quot;: &quot;Pegaso&quot;, &quot;MaxLevel&quot;: 3, &quot;Mingle?&quot;: 0, &quot;Psych&quot;: &quot;Resonance: PG&quot;, &quot;Element&quot;: &quot;Abi&quot;, &quot;Brand&quot;: &quot;Pegaso&quot;, &quot;Ev. fr. pin?&quot;: 0, &quot;Weight&quot;: 1, &quot;Spec&quot;: &quot;---&quot;, &quot;Inflicts HP Drain?&quot;: 0 }," calcext:value-type="string">
            <text:p>0xC0: { "ID": 0xC0, "Name": "Pegaso", "MaxLevel": 3, "Mingle?": 0, "Psych": "Resonance: PG", "Element": "Abi", "Brand": "Pegaso", "Ev. fr. pin?": 0, "Weight": 1, "Spec": "---", "Inflicts HP Drain?": 0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3"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quot;; ;&quot;, &quot;&quot;Element&quot;&quot;: &quot;&quot;&quot;;[.G195];&quot;&quot;&quot;, &quot;&quot;Brand&quot;&quot;: &quot;&quot;&quot;;[.D195];&quot;&quot;&quot;, &quot;&quot;Ev. fr. pin?&quot;&quot;: &quot;;[.AH195];&quot;, &quot;&quot;Weight&quot;&quot;: &quot;;[.Y195];&quot;, &quot;&quot;Spec&quot;&quot;: &quot;&quot;&quot;;[.J195];&quot;&quot;&quot;, &quot;&quot;Inflicts HP Drain?&quot;&quot;: &quot;;[.AI195];&quot; },&quot;)" office:value-type="string" office:string-value="0xC1: { &quot;ID&quot;: 0xC1, &quot;Name&quot;: &quot;Lazy Bomber&quot;, &quot;MaxLevel&quot;: 7, &quot;Mingle?&quot;: 0, &quot;Psych&quot;: &quot;Time Bomb&quot;, &quot;Element&quot;: &quot;Neg&quot;, &quot;Brand&quot;: &quot;Wild Boar&quot;, &quot;Ev. fr. pin?&quot;: 0, &quot;Weight&quot;: 2, &quot;Spec&quot;: &quot;Attack&quot;, &quot;Inflicts HP Drain?&quot;: 0 }," calcext:value-type="string">
            <text:p>0xC1: { "ID": 0xC1, "Name": "Lazy Bomber", "MaxLevel": 7, "Mingle?": 0, "Psych": "Time Bomb", "Element": "Neg", "Brand": "Wild Boar", "Ev. fr. pin?": 0, "Weight": 2, "Spec": "Attack", "Inflicts HP Drain?": 0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3"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quot;; ;&quot;, &quot;&quot;Element&quot;&quot;: &quot;&quot;&quot;;[.G196];&quot;&quot;&quot;, &quot;&quot;Brand&quot;&quot;: &quot;&quot;&quot;;[.D196];&quot;&quot;&quot;, &quot;&quot;Ev. fr. pin?&quot;&quot;: &quot;;[.AH196];&quot;, &quot;&quot;Weight&quot;&quot;: &quot;;[.Y196];&quot;, &quot;&quot;Spec&quot;&quot;: &quot;&quot;&quot;;[.J196];&quot;&quot;&quot;, &quot;&quot;Inflicts HP Drain?&quot;&quot;: &quot;;[.AI196];&quot; },&quot;)" office:value-type="string" office:string-value="0xC2: { &quot;ID&quot;: 0xC2, &quot;Name&quot;: &quot;Flower of Flame&quot;, &quot;MaxLevel&quot;: 3, &quot;Mingle?&quot;: 0, &quot;Psych&quot;: &quot;Explosion&quot;, &quot;Element&quot;: &quot;Neg&quot;, &quot;Brand&quot;: &quot;Wild Boar&quot;, &quot;Ev. fr. pin?&quot;: 0, &quot;Weight&quot;: 2, &quot;Spec&quot;: &quot;Attack&quot;, &quot;Inflicts HP Drain?&quot;: 0 }," calcext:value-type="string">
            <text:p>0xC2: { "ID": 0xC2, "Name": "Flower of Flame", "MaxLevel": 3, "Mingle?": 0, "Psych": "Explosion", "Element": "Neg", "Brand": "Wild Boar", "Ev. fr. pin?": 0, "Weight": 2, "Spec": "Attack", "Inflicts HP Drain?": 0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quot;; ;&quot;, &quot;&quot;Element&quot;&quot;: &quot;&quot;&quot;;[.G197];&quot;&quot;&quot;, &quot;&quot;Brand&quot;&quot;: &quot;&quot;&quot;;[.D197];&quot;&quot;&quot;, &quot;&quot;Ev. fr. pin?&quot;&quot;: &quot;;[.AH197];&quot;, &quot;&quot;Weight&quot;&quot;: &quot;;[.Y197];&quot;, &quot;&quot;Spec&quot;&quot;: &quot;&quot;&quot;;[.J197];&quot;&quot;&quot;, &quot;&quot;Inflicts HP Drain?&quot;&quot;: &quot;;[.AI197];&quot; },&quot;)" office:value-type="string" office:string-value="0xC3: { &quot;ID&quot;: 0xC3, &quot;Name&quot;: &quot;Flower of Fire&quot;, &quot;MaxLevel&quot;: 4, &quot;Mingle?&quot;: 0, &quot;Psych&quot;: &quot;Explosion&quot;, &quot;Element&quot;: &quot;Neg&quot;, &quot;Brand&quot;: &quot;Wild Boar&quot;, &quot;Ev. fr. pin?&quot;: 1, &quot;Weight&quot;: 2, &quot;Spec&quot;: &quot;Attack&quot;, &quot;Inflicts HP Drain?&quot;: 0 }," calcext:value-type="string">
            <text:p>0xC3: { "ID": 0xC3, "Name": "Flower of Fire", "MaxLevel": 4, "Mingle?": 0, "Psych": "Explosion", "Element": "Neg", "Brand": "Wild Boar", "Ev. fr. pin?": 1, "Weight": 2, "Spec": "Attack", "Inflicts HP Drain?": 0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3"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quot;; ;&quot;, &quot;&quot;Element&quot;&quot;: &quot;&quot;&quot;;[.G198];&quot;&quot;&quot;, &quot;&quot;Brand&quot;&quot;: &quot;&quot;&quot;;[.D198];&quot;&quot;&quot;, &quot;&quot;Ev. fr. pin?&quot;&quot;: &quot;;[.AH198];&quot;, &quot;&quot;Weight&quot;&quot;: &quot;;[.Y198];&quot;, &quot;&quot;Spec&quot;&quot;: &quot;&quot;&quot;;[.J198];&quot;&quot;&quot;, &quot;&quot;Inflicts HP Drain?&quot;&quot;: &quot;;[.AI198];&quot; },&quot;)" office:value-type="string" office:string-value="0xC4: { &quot;ID&quot;: 0xC4, &quot;Name&quot;: &quot;Kewl Line&quot;, &quot;MaxLevel&quot;: 5, &quot;Mingle?&quot;: 0, &quot;Psych&quot;: &quot;Massive Hit&quot;, &quot;Element&quot;: &quot;Pos&quot;, &quot;Brand&quot;: &quot;Wild Boar&quot;, &quot;Ev. fr. pin?&quot;: 0, &quot;Weight&quot;: 2, &quot;Spec&quot;: &quot;Attack&quot;, &quot;Inflicts HP Drain?&quot;: 0 }," calcext:value-type="string">
            <text:p>0xC4: { "ID": 0xC4, "Name": "Kewl Line", "MaxLevel": 5, "Mingle?": 0, "Psych": "Massive Hit", "Element": "Pos", "Brand": "Wild Boar", "Ev. fr. pin?": 0, "Weight": 2, "Spec": "Attack", "Inflicts HP Drain?": 0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quot;; ;&quot;, &quot;&quot;Element&quot;&quot;: &quot;&quot;&quot;;[.G199];&quot;&quot;&quot;, &quot;&quot;Brand&quot;&quot;: &quot;&quot;&quot;;[.D199];&quot;&quot;&quot;, &quot;&quot;Ev. fr. pin?&quot;&quot;: &quot;;[.AH199];&quot;, &quot;&quot;Weight&quot;&quot;: &quot;;[.Y199];&quot;, &quot;&quot;Spec&quot;&quot;: &quot;&quot;&quot;;[.J199];&quot;&quot;&quot;, &quot;&quot;Inflicts HP Drain?&quot;&quot;: &quot;;[.AI199];&quot; },&quot;)" office:value-type="string" office:string-value="0xC5: { &quot;ID&quot;: 0xC5, &quot;Name&quot;: &quot;Dope Line&quot;, &quot;MaxLevel&quot;: 5, &quot;Mingle?&quot;: 0, &quot;Psych&quot;: &quot;Massive Hit&quot;, &quot;Element&quot;: &quot;Pos&quot;, &quot;Brand&quot;: &quot;Wild Boar&quot;, &quot;Ev. fr. pin?&quot;: 1, &quot;Weight&quot;: 2, &quot;Spec&quot;: &quot;Attack&quot;, &quot;Inflicts HP Drain?&quot;: 0 }," calcext:value-type="string">
            <text:p>0xC5: { "ID": 0xC5, "Name": "Dope Line", "MaxLevel": 5, "Mingle?": 0, "Psych": "Massive Hit", "Element": "Pos", "Brand": "Wild Boar", "Ev. fr. pin?": 1, "Weight": 2, "Spec": "Attack", "Inflicts HP Drain?": 0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quot;; ;&quot;, &quot;&quot;Element&quot;&quot;: &quot;&quot;&quot;;[.G200];&quot;&quot;&quot;, &quot;&quot;Brand&quot;&quot;: &quot;&quot;&quot;;[.D200];&quot;&quot;&quot;, &quot;&quot;Ev. fr. pin?&quot;&quot;: &quot;;[.AH200];&quot;, &quot;&quot;Weight&quot;&quot;: &quot;;[.Y200];&quot;, &quot;&quot;Spec&quot;&quot;: &quot;&quot;&quot;;[.J200];&quot;&quot;&quot;, &quot;&quot;Inflicts HP Drain?&quot;&quot;: &quot;;[.AI200];&quot; },&quot;)" office:value-type="string" office:string-value="0xC6: { &quot;ID&quot;: 0xC6, &quot;Name&quot;: &quot;Wild Line&quot;, &quot;MaxLevel&quot;: 4, &quot;Mingle?&quot;: 0, &quot;Psych&quot;: &quot;Massive Hit&quot;, &quot;Element&quot;: &quot;Pos&quot;, &quot;Brand&quot;: &quot;Wild Boar&quot;, &quot;Ev. fr. pin?&quot;: 1, &quot;Weight&quot;: 2, &quot;Spec&quot;: &quot;Attack&quot;, &quot;Inflicts HP Drain?&quot;: 0 }," calcext:value-type="string">
            <text:p>0xC6: { "ID": 0xC6, "Name": "Wild Line", "MaxLevel": 4, "Mingle?": 0, "Psych": "Massive Hit", "Element": "Pos", "Brand": "Wild Boar", "Ev. fr. pin?": 1, "Weight": 2, "Spec": "Attack", "Inflicts HP Drain?": 0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3"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quot;; ;&quot;, &quot;&quot;Element&quot;&quot;: &quot;&quot;&quot;;[.G201];&quot;&quot;&quot;, &quot;&quot;Brand&quot;&quot;: &quot;&quot;&quot;;[.D201];&quot;&quot;&quot;, &quot;&quot;Ev. fr. pin?&quot;&quot;: &quot;;[.AH201];&quot;, &quot;&quot;Weight&quot;&quot;: &quot;;[.Y201];&quot;, &quot;&quot;Spec&quot;&quot;: &quot;&quot;&quot;;[.J201];&quot;&quot;&quot;, &quot;&quot;Inflicts HP Drain?&quot;&quot;: &quot;;[.AI201];&quot; },&quot;)" office:value-type="string" office:string-value="0xC7: { &quot;ID&quot;: 0xC7, &quot;Name&quot;: &quot;Fly Line&quot;, &quot;MaxLevel&quot;: 5, &quot;Mingle?&quot;: 0, &quot;Psych&quot;: &quot;Grave Marker&quot;, &quot;Element&quot;: &quot;Pos&quot;, &quot;Brand&quot;: &quot;Wild Boar&quot;, &quot;Ev. fr. pin?&quot;: 0, &quot;Weight&quot;: 2, &quot;Spec&quot;: &quot;Attack&quot;, &quot;Inflicts HP Drain?&quot;: 0 }," calcext:value-type="string">
            <text:p>0xC7: { "ID": 0xC7, "Name": "Fly Line", "MaxLevel": 5, "Mingle?": 0, "Psych": "Grave Marker", "Element": "Pos", "Brand": "Wild Boar", "Ev. fr. pin?": 0, "Weight": 2, "Spec": "Attack", "Inflicts HP Drain?": 0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quot;; ;&quot;, &quot;&quot;Element&quot;&quot;: &quot;&quot;&quot;;[.G202];&quot;&quot;&quot;, &quot;&quot;Brand&quot;&quot;: &quot;&quot;&quot;;[.D202];&quot;&quot;&quot;, &quot;&quot;Ev. fr. pin?&quot;&quot;: &quot;;[.AH202];&quot;, &quot;&quot;Weight&quot;&quot;: &quot;;[.Y202];&quot;, &quot;&quot;Spec&quot;&quot;: &quot;&quot;&quot;;[.J202];&quot;&quot;&quot;, &quot;&quot;Inflicts HP Drain?&quot;&quot;: &quot;;[.AI202];&quot; },&quot;)" office:value-type="string" office:string-value="0xC8: { &quot;ID&quot;: 0xC8, &quot;Name&quot;: &quot;Fresh Line&quot;, &quot;MaxLevel&quot;: 5, &quot;Mingle?&quot;: 0, &quot;Psych&quot;: &quot;Grave Marker&quot;, &quot;Element&quot;: &quot;Pos&quot;, &quot;Brand&quot;: &quot;Wild Boar&quot;, &quot;Ev. fr. pin?&quot;: 1, &quot;Weight&quot;: 2, &quot;Spec&quot;: &quot;Attack&quot;, &quot;Inflicts HP Drain?&quot;: 0 }," calcext:value-type="string">
            <text:p>0xC8: { "ID": 0xC8, "Name": "Fresh Line", "MaxLevel": 5, "Mingle?": 0, "Psych": "Grave Marker", "Element": "Pos", "Brand": "Wild Boar", "Ev. fr. pin?": 1, "Weight": 2, "Spec": "Attack", "Inflicts HP Drain?": 0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3"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quot;; ;&quot;, &quot;&quot;Element&quot;&quot;: &quot;&quot;&quot;;[.G203];&quot;&quot;&quot;, &quot;&quot;Brand&quot;&quot;: &quot;&quot;&quot;;[.D203];&quot;&quot;&quot;, &quot;&quot;Ev. fr. pin?&quot;&quot;: &quot;;[.AH203];&quot;, &quot;&quot;Weight&quot;&quot;: &quot;;[.Y203];&quot;, &quot;&quot;Spec&quot;&quot;: &quot;&quot;&quot;;[.J203];&quot;&quot;&quot;, &quot;&quot;Inflicts HP Drain?&quot;&quot;: &quot;;[.AI203];&quot; },&quot;)" office:value-type="string" office:string-value="0xC9: { &quot;ID&quot;: 0xC9, &quot;Name&quot;: &quot;Microcosmic Pull&quot;, &quot;MaxLevel&quot;: 4, &quot;Mingle?&quot;: 0, &quot;Psych&quot;: &quot;Apport&quot;, &quot;Element&quot;: &quot;Neg&quot;, &quot;Brand&quot;: &quot;Wild Boar&quot;, &quot;Ev. fr. pin?&quot;: 0, &quot;Weight&quot;: 2, &quot;Spec&quot;: &quot;Attack&quot;, &quot;Inflicts HP Drain?&quot;: 0 }," calcext:value-type="string">
            <text:p>0xC9: { "ID": 0xC9, "Name": "Microcosmic Pull", "MaxLevel": 4, "Mingle?": 0, "Psych": "Apport", "Element": "Neg", "Brand": "Wild Boar", "Ev. fr. pin?": 0, "Weight": 2, "Spec": "Attack", "Inflicts HP Drain?": 0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quot;; ;&quot;, &quot;&quot;Element&quot;&quot;: &quot;&quot;&quot;;[.G204];&quot;&quot;&quot;, &quot;&quot;Brand&quot;&quot;: &quot;&quot;&quot;;[.D204];&quot;&quot;&quot;, &quot;&quot;Ev. fr. pin?&quot;&quot;: &quot;;[.AH204];&quot;, &quot;&quot;Weight&quot;&quot;: &quot;;[.Y204];&quot;, &quot;&quot;Spec&quot;&quot;: &quot;&quot;&quot;;[.J204];&quot;&quot;&quot;, &quot;&quot;Inflicts HP Drain?&quot;&quot;: &quot;;[.AI204];&quot; },&quot;)" office:value-type="string" office:string-value="0xCA: { &quot;ID&quot;: 0xCA, &quot;Name&quot;: &quot;Cosmic Pull&quot;, &quot;MaxLevel&quot;: 3, &quot;Mingle?&quot;: 0, &quot;Psych&quot;: &quot;Apport&quot;, &quot;Element&quot;: &quot;Neg&quot;, &quot;Brand&quot;: &quot;Wild Boar&quot;, &quot;Ev. fr. pin?&quot;: 1, &quot;Weight&quot;: 2, &quot;Spec&quot;: &quot;Attack&quot;, &quot;Inflicts HP Drain?&quot;: 0 }," calcext:value-type="string">
            <text:p>0xCA: { "ID": 0xCA, "Name": "Cosmic Pull", "MaxLevel": 3, "Mingle?": 0, "Psych": "Apport", "Element": "Neg", "Brand": "Wild Boar", "Ev. fr. pin?": 1, "Weight": 2, "Spec": "Attack", "Inflicts HP Drain?": 0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quot;; ;&quot;, &quot;&quot;Element&quot;&quot;: &quot;&quot;&quot;;[.G205];&quot;&quot;&quot;, &quot;&quot;Brand&quot;&quot;: &quot;&quot;&quot;;[.D205];&quot;&quot;&quot;, &quot;&quot;Ev. fr. pin?&quot;&quot;: &quot;;[.AH205];&quot;, &quot;&quot;Weight&quot;&quot;: &quot;;[.Y205];&quot;, &quot;&quot;Spec&quot;&quot;: &quot;&quot;&quot;;[.J205];&quot;&quot;&quot;, &quot;&quot;Inflicts HP Drain?&quot;&quot;: &quot;;[.AI205];&quot; },&quot;)" office:value-type="string" office:string-value="0xCB: { &quot;ID&quot;: 0xCB, &quot;Name&quot;: &quot;Macrocosmic Pull&quot;, &quot;MaxLevel&quot;: 2, &quot;Mingle?&quot;: 0, &quot;Psych&quot;: &quot;Apport&quot;, &quot;Element&quot;: &quot;Neg&quot;, &quot;Brand&quot;: &quot;Wild Boar&quot;, &quot;Ev. fr. pin?&quot;: 1, &quot;Weight&quot;: 2, &quot;Spec&quot;: &quot;Attack&quot;, &quot;Inflicts HP Drain?&quot;: 0 }," calcext:value-type="string">
            <text:p>0xCB: { "ID": 0xCB, "Name": "Macrocosmic Pull", "MaxLevel": 2, "Mingle?": 0, "Psych": "Apport", "Element": "Neg", "Brand": "Wild Boar", "Ev. fr. pin?": 1, "Weight": 2, "Spec": "Attack", "Inflicts HP Drain?": 0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3"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quot;; ;&quot;, &quot;&quot;Element&quot;&quot;: &quot;&quot;&quot;;[.G206];&quot;&quot;&quot;, &quot;&quot;Brand&quot;&quot;: &quot;&quot;&quot;;[.D206];&quot;&quot;&quot;, &quot;&quot;Ev. fr. pin?&quot;&quot;: &quot;;[.AH206];&quot;, &quot;&quot;Weight&quot;&quot;: &quot;;[.Y206];&quot;, &quot;&quot;Spec&quot;&quot;: &quot;&quot;&quot;;[.J206];&quot;&quot;&quot;, &quot;&quot;Inflicts HP Drain?&quot;&quot;: &quot;;[.AI206];&quot; },&quot;)" office:value-type="string" office:string-value="0xCC: { &quot;ID&quot;: 0xCC, &quot;Name&quot;: &quot;Diss&quot;, &quot;MaxLevel&quot;: 1, &quot;Mingle?&quot;: 0, &quot;Psych&quot;: &quot;Defense Blight+&quot;, &quot;Element&quot;: &quot;Abi&quot;, &quot;Brand&quot;: &quot;Wild Boar&quot;, &quot;Ev. fr. pin?&quot;: 0, &quot;Weight&quot;: 2, &quot;Spec&quot;: &quot;---&quot;, &quot;Inflicts HP Drain?&quot;: 0 }," calcext:value-type="string">
            <text:p>0xCC: { "ID": 0xCC, "Name": "Diss", "MaxLevel": 1, "Mingle?": 0, "Psych": "Defense Blight+", "Element": "Abi", "Brand": "Wild Boar", "Ev. fr. pin?": 0, "Weight": 2, "Spec": "---", "Inflicts HP Drain?": 0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3"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quot;; ;&quot;, &quot;&quot;Element&quot;&quot;: &quot;&quot;&quot;;[.G207];&quot;&quot;&quot;, &quot;&quot;Brand&quot;&quot;: &quot;&quot;&quot;;[.D207];&quot;&quot;&quot;, &quot;&quot;Ev. fr. pin?&quot;&quot;: &quot;;[.AH207];&quot;, &quot;&quot;Weight&quot;&quot;: &quot;;[.Y207];&quot;, &quot;&quot;Spec&quot;&quot;: &quot;&quot;&quot;;[.J207];&quot;&quot;&quot;, &quot;&quot;Inflicts HP Drain?&quot;&quot;: &quot;;[.AI207];&quot; },&quot;)" office:value-type="string" office:string-value="0xCD: { &quot;ID&quot;: 0xCD, &quot;Name&quot;: &quot;Wild Boar&quot;, &quot;MaxLevel&quot;: 3, &quot;Mingle?&quot;: 0, &quot;Psych&quot;: &quot;Resonance: WB&quot;, &quot;Element&quot;: &quot;Abi&quot;, &quot;Brand&quot;: &quot;Wild Boar&quot;, &quot;Ev. fr. pin?&quot;: 0, &quot;Weight&quot;: 2, &quot;Spec&quot;: &quot;---&quot;, &quot;Inflicts HP Drain?&quot;: 0 }," calcext:value-type="string">
            <text:p>0xCD: { "ID": 0xCD, "Name": "Wild Boar", "MaxLevel": 3, "Mingle?": 0, "Psych": "Resonance: WB", "Element": "Abi", "Brand": "Wild Boar", "Ev. fr. pin?": 0, "Weight": 2, "Spec": "---", "Inflicts HP Drain?": 0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3"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quot;; ;&quot;, &quot;&quot;Element&quot;&quot;: &quot;&quot;&quot;;[.G208];&quot;&quot;&quot;, &quot;&quot;Brand&quot;&quot;: &quot;&quot;&quot;;[.D208];&quot;&quot;&quot;, &quot;&quot;Ev. fr. pin?&quot;&quot;: &quot;;[.AH208];&quot;, &quot;&quot;Weight&quot;&quot;: &quot;;[.Y208];&quot;, &quot;&quot;Spec&quot;&quot;: &quot;&quot;&quot;;[.J208];&quot;&quot;&quot;, &quot;&quot;Inflicts HP Drain?&quot;&quot;: &quot;;[.AI208];&quot; },&quot;)" office:value-type="string" office:string-value="0xCE: { &quot;ID&quot;: 0xCE, &quot;Name&quot;: &quot;Big Bang&quot;, &quot;MaxLevel&quot;: 10, &quot;Mingle?&quot;: 0, &quot;Psych&quot;: &quot;Nexus Ray&quot;, &quot;Element&quot;: &quot;Neg&quot;, &quot;Brand&quot;: &quot;Gatito&quot;, &quot;Ev. fr. pin?&quot;: 0, &quot;Weight&quot;: 6, &quot;Spec&quot;: &quot;Attack&quot;, &quot;Inflicts HP Drain?&quot;: 0 }," calcext:value-type="string">
            <text:p>0xCE: { "ID": 0xCE, "Name": "Big Bang", "MaxLevel": 10, "Mingle?": 0, "Psych": "Nexus Ray", "Element": "Neg", "Brand": "Gatito", "Ev. fr. pin?": 0, "Weight": 6, "Spec": "Attack", "Inflicts HP Drain?": 0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3"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quot;; ;&quot;, &quot;&quot;Element&quot;&quot;: &quot;&quot;&quot;;[.G209];&quot;&quot;&quot;, &quot;&quot;Brand&quot;&quot;: &quot;&quot;&quot;;[.D209];&quot;&quot;&quot;, &quot;&quot;Ev. fr. pin?&quot;&quot;: &quot;;[.AH209];&quot;, &quot;&quot;Weight&quot;&quot;: &quot;;[.Y209];&quot;, &quot;&quot;Spec&quot;&quot;: &quot;&quot;&quot;;[.J209];&quot;&quot;&quot;, &quot;&quot;Inflicts HP Drain?&quot;&quot;: &quot;;[.AI209];&quot; },&quot;)" office:value-type="string" office:string-value="0xCF: { &quot;ID&quot;: 0xCF, &quot;Name&quot;: &quot;Big Crunch&quot;, &quot;MaxLevel&quot;: 10, &quot;Mingle?&quot;: 0, &quot;Psych&quot;: &quot;Nexus Ray&quot;, &quot;Element&quot;: &quot;Neg&quot;, &quot;Brand&quot;: &quot;Gatito&quot;, &quot;Ev. fr. pin?&quot;: 0, &quot;Weight&quot;: 6, &quot;Spec&quot;: &quot;Attack&quot;, &quot;Inflicts HP Drain?&quot;: 0 }," calcext:value-type="string">
            <text:p>0xCF: { "ID": 0xCF, "Name": "Big Crunch", "MaxLevel": 10, "Mingle?": 0, "Psych": "Nexus Ray", "Element": "Neg", "Brand": "Gatito", "Ev. fr. pin?": 0, "Weight": 6, "Spec": "Attack", "Inflicts HP Drain?": 0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quot;; ;&quot;, &quot;&quot;Element&quot;&quot;: &quot;&quot;&quot;;[.G210];&quot;&quot;&quot;, &quot;&quot;Brand&quot;&quot;: &quot;&quot;&quot;;[.D210];&quot;&quot;&quot;, &quot;&quot;Ev. fr. pin?&quot;&quot;: &quot;;[.AH210];&quot;, &quot;&quot;Weight&quot;&quot;: &quot;;[.Y210];&quot;, &quot;&quot;Spec&quot;&quot;: &quot;&quot;&quot;;[.J210];&quot;&quot;&quot;, &quot;&quot;Inflicts HP Drain?&quot;&quot;: &quot;;[.AI210];&quot; },&quot;)" office:value-type="string" office:string-value="0xD0: { &quot;ID&quot;: 0xD0, &quot;Name&quot;: &quot;Swift as the Wind&quot;, &quot;MaxLevel&quot;: 10, &quot;Mingle?&quot;: 0, &quot;Psych&quot;: &quot;Irregular Note&quot;, &quot;Element&quot;: &quot;Neu&quot;, &quot;Brand&quot;: &quot;Gatito&quot;, &quot;Ev. fr. pin?&quot;: 0, &quot;Weight&quot;: 6, &quot;Spec&quot;: &quot;Attack&quot;, &quot;Inflicts HP Drain?&quot;: 0 }," calcext:value-type="string">
            <text:p>0xD0: { "ID": 0xD0, "Name": "Swift as the Wind", "MaxLevel": 10, "Mingle?": 0, "Psych": "Irregular Note", "Element": "Neu", "Brand": "Gatito", "Ev. fr. pin?": 0, "Weight": 6, "Spec": "Attack", "Inflicts HP Drain?": 0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quot;; ;&quot;, &quot;&quot;Element&quot;&quot;: &quot;&quot;&quot;;[.G211];&quot;&quot;&quot;, &quot;&quot;Brand&quot;&quot;: &quot;&quot;&quot;;[.D211];&quot;&quot;&quot;, &quot;&quot;Ev. fr. pin?&quot;&quot;: &quot;;[.AH211];&quot;, &quot;&quot;Weight&quot;&quot;: &quot;;[.Y211];&quot;, &quot;&quot;Spec&quot;&quot;: &quot;&quot;&quot;;[.J211];&quot;&quot;&quot;, &quot;&quot;Inflicts HP Drain?&quot;&quot;: &quot;;[.AI211];&quot; },&quot;)" office:value-type="string" office:string-value="0xD1: { &quot;ID&quot;: 0xD1, &quot;Name&quot;: &quot;Hushed as the Wood&quot;, &quot;MaxLevel&quot;: 10, &quot;Mingle?&quot;: 0, &quot;Psych&quot;: &quot;Irregular Note&quot;, &quot;Element&quot;: &quot;Neu&quot;, &quot;Brand&quot;: &quot;Gatito&quot;, &quot;Ev. fr. pin?&quot;: 0, &quot;Weight&quot;: 6, &quot;Spec&quot;: &quot;Attack&quot;, &quot;Inflicts HP Drain?&quot;: 0 }," calcext:value-type="string">
            <text:p>0xD1: { "ID": 0xD1, "Name": "Hushed as the Wood", "MaxLevel": 10, "Mingle?": 0, "Psych": "Irregular Note", "Element": "Neu", "Brand": "Gatito", "Ev. fr. pin?": 0, "Weight": 6, "Spec": "Attack", "Inflicts HP Drain?": 0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quot;; ;&quot;, &quot;&quot;Element&quot;&quot;: &quot;&quot;&quot;;[.G212];&quot;&quot;&quot;, &quot;&quot;Brand&quot;&quot;: &quot;&quot;&quot;;[.D212];&quot;&quot;&quot;, &quot;&quot;Ev. fr. pin?&quot;&quot;: &quot;;[.AH212];&quot;, &quot;&quot;Weight&quot;&quot;: &quot;;[.Y212];&quot;, &quot;&quot;Spec&quot;&quot;: &quot;&quot;&quot;;[.J212];&quot;&quot;&quot;, &quot;&quot;Inflicts HP Drain?&quot;&quot;: &quot;;[.AI212];&quot; },&quot;)" office:value-type="string" office:string-value="0xD2: { &quot;ID&quot;: 0xD2, &quot;Name&quot;: &quot;Fierce as the Flame&quot;, &quot;MaxLevel&quot;: 10, &quot;Mingle?&quot;: 0, &quot;Psych&quot;: &quot;Irregular Note&quot;, &quot;Element&quot;: &quot;Neu&quot;, &quot;Brand&quot;: &quot;Gatito&quot;, &quot;Ev. fr. pin?&quot;: 0, &quot;Weight&quot;: 6, &quot;Spec&quot;: &quot;Attack&quot;, &quot;Inflicts HP Drain?&quot;: 0 }," calcext:value-type="string">
            <text:p>0xD2: { "ID": 0xD2, "Name": "Fierce as the Flame", "MaxLevel": 10, "Mingle?": 0, "Psych": "Irregular Note", "Element": "Neu", "Brand": "Gatito", "Ev. fr. pin?": 0, "Weight": 6, "Spec": "Attack", "Inflicts HP Drain?": 0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3"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quot;; ;&quot;, &quot;&quot;Element&quot;&quot;: &quot;&quot;&quot;;[.G213];&quot;&quot;&quot;, &quot;&quot;Brand&quot;&quot;: &quot;&quot;&quot;;[.D213];&quot;&quot;&quot;, &quot;&quot;Ev. fr. pin?&quot;&quot;: &quot;;[.AH213];&quot;, &quot;&quot;Weight&quot;&quot;: &quot;;[.Y213];&quot;, &quot;&quot;Spec&quot;&quot;: &quot;&quot;&quot;;[.J213];&quot;&quot;&quot;, &quot;&quot;Inflicts HP Drain?&quot;&quot;: &quot;;[.AI213];&quot; },&quot;)" office:value-type="string" office:string-value="0xD3: { &quot;ID&quot;: 0xD3, &quot;Name&quot;: &quot;Stalwart as the Mount&quot;, &quot;MaxLevel&quot;: 10, &quot;Mingle?&quot;: 0, &quot;Psych&quot;: &quot;Irregular Note&quot;, &quot;Element&quot;: &quot;Neu&quot;, &quot;Brand&quot;: &quot;Gatito&quot;, &quot;Ev. fr. pin?&quot;: 0, &quot;Weight&quot;: 6, &quot;Spec&quot;: &quot;Attack&quot;, &quot;Inflicts HP Drain?&quot;: 0 }," calcext:value-type="string">
            <text:p>0xD3: { "ID": 0xD3, "Name": "Stalwart as the Mount", "MaxLevel": 10, "Mingle?": 0, "Psych": "Irregular Note", "Element": "Neu", "Brand": "Gatito", "Ev. fr. pin?": 0, "Weight": 6, "Spec": "Attack", "Inflicts HP Drain?": 0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3"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quot;; ;&quot;, &quot;&quot;Element&quot;&quot;: &quot;&quot;&quot;;[.G214];&quot;&quot;&quot;, &quot;&quot;Brand&quot;&quot;: &quot;&quot;&quot;;[.D214];&quot;&quot;&quot;, &quot;&quot;Ev. fr. pin?&quot;&quot;: &quot;;[.AH214];&quot;, &quot;&quot;Weight&quot;&quot;: &quot;;[.Y214];&quot;, &quot;&quot;Spec&quot;&quot;: &quot;&quot;&quot;;[.J214];&quot;&quot;&quot;, &quot;&quot;Inflicts HP Drain?&quot;&quot;: &quot;;[.AI214];&quot; },&quot;)" office:value-type="string" office:string-value="0xD4: { &quot;ID&quot;: 0xD4, &quot;Name&quot;: &quot;Black Mars&quot;, &quot;MaxLevel&quot;: 10, &quot;Mingle?&quot;: 0, &quot;Psych&quot;: &quot;Pyrokinesis&quot;, &quot;Element&quot;: &quot;Neg&quot;, &quot;Brand&quot;: &quot;Gatito&quot;, &quot;Ev. fr. pin?&quot;: 0, &quot;Weight&quot;: 6, &quot;Spec&quot;: &quot;Attack&quot;, &quot;Inflicts HP Drain?&quot;: 0 }," calcext:value-type="string">
            <text:p>0xD4: { "ID": 0xD4, "Name": "Black Mars", "MaxLevel": 10, "Mingle?": 0, "Psych": "Pyrokinesis", "Element": "Neg", "Brand": "Gatito", "Ev. fr. pin?": 0, "Weight": 6, "Spec": "Attack", "Inflicts HP Drain?": 0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3"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quot;; ;&quot;, &quot;&quot;Element&quot;&quot;: &quot;&quot;&quot;;[.G215];&quot;&quot;&quot;, &quot;&quot;Brand&quot;&quot;: &quot;&quot;&quot;;[.D215];&quot;&quot;&quot;, &quot;&quot;Ev. fr. pin?&quot;&quot;: &quot;;[.AH215];&quot;, &quot;&quot;Weight&quot;&quot;: &quot;;[.Y215];&quot;, &quot;&quot;Spec&quot;&quot;: &quot;&quot;&quot;;[.J215];&quot;&quot;&quot;, &quot;&quot;Inflicts HP Drain?&quot;&quot;: &quot;;[.AI215];&quot; },&quot;)" office:value-type="string" office:string-value="0xD5: { &quot;ID&quot;: 0xD5, &quot;Name&quot;: &quot;Black Jupiter&quot;, &quot;MaxLevel&quot;: 10, &quot;Mingle?&quot;: 0, &quot;Psych&quot;: &quot;Lightning Bolt&quot;, &quot;Element&quot;: &quot;Neg&quot;, &quot;Brand&quot;: &quot;Gatito&quot;, &quot;Ev. fr. pin?&quot;: 0, &quot;Weight&quot;: 6, &quot;Spec&quot;: &quot;Attack&quot;, &quot;Inflicts HP Drain?&quot;: 0 }," calcext:value-type="string">
            <text:p>0xD5: { "ID": 0xD5, "Name": "Black Jupiter", "MaxLevel": 10, "Mingle?": 0, "Psych": "Lightning Bolt", "Element": "Neg", "Brand": "Gatito", "Ev. fr. pin?": 0, "Weight": 6, "Spec": "Attack", "Inflicts HP Drain?": 0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3"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quot;; ;&quot;, &quot;&quot;Element&quot;&quot;: &quot;&quot;&quot;;[.G216];&quot;&quot;&quot;, &quot;&quot;Brand&quot;&quot;: &quot;&quot;&quot;;[.D216];&quot;&quot;&quot;, &quot;&quot;Ev. fr. pin?&quot;&quot;: &quot;;[.AH216];&quot;, &quot;&quot;Weight&quot;&quot;: &quot;;[.Y216];&quot;, &quot;&quot;Spec&quot;&quot;: &quot;&quot;&quot;;[.J216];&quot;&quot;&quot;, &quot;&quot;Inflicts HP Drain?&quot;&quot;: &quot;;[.AI216];&quot; },&quot;)" office:value-type="string" office:string-value="0xD6: { &quot;ID&quot;: 0xD6, &quot;Name&quot;: &quot;Black Uranus&quot;, &quot;MaxLevel&quot;: 10, &quot;Mingle?&quot;: 0, &quot;Psych&quot;: &quot;Piercing Pillar&quot;, &quot;Element&quot;: &quot;Neg&quot;, &quot;Brand&quot;: &quot;Gatito&quot;, &quot;Ev. fr. pin?&quot;: 0, &quot;Weight&quot;: 6, &quot;Spec&quot;: &quot;Attack&quot;, &quot;Inflicts HP Drain?&quot;: 0 }," calcext:value-type="string">
            <text:p>0xD6: { "ID": 0xD6, "Name": "Black Uranus", "MaxLevel": 10, "Mingle?": 0, "Psych": "Piercing Pillar", "Element": "Neg", "Brand": "Gatito", "Ev. fr. pin?": 0, "Weight": 6, "Spec": "Attack", "Inflicts HP Drain?": 0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3"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quot;; ;&quot;, &quot;&quot;Element&quot;&quot;: &quot;&quot;&quot;;[.G217];&quot;&quot;&quot;, &quot;&quot;Brand&quot;&quot;: &quot;&quot;&quot;;[.D217];&quot;&quot;&quot;, &quot;&quot;Ev. fr. pin?&quot;&quot;: &quot;;[.AH217];&quot;, &quot;&quot;Weight&quot;&quot;: &quot;;[.Y217];&quot;, &quot;&quot;Spec&quot;&quot;: &quot;&quot;&quot;;[.J217];&quot;&quot;&quot;, &quot;&quot;Inflicts HP Drain?&quot;&quot;: &quot;;[.AI217];&quot; },&quot;)" office:value-type="string" office:string-value="0xD7: { &quot;ID&quot;: 0xD7, &quot;Name&quot;: &quot;Black Venus&quot;, &quot;MaxLevel&quot;: 10, &quot;Mingle?&quot;: 0, &quot;Psych&quot;: &quot;Force Rounds&quot;, &quot;Element&quot;: &quot;Neg&quot;, &quot;Brand&quot;: &quot;Gatito&quot;, &quot;Ev. fr. pin?&quot;: 0, &quot;Weight&quot;: 6, &quot;Spec&quot;: &quot;Attack&quot;, &quot;Inflicts HP Drain?&quot;: 0 }," calcext:value-type="string">
            <text:p>0xD7: { "ID": 0xD7, "Name": "Black Venus", "MaxLevel": 10, "Mingle?": 0, "Psych": "Force Rounds", "Element": "Neg", "Brand": "Gatito", "Ev. fr. pin?": 0, "Weight": 6, "Spec": "Attack", "Inflicts HP Drain?": 0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3"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quot;; ;&quot;, &quot;&quot;Element&quot;&quot;: &quot;&quot;&quot;;[.G218];&quot;&quot;&quot;, &quot;&quot;Brand&quot;&quot;: &quot;&quot;&quot;;[.D218];&quot;&quot;&quot;, &quot;&quot;Ev. fr. pin?&quot;&quot;: &quot;;[.AH218];&quot;, &quot;&quot;Weight&quot;&quot;: &quot;;[.Y218];&quot;, &quot;&quot;Spec&quot;&quot;: &quot;&quot;&quot;;[.J218];&quot;&quot;&quot;, &quot;&quot;Inflicts HP Drain?&quot;&quot;: &quot;;[.AI218];&quot; },&quot;)" office:value-type="string" office:string-value="0xD8: { &quot;ID&quot;: 0xD8, &quot;Name&quot;: &quot;Black Saturn&quot;, &quot;MaxLevel&quot;: 10, &quot;Mingle?&quot;: 0, &quot;Psych&quot;: &quot;Dark Barrier&quot;, &quot;Element&quot;: &quot;Pos&quot;, &quot;Brand&quot;: &quot;Gatito&quot;, &quot;Ev. fr. pin?&quot;: 0, &quot;Weight&quot;: 6, &quot;Spec&quot;: &quot;Attack&quot;, &quot;Inflicts HP Drain?&quot;: 0 }," calcext:value-type="string">
            <text:p>0xD8: { "ID": 0xD8, "Name": "Black Saturn", "MaxLevel": 10, "Mingle?": 0, "Psych": "Dark Barrier", "Element": "Pos", "Brand": "Gatito", "Ev. fr. pin?": 0, "Weight": 6, "Spec": "Attack", "Inflicts HP Drain?": 0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3"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quot;; ;&quot;, &quot;&quot;Element&quot;&quot;: &quot;&quot;&quot;;[.G219];&quot;&quot;&quot;, &quot;&quot;Brand&quot;&quot;: &quot;&quot;&quot;;[.D219];&quot;&quot;&quot;, &quot;&quot;Ev. fr. pin?&quot;&quot;: &quot;;[.AH219];&quot;, &quot;&quot;Weight&quot;&quot;: &quot;;[.Y219];&quot;, &quot;&quot;Spec&quot;&quot;: &quot;&quot;&quot;;[.J219];&quot;&quot;&quot;, &quot;&quot;Inflicts HP Drain?&quot;&quot;: &quot;;[.AI219];&quot; },&quot;)" office:value-type="string" office:string-value="0xD9: { &quot;ID&quot;: 0xD9, &quot;Name&quot;: &quot;Black Mercury&quot;, &quot;MaxLevel&quot;: 10, &quot;Mingle?&quot;: 0, &quot;Psych&quot;: &quot;Splash Core&quot;, &quot;Element&quot;: &quot;Neg&quot;, &quot;Brand&quot;: &quot;Gatito&quot;, &quot;Ev. fr. pin?&quot;: 0, &quot;Weight&quot;: 6, &quot;Spec&quot;: &quot;Attack&quot;, &quot;Inflicts HP Drain?&quot;: 0 }," calcext:value-type="string">
            <text:p>0xD9: { "ID": 0xD9, "Name": "Black Mercury", "MaxLevel": 10, "Mingle?": 0, "Psych": "Splash Core", "Element": "Neg", "Brand": "Gatito", "Ev. fr. pin?": 0, "Weight": 6, "Spec": "Attack", "Inflicts HP Drain?": 0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3"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quot;; ;&quot;, &quot;&quot;Element&quot;&quot;: &quot;&quot;&quot;;[.G220];&quot;&quot;&quot;, &quot;&quot;Brand&quot;&quot;: &quot;&quot;&quot;;[.D220];&quot;&quot;&quot;, &quot;&quot;Ev. fr. pin?&quot;&quot;: &quot;;[.AH220];&quot;, &quot;&quot;Weight&quot;&quot;: &quot;;[.Y220];&quot;, &quot;&quot;Spec&quot;&quot;: &quot;&quot;&quot;;[.J220];&quot;&quot;&quot;, &quot;&quot;Inflicts HP Drain?&quot;&quot;: &quot;;[.AI220];&quot; },&quot;)" office:value-type="string" office:string-value="0xDA: { &quot;ID&quot;: 0xDA, &quot;Name&quot;: &quot;Righty Cat&quot;, &quot;MaxLevel&quot;: 3, &quot;Mingle?&quot;: 0, &quot;Psych&quot;: &quot;Over the Top RH&quot;, &quot;Element&quot;: &quot;Abi&quot;, &quot;Brand&quot;: &quot;Gatito&quot;, &quot;Ev. fr. pin?&quot;: 0, &quot;Weight&quot;: 6, &quot;Spec&quot;: &quot;---&quot;, &quot;Inflicts HP Drain?&quot;: 0 }," calcext:value-type="string">
            <text:p>0xDA: { "ID": 0xDA, "Name": "Righty Cat", "MaxLevel": 3, "Mingle?": 0, "Psych": "Over the Top RH", "Element": "Abi", "Brand": "Gatito", "Ev. fr. pin?": 0, "Weight": 6, "Spec": "---", "Inflicts HP Drain?": 0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3"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quot;; ;&quot;, &quot;&quot;Element&quot;&quot;: &quot;&quot;&quot;;[.G221];&quot;&quot;&quot;, &quot;&quot;Brand&quot;&quot;: &quot;&quot;&quot;;[.D221];&quot;&quot;&quot;, &quot;&quot;Ev. fr. pin?&quot;&quot;: &quot;;[.AH221];&quot;, &quot;&quot;Weight&quot;&quot;: &quot;;[.Y221];&quot;, &quot;&quot;Spec&quot;&quot;: &quot;&quot;&quot;;[.J221];&quot;&quot;&quot;, &quot;&quot;Inflicts HP Drain?&quot;&quot;: &quot;;[.AI221];&quot; },&quot;)" office:value-type="string" office:string-value="0xDB: { &quot;ID&quot;: 0xDB, &quot;Name&quot;: &quot;Brainy Cat&quot;, &quot;MaxLevel&quot;: 3, &quot;Mingle?&quot;: 0, &quot;Psych&quot;: &quot;Over the Top BR&quot;, &quot;Element&quot;: &quot;Abi&quot;, &quot;Brand&quot;: &quot;Gatito&quot;, &quot;Ev. fr. pin?&quot;: 0, &quot;Weight&quot;: 6, &quot;Spec&quot;: &quot;---&quot;, &quot;Inflicts HP Drain?&quot;: 0 }," calcext:value-type="string">
            <text:p>0xDB: { "ID": 0xDB, "Name": "Brainy Cat", "MaxLevel": 3, "Mingle?": 0, "Psych": "Over the Top BR", "Element": "Abi", "Brand": "Gatito", "Ev. fr. pin?": 0, "Weight": 6, "Spec": "---", "Inflicts HP Drain?": 0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3"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quot;; ;&quot;, &quot;&quot;Element&quot;&quot;: &quot;&quot;&quot;;[.G222];&quot;&quot;&quot;, &quot;&quot;Brand&quot;&quot;: &quot;&quot;&quot;;[.D222];&quot;&quot;&quot;, &quot;&quot;Ev. fr. pin?&quot;&quot;: &quot;;[.AH222];&quot;, &quot;&quot;Weight&quot;&quot;: &quot;;[.Y222];&quot;, &quot;&quot;Spec&quot;&quot;: &quot;&quot;&quot;;[.J222];&quot;&quot;&quot;, &quot;&quot;Inflicts HP Drain?&quot;&quot;: &quot;;[.AI222];&quot; },&quot;)" office:value-type="string" office:string-value="0xDC: { &quot;ID&quot;: 0xDC, &quot;Name&quot;: &quot;Lefty Cat&quot;, &quot;MaxLevel&quot;: 3, &quot;Mingle?&quot;: 0, &quot;Psych&quot;: &quot;Over the Top LH&quot;, &quot;Element&quot;: &quot;Abi&quot;, &quot;Brand&quot;: &quot;Gatito&quot;, &quot;Ev. fr. pin?&quot;: 0, &quot;Weight&quot;: 6, &quot;Spec&quot;: &quot;---&quot;, &quot;Inflicts HP Drain?&quot;: 0 }," calcext:value-type="string">
            <text:p>0xDC: { "ID": 0xDC, "Name": "Lefty Cat", "MaxLevel": 3, "Mingle?": 0, "Psych": "Over the Top LH", "Element": "Abi", "Brand": "Gatito", "Ev. fr. pin?": 0, "Weight": 6, "Spec": "---", "Inflicts HP Drain?": 0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quot;; ;&quot;, &quot;&quot;Element&quot;&quot;: &quot;&quot;&quot;;[.G223];&quot;&quot;&quot;, &quot;&quot;Brand&quot;&quot;: &quot;&quot;&quot;;[.D223];&quot;&quot;&quot;, &quot;&quot;Ev. fr. pin?&quot;&quot;: &quot;;[.AH223];&quot;, &quot;&quot;Weight&quot;&quot;: &quot;;[.Y223];&quot;, &quot;&quot;Spec&quot;&quot;: &quot;&quot;&quot;;[.J223];&quot;&quot;&quot;, &quot;&quot;Inflicts HP Drain?&quot;&quot;: &quot;;[.AI223];&quot; },&quot;)" office:value-type="string" office:string-value="0xDD: { &quot;ID&quot;: 0xDD, &quot;Name&quot;: &quot;One Jump from Eden&quot;, &quot;MaxLevel&quot;: 5, &quot;Mingle?&quot;: 0, &quot;Psych&quot;: &quot;Holy Field I&quot;, &quot;Element&quot;: &quot;Abi&quot;, &quot;Brand&quot;: &quot;Gatito&quot;, &quot;Ev. fr. pin?&quot;: 1, &quot;Weight&quot;: 6, &quot;Spec&quot;: &quot;---&quot;, &quot;Inflicts HP Drain?&quot;: 0 }," calcext:value-type="string">
            <text:p>0xDD: { "ID": 0xDD, "Name": "One Jump from Eden", "MaxLevel": 5, "Mingle?": 0, "Psych": "Holy Field I", "Element": "Abi", "Brand": "Gatito", "Ev. fr. pin?": 1, "Weight": 6, "Spec": "---", "Inflicts HP Drain?": 0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quot;; ;&quot;, &quot;&quot;Element&quot;&quot;: &quot;&quot;&quot;;[.G224];&quot;&quot;&quot;, &quot;&quot;Brand&quot;&quot;: &quot;&quot;&quot;;[.D224];&quot;&quot;&quot;, &quot;&quot;Ev. fr. pin?&quot;&quot;: &quot;;[.AH224];&quot;, &quot;&quot;Weight&quot;&quot;: &quot;;[.Y224];&quot;, &quot;&quot;Spec&quot;&quot;: &quot;&quot;&quot;;[.J224];&quot;&quot;&quot;, &quot;&quot;Inflicts HP Drain?&quot;&quot;: &quot;;[.AI224];&quot; },&quot;)" office:value-type="string" office:string-value="0xDE: { &quot;ID&quot;: 0xDE, &quot;Name&quot;: &quot;One Skip from Eden&quot;, &quot;MaxLevel&quot;: 5, &quot;Mingle?&quot;: 0, &quot;Psych&quot;: &quot;Holy Field II&quot;, &quot;Element&quot;: &quot;Abi&quot;, &quot;Brand&quot;: &quot;Gatito&quot;, &quot;Ev. fr. pin?&quot;: 1, &quot;Weight&quot;: 6, &quot;Spec&quot;: &quot;---&quot;, &quot;Inflicts HP Drain?&quot;: 0 }," calcext:value-type="string">
            <text:p>0xDE: { "ID": 0xDE, "Name": "One Skip from Eden", "MaxLevel": 5, "Mingle?": 0, "Psych": "Holy Field II", "Element": "Abi", "Brand": "Gatito", "Ev. fr. pin?": 1, "Weight": 6, "Spec": "---", "Inflicts HP Drain?": 0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quot;; ;&quot;, &quot;&quot;Element&quot;&quot;: &quot;&quot;&quot;;[.G225];&quot;&quot;&quot;, &quot;&quot;Brand&quot;&quot;: &quot;&quot;&quot;;[.D225];&quot;&quot;&quot;, &quot;&quot;Ev. fr. pin?&quot;&quot;: &quot;;[.AH225];&quot;, &quot;&quot;Weight&quot;&quot;: &quot;;[.Y225];&quot;, &quot;&quot;Spec&quot;&quot;: &quot;&quot;&quot;;[.J225];&quot;&quot;&quot;, &quot;&quot;Inflicts HP Drain?&quot;&quot;: &quot;;[.AI225];&quot; },&quot;)" office:value-type="string" office:string-value="0xDF: { &quot;ID&quot;: 0xDF, &quot;Name&quot;: &quot;One Hop from Eden&quot;, &quot;MaxLevel&quot;: 5, &quot;Mingle?&quot;: 0, &quot;Psych&quot;: &quot;Holy Field III&quot;, &quot;Element&quot;: &quot;Abi&quot;, &quot;Brand&quot;: &quot;Gatito&quot;, &quot;Ev. fr. pin?&quot;: 1, &quot;Weight&quot;: 6, &quot;Spec&quot;: &quot;---&quot;, &quot;Inflicts HP Drain?&quot;: 0 }," calcext:value-type="string">
            <text:p>0xDF: { "ID": 0xDF, "Name": "One Hop from Eden", "MaxLevel": 5, "Mingle?": 0, "Psych": "Holy Field III", "Element": "Abi", "Brand": "Gatito", "Ev. fr. pin?": 1, "Weight": 6, "Spec": "---", "Inflicts HP Drain?": 0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quot;; ;&quot;, &quot;&quot;Element&quot;&quot;: &quot;&quot;&quot;;[.G226];&quot;&quot;&quot;, &quot;&quot;Brand&quot;&quot;: &quot;&quot;&quot;;[.D226];&quot;&quot;&quot;, &quot;&quot;Ev. fr. pin?&quot;&quot;: &quot;;[.AH226];&quot;, &quot;&quot;Weight&quot;&quot;: &quot;;[.Y226];&quot;, &quot;&quot;Spec&quot;&quot;: &quot;&quot;&quot;;[.J226];&quot;&quot;&quot;, &quot;&quot;Inflicts HP Drain?&quot;&quot;: &quot;;[.AI226];&quot; },&quot;)" office:value-type="string" office:string-value="0xE0: { &quot;ID&quot;: 0xE0, &quot;Name&quot;: &quot;One Step from Eden&quot;, &quot;MaxLevel&quot;: 5, &quot;Mingle?&quot;: 0, &quot;Psych&quot;: &quot;Holy Field IV&quot;, &quot;Element&quot;: &quot;Abi&quot;, &quot;Brand&quot;: &quot;Gatito&quot;, &quot;Ev. fr. pin?&quot;: 1, &quot;Weight&quot;: 6, &quot;Spec&quot;: &quot;---&quot;, &quot;Inflicts HP Drain?&quot;: 0 }," calcext:value-type="string">
            <text:p>0xE0: { "ID": 0xE0, "Name": "One Step from Eden", "MaxLevel": 5, "Mingle?": 0, "Psych": "Holy Field IV", "Element": "Abi", "Brand": "Gatito", "Ev. fr. pin?": 1, "Weight": 6, "Spec": "---", "Inflicts HP Drain?": 0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quot;; ;&quot;, &quot;&quot;Element&quot;&quot;: &quot;&quot;&quot;;[.G227];&quot;&quot;&quot;, &quot;&quot;Brand&quot;&quot;: &quot;&quot;&quot;;[.D227];&quot;&quot;&quot;, &quot;&quot;Ev. fr. pin?&quot;&quot;: &quot;;[.AH227];&quot;, &quot;&quot;Weight&quot;&quot;: &quot;;[.Y227];&quot;, &quot;&quot;Spec&quot;&quot;: &quot;&quot;&quot;;[.J227];&quot;&quot;&quot;, &quot;&quot;Inflicts HP Drain?&quot;&quot;: &quot;;[.AI227];&quot; },&quot;)" office:value-type="string" office:string-value="0xE1: { &quot;ID&quot;: 0xE1, &quot;Name&quot;: &quot;Eden's Door&quot;, &quot;MaxLevel&quot;: 5, &quot;Mingle?&quot;: 0, &quot;Psych&quot;: &quot;Holy Field V&quot;, &quot;Element&quot;: &quot;Abi&quot;, &quot;Brand&quot;: &quot;Gatito&quot;, &quot;Ev. fr. pin?&quot;: 1, &quot;Weight&quot;: 6, &quot;Spec&quot;: &quot;---&quot;, &quot;Inflicts HP Drain?&quot;: 0 }," calcext:value-type="string">
            <text:p>0xE1: { "ID": 0xE1, "Name": "Eden's Door", "MaxLevel": 5, "Mingle?": 0, "Psych": "Holy Field V", "Element": "Abi", "Brand": "Gatito", "Ev. fr. pin?": 1, "Weight": 6, "Spec": "---", "Inflicts HP Drain?": 0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3"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quot;; ;&quot;, &quot;&quot;Element&quot;&quot;: &quot;&quot;&quot;;[.G228];&quot;&quot;&quot;, &quot;&quot;Brand&quot;&quot;: &quot;&quot;&quot;;[.D228];&quot;&quot;&quot;, &quot;&quot;Ev. fr. pin?&quot;&quot;: &quot;;[.AH228];&quot;, &quot;&quot;Weight&quot;&quot;: &quot;;[.Y228];&quot;, &quot;&quot;Spec&quot;&quot;: &quot;&quot;&quot;;[.J228];&quot;&quot;&quot;, &quot;&quot;Inflicts HP Drain?&quot;&quot;: &quot;;[.AI228];&quot; },&quot;)" office:value-type="string" office:string-value="0xE2: { &quot;ID&quot;: 0xE2, &quot;Name&quot;: &quot;Visionary Blend&quot;, &quot;MaxLevel&quot;: 1, &quot;Mingle?&quot;: 0, &quot;Psych&quot;: &quot;Subconscious&quot;, &quot;Element&quot;: &quot;---&quot;, &quot;Brand&quot;: &quot;Gatito&quot;, &quot;Ev. fr. pin?&quot;: 0, &quot;Weight&quot;: 6, &quot;Spec&quot;: &quot;Recovery&quot;, &quot;Inflicts HP Drain?&quot;: 0 }," calcext:value-type="string">
            <text:p>0xE2: { "ID": 0xE2, "Name": "Visionary Blend", "MaxLevel": 1, "Mingle?": 0, "Psych": "Subconscious", "Element": "---", "Brand": "Gatito", "Ev. fr. pin?": 0, "Weight": 6, "Spec": "Recovery", "Inflicts HP Drain?": 0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3"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quot;; ;&quot;, &quot;&quot;Element&quot;&quot;: &quot;&quot;&quot;;[.G229];&quot;&quot;&quot;, &quot;&quot;Brand&quot;&quot;: &quot;&quot;&quot;;[.D229];&quot;&quot;&quot;, &quot;&quot;Ev. fr. pin?&quot;&quot;: &quot;;[.AH229];&quot;, &quot;&quot;Weight&quot;&quot;: &quot;;[.Y229];&quot;, &quot;&quot;Spec&quot;&quot;: &quot;&quot;&quot;;[.J229];&quot;&quot;&quot;, &quot;&quot;Inflicts HP Drain?&quot;&quot;: &quot;;[.AI229];&quot; },&quot;)" office:value-type="string" office:string-value="0xE3: { &quot;ID&quot;: 0xE3, &quot;Name&quot;: &quot;Red Skull&quot;, &quot;MaxLevel&quot;: 1, &quot;Mingle?&quot;: 0, &quot;Psych&quot;: &quot;Crawler&quot;, &quot;Element&quot;: &quot;Abi&quot;, &quot;Brand&quot;: &quot;Gatito&quot;, &quot;Ev. fr. pin?&quot;: 0, &quot;Weight&quot;: 6, &quot;Spec&quot;: &quot;---&quot;, &quot;Inflicts HP Drain?&quot;: 0 }," calcext:value-type="string">
            <text:p>0xE3: { "ID": 0xE3, "Name": "Red Skull", "MaxLevel": 1, "Mingle?": 0, "Psych": "Crawler", "Element": "Abi", "Brand": "Gatito", "Ev. fr. pin?": 0, "Weight": 6, "Spec": "---", "Inflicts HP Drain?": 0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3"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quot;; ;&quot;, &quot;&quot;Element&quot;&quot;: &quot;&quot;&quot;;[.G230];&quot;&quot;&quot;, &quot;&quot;Brand&quot;&quot;: &quot;&quot;&quot;;[.D230];&quot;&quot;&quot;, &quot;&quot;Ev. fr. pin?&quot;&quot;: &quot;;[.AH230];&quot;, &quot;&quot;Weight&quot;&quot;: &quot;;[.Y230];&quot;, &quot;&quot;Spec&quot;&quot;: &quot;&quot;&quot;;[.J230];&quot;&quot;&quot;, &quot;&quot;Inflicts HP Drain?&quot;&quot;: &quot;;[.AI230];&quot; },&quot;)" office:value-type="string" office:string-value="0xE4: { &quot;ID&quot;: 0xE4, &quot;Name&quot;: &quot;Gatito&quot;, &quot;MaxLevel&quot;: 1, &quot;Mingle?&quot;: 0, &quot;Psych&quot;: &quot;Resonance: GT&quot;, &quot;Element&quot;: &quot;Abi&quot;, &quot;Brand&quot;: &quot;Gatito&quot;, &quot;Ev. fr. pin?&quot;: 0, &quot;Weight&quot;: 6, &quot;Spec&quot;: &quot;---&quot;, &quot;Inflicts HP Drain?&quot;: 0 }," calcext:value-type="string">
            <text:p>0xE4: { "ID": 0xE4, "Name": "Gatito", "MaxLevel": 1, "Mingle?": 0, "Psych": "Resonance: GT", "Element": "Abi", "Brand": "Gatito", "Ev. fr. pin?": 0, "Weight": 6, "Spec": "---", "Inflicts HP Drain?": 0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3"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quot;; ;&quot;, &quot;&quot;Element&quot;&quot;: &quot;&quot;&quot;;[.G231];&quot;&quot;&quot;, &quot;&quot;Brand&quot;&quot;: &quot;&quot;&quot;;[.D231];&quot;&quot;&quot;, &quot;&quot;Ev. fr. pin?&quot;&quot;: &quot;;[.AH231];&quot;, &quot;&quot;Weight&quot;&quot;: &quot;;[.Y231];&quot;, &quot;&quot;Spec&quot;&quot;: &quot;&quot;&quot;;[.J231];&quot;&quot;&quot;, &quot;&quot;Inflicts HP Drain?&quot;&quot;: &quot;;[.AI231];&quot; },&quot;)" office:value-type="string" office:string-value="0xE5: { &quot;ID&quot;: 0xE5, &quot;Name&quot;: &quot;Tin Pin Fire&quot;, &quot;MaxLevel&quot;: 4, &quot;Mingle?&quot;: 0, &quot;Psych&quot;: &quot;Ignition&quot;, &quot;Element&quot;: &quot;Neg&quot;, &quot;Brand&quot;: &quot;Unbranded&quot;, &quot;Ev. fr. pin?&quot;: 0, &quot;Weight&quot;: 5, &quot;Spec&quot;: &quot;Attack&quot;, &quot;Inflicts HP Drain?&quot;: 0 }," calcext:value-type="string">
            <text:p>0xE5: { "ID": 0xE5, "Name": "Tin Pin Fire", "MaxLevel": 4, "Mingle?": 0, "Psych": "Ignition", "Element": "Neg", "Brand": "Unbranded", "Ev. fr. pin?": 0, "Weight": 5, "Spec": "Attack", "Inflicts HP Drain?": 0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3"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quot;; ;&quot;, &quot;&quot;Element&quot;&quot;: &quot;&quot;&quot;;[.G232];&quot;&quot;&quot;, &quot;&quot;Brand&quot;&quot;: &quot;&quot;&quot;;[.D232];&quot;&quot;&quot;, &quot;&quot;Ev. fr. pin?&quot;&quot;: &quot;;[.AH232];&quot;, &quot;&quot;Weight&quot;&quot;: &quot;;[.Y232];&quot;, &quot;&quot;Spec&quot;&quot;: &quot;&quot;&quot;;[.J232];&quot;&quot;&quot;, &quot;&quot;Inflicts HP Drain?&quot;&quot;: &quot;;[.AI232];&quot; },&quot;)" office:value-type="string" office:string-value="0xE6: { &quot;ID&quot;: 0xE6, &quot;Name&quot;: &quot;Tin Pin Custom&quot;, &quot;MaxLevel&quot;: 1, &quot;Mingle?&quot;: 0, &quot;Psych&quot;: &quot;Burst Rounds&quot;, &quot;Element&quot;: &quot;Neg&quot;, &quot;Brand&quot;: &quot;Unbranded&quot;, &quot;Ev. fr. pin?&quot;: 0, &quot;Weight&quot;: 5, &quot;Spec&quot;: &quot;Attack&quot;, &quot;Inflicts HP Drain?&quot;: 0 }," calcext:value-type="string">
            <text:p>0xE6: { "ID": 0xE6, "Name": "Tin Pin Custom", "MaxLevel": 1, "Mingle?": 0, "Psych": "Burst Rounds", "Element": "Neg", "Brand": "Unbranded", "Ev. fr. pin?": 0, "Weight": 5, "Spec": "Attack", "Inflicts HP Drain?": 0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3"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quot;; ;&quot;, &quot;&quot;Element&quot;&quot;: &quot;&quot;&quot;;[.G233];&quot;&quot;&quot;, &quot;&quot;Brand&quot;&quot;: &quot;&quot;&quot;;[.D233];&quot;&quot;&quot;, &quot;&quot;Ev. fr. pin?&quot;&quot;: &quot;;[.AH233];&quot;, &quot;&quot;Weight&quot;&quot;: &quot;;[.Y233];&quot;, &quot;&quot;Spec&quot;&quot;: &quot;&quot;&quot;;[.J233];&quot;&quot;&quot;, &quot;&quot;Inflicts HP Drain?&quot;&quot;: &quot;;[.AI233];&quot; },&quot;)" office:value-type="string" office:string-value="0xE7: { &quot;ID&quot;: 0xE7, &quot;Name&quot;: &quot;Tin Pin Wind&quot;, &quot;MaxLevel&quot;: 6, &quot;Mingle?&quot;: 0, &quot;Psych&quot;: &quot;Patrol Rounds&quot;, &quot;Element&quot;: &quot;Neg&quot;, &quot;Brand&quot;: &quot;Unbranded&quot;, &quot;Ev. fr. pin?&quot;: 0, &quot;Weight&quot;: 6, &quot;Spec&quot;: &quot;Attack&quot;, &quot;Inflicts HP Drain?&quot;: 0 }," calcext:value-type="string">
            <text:p>0xE7: { "ID": 0xE7, "Name": "Tin Pin Wind", "MaxLevel": 6, "Mingle?": 0, "Psych": "Patrol Rounds", "Element": "Neg", "Brand": "Unbranded", "Ev. fr. pin?": 0, "Weight": 6, "Spec": "Attack", "Inflicts HP Drain?": 0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3"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quot;; ;&quot;, &quot;&quot;Element&quot;&quot;: &quot;&quot;&quot;;[.G234];&quot;&quot;&quot;, &quot;&quot;Brand&quot;&quot;: &quot;&quot;&quot;;[.D234];&quot;&quot;&quot;, &quot;&quot;Ev. fr. pin?&quot;&quot;: &quot;;[.AH234];&quot;, &quot;&quot;Weight&quot;&quot;: &quot;;[.Y234];&quot;, &quot;&quot;Spec&quot;&quot;: &quot;&quot;&quot;;[.J234];&quot;&quot;&quot;, &quot;&quot;Inflicts HP Drain?&quot;&quot;: &quot;;[.AI234];&quot; },&quot;)" office:value-type="string" office:string-value="0xE8: { &quot;ID&quot;: 0xE8, &quot;Name&quot;: &quot;Tin Pin Blade&quot;, &quot;MaxLevel&quot;: 6, &quot;Mingle?&quot;: 0, &quot;Psych&quot;: &quot;Vortex Saber&quot;, &quot;Element&quot;: &quot;Pos&quot;, &quot;Brand&quot;: &quot;Unbranded&quot;, &quot;Ev. fr. pin?&quot;: 0, &quot;Weight&quot;: 6, &quot;Spec&quot;: &quot;Attack&quot;, &quot;Inflicts HP Drain?&quot;: 0 }," calcext:value-type="string">
            <text:p>0xE8: { "ID": 0xE8, "Name": "Tin Pin Blade", "MaxLevel": 6, "Mingle?": 0, "Psych": "Vortex Saber", "Element": "Pos", "Brand": "Unbranded", "Ev. fr. pin?": 0, "Weight": 6, "Spec": "Attack", "Inflicts HP Drain?": 0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3"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quot;; ;&quot;, &quot;&quot;Element&quot;&quot;: &quot;&quot;&quot;;[.G235];&quot;&quot;&quot;, &quot;&quot;Brand&quot;&quot;: &quot;&quot;&quot;;[.D235];&quot;&quot;&quot;, &quot;&quot;Ev. fr. pin?&quot;&quot;: &quot;;[.AH235];&quot;, &quot;&quot;Weight&quot;&quot;: &quot;;[.Y235];&quot;, &quot;&quot;Spec&quot;&quot;: &quot;&quot;&quot;;[.J235];&quot;&quot;&quot;, &quot;&quot;Inflicts HP Drain?&quot;&quot;: &quot;;[.AI235];&quot; },&quot;)" office:value-type="string" office:string-value="0xE9: { &quot;ID&quot;: 0xE9, &quot;Name&quot;: &quot;Tin Pin Wheel&quot;, &quot;MaxLevel&quot;: 3, &quot;Mingle?&quot;: 0, &quot;Psych&quot;: &quot;Velocity Attack&quot;, &quot;Element&quot;: &quot;Pos&quot;, &quot;Brand&quot;: &quot;Unbranded&quot;, &quot;Ev. fr. pin?&quot;: 0, &quot;Weight&quot;: 4, &quot;Spec&quot;: &quot;Attack&quot;, &quot;Inflicts HP Drain?&quot;: 0 }," calcext:value-type="string">
            <text:p>0xE9: { "ID": 0xE9, "Name": "Tin Pin Wheel", "MaxLevel": 3, "Mingle?": 0, "Psych": "Velocity Attack", "Element": "Pos", "Brand": "Unbranded", "Ev. fr. pin?": 0, "Weight": 4, "Spec": "Attack", "Inflicts HP Drain?": 0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3"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quot;; ;&quot;, &quot;&quot;Element&quot;&quot;: &quot;&quot;&quot;;[.G236];&quot;&quot;&quot;, &quot;&quot;Brand&quot;&quot;: &quot;&quot;&quot;;[.D236];&quot;&quot;&quot;, &quot;&quot;Ev. fr. pin?&quot;&quot;: &quot;;[.AH236];&quot;, &quot;&quot;Weight&quot;&quot;: &quot;;[.Y236];&quot;, &quot;&quot;Spec&quot;&quot;: &quot;&quot;&quot;;[.J236];&quot;&quot;&quot;, &quot;&quot;Inflicts HP Drain?&quot;&quot;: &quot;;[.AI236];&quot; },&quot;)" office:value-type="string" office:string-value="0xEA: { &quot;ID&quot;: 0xEA, &quot;Name&quot;: &quot;Tin Pin Dash&quot;, &quot;MaxLevel&quot;: 4, &quot;Mingle?&quot;: 0, &quot;Psych&quot;: &quot;Velocity Crash&quot;, &quot;Element&quot;: &quot;Pos&quot;, &quot;Brand&quot;: &quot;Unbranded&quot;, &quot;Ev. fr. pin?&quot;: 0, &quot;Weight&quot;: 5, &quot;Spec&quot;: &quot;Attack&quot;, &quot;Inflicts HP Drain?&quot;: 0 }," calcext:value-type="string">
            <text:p>0xEA: { "ID": 0xEA, "Name": "Tin Pin Dash", "MaxLevel": 4, "Mingle?": 0, "Psych": "Velocity Crash", "Element": "Pos", "Brand": "Unbranded", "Ev. fr. pin?": 0, "Weight": 5, "Spec": "Attack", "Inflicts HP Drain?": 0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3"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quot;; ;&quot;, &quot;&quot;Element&quot;&quot;: &quot;&quot;&quot;;[.G237];&quot;&quot;&quot;, &quot;&quot;Brand&quot;&quot;: &quot;&quot;&quot;;[.D237];&quot;&quot;&quot;, &quot;&quot;Ev. fr. pin?&quot;&quot;: &quot;;[.AH237];&quot;, &quot;&quot;Weight&quot;&quot;: &quot;;[.Y237];&quot;, &quot;&quot;Spec&quot;&quot;: &quot;&quot;&quot;;[.J237];&quot;&quot;&quot;, &quot;&quot;Inflicts HP Drain?&quot;&quot;: &quot;;[.AI237];&quot; },&quot;)" office:value-type="string" office:string-value="0xEB: { &quot;ID&quot;: 0xEB, &quot;Name&quot;: &quot;Tin Pin Thrift&quot;, &quot;MaxLevel&quot;: 3, &quot;Mingle?&quot;: 0, &quot;Psych&quot;: &quot;Sacrifice&quot;, &quot;Element&quot;: &quot;Abi&quot;, &quot;Brand&quot;: &quot;Unbranded&quot;, &quot;Ev. fr. pin?&quot;: 0, &quot;Weight&quot;: 7, &quot;Spec&quot;: &quot;---&quot;, &quot;Inflicts HP Drain?&quot;: 0 }," calcext:value-type="string">
            <text:p>0xEB: { "ID": 0xEB, "Name": "Tin Pin Thrift", "MaxLevel": 3, "Mingle?": 0, "Psych": "Sacrifice", "Element": "Abi", "Brand": "Unbranded", "Ev. fr. pin?": 0, "Weight": 7, "Spec": "---", "Inflicts HP Drain?": 0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3"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quot;; ;&quot;, &quot;&quot;Element&quot;&quot;: &quot;&quot;&quot;;[.G238];&quot;&quot;&quot;, &quot;&quot;Brand&quot;&quot;: &quot;&quot;&quot;;[.D238];&quot;&quot;&quot;, &quot;&quot;Ev. fr. pin?&quot;&quot;: &quot;;[.AH238];&quot;, &quot;&quot;Weight&quot;&quot;: &quot;;[.Y238];&quot;, &quot;&quot;Spec&quot;&quot;: &quot;&quot;&quot;;[.J238];&quot;&quot;&quot;, &quot;&quot;Inflicts HP Drain?&quot;&quot;: &quot;;[.AI238];&quot; },&quot;)" office:value-type="string" office:string-value="0xEC: { &quot;ID&quot;: 0xEC, &quot;Name&quot;: &quot;Tin Pin Hellfire&quot;, &quot;MaxLevel&quot;: 7, &quot;Mingle?&quot;: 0, &quot;Psych&quot;: &quot;Flame Core&quot;, &quot;Element&quot;: &quot;Neg&quot;, &quot;Brand&quot;: &quot;Unbranded&quot;, &quot;Ev. fr. pin?&quot;: 0, &quot;Weight&quot;: 6, &quot;Spec&quot;: &quot;Attack&quot;, &quot;Inflicts HP Drain?&quot;: 0 }," calcext:value-type="string">
            <text:p>0xEC: { "ID": 0xEC, "Name": "Tin Pin Hellfire", "MaxLevel": 7, "Mingle?": 0, "Psych": "Flame Core", "Element": "Neg", "Brand": "Unbranded", "Ev. fr. pin?": 0, "Weight": 6, "Spec": "Attack", "Inflicts HP Drain?": 0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3"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quot;; ;&quot;, &quot;&quot;Element&quot;&quot;: &quot;&quot;&quot;;[.G239];&quot;&quot;&quot;, &quot;&quot;Brand&quot;&quot;: &quot;&quot;&quot;;[.D239];&quot;&quot;&quot;, &quot;&quot;Ev. fr. pin?&quot;&quot;: &quot;;[.AH239];&quot;, &quot;&quot;Weight&quot;&quot;: &quot;;[.Y239];&quot;, &quot;&quot;Spec&quot;&quot;: &quot;&quot;&quot;;[.J239];&quot;&quot;&quot;, &quot;&quot;Inflicts HP Drain?&quot;&quot;: &quot;;[.AI239];&quot; },&quot;)" office:value-type="string" office:string-value="0xED: { &quot;ID&quot;: 0xED, &quot;Name&quot;: &quot;Tin Pin Sunscorch&quot;, &quot;MaxLevel&quot;: 3, &quot;Mingle?&quot;: 0, &quot;Psych&quot;: &quot;Flame Blast&quot;, &quot;Element&quot;: &quot;Neg&quot;, &quot;Brand&quot;: &quot;Unbranded&quot;, &quot;Ev. fr. pin?&quot;: 0, &quot;Weight&quot;: 5, &quot;Spec&quot;: &quot;Attack&quot;, &quot;Inflicts HP Drain?&quot;: 0 }," calcext:value-type="string">
            <text:p>0xED: { "ID": 0xED, "Name": "Tin Pin Sunscorch", "MaxLevel": 3, "Mingle?": 0, "Psych": "Flame Blast", "Element": "Neg", "Brand": "Unbranded", "Ev. fr. pin?": 0, "Weight": 5, "Spec": "Attack", "Inflicts HP Drain?": 0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3"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quot;; ;&quot;, &quot;&quot;Element&quot;&quot;: &quot;&quot;&quot;;[.G240];&quot;&quot;&quot;, &quot;&quot;Brand&quot;&quot;: &quot;&quot;&quot;;[.D240];&quot;&quot;&quot;, &quot;&quot;Ev. fr. pin?&quot;&quot;: &quot;;[.AH240];&quot;, &quot;&quot;Weight&quot;&quot;: &quot;;[.Y240];&quot;, &quot;&quot;Spec&quot;&quot;: &quot;&quot;&quot;;[.J240];&quot;&quot;&quot;, &quot;&quot;Inflicts HP Drain?&quot;&quot;: &quot;;[.AI240];&quot; },&quot;)" office:value-type="string" office:string-value="0xEE: { &quot;ID&quot;: 0xEE, &quot;Name&quot;: &quot;Tin Pin Rocker&quot;, &quot;MaxLevel&quot;: 2, &quot;Mingle?&quot;: 0, &quot;Psych&quot;: &quot;Street Jam&quot;, &quot;Element&quot;: &quot;Neg&quot;, &quot;Brand&quot;: &quot;Unbranded&quot;, &quot;Ev. fr. pin?&quot;: 0, &quot;Weight&quot;: 7, &quot;Spec&quot;: &quot;Attack&quot;, &quot;Inflicts HP Drain?&quot;: 0 }," calcext:value-type="string">
            <text:p>0xEE: { "ID": 0xEE, "Name": "Tin Pin Rocker", "MaxLevel": 2, "Mingle?": 0, "Psych": "Street Jam", "Element": "Neg", "Brand": "Unbranded", "Ev. fr. pin?": 0, "Weight": 7, "Spec": "Attack", "Inflicts HP Drain?": 0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3"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quot;; ;&quot;, &quot;&quot;Element&quot;&quot;: &quot;&quot;&quot;;[.G241];&quot;&quot;&quot;, &quot;&quot;Brand&quot;&quot;: &quot;&quot;&quot;;[.D241];&quot;&quot;&quot;, &quot;&quot;Ev. fr. pin?&quot;&quot;: &quot;;[.AH241];&quot;, &quot;&quot;Weight&quot;&quot;: &quot;;[.Y241];&quot;, &quot;&quot;Spec&quot;&quot;: &quot;&quot;&quot;;[.J241];&quot;&quot;&quot;, &quot;&quot;Inflicts HP Drain?&quot;&quot;: &quot;;[.AI241];&quot; },&quot;)" office:value-type="string" office:string-value="0xEF: { &quot;ID&quot;: 0xEF, &quot;Name&quot;: &quot;Tin Pin Artist&quot;, &quot;MaxLevel&quot;: 4, &quot;Mingle?&quot;: 0, &quot;Psych&quot;: &quot;Lightning Bolt&quot;, &quot;Element&quot;: &quot;Neg&quot;, &quot;Brand&quot;: &quot;Unbranded&quot;, &quot;Ev. fr. pin?&quot;: 0, &quot;Weight&quot;: 2, &quot;Spec&quot;: &quot;Attack&quot;, &quot;Inflicts HP Drain?&quot;: 0 }," calcext:value-type="string">
            <text:p>0xEF: { "ID": 0xEF, "Name": "Tin Pin Artist", "MaxLevel": 4, "Mingle?": 0, "Psych": "Lightning Bolt", "Element": "Neg", "Brand": "Unbranded", "Ev. fr. pin?": 0, "Weight": 2, "Spec": "Attack", "Inflicts HP Drain?": 0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3"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quot;; ;&quot;, &quot;&quot;Element&quot;&quot;: &quot;&quot;&quot;;[.G242];&quot;&quot;&quot;, &quot;&quot;Brand&quot;&quot;: &quot;&quot;&quot;;[.D242];&quot;&quot;&quot;, &quot;&quot;Ev. fr. pin?&quot;&quot;: &quot;;[.AH242];&quot;, &quot;&quot;Weight&quot;&quot;: &quot;;[.Y242];&quot;, &quot;&quot;Spec&quot;&quot;: &quot;&quot;&quot;;[.J242];&quot;&quot;&quot;, &quot;&quot;Inflicts HP Drain?&quot;&quot;: &quot;;[.AI242];&quot; },&quot;)" office:value-type="string" office:string-value="0xF0: { &quot;ID&quot;: 0xF0, &quot;Name&quot;: &quot;Tin Pin Devil&quot;, &quot;MaxLevel&quot;: 8, &quot;Mingle?&quot;: 0, &quot;Psych&quot;: &quot;Thunderstorm&quot;, &quot;Element&quot;: &quot;Neg&quot;, &quot;Brand&quot;: &quot;Unbranded&quot;, &quot;Ev. fr. pin?&quot;: 0, &quot;Weight&quot;: 2, &quot;Spec&quot;: &quot;Attack&quot;, &quot;Inflicts HP Drain?&quot;: 0 }," calcext:value-type="string">
            <text:p>0xF0: { "ID": 0xF0, "Name": "Tin Pin Devil", "MaxLevel": 8, "Mingle?": 0, "Psych": "Thunderstorm", "Element": "Neg", "Brand": "Unbranded", "Ev. fr. pin?": 0, "Weight": 2, "Spec": "Attack", "Inflicts HP Drain?": 0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3"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quot;; ;&quot;, &quot;&quot;Element&quot;&quot;: &quot;&quot;&quot;;[.G243];&quot;&quot;&quot;, &quot;&quot;Brand&quot;&quot;: &quot;&quot;&quot;;[.D243];&quot;&quot;&quot;, &quot;&quot;Ev. fr. pin?&quot;&quot;: &quot;;[.AH243];&quot;, &quot;&quot;Weight&quot;&quot;: &quot;;[.Y243];&quot;, &quot;&quot;Spec&quot;&quot;: &quot;&quot;&quot;;[.J243];&quot;&quot;&quot;, &quot;&quot;Inflicts HP Drain?&quot;&quot;: &quot;;[.AI243];&quot; },&quot;)" office:value-type="string" office:string-value="0xF1: { &quot;ID&quot;: 0xF1, &quot;Name&quot;: &quot;Tin Pin Ifrit&quot;, &quot;MaxLevel&quot;: 3, &quot;Mingle?&quot;: 0, &quot;Psych&quot;: &quot;Time Bomb&quot;, &quot;Element&quot;: &quot;Neg&quot;, &quot;Brand&quot;: &quot;Unbranded&quot;, &quot;Ev. fr. pin?&quot;: 0, &quot;Weight&quot;: 7, &quot;Spec&quot;: &quot;Attack&quot;, &quot;Inflicts HP Drain?&quot;: 0 }," calcext:value-type="string">
            <text:p>0xF1: { "ID": 0xF1, "Name": "Tin Pin Ifrit", "MaxLevel": 3, "Mingle?": 0, "Psych": "Time Bomb", "Element": "Neg", "Brand": "Unbranded", "Ev. fr. pin?": 0, "Weight": 7, "Spec": "Attack", "Inflicts HP Drain?": 0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3"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quot;; ;&quot;, &quot;&quot;Element&quot;&quot;: &quot;&quot;&quot;;[.G244];&quot;&quot;&quot;, &quot;&quot;Brand&quot;&quot;: &quot;&quot;&quot;;[.D244];&quot;&quot;&quot;, &quot;&quot;Ev. fr. pin?&quot;&quot;: &quot;;[.AH244];&quot;, &quot;&quot;Weight&quot;&quot;: &quot;;[.Y244];&quot;, &quot;&quot;Spec&quot;&quot;: &quot;&quot;&quot;;[.J244];&quot;&quot;&quot;, &quot;&quot;Inflicts HP Drain?&quot;&quot;: &quot;;[.AI244];&quot; },&quot;)" office:value-type="string" office:string-value="0xF2: { &quot;ID&quot;: 0xF2, &quot;Name&quot;: &quot;Tin Pin Shiva&quot;, &quot;MaxLevel&quot;: 4, &quot;Mingle?&quot;: 0, &quot;Psych&quot;: &quot;Piercing Pillar&quot;, &quot;Element&quot;: &quot;Neg&quot;, &quot;Brand&quot;: &quot;Unbranded&quot;, &quot;Ev. fr. pin?&quot;: 0, &quot;Weight&quot;: 4, &quot;Spec&quot;: &quot;Attack&quot;, &quot;Inflicts HP Drain?&quot;: 0 }," calcext:value-type="string">
            <text:p>0xF2: { "ID": 0xF2, "Name": "Tin Pin Shiva", "MaxLevel": 4, "Mingle?": 0, "Psych": "Piercing Pillar", "Element": "Neg", "Brand": "Unbranded", "Ev. fr. pin?": 0, "Weight": 4, "Spec": "Attack", "Inflicts HP Drain?": 0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3"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quot;; ;&quot;, &quot;&quot;Element&quot;&quot;: &quot;&quot;&quot;;[.G245];&quot;&quot;&quot;, &quot;&quot;Brand&quot;&quot;: &quot;&quot;&quot;;[.D245];&quot;&quot;&quot;, &quot;&quot;Ev. fr. pin?&quot;&quot;: &quot;;[.AH245];&quot;, &quot;&quot;Weight&quot;&quot;: &quot;;[.Y245];&quot;, &quot;&quot;Spec&quot;&quot;: &quot;&quot;&quot;;[.J245];&quot;&quot;&quot;, &quot;&quot;Inflicts HP Drain?&quot;&quot;: &quot;;[.AI245];&quot; },&quot;)" office:value-type="string" office:string-value="0xF3: { &quot;ID&quot;: 0xF3, &quot;Name&quot;: &quot;Tin Pin Golem&quot;, &quot;MaxLevel&quot;: 5, &quot;Mingle?&quot;: 0, &quot;Psych&quot;: &quot;Earthquake&quot;, &quot;Element&quot;: &quot;Pos&quot;, &quot;Brand&quot;: &quot;Unbranded&quot;, &quot;Ev. fr. pin?&quot;: 0, &quot;Weight&quot;: 5, &quot;Spec&quot;: &quot;Attack&quot;, &quot;Inflicts HP Drain?&quot;: 0 }," calcext:value-type="string">
            <text:p>0xF3: { "ID": 0xF3, "Name": "Tin Pin Golem", "MaxLevel": 5, "Mingle?": 0, "Psych": "Earthquake", "Element": "Pos", "Brand": "Unbranded", "Ev. fr. pin?": 0, "Weight": 5, "Spec": "Attack", "Inflicts HP Drain?": 0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3"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quot;; ;&quot;, &quot;&quot;Element&quot;&quot;: &quot;&quot;&quot;;[.G246];&quot;&quot;&quot;, &quot;&quot;Brand&quot;&quot;: &quot;&quot;&quot;;[.D246];&quot;&quot;&quot;, &quot;&quot;Ev. fr. pin?&quot;&quot;: &quot;;[.AH246];&quot;, &quot;&quot;Weight&quot;&quot;: &quot;;[.Y246];&quot;, &quot;&quot;Spec&quot;&quot;: &quot;&quot;&quot;;[.J246];&quot;&quot;&quot;, &quot;&quot;Inflicts HP Drain?&quot;&quot;: &quot;;[.AI246];&quot; },&quot;)" office:value-type="string" office:string-value="0xF4: { &quot;ID&quot;: 0xF4, &quot;Name&quot;: &quot;Tin Pin Bahamut&quot;, &quot;MaxLevel&quot;: 6, &quot;Mingle?&quot;: 0, &quot;Psych&quot;: &quot;Nexus Ray&quot;, &quot;Element&quot;: &quot;Neg&quot;, &quot;Brand&quot;: &quot;Unbranded&quot;, &quot;Ev. fr. pin?&quot;: 0, &quot;Weight&quot;: 6, &quot;Spec&quot;: &quot;Attack&quot;, &quot;Inflicts HP Drain?&quot;: 0 }," calcext:value-type="string">
            <text:p>0xF4: { "ID": 0xF4, "Name": "Tin Pin Bahamut", "MaxLevel": 6, "Mingle?": 0, "Psych": "Nexus Ray", "Element": "Neg", "Brand": "Unbranded", "Ev. fr. pin?": 0, "Weight": 6, "Spec": "Attack", "Inflicts HP Drain?": 0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quot;; ;&quot;, &quot;&quot;Element&quot;&quot;: &quot;&quot;&quot;;[.G247];&quot;&quot;&quot;, &quot;&quot;Brand&quot;&quot;: &quot;&quot;&quot;;[.D247];&quot;&quot;&quot;, &quot;&quot;Ev. fr. pin?&quot;&quot;: &quot;;[.AH247];&quot;, &quot;&quot;Weight&quot;&quot;: &quot;;[.Y247];&quot;, &quot;&quot;Spec&quot;&quot;: &quot;&quot;&quot;;[.J247];&quot;&quot;&quot;, &quot;&quot;Inflicts HP Drain?&quot;&quot;: &quot;;[.AI247];&quot; },&quot;)" office:value-type="string" office:string-value="0xF5: { &quot;ID&quot;: 0xF5, &quot;Name&quot;: &quot;1 Yen&quot;, &quot;MaxLevel&quot;: 2, &quot;Mingle?&quot;: 0, &quot;Psych&quot;: &quot;---&quot;, &quot;Element&quot;: &quot;---&quot;, &quot;Brand&quot;: &quot;Unbranded&quot;, &quot;Ev. fr. pin?&quot;: 1, &quot;Weight&quot;: 2, &quot;Spec&quot;: &quot;---&quot;, &quot;Inflicts HP Drain?&quot;: 0 }," calcext:value-type="string">
            <text:p>0xF5: { "ID": 0xF5, "Name": "1 Yen", "MaxLevel": 2, "Mingle?": 0, "Psych": "---", "Element": "---", "Brand": "Unbranded", "Ev. fr. pin?": 1, "Weight": 2, "Spec": "---", "Inflicts HP Drain?": 0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quot;; ;&quot;, &quot;&quot;Element&quot;&quot;: &quot;&quot;&quot;;[.G248];&quot;&quot;&quot;, &quot;&quot;Brand&quot;&quot;: &quot;&quot;&quot;;[.D248];&quot;&quot;&quot;, &quot;&quot;Ev. fr. pin?&quot;&quot;: &quot;;[.AH248];&quot;, &quot;&quot;Weight&quot;&quot;: &quot;;[.Y248];&quot;, &quot;&quot;Spec&quot;&quot;: &quot;&quot;&quot;;[.J248];&quot;&quot;&quot;, &quot;&quot;Inflicts HP Drain?&quot;&quot;: &quot;;[.AI248];&quot; },&quot;)" office:value-type="string" office:string-value="0xF6: { &quot;ID&quot;: 0xF6, &quot;Name&quot;: &quot;5 Yen&quot;, &quot;MaxLevel&quot;: 2, &quot;Mingle?&quot;: 0, &quot;Psych&quot;: &quot;---&quot;, &quot;Element&quot;: &quot;---&quot;, &quot;Brand&quot;: &quot;Unbranded&quot;, &quot;Ev. fr. pin?&quot;: 1, &quot;Weight&quot;: 3, &quot;Spec&quot;: &quot;---&quot;, &quot;Inflicts HP Drain?&quot;: 0 }," calcext:value-type="string">
            <text:p>0xF6: { "ID": 0xF6, "Name": "5 Yen", "MaxLevel": 2, "Mingle?": 0, "Psych": "---", "Element": "---", "Brand": "Unbranded", "Ev. fr. pin?": 1, "Weight": 3, "Spec": "---", "Inflicts HP Drain?": 0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quot;; ;&quot;, &quot;&quot;Element&quot;&quot;: &quot;&quot;&quot;;[.G249];&quot;&quot;&quot;, &quot;&quot;Brand&quot;&quot;: &quot;&quot;&quot;;[.D249];&quot;&quot;&quot;, &quot;&quot;Ev. fr. pin?&quot;&quot;: &quot;;[.AH249];&quot;, &quot;&quot;Weight&quot;&quot;: &quot;;[.Y249];&quot;, &quot;&quot;Spec&quot;&quot;: &quot;&quot;&quot;;[.J249];&quot;&quot;&quot;, &quot;&quot;Inflicts HP Drain?&quot;&quot;: &quot;;[.AI249];&quot; },&quot;)" office:value-type="string" office:string-value="0xF7: { &quot;ID&quot;: 0xF7, &quot;Name&quot;: &quot;10 Yen&quot;, &quot;MaxLevel&quot;: 2, &quot;Mingle?&quot;: 0, &quot;Psych&quot;: &quot;---&quot;, &quot;Element&quot;: &quot;---&quot;, &quot;Brand&quot;: &quot;Unbranded&quot;, &quot;Ev. fr. pin?&quot;: 1, &quot;Weight&quot;: 4, &quot;Spec&quot;: &quot;---&quot;, &quot;Inflicts HP Drain?&quot;: 0 }," calcext:value-type="string">
            <text:p>0xF7: { "ID": 0xF7, "Name": "10 Yen", "MaxLevel": 2, "Mingle?": 0, "Psych": "---", "Element": "---", "Brand": "Unbranded", "Ev. fr. pin?": 1, "Weight": 4, "Spec": "---", "Inflicts HP Drain?": 0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quot;; ;&quot;, &quot;&quot;Element&quot;&quot;: &quot;&quot;&quot;;[.G250];&quot;&quot;&quot;, &quot;&quot;Brand&quot;&quot;: &quot;&quot;&quot;;[.D250];&quot;&quot;&quot;, &quot;&quot;Ev. fr. pin?&quot;&quot;: &quot;;[.AH250];&quot;, &quot;&quot;Weight&quot;&quot;: &quot;;[.Y250];&quot;, &quot;&quot;Spec&quot;&quot;: &quot;&quot;&quot;;[.J250];&quot;&quot;&quot;, &quot;&quot;Inflicts HP Drain?&quot;&quot;: &quot;;[.AI250];&quot; },&quot;)" office:value-type="string" office:string-value="0xF8: { &quot;ID&quot;: 0xF8, &quot;Name&quot;: &quot;50 Yen&quot;, &quot;MaxLevel&quot;: 2, &quot;Mingle?&quot;: 0, &quot;Psych&quot;: &quot;---&quot;, &quot;Element&quot;: &quot;---&quot;, &quot;Brand&quot;: &quot;Unbranded&quot;, &quot;Ev. fr. pin?&quot;: 1, &quot;Weight&quot;: 5, &quot;Spec&quot;: &quot;---&quot;, &quot;Inflicts HP Drain?&quot;: 0 }," calcext:value-type="string">
            <text:p>0xF8: { "ID": 0xF8, "Name": "50 Yen", "MaxLevel": 2, "Mingle?": 0, "Psych": "---", "Element": "---", "Brand": "Unbranded", "Ev. fr. pin?": 1, "Weight": 5, "Spec": "---", "Inflicts HP Drain?": 0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quot;; ;&quot;, &quot;&quot;Element&quot;&quot;: &quot;&quot;&quot;;[.G251];&quot;&quot;&quot;, &quot;&quot;Brand&quot;&quot;: &quot;&quot;&quot;;[.D251];&quot;&quot;&quot;, &quot;&quot;Ev. fr. pin?&quot;&quot;: &quot;;[.AH251];&quot;, &quot;&quot;Weight&quot;&quot;: &quot;;[.Y251];&quot;, &quot;&quot;Spec&quot;&quot;: &quot;&quot;&quot;;[.J251];&quot;&quot;&quot;, &quot;&quot;Inflicts HP Drain?&quot;&quot;: &quot;;[.AI251];&quot; },&quot;)" office:value-type="string" office:string-value="0xF9: { &quot;ID&quot;: 0xF9, &quot;Name&quot;: &quot;100 Yen&quot;, &quot;MaxLevel&quot;: 2, &quot;Mingle?&quot;: 0, &quot;Psych&quot;: &quot;---&quot;, &quot;Element&quot;: &quot;---&quot;, &quot;Brand&quot;: &quot;Unbranded&quot;, &quot;Ev. fr. pin?&quot;: 1, &quot;Weight&quot;: 6, &quot;Spec&quot;: &quot;---&quot;, &quot;Inflicts HP Drain?&quot;: 0 }," calcext:value-type="string">
            <text:p>0xF9: { "ID": 0xF9, "Name": "100 Yen", "MaxLevel": 2, "Mingle?": 0, "Psych": "---", "Element": "---", "Brand": "Unbranded", "Ev. fr. pin?": 1, "Weight": 6, "Spec": "---", "Inflicts HP Drain?": 0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quot;; ;&quot;, &quot;&quot;Element&quot;&quot;: &quot;&quot;&quot;;[.G252];&quot;&quot;&quot;, &quot;&quot;Brand&quot;&quot;: &quot;&quot;&quot;;[.D252];&quot;&quot;&quot;, &quot;&quot;Ev. fr. pin?&quot;&quot;: &quot;;[.AH252];&quot;, &quot;&quot;Weight&quot;&quot;: &quot;;[.Y252];&quot;, &quot;&quot;Spec&quot;&quot;: &quot;&quot;&quot;;[.J252];&quot;&quot;&quot;, &quot;&quot;Inflicts HP Drain?&quot;&quot;: &quot;;[.AI252];&quot; },&quot;)" office:value-type="string" office:string-value="0xFA: { &quot;ID&quot;: 0xFA, &quot;Name&quot;: &quot;500 Yen&quot;, &quot;MaxLevel&quot;: 2, &quot;Mingle?&quot;: 0, &quot;Psych&quot;: &quot;---&quot;, &quot;Element&quot;: &quot;---&quot;, &quot;Brand&quot;: &quot;Unbranded&quot;, &quot;Ev. fr. pin?&quot;: 1, &quot;Weight&quot;: 7, &quot;Spec&quot;: &quot;---&quot;, &quot;Inflicts HP Drain?&quot;: 0 }," calcext:value-type="string">
            <text:p>0xFA: { "ID": 0xFA, "Name": "500 Yen", "MaxLevel": 2, "Mingle?": 0, "Psych": "---", "Element": "---", "Brand": "Unbranded", "Ev. fr. pin?": 1, "Weight": 7, "Spec": "---", "Inflicts HP Drain?": 0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quot;; ;&quot;, &quot;&quot;Element&quot;&quot;: &quot;&quot;&quot;;[.G253];&quot;&quot;&quot;, &quot;&quot;Brand&quot;&quot;: &quot;&quot;&quot;;[.D253];&quot;&quot;&quot;, &quot;&quot;Ev. fr. pin?&quot;&quot;: &quot;;[.AH253];&quot;, &quot;&quot;Weight&quot;&quot;: &quot;;[.Y253];&quot;, &quot;&quot;Spec&quot;&quot;: &quot;&quot;&quot;;[.J253];&quot;&quot;&quot;, &quot;&quot;Inflicts HP Drain?&quot;&quot;: &quot;;[.AI253];&quot; },&quot;)" office:value-type="string" office:string-value="0xFB: { &quot;ID&quot;: 0xFB, &quot;Name&quot;: &quot;1,000 Yen&quot;, &quot;MaxLevel&quot;: 2, &quot;Mingle?&quot;: 0, &quot;Psych&quot;: &quot;---&quot;, &quot;Element&quot;: &quot;---&quot;, &quot;Brand&quot;: &quot;Unbranded&quot;, &quot;Ev. fr. pin?&quot;: 1, &quot;Weight&quot;: 8, &quot;Spec&quot;: &quot;---&quot;, &quot;Inflicts HP Drain?&quot;: 0 }," calcext:value-type="string">
            <text:p>0xFB: { "ID": 0xFB, "Name": "1,000 Yen", "MaxLevel": 2, "Mingle?": 0, "Psych": "---", "Element": "---", "Brand": "Unbranded", "Ev. fr. pin?": 1, "Weight": 8, "Spec": "---", "Inflicts HP Drain?": 0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quot;; ;&quot;, &quot;&quot;Element&quot;&quot;: &quot;&quot;&quot;;[.G254];&quot;&quot;&quot;, &quot;&quot;Brand&quot;&quot;: &quot;&quot;&quot;;[.D254];&quot;&quot;&quot;, &quot;&quot;Ev. fr. pin?&quot;&quot;: &quot;;[.AH254];&quot;, &quot;&quot;Weight&quot;&quot;: &quot;;[.Y254];&quot;, &quot;&quot;Spec&quot;&quot;: &quot;&quot;&quot;;[.J254];&quot;&quot;&quot;, &quot;&quot;Inflicts HP Drain?&quot;&quot;: &quot;;[.AI254];&quot; },&quot;)" office:value-type="string" office:string-value="0xFC: { &quot;ID&quot;: 0xFC, &quot;Name&quot;: &quot;5,000 Yen&quot;, &quot;MaxLevel&quot;: 2, &quot;Mingle?&quot;: 0, &quot;Psych&quot;: &quot;---&quot;, &quot;Element&quot;: &quot;---&quot;, &quot;Brand&quot;: &quot;Unbranded&quot;, &quot;Ev. fr. pin?&quot;: 1, &quot;Weight&quot;: 9, &quot;Spec&quot;: &quot;---&quot;, &quot;Inflicts HP Drain?&quot;: 0 }," calcext:value-type="string">
            <text:p>0xFC: { "ID": 0xFC, "Name": "5,000 Yen", "MaxLevel": 2, "Mingle?": 0, "Psych": "---", "Element": "---", "Brand": "Unbranded", "Ev. fr. pin?": 1, "Weight": 9, "Spec": "---", "Inflicts HP Drain?": 0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quot;; ;&quot;, &quot;&quot;Element&quot;&quot;: &quot;&quot;&quot;;[.G255];&quot;&quot;&quot;, &quot;&quot;Brand&quot;&quot;: &quot;&quot;&quot;;[.D255];&quot;&quot;&quot;, &quot;&quot;Ev. fr. pin?&quot;&quot;: &quot;;[.AH255];&quot;, &quot;&quot;Weight&quot;&quot;: &quot;;[.Y255];&quot;, &quot;&quot;Spec&quot;&quot;: &quot;&quot;&quot;;[.J255];&quot;&quot;&quot;, &quot;&quot;Inflicts HP Drain?&quot;&quot;: &quot;;[.AI255];&quot; },&quot;)" office:value-type="string" office:string-value="0xFD: { &quot;ID&quot;: 0xFD, &quot;Name&quot;: &quot;10,000 Yen&quot;, &quot;MaxLevel&quot;: 1, &quot;Mingle?&quot;: 0, &quot;Psych&quot;: &quot;---&quot;, &quot;Element&quot;: &quot;---&quot;, &quot;Brand&quot;: &quot;Unbranded&quot;, &quot;Ev. fr. pin?&quot;: 1, &quot;Weight&quot;: 10, &quot;Spec&quot;: &quot;---&quot;, &quot;Inflicts HP Drain?&quot;: 0 }," calcext:value-type="string">
            <text:p>0xFD: { "ID": 0xFD, "Name": "10,000 Yen", "MaxLevel": 1, "Mingle?": 0, "Psych": "---", "Element": "---", "Brand": "Unbranded", "Ev. fr. pin?": 1, "Weight": 10, "Spec": "---", "Inflicts HP Drain?": 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quot;; ;&quot;, &quot;&quot;Element&quot;&quot;: &quot;&quot;&quot;;[.G256];&quot;&quot;&quot;, &quot;&quot;Brand&quot;&quot;: &quot;&quot;&quot;;[.D256];&quot;&quot;&quot;, &quot;&quot;Ev. fr. pin?&quot;&quot;: &quot;;[.AH256];&quot;, &quot;&quot;Weight&quot;&quot;: &quot;;[.Y256];&quot;, &quot;&quot;Spec&quot;&quot;: &quot;&quot;&quot;;[.J256];&quot;&quot;&quot;, &quot;&quot;Inflicts HP Drain?&quot;&quot;: &quot;;[.AI256];&quot; },&quot;)" office:value-type="string" office:string-value="0xFE: { &quot;ID&quot;: 0xFE, &quot;Name&quot;: &quot;Scarletite&quot;, &quot;MaxLevel&quot;: 1, &quot;Mingle?&quot;: 0, &quot;Psych&quot;: &quot;---&quot;, &quot;Element&quot;: &quot;---&quot;, &quot;Brand&quot;: &quot;Unbranded&quot;, &quot;Ev. fr. pin?&quot;: 0, &quot;Weight&quot;: 8, &quot;Spec&quot;: &quot;---&quot;, &quot;Inflicts HP Drain?&quot;: 0 }," calcext:value-type="string">
            <text:p>0xFE: { "ID": 0xFE, "Name": "Scarletite", "MaxLevel": 1, "Mingle?": 0, "Psych": "---", "Element": "---", "Brand": "Unbranded", "Ev. fr. pin?": 0, "Weight": 8, "Spec": "---", "Inflicts HP Drain?": 0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quot;; ;&quot;, &quot;&quot;Element&quot;&quot;: &quot;&quot;&quot;;[.G257];&quot;&quot;&quot;, &quot;&quot;Brand&quot;&quot;: &quot;&quot;&quot;;[.D257];&quot;&quot;&quot;, &quot;&quot;Ev. fr. pin?&quot;&quot;: &quot;;[.AH257];&quot;, &quot;&quot;Weight&quot;&quot;: &quot;;[.Y257];&quot;, &quot;&quot;Spec&quot;&quot;: &quot;&quot;&quot;;[.J257];&quot;&quot;&quot;, &quot;&quot;Inflicts HP Drain?&quot;&quot;: &quot;;[.AI257];&quot; },&quot;)" office:value-type="string" office:string-value="0xFF: { &quot;ID&quot;: 0xFF, &quot;Name&quot;: &quot;Rare Metal&quot;, &quot;MaxLevel&quot;: 1, &quot;Mingle?&quot;: 0, &quot;Psych&quot;: &quot;---&quot;, &quot;Element&quot;: &quot;---&quot;, &quot;Brand&quot;: &quot;Unbranded&quot;, &quot;Ev. fr. pin?&quot;: 0, &quot;Weight&quot;: 8, &quot;Spec&quot;: &quot;---&quot;, &quot;Inflicts HP Drain?&quot;: 0 }," calcext:value-type="string">
            <text:p>0xFF: { "ID": 0xFF, "Name": "Rare Metal", "MaxLevel": 1, "Mingle?": 0, "Psych": "---", "Element": "---", "Brand": "Unbranded", "Ev. fr. pin?": 0, "Weight": 8, "Spec": "---", "Inflicts HP Drain?": 0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quot;; ;&quot;, &quot;&quot;Element&quot;&quot;: &quot;&quot;&quot;;[.G258];&quot;&quot;&quot;, &quot;&quot;Brand&quot;&quot;: &quot;&quot;&quot;;[.D258];&quot;&quot;&quot;, &quot;&quot;Ev. fr. pin?&quot;&quot;: &quot;;[.AH258];&quot;, &quot;&quot;Weight&quot;&quot;: &quot;;[.Y258];&quot;, &quot;&quot;Spec&quot;&quot;: &quot;&quot;&quot;;[.J258];&quot;&quot;&quot;, &quot;&quot;Inflicts HP Drain?&quot;&quot;: &quot;;[.AI258];&quot; },&quot;)" office:value-type="string" office:string-value="0x100: { &quot;ID&quot;: 0x100, &quot;Name&quot;: &quot;Tektite&quot;, &quot;MaxLevel&quot;: 1, &quot;Mingle?&quot;: 0, &quot;Psych&quot;: &quot;---&quot;, &quot;Element&quot;: &quot;---&quot;, &quot;Brand&quot;: &quot;Unbranded&quot;, &quot;Ev. fr. pin?&quot;: 0, &quot;Weight&quot;: 8, &quot;Spec&quot;: &quot;---&quot;, &quot;Inflicts HP Drain?&quot;: 0 }," calcext:value-type="string">
            <text:p>0x100: { "ID": 0x100, "Name": "Tektite", "MaxLevel": 1, "Mingle?": 0, "Psych": "---", "Element": "---", "Brand": "Unbranded", "Ev. fr. pin?": 0, "Weight": 8, "Spec": "---", "Inflicts HP Drain?": 0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quot;; ;&quot;, &quot;&quot;Element&quot;&quot;: &quot;&quot;&quot;;[.G259];&quot;&quot;&quot;, &quot;&quot;Brand&quot;&quot;: &quot;&quot;&quot;;[.D259];&quot;&quot;&quot;, &quot;&quot;Ev. fr. pin?&quot;&quot;: &quot;;[.AH259];&quot;, &quot;&quot;Weight&quot;&quot;: &quot;;[.Y259];&quot;, &quot;&quot;Spec&quot;&quot;: &quot;&quot;&quot;;[.J259];&quot;&quot;&quot;, &quot;&quot;Inflicts HP Drain?&quot;&quot;: &quot;;[.AI259];&quot; },&quot;)" office:value-type="string" office:string-value="0x101: { &quot;ID&quot;: 0x101, &quot;Name&quot;: &quot;Adamantite&quot;, &quot;MaxLevel&quot;: 1, &quot;Mingle?&quot;: 0, &quot;Psych&quot;: &quot;---&quot;, &quot;Element&quot;: &quot;---&quot;, &quot;Brand&quot;: &quot;Unbranded&quot;, &quot;Ev. fr. pin?&quot;: 0, &quot;Weight&quot;: 8, &quot;Spec&quot;: &quot;---&quot;, &quot;Inflicts HP Drain?&quot;: 0 }," calcext:value-type="string">
            <text:p>0x101: { "ID": 0x101, "Name": "Adamantite", "MaxLevel": 1, "Mingle?": 0, "Psych": "---", "Element": "---", "Brand": "Unbranded", "Ev. fr. pin?": 0, "Weight": 8, "Spec": "---", "Inflicts HP Drain?": 0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quot;; ;&quot;, &quot;&quot;Element&quot;&quot;: &quot;&quot;&quot;;[.G260];&quot;&quot;&quot;, &quot;&quot;Brand&quot;&quot;: &quot;&quot;&quot;;[.D260];&quot;&quot;&quot;, &quot;&quot;Ev. fr. pin?&quot;&quot;: &quot;;[.AH260];&quot;, &quot;&quot;Weight&quot;&quot;: &quot;;[.Y260];&quot;, &quot;&quot;Spec&quot;&quot;: &quot;&quot;&quot;;[.J260];&quot;&quot;&quot;, &quot;&quot;Inflicts HP Drain?&quot;&quot;: &quot;;[.AI260];&quot; },&quot;)" office:value-type="string" office:string-value="0x102: { &quot;ID&quot;: 0x102, &quot;Name&quot;: &quot;Orichalcum&quot;, &quot;MaxLevel&quot;: 1, &quot;Mingle?&quot;: 0, &quot;Psych&quot;: &quot;---&quot;, &quot;Element&quot;: &quot;---&quot;, &quot;Brand&quot;: &quot;Unbranded&quot;, &quot;Ev. fr. pin?&quot;: 0, &quot;Weight&quot;: 8, &quot;Spec&quot;: &quot;---&quot;, &quot;Inflicts HP Drain?&quot;: 0 }," calcext:value-type="string">
            <text:p>0x102: { "ID": 0x102, "Name": "Orichalcum", "MaxLevel": 1, "Mingle?": 0, "Psych": "---", "Element": "---", "Brand": "Unbranded", "Ev. fr. pin?": 0, "Weight": 8, "Spec": "---", "Inflicts HP Drain?": 0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quot;; ;&quot;, &quot;&quot;Element&quot;&quot;: &quot;&quot;&quot;;[.G261];&quot;&quot;&quot;, &quot;&quot;Brand&quot;&quot;: &quot;&quot;&quot;;[.D261];&quot;&quot;&quot;, &quot;&quot;Ev. fr. pin?&quot;&quot;: &quot;;[.AH261];&quot;, &quot;&quot;Weight&quot;&quot;: &quot;;[.Y261];&quot;, &quot;&quot;Spec&quot;&quot;: &quot;&quot;&quot;;[.J261];&quot;&quot;&quot;, &quot;&quot;Inflicts HP Drain?&quot;&quot;: &quot;;[.AI261];&quot; },&quot;)" office:value-type="string" office:string-value="0x103: { &quot;ID&quot;: 0x103, &quot;Name&quot;: &quot;Shadow Matter&quot;, &quot;MaxLevel&quot;: 1, &quot;Mingle?&quot;: 0, &quot;Psych&quot;: &quot;---&quot;, &quot;Element&quot;: &quot;---&quot;, &quot;Brand&quot;: &quot;Unbranded&quot;, &quot;Ev. fr. pin?&quot;: 0, &quot;Weight&quot;: 8, &quot;Spec&quot;: &quot;---&quot;, &quot;Inflicts HP Drain?&quot;: 0 }," calcext:value-type="string">
            <text:p>0x103: { "ID": 0x103, "Name": "Shadow Matter", "MaxLevel": 1, "Mingle?": 0, "Psych": "---", "Element": "---", "Brand": "Unbranded", "Ev. fr. pin?": 0, "Weight": 8, "Spec": "---", "Inflicts HP Drain?": 0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quot;; ;&quot;, &quot;&quot;Element&quot;&quot;: &quot;&quot;&quot;;[.G262];&quot;&quot;&quot;, &quot;&quot;Brand&quot;&quot;: &quot;&quot;&quot;;[.D262];&quot;&quot;&quot;, &quot;&quot;Ev. fr. pin?&quot;&quot;: &quot;;[.AH262];&quot;, &quot;&quot;Weight&quot;&quot;: &quot;;[.Y262];&quot;, &quot;&quot;Spec&quot;&quot;: &quot;&quot;&quot;;[.J262];&quot;&quot;&quot;, &quot;&quot;Inflicts HP Drain?&quot;&quot;: &quot;;[.AI262];&quot; },&quot;)" office:value-type="string" office:string-value="0x104: { &quot;ID&quot;: 0x104, &quot;Name&quot;: &quot;Dark Matter&quot;, &quot;MaxLevel&quot;: 1, &quot;Mingle?&quot;: 0, &quot;Psych&quot;: &quot;---&quot;, &quot;Element&quot;: &quot;---&quot;, &quot;Brand&quot;: &quot;Unbranded&quot;, &quot;Ev. fr. pin?&quot;: 0, &quot;Weight&quot;: 8, &quot;Spec&quot;: &quot;---&quot;, &quot;Inflicts HP Drain?&quot;: 0 }," calcext:value-type="string">
            <text:p>0x104: { "ID": 0x104, "Name": "Dark Matter", "MaxLevel": 1, "Mingle?": 0, "Psych": "---", "Element": "---", "Brand": "Unbranded", "Ev. fr. pin?": 0, "Weight": 8, "Spec": "---", "Inflicts HP Drain?": 0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quot;; ;&quot;, &quot;&quot;Element&quot;&quot;: &quot;&quot;&quot;;[.G263];&quot;&quot;&quot;, &quot;&quot;Brand&quot;&quot;: &quot;&quot;&quot;;[.D263];&quot;&quot;&quot;, &quot;&quot;Ev. fr. pin?&quot;&quot;: &quot;;[.AH263];&quot;, &quot;&quot;Weight&quot;&quot;: &quot;;[.Y263];&quot;, &quot;&quot;Spec&quot;&quot;: &quot;&quot;&quot;;[.J263];&quot;&quot;&quot;, &quot;&quot;Inflicts HP Drain?&quot;&quot;: &quot;;[.AI263];&quot; },&quot;)" office:value-type="string" office:string-value="0x105: { &quot;ID&quot;: 0x105, &quot;Name&quot;: &quot;Rhyme&quot;, &quot;MaxLevel&quot;: 1, &quot;Mingle?&quot;: 0, &quot;Psych&quot;: &quot;Summon Rhyme&quot;, &quot;Element&quot;: &quot;Pos&quot;, &quot;Brand&quot;: &quot;Unbranded&quot;, &quot;Ev. fr. pin?&quot;: 0, &quot;Weight&quot;: 5, &quot;Spec&quot;: &quot;Attack&quot;, &quot;Inflicts HP Drain?&quot;: 0 }," calcext:value-type="string">
            <text:p>0x105: { "ID": 0x105, "Name": "Rhyme", "MaxLevel": 1, "Mingle?": 0, "Psych": "Summon Rhyme", "Element": "Pos", "Brand": "Unbranded", "Ev. fr. pin?": 0, "Weight": 5, "Spec": "Attack", "Inflicts HP Drain?": 0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quot;; ;&quot;, &quot;&quot;Element&quot;&quot;: &quot;&quot;&quot;;[.G264];&quot;&quot;&quot;, &quot;&quot;Brand&quot;&quot;: &quot;&quot;&quot;;[.D264];&quot;&quot;&quot;, &quot;&quot;Ev. fr. pin?&quot;&quot;: &quot;;[.AH264];&quot;, &quot;&quot;Weight&quot;&quot;: &quot;;[.Y264];&quot;, &quot;&quot;Spec&quot;&quot;: &quot;&quot;&quot;;[.J264];&quot;&quot;&quot;, &quot;&quot;Inflicts HP Drain?&quot;&quot;: &quot;;[.AI264];&quot; },&quot;)" office:value-type="string" office:string-value="0x106: { &quot;ID&quot;: 0x106, &quot;Name&quot;: &quot;Lucky Star&quot;, &quot;MaxLevel&quot;: 3, &quot;Mingle?&quot;: 0, &quot;Psych&quot;: &quot;Mother Lode&quot;, &quot;Element&quot;: &quot;Abi&quot;, &quot;Brand&quot;: &quot;Unbranded&quot;, &quot;Ev. fr. pin?&quot;: 0, &quot;Weight&quot;: 10, &quot;Spec&quot;: &quot;---&quot;, &quot;Inflicts HP Drain?&quot;: 0 }," calcext:value-type="string">
            <text:p>0x106: { "ID": 0x106, "Name": "Lucky Star", "MaxLevel": 3, "Mingle?": 0, "Psych": "Mother Lode", "Element": "Abi", "Brand": "Unbranded", "Ev. fr. pin?": 0, "Weight": 10, "Spec": "---", "Inflicts HP Drain?": 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quot;; ;&quot;, &quot;&quot;Element&quot;&quot;: &quot;&quot;&quot;;[.G265];&quot;&quot;&quot;, &quot;&quot;Brand&quot;&quot;: &quot;&quot;&quot;;[.D265];&quot;&quot;&quot;, &quot;&quot;Ev. fr. pin?&quot;&quot;: &quot;;[.AH265];&quot;, &quot;&quot;Weight&quot;&quot;: &quot;;[.Y265];&quot;, &quot;&quot;Spec&quot;&quot;: &quot;&quot;&quot;;[.J265];&quot;&quot;&quot;, &quot;&quot;Inflicts HP Drain?&quot;&quot;: &quot;;[.AI265];&quot; },&quot;)" office:value-type="string" office:string-value="0x107: { &quot;ID&quot;: 0x107, &quot;Name&quot;: &quot;Lady Luck&quot;, &quot;MaxLevel&quot;: 3, &quot;Mingle?&quot;: 0, &quot;Psych&quot;: &quot;Mother Lode&quot;, &quot;Element&quot;: &quot;Abi&quot;, &quot;Brand&quot;: &quot;Unbranded&quot;, &quot;Ev. fr. pin?&quot;: 0, &quot;Weight&quot;: 2, &quot;Spec&quot;: &quot;---&quot;, &quot;Inflicts HP Drain?&quot;: 0 }," calcext:value-type="string">
            <text:p>0x107: { "ID": 0x107, "Name": "Lady Luck", "MaxLevel": 3, "Mingle?": 0, "Psych": "Mother Lode", "Element": "Abi", "Brand": "Unbranded", "Ev. fr. pin?": 0, "Weight": 2, "Spec": "---", "Inflicts HP Drain?": 0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quot;; ;&quot;, &quot;&quot;Element&quot;&quot;: &quot;&quot;&quot;;[.G266];&quot;&quot;&quot;, &quot;&quot;Brand&quot;&quot;: &quot;&quot;&quot;;[.D266];&quot;&quot;&quot;, &quot;&quot;Ev. fr. pin?&quot;&quot;: &quot;;[.AH266];&quot;, &quot;&quot;Weight&quot;&quot;: &quot;;[.Y266];&quot;, &quot;&quot;Spec&quot;&quot;: &quot;&quot;&quot;;[.J266];&quot;&quot;&quot;, &quot;&quot;Inflicts HP Drain?&quot;&quot;: &quot;;[.AI266];&quot; },&quot;)" office:value-type="string" office:string-value="0x108: { &quot;ID&quot;: 0x108, &quot;Name&quot;: &quot;Lucky Panda&quot;, &quot;MaxLevel&quot;: 3, &quot;Mingle?&quot;: 0, &quot;Psych&quot;: &quot;Mother Lode&quot;, &quot;Element&quot;: &quot;Abi&quot;, &quot;Brand&quot;: &quot;Unbranded&quot;, &quot;Ev. fr. pin?&quot;: 0, &quot;Weight&quot;: 1, &quot;Spec&quot;: &quot;---&quot;, &quot;Inflicts HP Drain?&quot;: 0 }," calcext:value-type="string">
            <text:p>0x108: { "ID": 0x108, "Name": "Lucky Panda", "MaxLevel": 3, "Mingle?": 0, "Psych": "Mother Lode", "Element": "Abi", "Brand": "Unbranded", "Ev. fr. pin?": 0, "Weight": 1, "Spec": "---", "Inflicts HP Drain?": 0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quot;; ;&quot;, &quot;&quot;Element&quot;&quot;: &quot;&quot;&quot;;[.G267];&quot;&quot;&quot;, &quot;&quot;Brand&quot;&quot;: &quot;&quot;&quot;;[.D267];&quot;&quot;&quot;, &quot;&quot;Ev. fr. pin?&quot;&quot;: &quot;;[.AH267];&quot;, &quot;&quot;Weight&quot;&quot;: &quot;;[.Y267];&quot;, &quot;&quot;Spec&quot;&quot;: &quot;&quot;&quot;;[.J267];&quot;&quot;&quot;, &quot;&quot;Inflicts HP Drain?&quot;&quot;: &quot;;[.AI267];&quot; },&quot;)" office:value-type="string" office:string-value="0x109: { &quot;ID&quot;: 0x109, &quot;Name&quot;: &quot;Pyrokinesis&quot;, &quot;MaxLevel&quot;: 3, &quot;Mingle?&quot;: 0, &quot;Psych&quot;: &quot;Pyrokinesis&quot;, &quot;Element&quot;: &quot;Neg&quot;, &quot;Brand&quot;: &quot;Unbranded&quot;, &quot;Ev. fr. pin?&quot;: 0, &quot;Weight&quot;: 5, &quot;Spec&quot;: &quot;Attack&quot;, &quot;Inflicts HP Drain?&quot;: 0 }," calcext:value-type="string">
            <text:p>0x109: { "ID": 0x109, "Name": "Pyrokinesis", "MaxLevel": 3, "Mingle?": 0, "Psych": "Pyrokinesis", "Element": "Neg", "Brand": "Unbranded", "Ev. fr. pin?": 0, "Weight": 5, "Spec": "Attack", "Inflicts HP Drain?": 0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quot;; ;&quot;, &quot;&quot;Element&quot;&quot;: &quot;&quot;&quot;;[.G268];&quot;&quot;&quot;, &quot;&quot;Brand&quot;&quot;: &quot;&quot;&quot;;[.D268];&quot;&quot;&quot;, &quot;&quot;Ev. fr. pin?&quot;&quot;: &quot;;[.AH268];&quot;, &quot;&quot;Weight&quot;&quot;: &quot;;[.Y268];&quot;, &quot;&quot;Spec&quot;&quot;: &quot;&quot;&quot;;[.J268];&quot;&quot;&quot;, &quot;&quot;Inflicts HP Drain?&quot;&quot;: &quot;;[.AI268];&quot; },&quot;)" office:value-type="string" office:string-value="0x10A: { &quot;ID&quot;: 0x10A, &quot;Name&quot;: &quot;Shockwave&quot;, &quot;MaxLevel&quot;: 3, &quot;Mingle?&quot;: 0, &quot;Psych&quot;: &quot;Shockwave&quot;, &quot;Element&quot;: &quot;Pos&quot;, &quot;Brand&quot;: &quot;Unbranded&quot;, &quot;Ev. fr. pin?&quot;: 0, &quot;Weight&quot;: 4, &quot;Spec&quot;: &quot;Attack&quot;, &quot;Inflicts HP Drain?&quot;: 0 }," calcext:value-type="string">
            <text:p>0x10A: { "ID": 0x10A, "Name": "Shockwave", "MaxLevel": 3, "Mingle?": 0, "Psych": "Shockwave", "Element": "Pos", "Brand": "Unbranded", "Ev. fr. pin?": 0, "Weight": 4, "Spec": "Attack", "Inflicts HP Drain?": 0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quot;; ;&quot;, &quot;&quot;Element&quot;&quot;: &quot;&quot;&quot;;[.G269];&quot;&quot;&quot;, &quot;&quot;Brand&quot;&quot;: &quot;&quot;&quot;;[.D269];&quot;&quot;&quot;, &quot;&quot;Ev. fr. pin?&quot;&quot;: &quot;;[.AH269];&quot;, &quot;&quot;Weight&quot;&quot;: &quot;;[.Y269];&quot;, &quot;&quot;Spec&quot;&quot;: &quot;&quot;&quot;;[.J269];&quot;&quot;&quot;, &quot;&quot;Inflicts HP Drain?&quot;&quot;: &quot;;[.AI269];&quot; },&quot;)" office:value-type="string" office:string-value="0x10B: { &quot;ID&quot;: 0x10B, &quot;Name&quot;: &quot;Cure Drink&quot;, &quot;MaxLevel&quot;: 3, &quot;Mingle?&quot;: 0, &quot;Psych&quot;: &quot;Cure Drink&quot;, &quot;Element&quot;: &quot;---&quot;, &quot;Brand&quot;: &quot;Unbranded&quot;, &quot;Ev. fr. pin?&quot;: 0, &quot;Weight&quot;: 6, &quot;Spec&quot;: &quot;Recovery&quot;, &quot;Inflicts HP Drain?&quot;: 0 }," calcext:value-type="string">
            <text:p>0x10B: { "ID": 0x10B, "Name": "Cure Drink", "MaxLevel": 3, "Mingle?": 0, "Psych": "Cure Drink", "Element": "---", "Brand": "Unbranded", "Ev. fr. pin?": 0, "Weight": 6, "Spec": "Recovery", "Inflicts HP Drain?": 0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quot;; ;&quot;, &quot;&quot;Element&quot;&quot;: &quot;&quot;&quot;;[.G270];&quot;&quot;&quot;, &quot;&quot;Brand&quot;&quot;: &quot;&quot;&quot;;[.D270];&quot;&quot;&quot;, &quot;&quot;Ev. fr. pin?&quot;&quot;: &quot;;[.AH270];&quot;, &quot;&quot;Weight&quot;&quot;: &quot;;[.Y270];&quot;, &quot;&quot;Spec&quot;&quot;: &quot;&quot;&quot;;[.J270];&quot;&quot;&quot;, &quot;&quot;Inflicts HP Drain?&quot;&quot;: &quot;;[.AI270];&quot; },&quot;)" office:value-type="string" office:string-value="0x10C: { &quot;ID&quot;: 0x10C, &quot;Name&quot;: &quot;Force Rounds&quot;, &quot;MaxLevel&quot;: 3, &quot;Mingle?&quot;: 0, &quot;Psych&quot;: &quot;Force Rounds&quot;, &quot;Element&quot;: &quot;Neg&quot;, &quot;Brand&quot;: &quot;Unbranded&quot;, &quot;Ev. fr. pin?&quot;: 0, &quot;Weight&quot;: 4, &quot;Spec&quot;: &quot;Attack&quot;, &quot;Inflicts HP Drain?&quot;: 0 }," calcext:value-type="string">
            <text:p>0x10C: { "ID": 0x10C, "Name": "Force Rounds", "MaxLevel": 3, "Mingle?": 0, "Psych": "Force Rounds", "Element": "Neg", "Brand": "Unbranded", "Ev. fr. pin?": 0, "Weight": 4, "Spec": "Attack", "Inflicts HP Drain?": 0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quot;; ;&quot;, &quot;&quot;Element&quot;&quot;: &quot;&quot;&quot;;[.G271];&quot;&quot;&quot;, &quot;&quot;Brand&quot;&quot;: &quot;&quot;&quot;;[.D271];&quot;&quot;&quot;, &quot;&quot;Ev. fr. pin?&quot;&quot;: &quot;;[.AH271];&quot;, &quot;&quot;Weight&quot;&quot;: &quot;;[.Y271];&quot;, &quot;&quot;Spec&quot;&quot;: &quot;&quot;&quot;;[.J271];&quot;&quot;&quot;, &quot;&quot;Inflicts HP Drain?&quot;&quot;: &quot;;[.AI271];&quot; },&quot;)" office:value-type="string" office:string-value="0x10D: { &quot;ID&quot;: 0x10D, &quot;Name&quot;: &quot;Psychokinesis&quot;, &quot;MaxLevel&quot;: 2, &quot;Mingle?&quot;: 0, &quot;Psych&quot;: &quot;Psychokinesis&quot;, &quot;Element&quot;: &quot;Neu&quot;, &quot;Brand&quot;: &quot;Unbranded&quot;, &quot;Ev. fr. pin?&quot;: 0, &quot;Weight&quot;: 7, &quot;Spec&quot;: &quot;Attack&quot;, &quot;Inflicts HP Drain?&quot;: 0 }," calcext:value-type="string">
            <text:p>0x10D: { "ID": 0x10D, "Name": "Psychokinesis", "MaxLevel": 2, "Mingle?": 0, "Psych": "Psychokinesis", "Element": "Neu", "Brand": "Unbranded", "Ev. fr. pin?": 0, "Weight": 7, "Spec": "Attack", "Inflicts HP Drain?": 0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quot;; ;&quot;, &quot;&quot;Element&quot;&quot;: &quot;&quot;&quot;;[.G272];&quot;&quot;&quot;, &quot;&quot;Brand&quot;&quot;: &quot;&quot;&quot;;[.D272];&quot;&quot;&quot;, &quot;&quot;Ev. fr. pin?&quot;&quot;: &quot;;[.AH272];&quot;, &quot;&quot;Weight&quot;&quot;: &quot;;[.Y272];&quot;, &quot;&quot;Spec&quot;&quot;: &quot;&quot;&quot;;[.J272];&quot;&quot;&quot;, &quot;&quot;Inflicts HP Drain?&quot;&quot;: &quot;;[.AI272];&quot; },&quot;)" office:value-type="string" office:string-value="0x10E: { &quot;ID&quot;: 0x10E, &quot;Name&quot;: &quot;Thunderbolt&quot;, &quot;MaxLevel&quot;: 2, &quot;Mingle?&quot;: 0, &quot;Psych&quot;: &quot;Thunderbolt&quot;, &quot;Element&quot;: &quot;Neg&quot;, &quot;Brand&quot;: &quot;Unbranded&quot;, &quot;Ev. fr. pin?&quot;: 0, &quot;Weight&quot;: 2, &quot;Spec&quot;: &quot;Attack&quot;, &quot;Inflicts HP Drain?&quot;: 0 }," calcext:value-type="string">
            <text:p>0x10E: { "ID": 0x10E, "Name": "Thunderbolt", "MaxLevel": 2, "Mingle?": 0, "Psych": "Thunderbolt", "Element": "Neg", "Brand": "Unbranded", "Ev. fr. pin?": 0, "Weight": 2, "Spec": "Attack", "Inflicts HP Drain?": 0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quot;; ;&quot;, &quot;&quot;Element&quot;&quot;: &quot;&quot;&quot;;[.G273];&quot;&quot;&quot;, &quot;&quot;Brand&quot;&quot;: &quot;&quot;&quot;;[.D273];&quot;&quot;&quot;, &quot;&quot;Ev. fr. pin?&quot;&quot;: &quot;;[.AH273];&quot;, &quot;&quot;Weight&quot;&quot;: &quot;;[.Y273];&quot;, &quot;&quot;Spec&quot;&quot;: &quot;&quot;&quot;;[.J273];&quot;&quot;&quot;, &quot;&quot;Inflicts HP Drain?&quot;&quot;: &quot;;[.AI273];&quot; },&quot;)" office:value-type="string" office:string-value="0x10F: { &quot;ID&quot;: 0x10F, &quot;Name&quot;: &quot;The Eyes Have It&quot;, &quot;MaxLevel&quot;: 3, &quot;Mingle?&quot;: 0, &quot;Psych&quot;: &quot;Frostbite&quot;, &quot;Element&quot;: &quot;Neg&quot;, &quot;Brand&quot;: &quot;Unbranded&quot;, &quot;Ev. fr. pin?&quot;: 0, &quot;Weight&quot;: 8, &quot;Spec&quot;: &quot;Attack&quot;, &quot;Inflicts HP Drain?&quot;: 0 }," calcext:value-type="string">
            <text:p>0x10F: { "ID": 0x10F, "Name": "The Eyes Have It", "MaxLevel": 3, "Mingle?": 0, "Psych": "Frostbite", "Element": "Neg", "Brand": "Unbranded", "Ev. fr. pin?": 0, "Weight": 8, "Spec": "Attack", "Inflicts HP Drain?": 0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quot;; ;&quot;, &quot;&quot;Element&quot;&quot;: &quot;&quot;&quot;;[.G274];&quot;&quot;&quot;, &quot;&quot;Brand&quot;&quot;: &quot;&quot;&quot;;[.D274];&quot;&quot;&quot;, &quot;&quot;Ev. fr. pin?&quot;&quot;: &quot;;[.AH274];&quot;, &quot;&quot;Weight&quot;&quot;: &quot;;[.Y274];&quot;, &quot;&quot;Spec&quot;&quot;: &quot;&quot;&quot;;[.J274];&quot;&quot;&quot;, &quot;&quot;Inflicts HP Drain?&quot;&quot;: &quot;;[.AI274];&quot; },&quot;)" office:value-type="string" office:string-value="0x110: { &quot;ID&quot;: 0x110, &quot;Name&quot;: &quot;I Live for Food&quot;, &quot;MaxLevel&quot;: 3, &quot;Mingle?&quot;: 0, &quot;Psych&quot;: &quot;Cure Drink&quot;, &quot;Element&quot;: &quot;---&quot;, &quot;Brand&quot;: &quot;Unbranded&quot;, &quot;Ev. fr. pin?&quot;: 0, &quot;Weight&quot;: 9, &quot;Spec&quot;: &quot;Recovery&quot;, &quot;Inflicts HP Drain?&quot;: 0 }," calcext:value-type="string">
            <text:p>0x110: { "ID": 0x110, "Name": "I Live for Food", "MaxLevel": 3, "Mingle?": 0, "Psych": "Cure Drink", "Element": "---", "Brand": "Unbranded", "Ev. fr. pin?": 0, "Weight": 9, "Spec": "Recovery", "Inflicts HP Drain?": 0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quot;; ;&quot;, &quot;&quot;Element&quot;&quot;: &quot;&quot;&quot;;[.G275];&quot;&quot;&quot;, &quot;&quot;Brand&quot;&quot;: &quot;&quot;&quot;;[.D275];&quot;&quot;&quot;, &quot;&quot;Ev. fr. pin?&quot;&quot;: &quot;;[.AH275];&quot;, &quot;&quot;Weight&quot;&quot;: &quot;;[.Y275];&quot;, &quot;&quot;Spec&quot;&quot;: &quot;&quot;&quot;;[.J275];&quot;&quot;&quot;, &quot;&quot;Inflicts HP Drain?&quot;&quot;: &quot;;[.AI275];&quot; },&quot;)" office:value-type="string" office:string-value="0x111: { &quot;ID&quot;: 0x111, &quot;Name&quot;: &quot;Walk on, Walk off&quot;, &quot;MaxLevel&quot;: 3, &quot;Mingle?&quot;: 0, &quot;Psych&quot;: &quot;Invisibility&quot;, &quot;Element&quot;: &quot;---&quot;, &quot;Brand&quot;: &quot;Unbranded&quot;, &quot;Ev. fr. pin?&quot;: 0, &quot;Weight&quot;: 1, &quot;Spec&quot;: &quot;---&quot;, &quot;Inflicts HP Drain?&quot;: 0 }," calcext:value-type="string">
            <text:p>0x111: { "ID": 0x111, "Name": "Walk on, Walk off", "MaxLevel": 3, "Mingle?": 0, "Psych": "Invisibility", "Element": "---", "Brand": "Unbranded", "Ev. fr. pin?": 0, "Weight": 1, "Spec": "---", "Inflicts HP Drain?": 0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quot;; ;&quot;, &quot;&quot;Element&quot;&quot;: &quot;&quot;&quot;;[.G276];&quot;&quot;&quot;, &quot;&quot;Brand&quot;&quot;: &quot;&quot;&quot;;[.D276];&quot;&quot;&quot;, &quot;&quot;Ev. fr. pin?&quot;&quot;: &quot;;[.AH276];&quot;, &quot;&quot;Weight&quot;&quot;: &quot;;[.Y276];&quot;, &quot;&quot;Spec&quot;&quot;: &quot;&quot;&quot;;[.J276];&quot;&quot;&quot;, &quot;&quot;Inflicts HP Drain?&quot;&quot;: &quot;;[.AI276];&quot; },&quot;)" office:value-type="string" office:string-value="0x112: { &quot;ID&quot;: 0x112, &quot;Name&quot;: &quot;Me Time is Free Time&quot;, &quot;MaxLevel&quot;: 3, &quot;Mingle?&quot;: 0, &quot;Psych&quot;: &quot;Sweeper&quot;, &quot;Element&quot;: &quot;---&quot;, &quot;Brand&quot;: &quot;Unbranded&quot;, &quot;Ev. fr. pin?&quot;: 0, &quot;Weight&quot;: 8, &quot;Spec&quot;: &quot;---&quot;, &quot;Inflicts HP Drain?&quot;: 0 }," calcext:value-type="string">
            <text:p>0x112: { "ID": 0x112, "Name": "Me Time is Free Time", "MaxLevel": 3, "Mingle?": 0, "Psych": "Sweeper", "Element": "---", "Brand": "Unbranded", "Ev. fr. pin?": 0, "Weight": 8, "Spec": "---", "Inflicts HP Drain?": 0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quot;; ;&quot;, &quot;&quot;Element&quot;&quot;: &quot;&quot;&quot;;[.G277];&quot;&quot;&quot;, &quot;&quot;Brand&quot;&quot;: &quot;&quot;&quot;;[.D277];&quot;&quot;&quot;, &quot;&quot;Ev. fr. pin?&quot;&quot;: &quot;;[.AH277];&quot;, &quot;&quot;Weight&quot;&quot;: &quot;;[.Y277];&quot;, &quot;&quot;Spec&quot;&quot;: &quot;&quot;&quot;;[.J277];&quot;&quot;&quot;, &quot;&quot;Inflicts HP Drain?&quot;&quot;: &quot;;[.AI277];&quot; },&quot;)" office:value-type="string" office:string-value="0x113: { &quot;ID&quot;: 0x113, &quot;Name&quot;: &quot;Fuji Yama&quot;, &quot;MaxLevel&quot;: 5, &quot;Mingle?&quot;: 0, &quot;Psych&quot;: &quot;Discharge&quot;, &quot;Element&quot;: &quot;Neg&quot;, &quot;Brand&quot;: &quot;Unbranded&quot;, &quot;Ev. fr. pin?&quot;: 0, &quot;Weight&quot;: 3, &quot;Spec&quot;: &quot;Attack&quot;, &quot;Inflicts HP Drain?&quot;: 0 }," calcext:value-type="string">
            <text:p>0x113: { "ID": 0x113, "Name": "Fuji Yama", "MaxLevel": 5, "Mingle?": 0, "Psych": "Discharge", "Element": "Neg", "Brand": "Unbranded", "Ev. fr. pin?": 0, "Weight": 3, "Spec": "Attack", "Inflicts HP Drain?": 0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quot;; ;&quot;, &quot;&quot;Element&quot;&quot;: &quot;&quot;&quot;;[.G278];&quot;&quot;&quot;, &quot;&quot;Brand&quot;&quot;: &quot;&quot;&quot;;[.D278];&quot;&quot;&quot;, &quot;&quot;Ev. fr. pin?&quot;&quot;: &quot;;[.AH278];&quot;, &quot;&quot;Weight&quot;&quot;: &quot;;[.Y278];&quot;, &quot;&quot;Spec&quot;&quot;: &quot;&quot;&quot;;[.J278];&quot;&quot;&quot;, &quot;&quot;Inflicts HP Drain?&quot;&quot;: &quot;;[.AI278];&quot; },&quot;)" office:value-type="string" office:string-value="0x114: { &quot;ID&quot;: 0x114, &quot;Name&quot;: &quot;Daruma&quot;, &quot;MaxLevel&quot;: 5, &quot;Mingle?&quot;: 0, &quot;Psych&quot;: &quot;Apport&quot;, &quot;Element&quot;: &quot;Neg&quot;, &quot;Brand&quot;: &quot;Unbranded&quot;, &quot;Ev. fr. pin?&quot;: 0, &quot;Weight&quot;: 7, &quot;Spec&quot;: &quot;Attack&quot;, &quot;Inflicts HP Drain?&quot;: 0 }," calcext:value-type="string">
            <text:p>0x114: { "ID": 0x114, "Name": "Daruma", "MaxLevel": 5, "Mingle?": 0, "Psych": "Apport", "Element": "Neg", "Brand": "Unbranded", "Ev. fr. pin?": 0, "Weight": 7, "Spec": "Attack", "Inflicts HP Drain?": 0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quot;; ;&quot;, &quot;&quot;Element&quot;&quot;: &quot;&quot;&quot;;[.G279];&quot;&quot;&quot;, &quot;&quot;Brand&quot;&quot;: &quot;&quot;&quot;;[.D279];&quot;&quot;&quot;, &quot;&quot;Ev. fr. pin?&quot;&quot;: &quot;;[.AH279];&quot;, &quot;&quot;Weight&quot;&quot;: &quot;;[.Y279];&quot;, &quot;&quot;Spec&quot;&quot;: &quot;&quot;&quot;;[.J279];&quot;&quot;&quot;, &quot;&quot;Inflicts HP Drain?&quot;&quot;: &quot;;[.AI279];&quot; },&quot;)" office:value-type="string" office:string-value="0x115: { &quot;ID&quot;: 0x115, &quot;Name&quot;: &quot;Sushi&quot;, &quot;MaxLevel&quot;: 5, &quot;Mingle?&quot;: 0, &quot;Psych&quot;: &quot;Stellar Flurry&quot;, &quot;Element&quot;: &quot;Pos&quot;, &quot;Brand&quot;: &quot;Unbranded&quot;, &quot;Ev. fr. pin?&quot;: 0, &quot;Weight&quot;: 5, &quot;Spec&quot;: &quot;Attack&quot;, &quot;Inflicts HP Drain?&quot;: 0 }," calcext:value-type="string">
            <text:p>0x115: { "ID": 0x115, "Name": "Sushi", "MaxLevel": 5, "Mingle?": 0, "Psych": "Stellar Flurry", "Element": "Pos", "Brand": "Unbranded", "Ev. fr. pin?": 0, "Weight": 5, "Spec": "Attack", "Inflicts HP Drain?": 0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quot;; ;&quot;, &quot;&quot;Element&quot;&quot;: &quot;&quot;&quot;;[.G280];&quot;&quot;&quot;, &quot;&quot;Brand&quot;&quot;: &quot;&quot;&quot;;[.D280];&quot;&quot;&quot;, &quot;&quot;Ev. fr. pin?&quot;&quot;: &quot;;[.AH280];&quot;, &quot;&quot;Weight&quot;&quot;: &quot;;[.Y280];&quot;, &quot;&quot;Spec&quot;&quot;: &quot;&quot;&quot;;[.J280];&quot;&quot;&quot;, &quot;&quot;Inflicts HP Drain?&quot;&quot;: &quot;;[.AI280];&quot; },&quot;)" office:value-type="string" office:string-value="0x116: { &quot;ID&quot;: 0x116, &quot;Name&quot;: &quot;Shinobi&quot;, &quot;MaxLevel&quot;: 5, &quot;Mingle?&quot;: 0, &quot;Psych&quot;: &quot;Energy Rounds&quot;, &quot;Element&quot;: &quot;Neg&quot;, &quot;Brand&quot;: &quot;Unbranded&quot;, &quot;Ev. fr. pin?&quot;: 0, &quot;Weight&quot;: 4, &quot;Spec&quot;: &quot;Attack&quot;, &quot;Inflicts HP Drain?&quot;: 0 }," calcext:value-type="string">
            <text:p>0x116: { "ID": 0x116, "Name": "Shinobi", "MaxLevel": 5, "Mingle?": 0, "Psych": "Energy Rounds", "Element": "Neg", "Brand": "Unbranded", "Ev. fr. pin?": 0, "Weight": 4, "Spec": "Attack", "Inflicts HP Drain?": 0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quot;; ;&quot;, &quot;&quot;Element&quot;&quot;: &quot;&quot;&quot;;[.G281];&quot;&quot;&quot;, &quot;&quot;Brand&quot;&quot;: &quot;&quot;&quot;;[.D281];&quot;&quot;&quot;, &quot;&quot;Ev. fr. pin?&quot;&quot;: &quot;;[.AH281];&quot;, &quot;&quot;Weight&quot;&quot;: &quot;;[.Y281];&quot;, &quot;&quot;Spec&quot;&quot;: &quot;&quot;&quot;;[.J281];&quot;&quot;&quot;, &quot;&quot;Inflicts HP Drain?&quot;&quot;: &quot;;[.AI281];&quot; },&quot;)" office:value-type="string" office:string-value="0x117: { &quot;ID&quot;: 0x117, &quot;Name&quot;: &quot;Tigris&quot;, &quot;MaxLevel&quot;: 10, &quot;Mingle?&quot;: 0, &quot;Psych&quot;: &quot;Piercing Pillar&quot;, &quot;Element&quot;: &quot;Neg&quot;, &quot;Brand&quot;: &quot;Unbranded&quot;, &quot;Ev. fr. pin?&quot;: 0, &quot;Weight&quot;: 4, &quot;Spec&quot;: &quot;Attack&quot;, &quot;Inflicts HP Drain?&quot;: 0 }," calcext:value-type="string">
            <text:p>0x117: { "ID": 0x117, "Name": "Tigris", "MaxLevel": 10, "Mingle?": 0, "Psych": "Piercing Pillar", "Element": "Neg", "Brand": "Unbranded", "Ev. fr. pin?": 0, "Weight": 4, "Spec": "Attack", "Inflicts HP Drain?": 0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quot;; ;&quot;, &quot;&quot;Element&quot;&quot;: &quot;&quot;&quot;;[.G282];&quot;&quot;&quot;, &quot;&quot;Brand&quot;&quot;: &quot;&quot;&quot;;[.D282];&quot;&quot;&quot;, &quot;&quot;Ev. fr. pin?&quot;&quot;: &quot;;[.AH282];&quot;, &quot;&quot;Weight&quot;&quot;: &quot;;[.Y282];&quot;, &quot;&quot;Spec&quot;&quot;: &quot;&quot;&quot;;[.J282];&quot;&quot;&quot;, &quot;&quot;Inflicts HP Drain?&quot;&quot;: &quot;;[.AI282];&quot; },&quot;)" office:value-type="string" office:string-value="0x118: { &quot;ID&quot;: 0x118, &quot;Name&quot;: &quot;Corehog&quot;, &quot;MaxLevel&quot;: 5, &quot;Mingle?&quot;: 0, &quot;Psych&quot;: &quot;Burst Rounds&quot;, &quot;Element&quot;: &quot;Neg&quot;, &quot;Brand&quot;: &quot;Unbranded&quot;, &quot;Ev. fr. pin?&quot;: 0, &quot;Weight&quot;: 5, &quot;Spec&quot;: &quot;Attack&quot;, &quot;Inflicts HP Drain?&quot;: 0 }," calcext:value-type="string">
            <text:p>0x118: { "ID": 0x118, "Name": "Corehog", "MaxLevel": 5, "Mingle?": 0, "Psych": "Burst Rounds", "Element": "Neg", "Brand": "Unbranded", "Ev. fr. pin?": 0, "Weight": 5, "Spec": "Attack", "Inflicts HP Drain?": 0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quot;; ;&quot;, &quot;&quot;Element&quot;&quot;: &quot;&quot;&quot;;[.G283];&quot;&quot;&quot;, &quot;&quot;Brand&quot;&quot;: &quot;&quot;&quot;;[.D283];&quot;&quot;&quot;, &quot;&quot;Ev. fr. pin?&quot;&quot;: &quot;;[.AH283];&quot;, &quot;&quot;Weight&quot;&quot;: &quot;;[.Y283];&quot;, &quot;&quot;Spec&quot;&quot;: &quot;&quot;&quot;;[.J283];&quot;&quot;&quot;, &quot;&quot;Inflicts HP Drain?&quot;&quot;: &quot;;[.AI283];&quot; },&quot;)" office:value-type="string" office:string-value="0x119: { &quot;ID&quot;: 0x119, &quot;Name&quot;: &quot;Jelly&quot;, &quot;MaxLevel&quot;: 7, &quot;Mingle?&quot;: 0, &quot;Psych&quot;: &quot;Discharge&quot;, &quot;Element&quot;: &quot;Neg&quot;, &quot;Brand&quot;: &quot;Unbranded&quot;, &quot;Ev. fr. pin?&quot;: 0, &quot;Weight&quot;: 6, &quot;Spec&quot;: &quot;Attack&quot;, &quot;Inflicts HP Drain?&quot;: 0 }," calcext:value-type="string">
            <text:p>0x119: { "ID": 0x119, "Name": "Jelly", "MaxLevel": 7, "Mingle?": 0, "Psych": "Discharge", "Element": "Neg", "Brand": "Unbranded", "Ev. fr. pin?": 0, "Weight": 6, "Spec": "Attack", "Inflicts HP Drain?": 0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quot;; ;&quot;, &quot;&quot;Element&quot;&quot;: &quot;&quot;&quot;;[.G284];&quot;&quot;&quot;, &quot;&quot;Brand&quot;&quot;: &quot;&quot;&quot;;[.D284];&quot;&quot;&quot;, &quot;&quot;Ev. fr. pin?&quot;&quot;: &quot;;[.AH284];&quot;, &quot;&quot;Weight&quot;&quot;: &quot;;[.Y284];&quot;, &quot;&quot;Spec&quot;&quot;: &quot;&quot;&quot;;[.J284];&quot;&quot;&quot;, &quot;&quot;Inflicts HP Drain?&quot;&quot;: &quot;;[.AI284];&quot; },&quot;)" office:value-type="string" office:string-value="0x11A: { &quot;ID&quot;: 0x11A, &quot;Name&quot;: &quot;Shark&quot;, &quot;MaxLevel&quot;: 3, &quot;Mingle?&quot;: 0, &quot;Psych&quot;: &quot;Black Hole&quot;, &quot;Element&quot;: &quot;---&quot;, &quot;Brand&quot;: &quot;Unbranded&quot;, &quot;Ev. fr. pin?&quot;: 0, &quot;Weight&quot;: 8, &quot;Spec&quot;: &quot;---&quot;, &quot;Inflicts HP Drain?&quot;: 0 }," calcext:value-type="string">
            <text:p>0x11A: { "ID": 0x11A, "Name": "Shark", "MaxLevel": 3, "Mingle?": 0, "Psych": "Black Hole", "Element": "---", "Brand": "Unbranded", "Ev. fr. pin?": 0, "Weight": 8, "Spec": "---", "Inflicts HP Drain?": 0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quot;; ;&quot;, &quot;&quot;Element&quot;&quot;: &quot;&quot;&quot;;[.G285];&quot;&quot;&quot;, &quot;&quot;Brand&quot;&quot;: &quot;&quot;&quot;;[.D285];&quot;&quot;&quot;, &quot;&quot;Ev. fr. pin?&quot;&quot;: &quot;;[.AH285];&quot;, &quot;&quot;Weight&quot;&quot;: &quot;;[.Y285];&quot;, &quot;&quot;Spec&quot;&quot;: &quot;&quot;&quot;;[.J285];&quot;&quot;&quot;, &quot;&quot;Inflicts HP Drain?&quot;&quot;: &quot;;[.AI285];&quot; },&quot;)" office:value-type="string" office:string-value="0x11B: { &quot;ID&quot;: 0x11B, &quot;Name&quot;: &quot;Leo&quot;, &quot;MaxLevel&quot;: 3, &quot;Mingle?&quot;: 0, &quot;Psych&quot;: &quot;Teleport&quot;, &quot;Element&quot;: &quot;---&quot;, &quot;Brand&quot;: &quot;Unbranded&quot;, &quot;Ev. fr. pin?&quot;: 0, &quot;Weight&quot;: 2, &quot;Spec&quot;: &quot;---&quot;, &quot;Inflicts HP Drain?&quot;: 0 }," calcext:value-type="string">
            <text:p>0x11B: { "ID": 0x11B, "Name": "Leo", "MaxLevel": 3, "Mingle?": 0, "Psych": "Teleport", "Element": "---", "Brand": "Unbranded", "Ev. fr. pin?": 0, "Weight": 2, "Spec": "---", "Inflicts HP Drain?": 0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quot;; ;&quot;, &quot;&quot;Element&quot;&quot;: &quot;&quot;&quot;;[.G286];&quot;&quot;&quot;, &quot;&quot;Brand&quot;&quot;: &quot;&quot;&quot;;[.D286];&quot;&quot;&quot;, &quot;&quot;Ev. fr. pin?&quot;&quot;: &quot;;[.AH286];&quot;, &quot;&quot;Weight&quot;&quot;: &quot;;[.Y286];&quot;, &quot;&quot;Spec&quot;&quot;: &quot;&quot;&quot;;[.J286];&quot;&quot;&quot;, &quot;&quot;Inflicts HP Drain?&quot;&quot;: &quot;;[.AI286];&quot; },&quot;)" office:value-type="string" office:string-value="0x11C: { &quot;ID&quot;: 0x11C, &quot;Name&quot;: &quot;Ovis&quot;, &quot;MaxLevel&quot;: 9, &quot;Mingle?&quot;: 0, &quot;Psych&quot;: &quot;Thunderbolt&quot;, &quot;Element&quot;: &quot;Neg&quot;, &quot;Brand&quot;: &quot;Unbranded&quot;, &quot;Ev. fr. pin?&quot;: 0, &quot;Weight&quot;: 3, &quot;Spec&quot;: &quot;Attack&quot;, &quot;Inflicts HP Drain?&quot;: 0 }," calcext:value-type="string">
            <text:p>0x11C: { "ID": 0x11C, "Name": "Ovis", "MaxLevel": 9, "Mingle?": 0, "Psych": "Thunderbolt", "Element": "Neg", "Brand": "Unbranded", "Ev. fr. pin?": 0, "Weight": 3, "Spec": "Attack", "Inflicts HP Drain?": 0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quot;; ;&quot;, &quot;&quot;Element&quot;&quot;: &quot;&quot;&quot;;[.G287];&quot;&quot;&quot;, &quot;&quot;Brand&quot;&quot;: &quot;&quot;&quot;;[.D287];&quot;&quot;&quot;, &quot;&quot;Ev. fr. pin?&quot;&quot;: &quot;;[.AH287];&quot;, &quot;&quot;Weight&quot;&quot;: &quot;;[.Y287];&quot;, &quot;&quot;Spec&quot;&quot;: &quot;&quot;&quot;;[.J287];&quot;&quot;&quot;, &quot;&quot;Inflicts HP Drain?&quot;&quot;: &quot;;[.AI287];&quot; },&quot;)" office:value-type="string" office:string-value="0x11D: { &quot;ID&quot;: 0x11D, &quot;Name&quot;: &quot;Cornix&quot;, &quot;MaxLevel&quot;: 4, &quot;Mingle?&quot;: 0, &quot;Psych&quot;: &quot;Apport&quot;, &quot;Element&quot;: &quot;Neg&quot;, &quot;Brand&quot;: &quot;Unbranded&quot;, &quot;Ev. fr. pin?&quot;: 0, &quot;Weight&quot;: 7, &quot;Spec&quot;: &quot;Attack&quot;, &quot;Inflicts HP Drain?&quot;: 0 }," calcext:value-type="string">
            <text:p>0x11D: { "ID": 0x11D, "Name": "Cornix", "MaxLevel": 4, "Mingle?": 0, "Psych": "Apport", "Element": "Neg", "Brand": "Unbranded", "Ev. fr. pin?": 0, "Weight": 7, "Spec": "Attack", "Inflicts HP Drain?": 0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quot;; ;&quot;, &quot;&quot;Element&quot;&quot;: &quot;&quot;&quot;;[.G288];&quot;&quot;&quot;, &quot;&quot;Brand&quot;&quot;: &quot;&quot;&quot;;[.D288];&quot;&quot;&quot;, &quot;&quot;Ev. fr. pin?&quot;&quot;: &quot;;[.AH288];&quot;, &quot;&quot;Weight&quot;&quot;: &quot;;[.Y288];&quot;, &quot;&quot;Spec&quot;&quot;: &quot;&quot;&quot;;[.J288];&quot;&quot;&quot;, &quot;&quot;Inflicts HP Drain?&quot;&quot;: &quot;;[.AI288];&quot; },&quot;)" office:value-type="string" office:string-value="0x11E: { &quot;ID&quot;: 0x11E, &quot;Name&quot;: &quot;Popguin&quot;, &quot;MaxLevel&quot;: 3, &quot;Mingle?&quot;: 0, &quot;Psych&quot;: &quot;Force Rounds&quot;, &quot;Element&quot;: &quot;Neg&quot;, &quot;Brand&quot;: &quot;Unbranded&quot;, &quot;Ev. fr. pin?&quot;: 0, &quot;Weight&quot;: 5, &quot;Spec&quot;: &quot;Attack&quot;, &quot;Inflicts HP Drain?&quot;: 0 }," calcext:value-type="string">
            <text:p>0x11E: { "ID": 0x11E, "Name": "Popguin", "MaxLevel": 3, "Mingle?": 0, "Psych": "Force Rounds", "Element": "Neg", "Brand": "Unbranded", "Ev. fr. pin?": 0, "Weight": 5, "Spec": "Attack", "Inflicts HP Drain?": 0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quot;; ;&quot;, &quot;&quot;Element&quot;&quot;: &quot;&quot;&quot;;[.G289];&quot;&quot;&quot;, &quot;&quot;Brand&quot;&quot;: &quot;&quot;&quot;;[.D289];&quot;&quot;&quot;, &quot;&quot;Ev. fr. pin?&quot;&quot;: &quot;;[.AH289];&quot;, &quot;&quot;Weight&quot;&quot;: &quot;;[.Y289];&quot;, &quot;&quot;Spec&quot;&quot;: &quot;&quot;&quot;;[.J289];&quot;&quot;&quot;, &quot;&quot;Inflicts HP Drain?&quot;&quot;: &quot;;[.AI289];&quot; },&quot;)" office:value-type="string" office:string-value="0x11F: { &quot;ID&quot;: 0x11F, &quot;Name&quot;: &quot;Pteropus&quot;, &quot;MaxLevel&quot;: 6, &quot;Mingle?&quot;: 0, &quot;Psych&quot;: &quot;Patrol Rounds&quot;, &quot;Element&quot;: &quot;Neg&quot;, &quot;Brand&quot;: &quot;Unbranded&quot;, &quot;Ev. fr. pin?&quot;: 0, &quot;Weight&quot;: 6, &quot;Spec&quot;: &quot;Attack&quot;, &quot;Inflicts HP Drain?&quot;: 0 }," calcext:value-type="string">
            <text:p>0x11F: { "ID": 0x11F, "Name": "Pteropus", "MaxLevel": 6, "Mingle?": 0, "Psych": "Patrol Rounds", "Element": "Neg", "Brand": "Unbranded", "Ev. fr. pin?": 0, "Weight": 6, "Spec": "Attack", "Inflicts HP Drain?": 0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quot;; ;&quot;, &quot;&quot;Element&quot;&quot;: &quot;&quot;&quot;;[.G290];&quot;&quot;&quot;, &quot;&quot;Brand&quot;&quot;: &quot;&quot;&quot;;[.D290];&quot;&quot;&quot;, &quot;&quot;Ev. fr. pin?&quot;&quot;: &quot;;[.AH290];&quot;, &quot;&quot;Weight&quot;&quot;: &quot;;[.Y290];&quot;, &quot;&quot;Spec&quot;&quot;: &quot;&quot;&quot;;[.J290];&quot;&quot;&quot;, &quot;&quot;Inflicts HP Drain?&quot;&quot;: &quot;;[.AI290];&quot; },&quot;)" office:value-type="string" office:string-value="0x120: { &quot;ID&quot;: 0x120, &quot;Name&quot;: &quot;Mink&quot;, &quot;MaxLevel&quot;: 4, &quot;Mingle?&quot;: 0, &quot;Psych&quot;: &quot;Twister&quot;, &quot;Element&quot;: &quot;Neg&quot;, &quot;Brand&quot;: &quot;Unbranded&quot;, &quot;Ev. fr. pin?&quot;: 0, &quot;Weight&quot;: 5, &quot;Spec&quot;: &quot;Attack&quot;, &quot;Inflicts HP Drain?&quot;: 0 }," calcext:value-type="string">
            <text:p>0x120: { "ID": 0x120, "Name": "Mink", "MaxLevel": 4, "Mingle?": 0, "Psych": "Twister", "Element": "Neg", "Brand": "Unbranded", "Ev. fr. pin?": 0, "Weight": 5, "Spec": "Attack", "Inflicts HP Drain?": 0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quot;; ;&quot;, &quot;&quot;Element&quot;&quot;: &quot;&quot;&quot;;[.G291];&quot;&quot;&quot;, &quot;&quot;Brand&quot;&quot;: &quot;&quot;&quot;;[.D291];&quot;&quot;&quot;, &quot;&quot;Ev. fr. pin?&quot;&quot;: &quot;;[.AH291];&quot;, &quot;&quot;Weight&quot;&quot;: &quot;;[.Y291];&quot;, &quot;&quot;Spec&quot;&quot;: &quot;&quot;&quot;;[.J291];&quot;&quot;&quot;, &quot;&quot;Inflicts HP Drain?&quot;&quot;: &quot;;[.AI291];&quot; },&quot;)" office:value-type="string" office:string-value="0x121: { &quot;ID&quot;: 0x121, &quot;Name&quot;: &quot;Boomer&quot;, &quot;MaxLevel&quot;: 5, &quot;Mingle?&quot;: 0, &quot;Psych&quot;: &quot;Grave Marker&quot;, &quot;Element&quot;: &quot;Pos&quot;, &quot;Brand&quot;: &quot;Unbranded&quot;, &quot;Ev. fr. pin?&quot;: 0, &quot;Weight&quot;: 4, &quot;Spec&quot;: &quot;Attack&quot;, &quot;Inflicts HP Drain?&quot;: 0 }," calcext:value-type="string">
            <text:p>0x121: { "ID": 0x121, "Name": "Boomer", "MaxLevel": 5, "Mingle?": 0, "Psych": "Grave Marker", "Element": "Pos", "Brand": "Unbranded", "Ev. fr. pin?": 0, "Weight": 4, "Spec": "Attack", "Inflicts HP Drain?": 0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quot;; ;&quot;, &quot;&quot;Element&quot;&quot;: &quot;&quot;&quot;;[.G292];&quot;&quot;&quot;, &quot;&quot;Brand&quot;&quot;: &quot;&quot;&quot;;[.D292];&quot;&quot;&quot;, &quot;&quot;Ev. fr. pin?&quot;&quot;: &quot;;[.AH292];&quot;, &quot;&quot;Weight&quot;&quot;: &quot;;[.Y292];&quot;, &quot;&quot;Spec&quot;&quot;: &quot;&quot;&quot;;[.J292];&quot;&quot;&quot;, &quot;&quot;Inflicts HP Drain?&quot;&quot;: &quot;;[.AI292];&quot; },&quot;)" office:value-type="string" office:string-value="0x122: { &quot;ID&quot;: 0x122, &quot;Name&quot;: &quot;Sprog&quot;, &quot;MaxLevel&quot;: 4, &quot;Mingle?&quot;: 0, &quot;Psych&quot;: &quot;Freeze&quot;, &quot;Element&quot;: &quot;Neg&quot;, &quot;Brand&quot;: &quot;Unbranded&quot;, &quot;Ev. fr. pin?&quot;: 0, &quot;Weight&quot;: 8, &quot;Spec&quot;: &quot;---&quot;, &quot;Inflicts HP Drain?&quot;: 0 }," calcext:value-type="string">
            <text:p>0x122: { "ID": 0x122, "Name": "Sprog", "MaxLevel": 4, "Mingle?": 0, "Psych": "Freeze", "Element": "Neg", "Brand": "Unbranded", "Ev. fr. pin?": 0, "Weight": 8, "Spec": "---", "Inflicts HP Drain?": 0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quot;; ;&quot;, &quot;&quot;Element&quot;&quot;: &quot;&quot;&quot;;[.G293];&quot;&quot;&quot;, &quot;&quot;Brand&quot;&quot;: &quot;&quot;&quot;;[.D293];&quot;&quot;&quot;, &quot;&quot;Ev. fr. pin?&quot;&quot;: &quot;;[.AH293];&quot;, &quot;&quot;Weight&quot;&quot;: &quot;;[.Y293];&quot;, &quot;&quot;Spec&quot;&quot;: &quot;&quot;&quot;;[.J293];&quot;&quot;&quot;, &quot;&quot;Inflicts HP Drain?&quot;&quot;: &quot;;[.AI293];&quot; },&quot;)" office:value-type="string" office:string-value="0x123: { &quot;ID&quot;: 0x123, &quot;Name&quot;: &quot;Fox&quot;, &quot;MaxLevel&quot;: 3, &quot;Mingle?&quot;: 0, &quot;Psych&quot;: &quot;Flame Core&quot;, &quot;Element&quot;: &quot;Neg&quot;, &quot;Brand&quot;: &quot;Unbranded&quot;, &quot;Ev. fr. pin?&quot;: 0, &quot;Weight&quot;: 5, &quot;Spec&quot;: &quot;Attack&quot;, &quot;Inflicts HP Drain?&quot;: 0 }," calcext:value-type="string">
            <text:p>0x123: { "ID": 0x123, "Name": "Fox", "MaxLevel": 3, "Mingle?": 0, "Psych": "Flame Core", "Element": "Neg", "Brand": "Unbranded", "Ev. fr. pin?": 0, "Weight": 5, "Spec": "Attack", "Inflicts HP Drain?": 0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quot;; ;&quot;, &quot;&quot;Element&quot;&quot;: &quot;&quot;&quot;;[.G294];&quot;&quot;&quot;, &quot;&quot;Brand&quot;&quot;: &quot;&quot;&quot;;[.D294];&quot;&quot;&quot;, &quot;&quot;Ev. fr. pin?&quot;&quot;: &quot;;[.AH294];&quot;, &quot;&quot;Weight&quot;&quot;: &quot;;[.Y294];&quot;, &quot;&quot;Spec&quot;&quot;: &quot;&quot;&quot;;[.J294];&quot;&quot;&quot;, &quot;&quot;Inflicts HP Drain?&quot;&quot;: &quot;;[.AI294];&quot; },&quot;)" office:value-type="string" office:string-value="0x124: { &quot;ID&quot;: 0x124, &quot;Name&quot;: &quot;Bat&quot;, &quot;MaxLevel&quot;: 5, &quot;Mingle?&quot;: 0, &quot;Psych&quot;: &quot;Patrol Rounds&quot;, &quot;Element&quot;: &quot;Neg&quot;, &quot;Brand&quot;: &quot;Unbranded&quot;, &quot;Ev. fr. pin?&quot;: 0, &quot;Weight&quot;: 6, &quot;Spec&quot;: &quot;Attack&quot;, &quot;Inflicts HP Drain?&quot;: 0 }," calcext:value-type="string">
            <text:p>0x124: { "ID": 0x124, "Name": "Bat", "MaxLevel": 5, "Mingle?": 0, "Psych": "Patrol Rounds", "Element": "Neg", "Brand": "Unbranded", "Ev. fr. pin?": 0, "Weight": 6, "Spec": "Attack", "Inflicts HP Drain?": 0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quot;; ;&quot;, &quot;&quot;Element&quot;&quot;: &quot;&quot;&quot;;[.G295];&quot;&quot;&quot;, &quot;&quot;Brand&quot;&quot;: &quot;&quot;&quot;;[.D295];&quot;&quot;&quot;, &quot;&quot;Ev. fr. pin?&quot;&quot;: &quot;;[.AH295];&quot;, &quot;&quot;Weight&quot;&quot;: &quot;;[.Y295];&quot;, &quot;&quot;Spec&quot;&quot;: &quot;&quot;&quot;;[.J295];&quot;&quot;&quot;, &quot;&quot;Inflicts HP Drain?&quot;&quot;: &quot;;[.AI295];&quot; },&quot;)" office:value-type="string" office:string-value="0x125: { &quot;ID&quot;: 0x125, &quot;Name&quot;: &quot;Rhino&quot;, &quot;MaxLevel&quot;: 4, &quot;Mingle?&quot;: 0, &quot;Psych&quot;: &quot;Massive Hit&quot;, &quot;Element&quot;: &quot;Pos&quot;, &quot;Brand&quot;: &quot;Unbranded&quot;, &quot;Ev. fr. pin?&quot;: 0, &quot;Weight&quot;: 6, &quot;Spec&quot;: &quot;Attack&quot;, &quot;Inflicts HP Drain?&quot;: 0 }," calcext:value-type="string">
            <text:p>0x125: { "ID": 0x125, "Name": "Rhino", "MaxLevel": 4, "Mingle?": 0, "Psych": "Massive Hit", "Element": "Pos", "Brand": "Unbranded", "Ev. fr. pin?": 0, "Weight": 6, "Spec": "Attack", "Inflicts HP Drain?": 0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quot;; ;&quot;, &quot;&quot;Element&quot;&quot;: &quot;&quot;&quot;;[.G296];&quot;&quot;&quot;, &quot;&quot;Brand&quot;&quot;: &quot;&quot;&quot;;[.D296];&quot;&quot;&quot;, &quot;&quot;Ev. fr. pin?&quot;&quot;: &quot;;[.AH296];&quot;, &quot;&quot;Weight&quot;&quot;: &quot;;[.Y296];&quot;, &quot;&quot;Spec&quot;&quot;: &quot;&quot;&quot;;[.J296];&quot;&quot;&quot;, &quot;&quot;Inflicts HP Drain?&quot;&quot;: &quot;;[.AI296];&quot; },&quot;)" office:value-type="string" office:string-value="0x126: { &quot;ID&quot;: 0x126, &quot;Name&quot;: &quot;Shrew&quot;, &quot;MaxLevel&quot;: 6, &quot;Mingle?&quot;: 0, &quot;Psych&quot;: &quot;Time Bomb&quot;, &quot;Element&quot;: &quot;Neg&quot;, &quot;Brand&quot;: &quot;Unbranded&quot;, &quot;Ev. fr. pin?&quot;: 0, &quot;Weight&quot;: 7, &quot;Spec&quot;: &quot;Attack&quot;, &quot;Inflicts HP Drain?&quot;: 0 }," calcext:value-type="string">
            <text:p>0x126: { "ID": 0x126, "Name": "Shrew", "MaxLevel": 6, "Mingle?": 0, "Psych": "Time Bomb", "Element": "Neg", "Brand": "Unbranded", "Ev. fr. pin?": 0, "Weight": 7, "Spec": "Attack", "Inflicts HP Drain?": 0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quot;; ;&quot;, &quot;&quot;Element&quot;&quot;: &quot;&quot;&quot;;[.G297];&quot;&quot;&quot;, &quot;&quot;Brand&quot;&quot;: &quot;&quot;&quot;;[.D297];&quot;&quot;&quot;, &quot;&quot;Ev. fr. pin?&quot;&quot;: &quot;;[.AH297];&quot;, &quot;&quot;Weight&quot;&quot;: &quot;;[.Y297];&quot;, &quot;&quot;Spec&quot;&quot;: &quot;&quot;&quot;;[.J297];&quot;&quot;&quot;, &quot;&quot;Inflicts HP Drain?&quot;&quot;: &quot;;[.AI297];&quot; },&quot;)" office:value-type="string" office:string-value="0x127: { &quot;ID&quot;: 0x127, &quot;Name&quot;: &quot;Woolly&quot;, &quot;MaxLevel&quot;: 4, &quot;Mingle?&quot;: 0, &quot;Psych&quot;: &quot;Earthquake&quot;, &quot;Element&quot;: &quot;Pos&quot;, &quot;Brand&quot;: &quot;Unbranded&quot;, &quot;Ev. fr. pin?&quot;: 0, &quot;Weight&quot;: 8, &quot;Spec&quot;: &quot;Attack&quot;, &quot;Inflicts HP Drain?&quot;: 0 }," calcext:value-type="string">
            <text:p>0x127: { "ID": 0x127, "Name": "Woolly", "MaxLevel": 4, "Mingle?": 0, "Psych": "Earthquake", "Element": "Pos", "Brand": "Unbranded", "Ev. fr. pin?": 0, "Weight": 8, "Spec": "Attack", "Inflicts HP Drain?": 0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quot;; ;&quot;, &quot;&quot;Element&quot;&quot;: &quot;&quot;&quot;;[.G298];&quot;&quot;&quot;, &quot;&quot;Brand&quot;&quot;: &quot;&quot;&quot;;[.D298];&quot;&quot;&quot;, &quot;&quot;Ev. fr. pin?&quot;&quot;: &quot;;[.AH298];&quot;, &quot;&quot;Weight&quot;&quot;: &quot;;[.Y298];&quot;, &quot;&quot;Spec&quot;&quot;: &quot;&quot;&quot;;[.J298];&quot;&quot;&quot;, &quot;&quot;Inflicts HP Drain?&quot;&quot;: &quot;;[.AI298];&quot; },&quot;)" office:value-type="string" office:string-value="0x128: { &quot;ID&quot;: 0x128, &quot;Name&quot;: &quot;Raven&quot;, &quot;MaxLevel&quot;: 9, &quot;Mingle?&quot;: 0, &quot;Psych&quot;: &quot;Psychokinesis&quot;, &quot;Element&quot;: &quot;Neu&quot;, &quot;Brand&quot;: &quot;Unbranded&quot;, &quot;Ev. fr. pin?&quot;: 0, &quot;Weight&quot;: 8, &quot;Spec&quot;: &quot;Attack&quot;, &quot;Inflicts HP Drain?&quot;: 0 }," calcext:value-type="string">
            <text:p>0x128: { "ID": 0x128, "Name": "Raven", "MaxLevel": 9, "Mingle?": 0, "Psych": "Psychokinesis", "Element": "Neu", "Brand": "Unbranded", "Ev. fr. pin?": 0, "Weight": 8, "Spec": "Attack", "Inflicts HP Drain?": 0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quot;; ;&quot;, &quot;&quot;Element&quot;&quot;: &quot;&quot;&quot;;[.G299];&quot;&quot;&quot;, &quot;&quot;Brand&quot;&quot;: &quot;&quot;&quot;;[.D299];&quot;&quot;&quot;, &quot;&quot;Ev. fr. pin?&quot;&quot;: &quot;;[.AH299];&quot;, &quot;&quot;Weight&quot;&quot;: &quot;;[.Y299];&quot;, &quot;&quot;Spec&quot;&quot;: &quot;&quot;&quot;;[.J299];&quot;&quot;&quot;, &quot;&quot;Inflicts HP Drain?&quot;&quot;: &quot;;[.AI299];&quot; },&quot;)" office:value-type="string" office:string-value="0x129: { &quot;ID&quot;: 0x129, &quot;Name&quot;: &quot;Drake&quot;, &quot;MaxLevel&quot;: 15, &quot;Mingle?&quot;: 0, &quot;Psych&quot;: &quot;Flame Blast&quot;, &quot;Element&quot;: &quot;Neg&quot;, &quot;Brand&quot;: &quot;Unbranded&quot;, &quot;Ev. fr. pin?&quot;: 0, &quot;Weight&quot;: 5, &quot;Spec&quot;: &quot;Attack&quot;, &quot;Inflicts HP Drain?&quot;: 1 }," calcext:value-type="string">
            <text:p>0x129: { "ID": 0x129, "Name": "Drake", "MaxLevel": 15, "Mingle?": 0, "Psych": "Flame Blast", "Element": "Neg", "Brand": "Unbranded", "Ev. fr. pin?": 0, "Weight": 5, "Spec": "Attack", "Inflicts HP Drain?": 1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quot;; ;&quot;, &quot;&quot;Element&quot;&quot;: &quot;&quot;&quot;;[.G300];&quot;&quot;&quot;, &quot;&quot;Brand&quot;&quot;: &quot;&quot;&quot;;[.D300];&quot;&quot;&quot;, &quot;&quot;Ev. fr. pin?&quot;&quot;: &quot;;[.AH300];&quot;, &quot;&quot;Weight&quot;&quot;: &quot;;[.Y300];&quot;, &quot;&quot;Spec&quot;&quot;: &quot;&quot;&quot;;[.J300];&quot;&quot;&quot;, &quot;&quot;Inflicts HP Drain?&quot;&quot;: &quot;;[.AI300];&quot; },&quot;)" office:value-type="string" office:string-value="0x12A: { &quot;ID&quot;: 0x12A, &quot;Name&quot;: &quot;Anguis&quot;, &quot;MaxLevel&quot;: 20, &quot;Mingle?&quot;: 0, &quot;Psych&quot;: &quot;Nexus Ray&quot;, &quot;Element&quot;: &quot;Neg&quot;, &quot;Brand&quot;: &quot;Unbranded&quot;, &quot;Ev. fr. pin?&quot;: 0, &quot;Weight&quot;: 10, &quot;Spec&quot;: &quot;Attack&quot;, &quot;Inflicts HP Drain?&quot;: 0 }," calcext:value-type="string">
            <text:p>0x12A: { "ID": 0x12A, "Name": "Anguis", "MaxLevel": 20, "Mingle?": 0, "Psych": "Nexus Ray", "Element": "Neg", "Brand": "Unbranded", "Ev. fr. pin?": 0, "Weight": 10, "Spec": "Attack", "Inflicts HP Drain?": 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quot;; ;&quot;, &quot;&quot;Element&quot;&quot;: &quot;&quot;&quot;;[.G301];&quot;&quot;&quot;, &quot;&quot;Brand&quot;&quot;: &quot;&quot;&quot;;[.D301];&quot;&quot;&quot;, &quot;&quot;Ev. fr. pin?&quot;&quot;: &quot;;[.AH301];&quot;, &quot;&quot;Weight&quot;&quot;: &quot;;[.Y301];&quot;, &quot;&quot;Spec&quot;&quot;: &quot;&quot;&quot;;[.J301];&quot;&quot;&quot;, &quot;&quot;Inflicts HP Drain?&quot;&quot;: &quot;;[.AI301];&quot; },&quot;)" office:value-type="string" office:string-value="0x12B: { &quot;ID&quot;: 0x12B, &quot;Name&quot;: &quot;Pig&quot;, &quot;MaxLevel&quot;: 1, &quot;Mingle?&quot;: 0, &quot;Psych&quot;: &quot;Grandmother Lode&quot;, &quot;Element&quot;: &quot;Abi&quot;, &quot;Brand&quot;: &quot;Unbranded&quot;, &quot;Ev. fr. pin?&quot;: 0, &quot;Weight&quot;: 5, &quot;Spec&quot;: &quot;---&quot;, &quot;Inflicts HP Drain?&quot;: 0 }," calcext:value-type="string">
            <text:p>0x12B: { "ID": 0x12B, "Name": "Pig", "MaxLevel": 1, "Mingle?": 0, "Psych": "Grandmother Lode", "Element": "Abi", "Brand": "Unbranded", "Ev. fr. pin?": 0, "Weight": 5, "Spec": "---", "Inflicts HP Drain?": 0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quot;; ;&quot;, &quot;&quot;Element&quot;&quot;: &quot;&quot;&quot;;[.G302];&quot;&quot;&quot;, &quot;&quot;Brand&quot;&quot;: &quot;&quot;&quot;;[.D302];&quot;&quot;&quot;, &quot;&quot;Ev. fr. pin?&quot;&quot;: &quot;;[.AH302];&quot;, &quot;&quot;Weight&quot;&quot;: &quot;;[.Y302];&quot;, &quot;&quot;Spec&quot;&quot;: &quot;&quot;&quot;;[.J302];&quot;&quot;&quot;, &quot;&quot;Inflicts HP Drain?&quot;&quot;: &quot;;[.AI302];&quot; },&quot;)" office:value-type="string" office:string-value="0x12C: { &quot;ID&quot;: 0x12C, &quot;Name&quot;: &quot;Carcin&quot;, &quot;MaxLevel&quot;: 3, &quot;Mingle?&quot;: 0, &quot;Psych&quot;: &quot;Fire Barrier&quot;, &quot;Element&quot;: &quot;Pos&quot;, &quot;Brand&quot;: &quot;Unbranded&quot;, &quot;Ev. fr. pin?&quot;: 0, &quot;Weight&quot;: 7, &quot;Spec&quot;: &quot;Attack&quot;, &quot;Inflicts HP Drain?&quot;: 0 }," calcext:value-type="string">
            <text:p>0x12C: { "ID": 0x12C, "Name": "Carcin", "MaxLevel": 3, "Mingle?": 0, "Psych": "Fire Barrier", "Element": "Pos", "Brand": "Unbranded", "Ev. fr. pin?": 0, "Weight": 7, "Spec": "Attack", "Inflicts HP Drain?": 0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quot;; ;&quot;, &quot;&quot;Element&quot;&quot;: &quot;&quot;&quot;;[.G303];&quot;&quot;&quot;, &quot;&quot;Brand&quot;&quot;: &quot;&quot;&quot;;[.D303];&quot;&quot;&quot;, &quot;&quot;Ev. fr. pin?&quot;&quot;: &quot;;[.AH303];&quot;, &quot;&quot;Weight&quot;&quot;: &quot;;[.Y303];&quot;, &quot;&quot;Spec&quot;&quot;: &quot;&quot;&quot;;[.J303];&quot;&quot;&quot;, &quot;&quot;Inflicts HP Drain?&quot;&quot;: &quot;;[.AI303];&quot; },&quot;)" office:value-type="string" office:string-value="0x12D: { &quot;ID&quot;: 0x12D, &quot;Name&quot;: &quot;Grizzly&quot;, &quot;MaxLevel&quot;: 3, &quot;Mingle?&quot;: 0, &quot;Psych&quot;: &quot;Street Jam&quot;, &quot;Element&quot;: &quot;Neg&quot;, &quot;Brand&quot;: &quot;Unbranded&quot;, &quot;Ev. fr. pin?&quot;: 0, &quot;Weight&quot;: 8, &quot;Spec&quot;: &quot;Attack&quot;, &quot;Inflicts HP Drain?&quot;: 1 }," calcext:value-type="string">
            <text:p>0x12D: { "ID": 0x12D, "Name": "Grizzly", "MaxLevel": 3, "Mingle?": 0, "Psych": "Street Jam", "Element": "Neg", "Brand": "Unbranded", "Ev. fr. pin?": 0, "Weight": 8, "Spec": "Attack", "Inflicts HP Drain?": 1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3"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quot;; ;&quot;, &quot;&quot;Element&quot;&quot;: &quot;&quot;&quot;;[.G304];&quot;&quot;&quot;, &quot;&quot;Brand&quot;&quot;: &quot;&quot;&quot;;[.D304];&quot;&quot;&quot;, &quot;&quot;Ev. fr. pin?&quot;&quot;: &quot;;[.AH304];&quot;, &quot;&quot;Weight&quot;&quot;: &quot;;[.Y304];&quot;, &quot;&quot;Spec&quot;&quot;: &quot;&quot;&quot;;[.J304];&quot;&quot;&quot;, &quot;&quot;Inflicts HP Drain?&quot;&quot;: &quot;;[.AI304];&quot; },&quot;)" office:value-type="string" office:string-value="0x12E: { &quot;ID&quot;: 0x12E, &quot;Name&quot;: &quot;Wolf&quot;, &quot;MaxLevel&quot;: 5, &quot;Mingle?&quot;: 0, &quot;Psych&quot;: &quot;Velocity Attack&quot;, &quot;Element&quot;: &quot;Pos&quot;, &quot;Brand&quot;: &quot;Unbranded&quot;, &quot;Ev. fr. pin?&quot;: 0, &quot;Weight&quot;: 3, &quot;Spec&quot;: &quot;Attack&quot;, &quot;Inflicts HP Drain?&quot;: 0 }," calcext:value-type="string">
            <text:p>0x12E: { "ID": 0x12E, "Name": "Wolf", "MaxLevel": 5, "Mingle?": 0, "Psych": "Velocity Attack", "Element": "Pos", "Brand": "Unbranded", "Ev. fr. pin?": 0, "Weight": 3, "Spec": "Attack", "Inflicts HP Drain?": 0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3"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quot;; ;&quot;, &quot;&quot;Element&quot;&quot;: &quot;&quot;&quot;;[.G305];&quot;&quot;&quot;, &quot;&quot;Brand&quot;&quot;: &quot;&quot;&quot;;[.D305];&quot;&quot;&quot;, &quot;&quot;Ev. fr. pin?&quot;&quot;: &quot;;[.AH305];&quot;, &quot;&quot;Weight&quot;&quot;: &quot;;[.Y305];&quot;, &quot;&quot;Spec&quot;&quot;: &quot;&quot;&quot;;[.J305];&quot;&quot;&quot;, &quot;&quot;Inflicts HP Drain?&quot;&quot;: &quot;;[.AI305];&quot; },&quot;)" office:value-type="string" office:string-value="0x12F: { &quot;ID&quot;: 0x12F, &quot;Name&quot;: &quot;Frog&quot;, &quot;MaxLevel&quot;: 4, &quot;Mingle?&quot;: 0, &quot;Psych&quot;: &quot;Splash Core&quot;, &quot;Element&quot;: &quot;Neg&quot;, &quot;Brand&quot;: &quot;Unbranded&quot;, &quot;Ev. fr. pin?&quot;: 0, &quot;Weight&quot;: 6, &quot;Spec&quot;: &quot;Attack&quot;, &quot;Inflicts HP Drain?&quot;: 0 }," calcext:value-type="string">
            <text:p>0x12F: { "ID": 0x12F, "Name": "Frog", "MaxLevel": 4, "Mingle?": 0, "Psych": "Splash Core", "Element": "Neg", "Brand": "Unbranded", "Ev. fr. pin?": 0, "Weight": 6, "Spec": "Attack", "Inflicts HP Drain?": 0 },</text:p>
          </table:table-cell>
        </table:table-row>
      </table:table>
      <table:table table:name="Locations" table:style-name="ta1">
        <table:table-column table:style-name="co1" table:default-cell-style-name="Default"/>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9"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office:forms form:automatic-focus="false" form:apply-design-mode="false"/>
        <table:table-column table:style-name="co1" table:default-cell-style-name="Default"/>
        <table:table-column table:style-name="co10"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row table:style-name="ro1">
          <table:table-cell office:value-type="string" calcext:value-type="string">
            <text:p>0x232</text:p>
          </table:table-cell>
          <table:table-cell table:style-name="Default" office:value-type="string" calcext:value-type="string">
            <text:p>Nose Glasses</text:p>
          </table:table-cell>
          <table:table-cell office:value-type="string" calcext:value-type="string">
            <text:p>Thread</text:p>
          </table:table-cell>
          <table:table-cell table:formula="of:=COM.MICROSOFT.CONCAT([.A41];&quot;: &quot;;&quot;{ &quot;&quot;id&quot;&quot;: &quot;;[.A41];&quot;, &quot;&quot;name&quot;&quot;: &quot;&quot;&quot;;[.B41];&quot;&quot;&quot;, &quot;&quot;type&quot;&quot;: &quot;&quot;&quot;;[.C41];&quot;&quot;&quot;, },&quot;)" office:value-type="string" office:string-value="0x232: { &quot;id&quot;: 0x232, &quot;name&quot;: &quot;Nose Glasses&quot;, &quot;type&quot;: &quot;Thread&quot;, }," calcext:value-type="string">
            <text:p>0x232: { "id": 0x232, "name": "Nose Glasses", "type": "Thread", },</text:p>
          </table:table-cell>
          <table:table-cell table:number-columns-repeated="5"/>
        </table:table-row>
        <table:table-row table:style-name="ro1">
          <table:table-cell office:value-type="string" calcext:value-type="string">
            <text:p>0x2cc</text:p>
          </table:table-cell>
          <table:table-cell table:style-name="Default" office:value-type="string" calcext:value-type="string">
            <text:p>(S) Ultimate</text:p>
          </table:table-cell>
          <table:table-cell office:value-type="string" calcext:value-type="string">
            <text:p>Sticker</text:p>
          </table:table-cell>
          <table:table-cell table:formula="of:=COM.MICROSOFT.CONCAT([.A42];&quot;: &quot;;&quot;{ &quot;&quot;id&quot;&quot;: &quot;;[.A42];&quot;, &quot;&quot;name&quot;&quot;: &quot;&quot;&quot;;[.B42];&quot;&quot;&quot;, &quot;&quot;type&quot;&quot;: &quot;&quot;&quot;;[.C42];&quot;&quot;&quot;, },&quot;)" office:value-type="string" office:string-value="0x2cc: { &quot;id&quot;: 0x2cc, &quot;name&quot;: &quot;(S) Ultimate&quot;, &quot;type&quot;: &quot;Sticker&quot;, }," calcext:value-type="string">
            <text:p>0x2cc: { "id": 0x2cc, "name": "(S) Ultimate", "type": "Sticker", },</text:p>
          </table:table-cell>
          <table:table-cell table:number-columns-repeated="5"/>
        </table:table-row>
      </table:table>
      <table:table table:name="Enemies" table:style-name="ta1">
        <office:forms form:automatic-focus="false" form:apply-design-mode="false"/>
        <table:table-column table:style-name="co1" table:default-cell-style-name="Default"/>
        <table:table-column table:style-name="co11"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Optional</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office:value-type="float" office:value="0" calcext:value-type="float">
            <text:p>0</text:p>
          </table:table-cell>
          <table:table-cell table:formula="of:=COM.MICROSOFT.CONCAT(&quot;&quot;&quot;&quot;;[.B2];&quot;&quot;&quot;&quot;;&quot;: &quot;;&quot;{ &quot;&quot;id&quot;&quot;: &quot;;[.A2];&quot;, &quot;&quot;name&quot;&quot;: &quot;&quot;&quot;;[.B2];&quot;&quot;&quot;, &quot;&quot;isOptional&quot;&quot;: &quot;;[.C2];&quot;, },&quot;)" office:value-type="string" office:string-value="&quot;Metal Corehog&quot;: { &quot;id&quot;: 0x7d, &quot;name&quot;: &quot;Metal Corehog&quot;, &quot;isOptional&quot;: 0, }," calcext:value-type="string">
            <text:p>"Metal Corehog": { "id": 0x7d, "name": "Metal Corehog", "isOptional": 0, },</text:p>
          </table:table-cell>
        </table:table-row>
        <table:table-row table:style-name="ro1">
          <table:table-cell office:value-type="string" calcext:value-type="string">
            <text:p>0x7</text:p>
          </table:table-cell>
          <table:table-cell office:value-type="string" calcext:value-type="string">
            <text:p>Vespertilio Canor</text:p>
          </table:table-cell>
          <table:table-cell office:value-type="float" office:value="1" calcext:value-type="float">
            <text:p>1</text:p>
          </table:table-cell>
          <table:table-cell table:formula="of:=COM.MICROSOFT.CONCAT(&quot;&quot;&quot;&quot;;[.B3];&quot;&quot;&quot;&quot;;&quot;: &quot;;&quot;{ &quot;&quot;id&quot;&quot;: &quot;;[.A3];&quot;, &quot;&quot;name&quot;&quot;: &quot;&quot;&quot;;[.B3];&quot;&quot;&quot;, &quot;&quot;isOptional&quot;&quot;: &quot;;[.C3];&quot;, },&quot;)" office:value-type="string" office:string-value="&quot;Vespertilio Canor&quot;: { &quot;id&quot;: 0x7, &quot;name&quot;: &quot;Vespertilio Canor&quot;, &quot;isOptional&quot;: 1, }," calcext:value-type="string">
            <text:p>"Vespertilio Canor": { "id": 0x7, "name": "Vespertilio Canor", "isOptional": 1, },</text:p>
          </table:table-cell>
        </table:table-row>
        <table:table-row table:style-name="ro1">
          <table:table-cell office:value-type="string" calcext:value-type="string">
            <text:p>0x81</text:p>
          </table:table-cell>
          <table:table-cell office:value-type="string" calcext:value-type="string">
            <text:p>Swing Shark</text:p>
          </table:table-cell>
          <table:table-cell office:value-type="float" office:value="0" calcext:value-type="float">
            <text:p>0</text:p>
          </table:table-cell>
          <table:table-cell table:formula="of:=COM.MICROSOFT.CONCAT(&quot;&quot;&quot;&quot;;[.B4];&quot;&quot;&quot;&quot;;&quot;: &quot;;&quot;{ &quot;&quot;id&quot;&quot;: &quot;;[.A4];&quot;, &quot;&quot;name&quot;&quot;: &quot;&quot;&quot;;[.B4];&quot;&quot;&quot;, &quot;&quot;isOptional&quot;&quot;: &quot;;[.C4];&quot;, },&quot;)" office:value-type="string" office:string-value="&quot;Swing Shark&quot;: { &quot;id&quot;: 0x81, &quot;name&quot;: &quot;Swing Shark&quot;, &quot;isOptional&quot;: 0, }," calcext:value-type="string">
            <text:p>"Swing Shark": { "id": 0x81, "name": "Swing Shark", "isOptional": 0, },</text:p>
          </table:table-cell>
        </table:table-row>
        <table:table-row table:style-name="ro1">
          <table:table-cell office:value-type="string" calcext:value-type="string">
            <text:p>0x84</text:p>
          </table:table-cell>
          <table:table-cell office:value-type="string" calcext:value-type="string">
            <text:p>Circle Pit Grizzly</text:p>
          </table:table-cell>
          <table:table-cell office:value-type="float" office:value="0" calcext:value-type="float">
            <text:p>0</text:p>
          </table:table-cell>
          <table:table-cell table:formula="of:=COM.MICROSOFT.CONCAT(&quot;&quot;&quot;&quot;;[.B5];&quot;&quot;&quot;&quot;;&quot;: &quot;;&quot;{ &quot;&quot;id&quot;&quot;: &quot;;[.A5];&quot;, &quot;&quot;name&quot;&quot;: &quot;&quot;&quot;;[.B5];&quot;&quot;&quot;, &quot;&quot;isOptional&quot;&quot;: &quot;;[.C5];&quot;, },&quot;)" office:value-type="string" office:string-value="&quot;Circle Pit Grizzly&quot;: { &quot;id&quot;: 0x84, &quot;name&quot;: &quot;Circle Pit Grizzly&quot;, &quot;isOptional&quot;: 0, }," calcext:value-type="string">
            <text:p>"Circle Pit Grizzly": { "id": 0x84, "name": "Circle Pit Grizzly", "isOptional": 0, },</text:p>
          </table:table-cell>
        </table:table-row>
        <table:table-row table:style-name="ro1">
          <table:table-cell office:value-type="string" calcext:value-type="string">
            <text:p>0x9</text:p>
          </table:table-cell>
          <table:table-cell office:value-type="string" calcext:value-type="string">
            <text:p>Cornix Canor</text:p>
          </table:table-cell>
          <table:table-cell office:value-type="float" office:value="1" calcext:value-type="float">
            <text:p>1</text:p>
          </table:table-cell>
          <table:table-cell table:formula="of:=COM.MICROSOFT.CONCAT(&quot;&quot;&quot;&quot;;[.B6];&quot;&quot;&quot;&quot;;&quot;: &quot;;&quot;{ &quot;&quot;id&quot;&quot;: &quot;;[.A6];&quot;, &quot;&quot;name&quot;&quot;: &quot;&quot;&quot;;[.B6];&quot;&quot;&quot;, &quot;&quot;isOptional&quot;&quot;: &quot;;[.C6];&quot;, },&quot;)" office:value-type="string" office:string-value="&quot;Cornix Canor&quot;: { &quot;id&quot;: 0x9, &quot;name&quot;: &quot;Cornix Canor&quot;, &quot;isOptional&quot;: 1, }," calcext:value-type="string">
            <text:p>"Cornix Canor": { "id": 0x9, "name": "Cornix Canor", "isOptional": 1, },</text:p>
          </table:table-cell>
        </table:table-row>
        <table:table-row table:style-name="ro1">
          <table:table-cell office:value-type="string" calcext:value-type="string">
            <text:p>0x13</text:p>
          </table:table-cell>
          <table:table-cell office:value-type="string" calcext:value-type="string">
            <text:p>Ovis Cantus</text:p>
          </table:table-cell>
          <table:table-cell office:value-type="float" office:value="1" calcext:value-type="float">
            <text:p>1</text:p>
          </table:table-cell>
          <table:table-cell table:formula="of:=COM.MICROSOFT.CONCAT(&quot;&quot;&quot;&quot;;[.B7];&quot;&quot;&quot;&quot;;&quot;: &quot;;&quot;{ &quot;&quot;id&quot;&quot;: &quot;;[.A7];&quot;, &quot;&quot;name&quot;&quot;: &quot;&quot;&quot;;[.B7];&quot;&quot;&quot;, &quot;&quot;isOptional&quot;&quot;: &quot;;[.C7];&quot;, },&quot;)" office:value-type="string" office:string-value="&quot;Ovis Cantus&quot;: { &quot;id&quot;: 0x13, &quot;name&quot;: &quot;Ovis Cantus&quot;, &quot;isOptional&quot;: 1, }," calcext:value-type="string">
            <text:p>"Ovis Cantus": { "id": 0x13, "name": "Ovis Cantus", "isOptional": 1, },</text:p>
          </table:table-cell>
        </table:table-row>
        <table:table-row table:style-name="ro1">
          <table:table-cell office:value-type="string" calcext:value-type="string">
            <text:p>0x89</text:p>
          </table:table-cell>
          <table:table-cell office:value-type="string" calcext:value-type="string">
            <text:p>Dub Rhino</text:p>
          </table:table-cell>
          <table:table-cell office:value-type="float" office:value="0" calcext:value-type="float">
            <text:p>0</text:p>
          </table:table-cell>
          <table:table-cell table:formula="of:=COM.MICROSOFT.CONCAT(&quot;&quot;&quot;&quot;;[.B8];&quot;&quot;&quot;&quot;;&quot;: &quot;;&quot;{ &quot;&quot;id&quot;&quot;: &quot;;[.A8];&quot;, &quot;&quot;name&quot;&quot;: &quot;&quot;&quot;;[.B8];&quot;&quot;&quot;, &quot;&quot;isOptional&quot;&quot;: &quot;;[.C8];&quot;, },&quot;)" office:value-type="string" office:string-value="&quot;Dub Rhino&quot;: { &quot;id&quot;: 0x89, &quot;name&quot;: &quot;Dub Rhino&quot;, &quot;isOptional&quot;: 0, }," calcext:value-type="string">
            <text:p>"Dub Rhino": { "id": 0x89, "name": "Dub Rhino", "isOptional": 0, },</text:p>
          </table:table-cell>
        </table:table-row>
        <table:table-row table:style-name="ro1">
          <table:table-cell office:value-type="string" calcext:value-type="string">
            <text:p>0x93</text:p>
          </table:table-cell>
          <table:table-cell office:value-type="string" calcext:value-type="string">
            <text:p>Wall of Grizzly</text:p>
          </table:table-cell>
          <table:table-cell office:value-type="float" office:value="0" calcext:value-type="float">
            <text:p>0</text:p>
          </table:table-cell>
          <table:table-cell table:formula="of:=COM.MICROSOFT.CONCAT(&quot;&quot;&quot;&quot;;[.B9];&quot;&quot;&quot;&quot;;&quot;: &quot;;&quot;{ &quot;&quot;id&quot;&quot;: &quot;;[.A9];&quot;, &quot;&quot;name&quot;&quot;: &quot;&quot;&quot;;[.B9];&quot;&quot;&quot;, &quot;&quot;isOptional&quot;&quot;: &quot;;[.C9];&quot;, },&quot;)" office:value-type="string" office:string-value="&quot;Wall of Grizzly&quot;: { &quot;id&quot;: 0x93, &quot;name&quot;: &quot;Wall of Grizzly&quot;, &quot;isOptional&quot;: 0, }," calcext:value-type="string">
            <text:p>"Wall of Grizzly": { "id": 0x93, "name": "Wall of Grizzly", "isOptional": 0, },</text:p>
          </table:table-cell>
        </table:table-row>
        <table:table-row table:style-name="ro1">
          <table:table-cell office:value-type="string" calcext:value-type="string">
            <text:p>0xf</text:p>
          </table:table-cell>
          <table:table-cell office:value-type="string" calcext:value-type="string">
            <text:p>Leo Cantus</text:p>
          </table:table-cell>
          <table:table-cell office:value-type="float" office:value="1" calcext:value-type="float">
            <text:p>1</text:p>
          </table:table-cell>
          <table:table-cell table:formula="of:=COM.MICROSOFT.CONCAT(&quot;&quot;&quot;&quot;;[.B10];&quot;&quot;&quot;&quot;;&quot;: &quot;;&quot;{ &quot;&quot;id&quot;&quot;: &quot;;[.A10];&quot;, &quot;&quot;name&quot;&quot;: &quot;&quot;&quot;;[.B10];&quot;&quot;&quot;, &quot;&quot;isOptional&quot;&quot;: &quot;;[.C10];&quot;, },&quot;)" office:value-type="string" office:string-value="&quot;Leo Cantus&quot;: { &quot;id&quot;: 0xf, &quot;name&quot;: &quot;Leo Cantus&quot;, &quot;isOptional&quot;: 1, }," calcext:value-type="string">
            <text:p>"Leo Cantus": { "id": 0xf, "name": "Leo Cantus", "isOptional": 1, },</text:p>
          </table:table-cell>
        </table:table-row>
        <table:table-row table:style-name="ro1">
          <table:table-cell office:value-type="string" calcext:value-type="string">
            <text:p>0x8</text:p>
          </table:table-cell>
          <table:table-cell office:value-type="string" calcext:value-type="string">
            <text:p>Pteropus Canor</text:p>
          </table:table-cell>
          <table:table-cell office:value-type="float" office:value="1" calcext:value-type="float">
            <text:p>1</text:p>
          </table:table-cell>
          <table:table-cell table:formula="of:=COM.MICROSOFT.CONCAT(&quot;&quot;&quot;&quot;;[.B11];&quot;&quot;&quot;&quot;;&quot;: &quot;;&quot;{ &quot;&quot;id&quot;&quot;: &quot;;[.A11];&quot;, &quot;&quot;name&quot;&quot;: &quot;&quot;&quot;;[.B11];&quot;&quot;&quot;, &quot;&quot;isOptional&quot;&quot;: &quot;;[.C11];&quot;, },&quot;)" office:value-type="string" office:string-value="&quot;Pteropus Canor&quot;: { &quot;id&quot;: 0x8, &quot;name&quot;: &quot;Pteropus Canor&quot;, &quot;isOptional&quot;: 1, }," calcext:value-type="string">
            <text:p>"Pteropus Canor": { "id": 0x8, "name": "Pteropus Canor", "isOptional": 1, },</text:p>
          </table:table-cell>
        </table:table-row>
        <table:table-row table:style-name="ro1">
          <table:table-cell office:value-type="string" calcext:value-type="string">
            <text:p>0x1d</text:p>
          </table:table-cell>
          <table:table-cell office:value-type="string" calcext:value-type="string">
            <text:p>Uzuki Yashiro</text:p>
          </table:table-cell>
          <table:table-cell office:value-type="float" office:value="0" calcext:value-type="float">
            <text:p>0</text:p>
          </table:table-cell>
          <table:table-cell table:formula="of:=COM.MICROSOFT.CONCAT(&quot;&quot;&quot;&quot;;[.B12];&quot;&quot;&quot;&quot;;&quot;: &quot;;&quot;{ &quot;&quot;id&quot;&quot;: &quot;;[.A12];&quot;, &quot;&quot;name&quot;&quot;: &quot;&quot;&quot;;[.B12];&quot;&quot;&quot;, &quot;&quot;isOptional&quot;&quot;: &quot;;[.C12];&quot;, },&quot;)" office:value-type="string" office:string-value="&quot;Uzuki Yashiro&quot;: { &quot;id&quot;: 0x1d, &quot;name&quot;: &quot;Uzuki Yashiro&quot;, &quot;isOptional&quot;: 0, }," calcext:value-type="string">
            <text:p>"Uzuki Yashiro": { "id": 0x1d, "name": "Uzuki Yashiro", "isOptional": 0, },</text:p>
          </table:table-cell>
        </table:table-row>
        <table:table-row table:style-name="ro1">
          <table:table-cell office:value-type="string" calcext:value-type="string">
            <text:p>0x1c</text:p>
          </table:table-cell>
          <table:table-cell office:value-type="string" calcext:value-type="string">
            <text:p>Koki Kariya</text:p>
          </table:table-cell>
          <table:table-cell office:value-type="float" office:value="0" calcext:value-type="float">
            <text:p>0</text:p>
          </table:table-cell>
          <table:table-cell table:formula="of:=COM.MICROSOFT.CONCAT(&quot;&quot;&quot;&quot;;[.B13];&quot;&quot;&quot;&quot;;&quot;: &quot;;&quot;{ &quot;&quot;id&quot;&quot;: &quot;;[.A13];&quot;, &quot;&quot;name&quot;&quot;: &quot;&quot;&quot;;[.B13];&quot;&quot;&quot;, &quot;&quot;isOptional&quot;&quot;: &quot;;[.C13];&quot;, },&quot;)" office:value-type="string" office:string-value="&quot;Koki Kariya&quot;: { &quot;id&quot;: 0x1c, &quot;name&quot;: &quot;Koki Kariya&quot;, &quot;isOptional&quot;: 0, }," calcext:value-type="string">
            <text:p>"Koki Kariya": { "id": 0x1c, "name": "Koki Kariya", "isOptional": 0,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office:value-type="float" office:value="1" calcext:value-type="float">
            <text:p>1</text:p>
          </table:table-cell>
          <table:table-cell table:formula="of:=COM.MICROSOFT.CONCAT(&quot;&quot;&quot;&quot;;[.B14];&quot;&quot;&quot;&quot;;&quot;: &quot;;&quot;{ &quot;&quot;id&quot;&quot;: &quot;;[.A14];&quot;, &quot;&quot;name&quot;&quot;: &quot;&quot;&quot;;[.B14];&quot;&quot;&quot;, &quot;&quot;isOptional&quot;&quot;: &quot;;[.C14];&quot;, },&quot;)" office:value-type="string" office:string-value="&quot;Koki Kariya and Uzuki Yashiro&quot;: { &quot;id&quot;: 0x1e, &quot;name&quot;: &quot;Koki Kariya and Uzuki Yashiro&quot;, &quot;isOptional&quot;: 1, }," calcext:value-type="string">
            <text:p>"Koki Kariya and Uzuki Yashiro": { "id": 0x1e, "name": "Koki Kariya and Uzuki Yashiro", "isOptional": 1,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office:value-type="float" office:value="1" calcext:value-type="float">
            <text:p>1</text:p>
          </table:table-cell>
          <table:table-cell table:formula="of:=COM.MICROSOFT.CONCAT(&quot;&quot;&quot;&quot;;[.B15];&quot;&quot;&quot;&quot;;&quot;: &quot;;&quot;{ &quot;&quot;id&quot;&quot;: &quot;;[.A15];&quot;, &quot;&quot;name&quot;&quot;: &quot;&quot;&quot;;[.B15];&quot;&quot;&quot;, &quot;&quot;isOptional&quot;&quot;: &quot;;[.C15];&quot;, },&quot;)" office:value-type="string" office:string-value="&quot;Koki Kariya and Uzuki Yashiro 2&quot;: { &quot;id&quot;: 0x1f, &quot;name&quot;: &quot;Koki Kariya and Uzuki Yashiro 2&quot;, &quot;isOptional&quot;: 1, }," calcext:value-type="string">
            <text:p>"Koki Kariya and Uzuki Yashiro 2": { "id": 0x1f, "name": "Koki Kariya and Uzuki Yashiro 2", "isOptional": 1, },</text:p>
          </table:table-cell>
        </table:table-row>
        <table:table-row table:style-name="ro1">
          <table:table-cell office:value-type="string" calcext:value-type="string">
            <text:p>0x21</text:p>
          </table:table-cell>
          <table:table-cell office:value-type="string" calcext:value-type="string">
            <text:p>Sho Minamimoto</text:p>
          </table:table-cell>
          <table:table-cell office:value-type="float" office:value="1" calcext:value-type="float">
            <text:p>1</text:p>
          </table:table-cell>
          <table:table-cell table:formula="of:=COM.MICROSOFT.CONCAT(&quot;&quot;&quot;&quot;;[.B16];&quot;&quot;&quot;&quot;;&quot;: &quot;;&quot;{ &quot;&quot;id&quot;&quot;: &quot;;[.A16];&quot;, &quot;&quot;name&quot;&quot;: &quot;&quot;&quot;;[.B16];&quot;&quot;&quot;, &quot;&quot;isOptional&quot;&quot;: &quot;;[.C16];&quot;, },&quot;)" office:value-type="string" office:string-value="&quot;Sho Minamimoto&quot;: { &quot;id&quot;: 0x21, &quot;name&quot;: &quot;Sho Minamimoto&quot;, &quot;isOptional&quot;: 1, }," calcext:value-type="string">
            <text:p>"Sho Minamimoto": { "id": 0x21, "name": "Sho Minamimoto", "isOptional": 1, },</text:p>
          </table:table-cell>
        </table:table-row>
        <table:table-row table:style-name="ro1">
          <table:table-cell office:value-type="string" calcext:value-type="string">
            <text:p>0xa</text:p>
          </table:table-cell>
          <table:table-cell office:value-type="string" calcext:value-type="string">
            <text:p>Tigris Cantus</text:p>
          </table:table-cell>
          <table:table-cell office:value-type="float" office:value="1" calcext:value-type="float">
            <text:p>1</text:p>
          </table:table-cell>
          <table:table-cell table:formula="of:=COM.MICROSOFT.CONCAT(&quot;&quot;&quot;&quot;;[.B17];&quot;&quot;&quot;&quot;;&quot;: &quot;;&quot;{ &quot;&quot;id&quot;&quot;: &quot;;[.A17];&quot;, &quot;&quot;name&quot;&quot;: &quot;&quot;&quot;;[.B17];&quot;&quot;&quot;, &quot;&quot;isOptional&quot;&quot;: &quot;;[.C17];&quot;, },&quot;)" office:value-type="string" office:string-value="&quot;Tigris Cantus&quot;: { &quot;id&quot;: 0xa, &quot;name&quot;: &quot;Tigris Cantus&quot;, &quot;isOptional&quot;: 1, }," calcext:value-type="string">
            <text:p>"Tigris Cantus": { "id": 0xa, "name": "Tigris Cantus", "isOptional": 1, },</text:p>
          </table:table-cell>
        </table:table-row>
        <table:table-row table:style-name="ro1">
          <table:table-cell office:value-type="string" calcext:value-type="string">
            <text:p>0x1b</text:p>
          </table:table-cell>
          <table:table-cell office:value-type="string" calcext:value-type="string">
            <text:p>Megumi Kitaniji</text:p>
          </table:table-cell>
          <table:table-cell office:value-type="float" office:value="1" calcext:value-type="float">
            <text:p>1</text:p>
          </table:table-cell>
          <table:table-cell table:formula="of:=COM.MICROSOFT.CONCAT(&quot;&quot;&quot;&quot;;[.B18];&quot;&quot;&quot;&quot;;&quot;: &quot;;&quot;{ &quot;&quot;id&quot;&quot;: &quot;;[.A18];&quot;, &quot;&quot;name&quot;&quot;: &quot;&quot;&quot;;[.B18];&quot;&quot;&quot;, &quot;&quot;isOptional&quot;&quot;: &quot;;[.C18];&quot;, },&quot;)" office:value-type="string" office:string-value="&quot;Megumi Kitaniji&quot;: { &quot;id&quot;: 0x1b, &quot;name&quot;: &quot;Megumi Kitaniji&quot;, &quot;isOptional&quot;: 1, }," calcext:value-type="string">
            <text:p>"Megumi Kitaniji": { "id": 0x1b, "name": "Megumi Kitaniji", "isOptional": 1, },</text:p>
          </table:table-cell>
        </table:table-row>
        <table:table-row table:style-name="ro1">
          <table:table-cell office:value-type="string" calcext:value-type="string">
            <text:p>0x14</text:p>
          </table:table-cell>
          <table:table-cell office:value-type="string" calcext:value-type="string">
            <text:p>Anguis Cantus</text:p>
          </table:table-cell>
          <table:table-cell office:value-type="float" office:value="1" calcext:value-type="float">
            <text:p>1</text:p>
          </table:table-cell>
          <table:table-cell table:formula="of:=COM.MICROSOFT.CONCAT(&quot;&quot;&quot;&quot;;[.B19];&quot;&quot;&quot;&quot;;&quot;: &quot;;&quot;{ &quot;&quot;id&quot;&quot;: &quot;;[.A19];&quot;, &quot;&quot;name&quot;&quot;: &quot;&quot;&quot;;[.B19];&quot;&quot;&quot;, &quot;&quot;isOptional&quot;&quot;: &quot;;[.C19];&quot;, },&quot;)" office:value-type="string" office:string-value="&quot;Anguis Cantus&quot;: { &quot;id&quot;: 0x14, &quot;name&quot;: &quot;Anguis Cantus&quot;, &quot;isOptional&quot;: 1, }," calcext:value-type="string">
            <text:p>"Anguis Cantus": { "id": 0x14, "name": "Anguis Cantus", "isOptional": 1, },</text:p>
          </table:table-cell>
        </table:table-row>
        <table:table-row table:style-name="ro1">
          <table:table-cell office:value-type="string" calcext:value-type="string">
            <text:p>0x16</text:p>
          </table:table-cell>
          <table:table-cell office:value-type="string" calcext:value-type="string">
            <text:p>Draco Cantus</text:p>
          </table:table-cell>
          <table:table-cell office:value-type="float" office:value="0" calcext:value-type="float">
            <text:p>0</text:p>
          </table:table-cell>
          <table:table-cell table:formula="of:=COM.MICROSOFT.CONCAT(&quot;&quot;&quot;&quot;;[.B20];&quot;&quot;&quot;&quot;;&quot;: &quot;;&quot;{ &quot;&quot;id&quot;&quot;: &quot;;[.A20];&quot;, &quot;&quot;name&quot;&quot;: &quot;&quot;&quot;;[.B20];&quot;&quot;&quot;, &quot;&quot;isOptional&quot;&quot;: &quot;;[.C20];&quot;, },&quot;)" office:value-type="string" office:string-value="&quot;Draco Cantus&quot;: { &quot;id&quot;: 0x16, &quot;name&quot;: &quot;Draco Cantus&quot;, &quot;isOptional&quot;: 0, }," calcext:value-type="string">
            <text:p>"Draco Cantus": { "id": 0x16, "name": "Draco Cantus", "isOptional": 0, },</text:p>
          </table:table-cell>
        </table:table-row>
        <table:table-row table:style-name="ro1">
          <table:table-cell office:value-type="string" calcext:value-type="string">
            <text:p>0x1a</text:p>
          </table:table-cell>
          <table:table-cell office:value-type="string" calcext:value-type="string">
            <text:p>Reaper Beat</text:p>
          </table:table-cell>
          <table:table-cell office:value-type="float" office:value="1" calcext:value-type="float">
            <text:p>1</text:p>
          </table:table-cell>
          <table:table-cell table:formula="of:=COM.MICROSOFT.CONCAT(&quot;&quot;&quot;&quot;;[.B21];&quot;&quot;&quot;&quot;;&quot;: &quot;;&quot;{ &quot;&quot;id&quot;&quot;: &quot;;[.A21];&quot;, &quot;&quot;name&quot;&quot;: &quot;&quot;&quot;;[.B21];&quot;&quot;&quot;, &quot;&quot;isOptional&quot;&quot;: &quot;;[.C21];&quot;, },&quot;)" office:value-type="string" office:string-value="&quot;Reaper Beat&quot;: { &quot;id&quot;: 0x1a, &quot;name&quot;: &quot;Reaper Beat&quot;, &quot;isOptional&quot;: 1, }," calcext:value-type="string">
            <text:p>"Reaper Beat": { "id": 0x1a, "name": "Reaper Beat", "isOptional": 1, },</text:p>
          </table:table-cell>
        </table:table-row>
        <table:table-row table:style-name="ro1">
          <table:table-cell office:value-type="string" calcext:value-type="string">
            <text:p>0x49</text:p>
          </table:table-cell>
          <table:table-cell office:value-type="string" calcext:value-type="string">
            <text:p>Progfox</text:p>
          </table:table-cell>
          <table:table-cell office:value-type="float" office:value="1" calcext:value-type="float">
            <text:p>1</text:p>
          </table:table-cell>
          <table:table-cell table:formula="of:=COM.MICROSOFT.CONCAT(&quot;&quot;&quot;&quot;;[.B22];&quot;&quot;&quot;&quot;;&quot;: &quot;;&quot;{ &quot;&quot;id&quot;&quot;: &quot;;[.A22];&quot;, &quot;&quot;name&quot;&quot;: &quot;&quot;&quot;;[.B22];&quot;&quot;&quot;, &quot;&quot;isOptional&quot;&quot;: &quot;;[.C22];&quot;, },&quot;)" office:value-type="string" office:string-value="&quot;Progfox&quot;: { &quot;id&quot;: 0x49, &quot;name&quot;: &quot;Progfox&quot;, &quot;isOptional&quot;: 1, }," calcext:value-type="string">
            <text:p>"Progfox": { "id": 0x49, "name": "Progfox", "isOptional": 1, },</text:p>
          </table:table-cell>
        </table:table-row>
        <table:table-row table:style-name="ro1">
          <table:table-cell office:value-type="string" calcext:value-type="string">
            <text:p>0x24</text:p>
          </table:table-cell>
          <table:table-cell office:value-type="string" calcext:value-type="string">
            <text:p>Grindcore Minks</text:p>
          </table:table-cell>
          <table:table-cell office:value-type="float" office:value="1" calcext:value-type="float">
            <text:p>1</text:p>
          </table:table-cell>
          <table:table-cell table:formula="of:=COM.MICROSOFT.CONCAT(&quot;&quot;&quot;&quot;;[.B23];&quot;&quot;&quot;&quot;;&quot;: &quot;;&quot;{ &quot;&quot;id&quot;&quot;: &quot;;[.A23];&quot;, &quot;&quot;name&quot;&quot;: &quot;&quot;&quot;;[.B23];&quot;&quot;&quot;, &quot;&quot;isOptional&quot;&quot;: &quot;;[.C23];&quot;, },&quot;)" office:value-type="string" office:string-value="&quot;Grindcore Minks&quot;: { &quot;id&quot;: 0x24, &quot;name&quot;: &quot;Grindcore Minks&quot;, &quot;isOptional&quot;: 1, }," calcext:value-type="string">
            <text:p>"Grindcore Minks": { "id": 0x24, "name": "Grindcore Minks", "isOptional": 1, },</text:p>
          </table:table-cell>
        </table:table-row>
        <table:table-row table:style-name="ro1">
          <table:table-cell/>
          <table:table-cell office:value-type="string" calcext:value-type="string">
            <text:p>Woolly AOR</text:p>
          </table:table-cell>
          <table:table-cell office:value-type="float" office:value="1" calcext:value-type="float">
            <text:p>1</text:p>
          </table:table-cell>
          <table:table-cell table:formula="of:=COM.MICROSOFT.CONCAT(&quot;&quot;&quot;&quot;;[.B24];&quot;&quot;&quot;&quot;;&quot;: &quot;;&quot;{ &quot;&quot;id&quot;&quot;: &quot;;[.A24];&quot;, &quot;&quot;name&quot;&quot;: &quot;&quot;&quot;;[.B24];&quot;&quot;&quot;, &quot;&quot;isOptional&quot;&quot;: &quot;;[.C24];&quot;, },&quot;)" office:value-type="string" office:string-value="&quot;Woolly AOR&quot;: { &quot;id&quot;: , &quot;name&quot;: &quot;Woolly AOR&quot;, &quot;isOptional&quot;: 1, }," calcext:value-type="string">
            <text:p>"Woolly AOR": { "id": , "name": "Woolly AOR", "isOptional": 1, },</text:p>
          </table:table-cell>
        </table:table-row>
        <table:table-row table:style-name="ro1">
          <table:table-cell/>
          <table:table-cell office:value-type="string" calcext:value-type="string">
            <text:p>Goth Metal Drake</text:p>
          </table:table-cell>
          <table:table-cell office:value-type="float" office:value="1" calcext:value-type="float">
            <text:p>1</text:p>
          </table:table-cell>
          <table:table-cell table:formula="of:=COM.MICROSOFT.CONCAT(&quot;&quot;&quot;&quot;;[.B25];&quot;&quot;&quot;&quot;;&quot;: &quot;;&quot;{ &quot;&quot;id&quot;&quot;: &quot;;[.A25];&quot;, &quot;&quot;name&quot;&quot;: &quot;&quot;&quot;;[.B25];&quot;&quot;&quot;, &quot;&quot;isOptional&quot;&quot;: &quot;;[.C25];&quot;, },&quot;)" office:value-type="string" office:string-value="&quot;Goth Metal Drake&quot;: { &quot;id&quot;: , &quot;name&quot;: &quot;Goth Metal Drake&quot;, &quot;isOptional&quot;: 1, }," calcext:value-type="string">
            <text:p>"Goth Metal Drake": { "id": , "name": "Goth Metal Drake", "isOptional": 1, },</text:p>
          </table:table-cell>
        </table:table-row>
        <table:table-row table:style-name="ro1">
          <table:table-cell/>
          <table:table-cell office:value-type="string" calcext:value-type="string">
            <text:p>Panthera Cantus</text:p>
          </table:table-cell>
          <table:table-cell office:value-type="float" office:value="1" calcext:value-type="float">
            <text:p>1</text:p>
          </table:table-cell>
          <table:table-cell table:formula="of:=COM.MICROSOFT.CONCAT(&quot;&quot;&quot;&quot;;[.B26];&quot;&quot;&quot;&quot;;&quot;: &quot;;&quot;{ &quot;&quot;id&quot;&quot;: &quot;;[.A26];&quot;, &quot;&quot;name&quot;&quot;: &quot;&quot;&quot;;[.B26];&quot;&quot;&quot;, &quot;&quot;isOptional&quot;&quot;: &quot;;[.C26];&quot;, },&quot;)" office:value-type="string" office:string-value="&quot;Panthera Cantus&quot;: { &quot;id&quot;: , &quot;name&quot;: &quot;Panthera Cantus&quot;, &quot;isOptional&quot;: 1, }," calcext:value-type="string">
            <text:p>"Panthera Cantus": { "id": , "name": "Panthera Cantus", "isOptional": 1, },</text:p>
          </table:table-cell>
        </table:table-row>
        <table:table-row table:style-name="ro1">
          <table:table-cell table:number-columns-repeated="3"/>
          <table:table-cell table:formula="of:=COM.MICROSOFT.CONCAT(&quot;&quot;&quot;&quot;;[.B27];&quot;&quot;&quot;&quot;;&quot;: &quot;;&quot;{ &quot;&quot;id&quot;&quot;: &quot;;[.A27];&quot;, &quot;&quot;name&quot;&quot;: &quot;&quot;&quot;;[.B27];&quot;&quot;&quot;, &quot;&quot;isOptional&quot;&quot;: &quot;;[.C27];&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8];&quot;&quot;&quot;&quot;;&quot;: &quot;;&quot;{ &quot;&quot;id&quot;&quot;: &quot;;[.A28];&quot;, &quot;&quot;name&quot;&quot;: &quot;&quot;&quot;;[.B28];&quot;&quot;&quot;, &quot;&quot;isOptional&quot;&quot;: &quot;;[.C28];&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9];&quot;&quot;&quot;&quot;;&quot;: &quot;;&quot;{ &quot;&quot;id&quot;&quot;: &quot;;[.A29];&quot;, &quot;&quot;name&quot;&quot;: &quot;&quot;&quot;;[.B29];&quot;&quot;&quot;, &quot;&quot;isOptional&quot;&quot;: &quot;;[.C29];&quot;, },&quot;)" office:value-type="string" office:string-value="&quot;&quot;: { &quot;id&quot;: , &quot;name&quot;: &quot;&quot;, &quot;isOptional&quot;: , }," calcext:value-type="string">
            <text:p>"": { "id": , "name": "", "isOptional": ,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2"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5" office:value-type="string" calcext:value-type="string">
            <text:p>#</text:p>
          </table:table-cell>
          <table:table-cell table:style-name="ce5" office:value-type="string" calcext:value-type="string">
            <text:p><text:a xlink:href="../../../../../../../wiki/Property:Title" xlink:type="simple">Title</text:a></text:p>
          </table:table-cell>
          <table:table-cell table:style-name="ce1" office:value-type="string" calcext:value-type="string">
            <text:p><text:a xlink:href="../../../../../../../wiki/Property:Brand" xlink:type="simple">Brand</text:a></text:p>
          </table:table-cell>
          <table:table-cell table:style-name="ce1" office:value-type="string" calcext:value-type="string">
            <text:p><text:a xlink:href="../../../../../../../wiki/Property:Threads_slot" xlink:type="simple">Threads slot</text:a></text:p>
          </table:table-cell>
          <table:table-cell table:style-name="ce1" office:value-type="string" calcext:value-type="string">
            <text:p><text:a xlink:href="../../../../../../../wiki/Property:ATK_bonus" xlink:type="simple">ATK bonus</text:a></text:p>
          </table:table-cell>
          <table:table-cell table:style-name="ce1" office:value-type="string" calcext:value-type="string">
            <text:p><text:a xlink:href="../../../../../../../wiki/Property:DEF_bonus" xlink:type="simple">DEF bonus</text:a></text:p>
          </table:table-cell>
          <table:table-cell table:style-name="ce1" office:value-type="string" calcext:value-type="string">
            <text:p><text:a xlink:href="../../../../../../../wiki/Property:HP_bonus" xlink:type="simple">HP bonus</text:a></text:p>
          </table:table-cell>
          <table:table-cell table:style-name="ce1" office:value-type="string" calcext:value-type="string">
            <text:p><text:a xlink:href="../../../../../../../wiki/Property:BRV_req" xlink:type="simple">BRV req</text:a></text:p>
          </table:table-cell>
          <table:table-cell table:style-name="ce1" office:value-type="string" calcext:value-type="string">
            <text:p><text:a xlink:href="../../../../../../../wiki/Property:Ability_name" xlink:type="simple">Ability name</text:a></text:p>
          </table:table-cell>
          <table:table-cell table:style-name="ce1" office:value-type="string" calcext:value-type="string">
            <text:p><text:a xlink:href="../../../../../../../wiki/Property:Ability_equipper" xlink:type="simple">Ability equipper</text:a></text:p>
          </table:table-cell>
          <table:table-cell table:style-name="ce5" office:value-type="string" calcext:value-type="string">
            <text:p><text:a xlink:href="../../../../../../../wiki/Property:Ability_text" xlink:type="simple">Ability text</text:a></text:p>
          </table:table-cell>
          <table:table-cell table:style-name="ce5" office:value-type="string" calcext:value-type="string">
            <text:p><text:a xlink:href="../../../../../../../wiki/Property:Sold_by" xlink:type="simple">Sold by</text:a></text:p>
          </table:table-cell>
          <table:table-cell table:style-name="ce5" office:value-type="string" calcext:value-type="string">
            <text:p><text:a xlink:href="../../../../../../../wiki/Property:Price" xlink:type="simple">Price</text:a></text:p>
          </table:table-cell>
          <table:table-cell table:style-name="ce5" office:value-type="string" calcext:value-type="string">
            <text:p><text:a xlink:href="../../../../../../../wiki/Property:Secret_report_event" xlink:type="simple">Secret report event</text:a></text:p>
          </table:table-cell>
          <table:table-cell table:style-name="ce5" office:value-type="string" calcext:value-type="string">
            <text:p><text:a xlink:href="../../../../../../../wiki/Property:Ability_unlocker" xlink:type="simple">Ability unlocker</text:a></text:p>
          </table:table-cell>
          <table:table-cell table:style-name="ce5" office:value-type="string" calcext:value-type="string">
            <text:p><text:a xlink:href="../../../../../../../wiki/Property:Info_text" xlink:type="simple">Info text</text:a></text:p>
          </table:table-cell>
          <table:table-cell table:style-name="ce5"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6">00/00/0000</text:date>, <text:time style:data-style-name="N2" text:time-value="19:35:23.4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26T01:31:34.752000000</dc:date>
    <meta:editing-duration>P3DT7H27M21S</meta:editing-duration>
    <meta:editing-cycles>152</meta:editing-cycles>
    <meta:document-statistic meta:table-count="7" meta:cell-count="16289" meta:object-count="0"/>
  </office:meta>
</office:document-meta>
</file>